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91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212.74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384.09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69.85pt"/>
    </style:style>
    <style:style style:name="co8" style:family="table-column">
      <style:table-column-properties fo:break-before="auto" style:column-width="86.51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207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602_5f_demo_5f_wifi">
      <style:table-properties table:display="true" style:writing-mode="lr-tb"/>
    </style:style>
    <style:style style:name="ta2" style:family="table" style:master-page-name="PageStyle_5f_LOC_20_by_20_Modu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6pt" fo:font-style="normal" fo:text-shadow="none" style:text-underline-style="none" fo:font-weight="bold" style:font-size-asian="6pt" style:font-style-asian="normal" style:font-weight-asian="bold" style:font-name-complex="Roboto Mono" style:font-size-complex="6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6pt" fo:font-style="normal" fo:text-shadow="none" style:text-underline-style="none" fo:font-weight="normal" style:font-size-asian="6pt" style:font-style-asian="normal" style:font-weight-asian="normal" style:font-name-complex="Roboto Mono" style:font-size-complex="6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 Mono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Roboto Mono" style:font-size-complex="6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Roboto Mono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Roboto Mono" style:font-size-complex="6pt" style:font-style-complex="normal" style:font-weight-complex="normal"/>
    </style:style>
    <style:style style:name="ce1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602_demo_wif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740.49pt" svg:height="26.99pt" svg:x="73.13pt" svg:y="23.24pt" draw:caption-point-x="-11.54pt" draw:caption-point-y="-22.96pt">
              <dc:date>2021-06-30T00:00:00</dc:date>
              <text:p text:style-name="P1">Variable and Type Declarations at the start of the file have been omitted</text:p>
            </office:annotation>
            <text:p>Line Number</text:p>
          </table:table-cell>
          <table:table-cell table:style-name="ce3" office:value-type="string" calcext:value-type="string">
            <office:annotation draw:style-name="gr1" draw:text-style-name="P2" svg:width="773.06pt" svg:height="26.99pt" svg:x="120.73pt" svg:y="23.24pt" draw:caption-point-x="-11.54pt" draw:caption-point-y="-22.96pt">
              <dc:date>2021-06-30T00:00:00</dc:date>
              <text:p text:style-name="P1">Including blank lines, comment lines</text:p>
            </office:annotation>
            <text:p>Lines of Code</text:p>
          </table:table-cell>
          <table:table-cell table:style-name="ce5" office:value-type="string" calcext:value-type="string">
            <text:p>Function Name</text:p>
          </table:table-cell>
          <table:table-cell table:style-name="ce5" office:value-type="string" calcext:value-type="string">
            <text:p>Module</text:p>
          </table:table-cell>
          <table:table-cell table:style-name="ce7" office:value-type="string" calcext:value-type="string">
            <text:p>Source Code</text:p>
          </table:table-cell>
          <table:table-cell table:number-columns-repeated="1019"/>
        </table:table-row>
        <table:table-row table:style-name="ro1">
          <table:table-cell table:style-name="ce2" office:value-type="float" office:value="14505" calcext:value-type="float">
            <text:p>1450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cb_httpc_resul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517" calcext:value-type="float">
            <text:p>1451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cb_altcp_recv_f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538" calcext:value-type="float">
            <text:p>14538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cmd_stack_wifi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561" calcext:value-type="float">
            <text:p>1456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exception_illegal_in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571" calcext:value-type="float">
            <text:p>1457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exception_stor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581" calcext:value-type="float">
            <text:p>1458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exception_l_illegal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591" calcext:value-type="float">
            <text:p>1459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exception_loa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601" calcext:value-type="float">
            <text:p>14601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cmd_dma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646" calcext:value-type="float">
            <text:p>14646</text:p>
          </table:table-cell>
          <table:table-cell table:style-name="ce4" office:value-type="float" office:value="385" calcext:value-type="float">
            <text:p>385</text:p>
          </table:table-cell>
          <table:table-cell table:style-name="ce6" office:value-type="string" calcext:value-type="string">
            <text:p>cmd_ck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031" calcext:value-type="float">
            <text:p>15031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cmd_ae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057" calcext:value-type="float">
            <text:p>1505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cmd_trn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074" calcext:value-type="float">
            <text:p>1507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cmd_sha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089" calcext:value-type="float">
            <text:p>15089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cmd_wifi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146" calcext:value-type="float">
            <text:p>15146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cmd_pka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160" calcext:value-type="float">
            <text:p>1516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aw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170" calcext:value-type="float">
            <text:p>1517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proc_hellow_entr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182" calcext:value-type="float">
            <text:p>15182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char_to_hex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205" calcext:value-type="float">
            <text:p>1520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cmd_httpc_tes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226" calcext:value-type="float">
            <text:p>15226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get_dts_add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247" calcext:value-type="float">
            <text:p>15247</text:p>
          </table:table-cell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client_demo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336" calcext:value-type="float">
            <text:p>15336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http_tes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426" calcext:value-type="float">
            <text:p>15426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aos_loop_proc</text:p>
          </table:table-cell>
          <table:table-cell table:style-name="ce6" office:value-type="string" calcext:value-type="string">
            <text:p>AliOS (Loo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498" calcext:value-type="float">
            <text:p>1549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vApplicationStackOverflowHoo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510" calcext:value-type="float">
            <text:p>1551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vApplicationMallocFailedHoo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524" calcext:value-type="float">
            <text:p>15524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vApplicationIdleHoo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535" calcext:value-type="float">
            <text:p>1553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check_dts_confi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558" calcext:value-type="float">
            <text:p>15558</text:p>
          </table:table-cell>
          <table:table-cell table:style-name="ce4" office:value-type="float" office:value="158" calcext:value-type="float">
            <text:p>158</text:p>
          </table:table-cell>
          <table:table-cell table:style-name="ce6" office:value-type="string" calcext:value-type="string">
            <text:p>_connect_wifi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716" calcext:value-type="float">
            <text:p>15716</text:p>
          </table:table-cell>
          <table:table-cell table:style-name="ce4" office:value-type="float" office:value="163" calcext:value-type="float">
            <text:p>163</text:p>
          </table:table-cell>
          <table:table-cell table:style-name="ce6" office:value-type="string" calcext:value-type="string">
            <text:p>event_cb_wifi_even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879" calcext:value-type="float">
            <text:p>1587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vApplicationGetIdleTaskMemory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893" calcext:value-type="float">
            <text:p>1589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vApplicationGetTimerTaskMemory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909" calcext:value-type="float">
            <text:p>1590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vAssertCalled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923" calcext:value-type="float">
            <text:p>15923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bfl_mai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988" calcext:value-type="float">
            <text:p>1598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ShadowUpdateStatusCallbac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022" calcext:value-type="float">
            <text:p>1602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windowActuate_Callbac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040" calcext:value-type="float">
            <text:p>16040</text:p>
          </table:table-cell>
          <table:table-cell table:style-name="ce4" office:value-type="float" office:value="282" calcext:value-type="float">
            <text:p>282</text:p>
          </table:table-cell>
          <table:table-cell table:style-name="ce6" office:value-type="string" calcext:value-type="string">
            <text:p>aws_main_entry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322" calcext:value-type="float">
            <text:p>1632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md_coex_du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333" calcext:value-type="float">
            <text:p>16333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odex_debug_cli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344" calcext:value-type="float">
            <text:p>1634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m_rx_filter_s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621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354" calcext:value-type="float">
            <text:p>1635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element_notify_status_enable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366" calcext:value-type="float">
            <text:p>1636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mac_ap_setf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378" calcext:value-type="float">
            <text:p>16378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scii_to_hex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401" calcext:value-type="float">
            <text:p>1640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element_notify_time_last_received_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412" calcext:value-type="float">
            <text:p>16412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blmac_encr_cntrl_pac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444" calcext:value-type="float">
            <text:p>1644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element_notify_keepalive_receive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459" calcext:value-type="float">
            <text:p>1645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hal_machw_rx_duratio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473" calcext:value-type="float">
            <text:p>16473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m_env_max_ampdu_duration_s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747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499" calcext:value-type="float">
            <text:p>1649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m_env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763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515" calcext:value-type="float">
            <text:p>1651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mm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779.2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539" calcext:value-type="float">
            <text:p>1653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m_activ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79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550" calcext:value-type="float">
            <text:p>16550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m_rese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810.7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572" calcext:value-type="float">
            <text:p>16572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mm_tbtt_ev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826.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611" calcext:value-type="float">
            <text:p>16611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m_sec_machwaddr_w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842.26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637" calcext:value-type="float">
            <text:p>16637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mm_sec_keydump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857.99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696" calcext:value-type="float">
            <text:p>16696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mm_sec_machwkey_w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873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749" calcext:value-type="float">
            <text:p>16749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m_sec_machwkey_del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889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783" calcext:value-type="float">
            <text:p>1678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m_sec_machwaddr_del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905.2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801" calcext:value-type="float">
            <text:p>1680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m_hw_idle_ev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92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814" calcext:value-type="float">
            <text:p>16814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m_hw_info_se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936.7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834" calcext:value-type="float">
            <text:p>1683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m_hw_ap_info_s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952.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850" calcext:value-type="float">
            <text:p>1685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m_hw_ap_info_res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968.26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864" calcext:value-type="float">
            <text:p>16864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m_back_to_host_idle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983.99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886" calcext:value-type="float">
            <text:p>1688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m_force_idle_req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999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902" calcext:value-type="float">
            <text:p>16902</text:p>
          </table:table-cell>
          <table:table-cell table:style-name="ce4" office:value-type="float" office:value="121" calcext:value-type="float">
            <text:p>121</text:p>
          </table:table-cell>
          <table:table-cell table:style-name="ce6" office:value-type="string" calcext:value-type="string">
            <text:p>mm_sta_add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15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9" office:value-type="string" calcext:value-type="string">
            <text:p><text:a xlink:href="https://github.com/lupyuen/AliOS-Things/blob/master/platform/mcu/bk7231u/beken/ip/lmac/src/mm/mm.c#L1414" xlink:type="simple">https://github.com/lupyuen/AliOS-Things/blob/master/platform/mcu/bk7231u/beken/ip/lmac/src/mm/mm.c#L1414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7023" calcext:value-type="float">
            <text:p>17023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mm_sta_del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31.2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075" calcext:value-type="float">
            <text:p>1707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m_cfg_element_keepalive_timestamp_updat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47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086" calcext:value-type="float">
            <text:p>17086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m_send_connection_loss_ind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62.7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100" calcext:value-type="float">
            <text:p>1710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m_ap_probe_cfm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78.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118" calcext:value-type="float">
            <text:p>17118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mm_check_rssi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94.26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186" calcext:value-type="float">
            <text:p>1718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m_send_csa_traffic_ind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109.99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203" calcext:value-type="float">
            <text:p>17203</text:p>
          </table:table-cell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mm_check_beacon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25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300" calcext:value-type="float">
            <text:p>1730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mm_sta_tbt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41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350" calcext:value-type="float">
            <text:p>17350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m_get_rsn_wpa_i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57.2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365" calcext:value-type="float">
            <text:p>17365</text:p>
          </table:table-cell>
          <table:table-cell table:style-name="ce4" office:value-type="float" office:value="115" calcext:value-type="float">
            <text:p>115</text:p>
          </table:table-cell>
          <table:table-cell table:style-name="ce6" office:value-type="string" calcext:value-type="string">
            <text:p>mm_tim_update_proceed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73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480" calcext:value-type="float">
            <text:p>1748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m_bcn_ini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188.7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493" calcext:value-type="float">
            <text:p>17493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mm_bcn_init_vif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204.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549" calcext:value-type="float">
            <text:p>1754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m_tim_updat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220.26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566" calcext:value-type="float">
            <text:p>17566</text:p>
          </table:table-cell>
          <table:table-cell table:style-name="ce4" office:value-type="float" office:value="115" calcext:value-type="float">
            <text:p>115</text:p>
          </table:table-cell>
          <table:table-cell table:style-name="ce6" office:value-type="string" calcext:value-type="string">
            <text:p>mm_bcn_transmi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235.99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681" calcext:value-type="float">
            <text:p>17681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mm_bcn_updated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251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746" calcext:value-type="float">
            <text:p>1774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m_bcn_updat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267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762" calcext:value-type="float">
            <text:p>1776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mm_bcn_transmitted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283.2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791" calcext:value-type="float">
            <text:p>1779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m_bcn_chang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299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810" calcext:value-type="float">
            <text:p>17810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m_timer_hw_se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314.7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829" calcext:value-type="float">
            <text:p>1782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cmp_abs_tim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838" calcext:value-type="float">
            <text:p>1783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m_timer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346.26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850" calcext:value-type="float">
            <text:p>17850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mm_timer_se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361.99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882" calcext:value-type="float">
            <text:p>1788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m_timer_clea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377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900" calcext:value-type="float">
            <text:p>17900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mm_timer_schedul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393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float" office:value="17931" calcext:value-type="float">
            <text:p>17931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ps_uapsd_timer_handl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409.24pt" draw:caption-point-x="-11.54pt" draw:caption-point-y="-22.96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973" calcext:value-type="float">
            <text:p>1797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mac_pwr_mgt_setf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987" calcext:value-type="float">
            <text:p>17987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ps_dpsm_update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440.74pt" draw:caption-point-x="-11.54pt" draw:caption-point-y="-22.96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032" calcext:value-type="float">
            <text:p>18032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ps_send_pspoll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456.5pt" draw:caption-point-x="-11.54pt" draw:caption-point-y="-22.99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068" calcext:value-type="float">
            <text:p>1806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ps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472.26pt" draw:caption-point-x="-11.54pt" draw:caption-point-y="-22.99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081" calcext:value-type="float">
            <text:p>18081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ps_set_mode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487.99pt" draw:caption-point-x="-11.54pt" draw:caption-point-y="-22.96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140" calcext:value-type="float">
            <text:p>18140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ps_enable_cfm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503.75pt" draw:caption-point-x="-11.54pt" draw:caption-point-y="-22.99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191" calcext:value-type="float">
            <text:p>1819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s_disable_cfm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519.51pt" draw:caption-point-x="-11.54pt" draw:caption-point-y="-22.99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229" calcext:value-type="float">
            <text:p>18229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s_polling_fram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535.24pt" draw:caption-point-x="-11.54pt" draw:caption-point-y="-22.96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264" calcext:value-type="float">
            <text:p>18264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ps_check_beacon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551pt" draw:caption-point-x="-11.54pt" draw:caption-point-y="-22.99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336" calcext:value-type="float">
            <text:p>18336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string" calcext:value-type="string">
            <text:p>ps_check_frame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566.74pt" draw:caption-point-x="-11.54pt" draw:caption-point-y="-22.96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9" office:value-type="string" calcext:value-type="string">
            <text:p><text:a xlink:href="https://github.com/lupyuen/AliOS-Things/blob/master/platform/mcu/bk7231u/beken/ip/lmac/src/ps/ps.c#L979" xlink:type="simple">https://github.com/lupyuen/AliOS-Things/blob/master/platform/mcu/bk7231u/beken/ip/lmac/src/ps/ps.c#L979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8409" calcext:value-type="float">
            <text:p>18409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ps_check_tx_fram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582.5pt" draw:caption-point-x="-11.54pt" draw:caption-point-y="-22.99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439" calcext:value-type="float">
            <text:p>18439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s_uapsd_s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598.26pt" draw:caption-point-x="-11.54pt" draw:caption-point-y="-22.99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465" calcext:value-type="float">
            <text:p>18465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ps_traffic_status_update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613.99pt" draw:caption-point-x="-11.54pt" draw:caption-point-y="-22.96pt">
              <dc:date>2021-06-30T00:00:00</dc:date>
              <text:p text:style-name="P1">Looks identical</text:p>
            </office:annotation>
            <text:p>RivieraWaves PS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float" office:value="18508" calcext:value-type="float">
            <text:p>1850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m_ps_change_ind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629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525" calcext:value-type="float">
            <text:p>18525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rxl_mpdu_transf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645.51pt" draw:caption-point-x="-11.54pt" draw:caption-point-y="-22.99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9" office:value-type="string" calcext:value-type="string">
            <text:p><text:a xlink:href="https://github.com/lupyuen/AliOS-Things/blob/master/platform/mcu/bk7231u/beken/ip/lmac/src/rx/rxl/rxl_cntrl.c#L199" xlink:type="simple">https://github.com/lupyuen/AliOS-Things/blob/master/platform/mcu/bk7231u/beken/ip/lmac/src/rx/rxl/rxl_cntrl.c#L199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8558" calcext:value-type="float">
            <text:p>1855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rxl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661.24pt" draw:caption-point-x="-11.54pt" draw:caption-point-y="-22.96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571" calcext:value-type="float">
            <text:p>1857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rxl_cntrl_dump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677pt" draw:caption-point-x="-11.54pt" draw:caption-point-y="-22.99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592" calcext:value-type="float">
            <text:p>18592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rxl_timer_int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692.74pt" draw:caption-point-x="-11.54pt" draw:caption-point-y="-22.96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647" calcext:value-type="float">
            <text:p>1864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rxl_timeout_int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708.5pt" draw:caption-point-x="-11.54pt" draw:caption-point-y="-22.99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657" calcext:value-type="float">
            <text:p>1865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xl_dma_int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724.26pt" draw:caption-point-x="-11.54pt" draw:caption-point-y="-22.99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669" calcext:value-type="float">
            <text:p>1866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rxl_dma_ev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739.99pt" draw:caption-point-x="-11.54pt" draw:caption-point-y="-22.96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680" calcext:value-type="float">
            <text:p>1868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xl_frame_releas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755.75pt" draw:caption-point-x="-11.54pt" draw:caption-point-y="-22.99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692" calcext:value-type="float">
            <text:p>18692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rxl_mpdu_fre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771.51pt" draw:caption-point-x="-11.54pt" draw:caption-point-y="-22.99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727" calcext:value-type="float">
            <text:p>18727</text:p>
          </table:table-cell>
          <table:table-cell table:style-name="ce4" office:value-type="float" office:value="193" calcext:value-type="float">
            <text:p>193</text:p>
          </table:table-cell>
          <table:table-cell table:style-name="ce6" office:value-type="string" calcext:value-type="string">
            <text:p>rxl_cntrl_ev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787.24pt" draw:caption-point-x="-11.54pt" draw:caption-point-y="-22.96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9" office:value-type="string" calcext:value-type="string">
            <text:p><text:a xlink:href="https://github.com/lupyuen/AliOS-Things/blob/master/platform/mcu/bk7231u/beken/ip/lmac/src/rx/rxl/rxl_cntrl.c#L885" xlink:type="simple">https://github.com/lupyuen/AliOS-Things/blob/master/platform/mcu/bk7231u/beken/ip/lmac/src/rx/rxl/rxl_cntrl.c#L885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8920" calcext:value-type="float">
            <text:p>1892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60x_firmwre_mpdu_fre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936" calcext:value-type="float">
            <text:p>189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xl_rese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818.74pt" draw:caption-point-x="-11.54pt" draw:caption-point-y="-22.96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948" calcext:value-type="float">
            <text:p>18948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rxl_hwdesc_dump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834.5pt" draw:caption-point-x="-11.54pt" draw:caption-point-y="-22.99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999" calcext:value-type="float">
            <text:p>18999</text:p>
          </table:table-cell>
          <table:table-cell table:style-name="ce4" office:value-type="float" office:value="128" calcext:value-type="float">
            <text:p>128</text:p>
          </table:table-cell>
          <table:table-cell table:style-name="ce6" office:value-type="string" calcext:value-type="string">
            <text:p>rxl_hwdesc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850.26pt" draw:caption-point-x="-11.54pt" draw:caption-point-y="-22.99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127" calcext:value-type="float">
            <text:p>19127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rxl_hd_append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865.99pt" draw:caption-point-x="-11.54pt" draw:caption-point-y="-22.96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158" calcext:value-type="float">
            <text:p>19158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rxl_pd_append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881.75pt" draw:caption-point-x="-11.54pt" draw:caption-point-y="-22.99pt">
              <dc:date>2021-06-30T00:00:00</dc:date>
              <text:p text:style-name="P1">BL602 version is different</text:p>
            </office:annotation>
            <text:p>???RivieraWaves R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201" calcext:value-type="float">
            <text:p>1920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can_search_ds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897.51pt" draw:caption-point-x="-11.54pt" draw:caption-point-y="-22.99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211" calcext:value-type="float">
            <text:p>1921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can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913.24pt" draw:caption-point-x="-11.54pt" draw:caption-point-y="-22.96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230" calcext:value-type="float">
            <text:p>19230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scan_set_channel_reques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929pt" draw:caption-point-x="-11.54pt" draw:caption-point-y="-22.99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267" calcext:value-type="float">
            <text:p>1926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dma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278" calcext:value-type="float">
            <text:p>1927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can_ie_download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960.5pt" draw:caption-point-x="-11.54pt" draw:caption-point-y="-22.99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292" calcext:value-type="float">
            <text:p>19292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scan_probe_req_tx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976.26pt" draw:caption-point-x="-11.54pt" draw:caption-point-y="-22.99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9" office:value-type="string" calcext:value-type="string">
            <text:p><text:a xlink:href="https://github.com/lupyuen/AliOS-Things/blob/master/platform/mcu/bk7231u/beken/ip/lmac/src/scan/scan.c#L146" xlink:type="simple">https://github.com/lupyuen/AliOS-Things/blob/master/platform/mcu/bk7231u/beken/ip/lmac/src/scan/scan.c#L146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9361" calcext:value-type="float">
            <text:p>1936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can_send_cancel_cfm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991.99pt" draw:caption-point-x="-11.54pt" draw:caption-point-y="-22.96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375" calcext:value-type="float">
            <text:p>1937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sta_mgmt_entry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007.75pt" draw:caption-point-x="-11.54pt" draw:caption-point-y="-22.99pt">
              <dc:date>2021-06-30T00:00:00</dc:date>
              <text:p text:style-name="P1">BL602 version is slightly different</text:p>
            </office:annotation>
            <text:p>???RivieraWaves ST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399" calcext:value-type="float">
            <text:p>19399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sta_mgmt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023.51pt" draw:caption-point-x="-11.54pt" draw:caption-point-y="-22.99pt">
              <dc:date>2021-06-30T00:00:00</dc:date>
              <text:p text:style-name="P1">BL602 version is slightly different</text:p>
            </office:annotation>
            <text:p>???RivieraWaves ST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433" calcext:value-type="float">
            <text:p>19433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sta_mgmt_regist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039.24pt" draw:caption-point-x="-11.54pt" draw:caption-point-y="-22.96pt">
              <dc:date>2021-06-30T00:00:00</dc:date>
              <text:p text:style-name="P1">BL602 version is slightly different</text:p>
            </office:annotation>
            <text:p>???RivieraWaves STA</text:p>
          </table:table-cell>
          <table:table-cell table:style-name="ce9" office:value-type="string" calcext:value-type="string">
            <text:p><text:a xlink:href="https://github.com/lupyuen/AliOS-Things/blob/master/platform/mcu/bk7231u/beken/ip/lmac/src/sta/sta_mgmt.c#L135" xlink:type="simple">https://github.com/lupyuen/AliOS-Things/blob/master/platform/mcu/bk7231u/beken/ip/lmac/src/sta/sta_mgmt.c#L135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9511" calcext:value-type="float">
            <text:p>1951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ta_mgmt_unregist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055pt" draw:caption-point-x="-11.54pt" draw:caption-point-y="-22.99pt">
              <dc:date>2021-06-30T00:00:00</dc:date>
              <text:p text:style-name="P1">BL602 version is slightly different</text:p>
            </office:annotation>
            <text:p>???RivieraWaves ST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528" calcext:value-type="float">
            <text:p>19528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sta_mgmt_add_key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070.74pt" draw:caption-point-x="-11.54pt" draw:caption-point-y="-22.96pt">
              <dc:date>2021-06-30T00:00:00</dc:date>
              <text:p text:style-name="P1">BL602 version is slightly different</text:p>
            </office:annotation>
            <text:p>???RivieraWaves ST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567" calcext:value-type="float">
            <text:p>1956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ta_mgmt_del_key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086.5pt" draw:caption-point-x="-11.54pt" draw:caption-point-y="-22.99pt">
              <dc:date>2021-06-30T00:00:00</dc:date>
              <text:p text:style-name="P1">BL602 version is slightly different</text:p>
            </office:annotation>
            <text:p>???RivieraWaves ST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579" calcext:value-type="float">
            <text:p>19579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sta_mgmt_send_postponed_fram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102.26pt" draw:caption-point-x="-11.54pt" draw:caption-point-y="-22.99pt">
              <dc:date>2021-06-30T00:00:00</dc:date>
              <text:p text:style-name="P1">BL602 version is slightly different</text:p>
            </office:annotation>
            <text:p>???RivieraWaves ST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631" calcext:value-type="float">
            <text:p>19631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td_timer_end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117.99pt" draw:caption-point-x="-11.54pt" draw:caption-point-y="-22.96pt">
              <dc:date>2021-06-30T00:00:00</dc:date>
              <text:p text:style-name="P1">Looks identical</text:p>
            </office:annotation>
            <text:p>RivieraWaves TD</text:p>
          </table:table-cell>
          <table:table-cell table:style-name="ce9" office:value-type="string" calcext:value-type="string">
            <text:p><text:a xlink:href="https://github.com/lupyuen/AliOS-Things/blob/master/platform/mcu/bk7231u/beken/ip/lmac/src/td/td.c#L130" xlink:type="simple">https://github.com/lupyuen/AliOS-Things/blob/master/platform/mcu/bk7231u/beken/ip/lmac/src/td/td.c#L130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9681" calcext:value-type="float">
            <text:p>1968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td_res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133.75pt" draw:caption-point-x="-11.54pt" draw:caption-point-y="-22.99pt">
              <dc:date>2021-06-30T00:00:00</dc:date>
              <text:p text:style-name="P1">Looks identical</text:p>
            </office:annotation>
            <text:p>RivieraWaves TD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704" calcext:value-type="float">
            <text:p>1970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td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149.51pt" draw:caption-point-x="-11.54pt" draw:caption-point-y="-22.99pt">
              <dc:date>2021-06-30T00:00:00</dc:date>
              <text:p text:style-name="P1">Looks identical</text:p>
            </office:annotation>
            <text:p>RivieraWaves TD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718" calcext:value-type="float">
            <text:p>19718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td_star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165.24pt" draw:caption-point-x="-11.54pt" draw:caption-point-y="-22.96pt">
              <dc:date>2021-06-30T00:00:00</dc:date>
              <text:p text:style-name="P1">Looks identical</text:p>
            </office:annotation>
            <text:p>RivieraWaves TD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740" calcext:value-type="float">
            <text:p>1974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d_pck_ind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181pt" draw:caption-point-x="-11.54pt" draw:caption-point-y="-22.99pt">
              <dc:date>2021-06-30T00:00:00</dc:date>
              <text:p text:style-name="P1">Looks identical</text:p>
            </office:annotation>
            <text:p>RivieraWaves TD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760" calcext:value-type="float">
            <text:p>1976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d_pck_ps_ind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196.74pt" draw:caption-point-x="-11.54pt" draw:caption-point-y="-22.96pt">
              <dc:date>2021-06-30T00:00:00</dc:date>
              <text:p text:style-name="P1">Looks identical</text:p>
            </office:annotation>
            <text:p>RivieraWaves TD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780" calcext:value-type="float">
            <text:p>19780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bl_tpc_update_power_tabl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805" calcext:value-type="float">
            <text:p>1980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l_tpc_power_table_g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822" calcext:value-type="float">
            <text:p>1982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bl_tpc_update_power_rate_11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842" calcext:value-type="float">
            <text:p>19842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bl_tpc_update_power_rate_11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863" calcext:value-type="float">
            <text:p>1986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bl_tpc_update_power_rate_11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886" calcext:value-type="float">
            <text:p>1988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tpc_update_tx_pow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905" calcext:value-type="float">
            <text:p>19905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tpc_update_vif_tx_pow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948" calcext:value-type="float">
            <text:p>19948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pc_get_vif_tx_power_vs_ra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972" calcext:value-type="float">
            <text:p>1997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pc_update_frame_tx_pow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9988" calcext:value-type="float">
            <text:p>19988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txl_int_fake_transf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354.26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013" calcext:value-type="float">
            <text:p>20013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mac_abs_timer_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026" calcext:value-type="float">
            <text:p>2002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xl_machdr_forma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385.7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043" calcext:value-type="float">
            <text:p>20043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txl_cntrl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401.51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073" calcext:value-type="float">
            <text:p>2007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xl_cntrl_tx_check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417.2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091" calcext:value-type="float">
            <text:p>20091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txl_cntrl_halt_ac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433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140" calcext:value-type="float">
            <text:p>20140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txl_cntrl_flush_ac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448.7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163" calcext:value-type="float">
            <text:p>20163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txl_cntrl_clear_bcn_ac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464.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174" calcext:value-type="float">
            <text:p>20174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txl_cntrl_clear_all_ac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480.26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193" calcext:value-type="float">
            <text:p>2019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xl_cntrl_inc_pck_cn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495.99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205" calcext:value-type="float">
            <text:p>2020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xl_payload_handl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511.7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9" office:value-type="string" calcext:value-type="string">
            <text:p><text:a xlink:href="https://github.com/lupyuen/AliOS-Things/blob/master/platform/mcu/bk7231u/beken/ip/lmac/src/tx/txl/txl_cntrl.c#L3325" xlink:type="simple">https://github.com/lupyuen/AliOS-Things/blob/master/platform/mcu/bk7231u/beken/ip/lmac/src/tx/txl/txl_cntrl.c#L3325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0222" calcext:value-type="float">
            <text:p>20222</text:p>
          </table:table-cell>
          <table:table-cell table:style-name="ce4" office:value-type="float" office:value="180" calcext:value-type="float">
            <text:p>180</text:p>
          </table:table-cell>
          <table:table-cell table:style-name="ce6" office:value-type="string" calcext:value-type="string">
            <text:p>txl_payload_handle_backup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527.51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402" calcext:value-type="float">
            <text:p>20402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txl_cntrl_push_in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543.2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447" calcext:value-type="float">
            <text:p>2044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txl_cntrl_push_int_forc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559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466" calcext:value-type="float">
            <text:p>20466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xl_cntrl_push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574.7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514" calcext:value-type="float">
            <text:p>20514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txl_transmit_trigg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590.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582" calcext:value-type="float">
            <text:p>20582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txl_res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606.26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635" calcext:value-type="float">
            <text:p>20635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txl_cntrl_env_dump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621.99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671" calcext:value-type="float">
            <text:p>2067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txl_frame_init_desc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637.7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693" calcext:value-type="float">
            <text:p>20693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txl_frame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653.51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777" calcext:value-type="float">
            <text:p>20777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txl_frame_g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669.2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849" calcext:value-type="float">
            <text:p>20849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xl_frame_push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68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873" calcext:value-type="float">
            <text:p>20873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xl_frame_push_force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700.7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897" calcext:value-type="float">
            <text:p>2089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txl_frame_cfm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716.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908" calcext:value-type="float">
            <text:p>20908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xl_frame_releas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732.26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932" calcext:value-type="float">
            <text:p>20932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txl_frame_ev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747.99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957" calcext:value-type="float">
            <text:p>20957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xl_frame_send_null_fram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763.7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005" calcext:value-type="float">
            <text:p>21005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txl_frame_send_qosnull_fram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779.51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063" calcext:value-type="float">
            <text:p>21063</text:p>
          </table:table-cell>
          <table:table-cell table:style-name="ce4" office:value-type="float" office:value="236" calcext:value-type="float">
            <text:p>236</text:p>
          </table:table-cell>
          <table:table-cell table:style-name="ce6" office:value-type="string" calcext:value-type="string">
            <text:p>txl_frame_send_eapol_fram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795.2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299" calcext:value-type="float">
            <text:p>2129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txl_frame_dump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811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322" calcext:value-type="float">
            <text:p>2132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xl_hwdesc_ini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826.7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331" calcext:value-type="float">
            <text:p>2133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xl_hwdesc_res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842.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340" calcext:value-type="float">
            <text:p>2134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vif_mgmt_bcn_to_ev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858.26pt" draw:caption-point-x="-11.54pt" draw:caption-point-y="-22.99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354" calcext:value-type="float">
            <text:p>21354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vif_mgmt_ini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873.99pt" draw:caption-point-x="-11.54pt" draw:caption-point-y="-22.96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382" calcext:value-type="float">
            <text:p>21382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vif_mgmt_regist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889.75pt" draw:caption-point-x="-11.54pt" draw:caption-point-y="-22.99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449" calcext:value-type="float">
            <text:p>21449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vif_mgmt_unregist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905.51pt" draw:caption-point-x="-11.54pt" draw:caption-point-y="-22.99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493" calcext:value-type="float">
            <text:p>21493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vif_mgmt_add_key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921.24pt" draw:caption-point-x="-11.54pt" draw:caption-point-y="-22.96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534" calcext:value-type="float">
            <text:p>21534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vif_mgmt_del_key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937pt" draw:caption-point-x="-11.54pt" draw:caption-point-y="-22.99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564" calcext:value-type="float">
            <text:p>2156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if_mgmt_send_postponed_frame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952.74pt" draw:caption-point-x="-11.54pt" draw:caption-point-y="-22.96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582" calcext:value-type="float">
            <text:p>2158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if_mgmt_rese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968.5pt" draw:caption-point-x="-11.54pt" draw:caption-point-y="-22.99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600" calcext:value-type="float">
            <text:p>2160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vif_mgmt_bcn_to_prog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2984.26pt" draw:caption-point-x="-11.54pt" draw:caption-point-y="-22.99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610" calcext:value-type="float">
            <text:p>2161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if_mgmt_bcn_recv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2999.99pt" draw:caption-point-x="-11.54pt" draw:caption-point-y="-22.96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628" calcext:value-type="float">
            <text:p>21628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vif_mgmt_set_ap_bcn_in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3015.75pt" draw:caption-point-x="-11.54pt" draw:caption-point-y="-22.99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667" calcext:value-type="float">
            <text:p>21667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vif_mgmt_switch_channel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3031.51pt" draw:caption-point-x="-11.54pt" draw:caption-point-y="-22.99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9" office:value-type="string" calcext:value-type="string">
            <text:p><text:a xlink:href="https://github.com/lupyuen/AliOS-Things/blob/master/platform/mcu/bk7231u/beken/ip/lmac/src/vif/vif_mgmt.c#L756" xlink:type="simple">https://github.com/lupyuen/AliOS-Things/blob/master/platform/mcu/bk7231u/beken/ip/lmac/src/vif/vif_mgmt.c#L756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1735" calcext:value-type="float">
            <text:p>2173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vif_mgmt_get_first_ap_inf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3047.24pt" draw:caption-point-x="-11.54pt" draw:caption-point-y="-22.96pt">
              <dc:date>2021-06-30T00:00:00</dc:date>
              <text:p text:style-name="P1">Looks identical</text:p>
            </office:annotation>
            <text:p>RivieraWaves VIF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754" calcext:value-type="float">
            <text:p>2175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e_init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769" calcext:value-type="float">
            <text:p>21769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me_freq_to_chan_pt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806" calcext:value-type="float">
            <text:p>2180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ichael_bloc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828" calcext:value-type="float">
            <text:p>2182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e_mic_init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862" calcext:value-type="float">
            <text:p>21862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me_mic_calc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940" calcext:value-type="float">
            <text:p>2194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e_mic_end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957" calcext:value-type="float">
            <text:p>21957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me_set_sta_ht_vht_param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993" calcext:value-type="float">
            <text:p>2199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e_11n_nss_max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013" calcext:value-type="float">
            <text:p>2201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e_legacy_ridx_min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033" calcext:value-type="float">
            <text:p>22033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me_legacy_ridx_max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058" calcext:value-type="float">
            <text:p>22058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me_rate_translate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129" calcext:value-type="float">
            <text:p>2212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e_get_basic_rates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151" calcext:value-type="float">
            <text:p>22151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me_legacy_rate_bitfield_build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180" calcext:value-type="float">
            <text:p>2218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me_build_capability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204" calcext:value-type="float">
            <text:p>2220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me_init_bcmc_rate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233" calcext:value-type="float">
            <text:p>22233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e_tx_cfm_singleton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259" calcext:value-type="float">
            <text:p>22259</text:p>
          </table:table-cell>
          <table:table-cell table:style-name="ce4" office:value-type="float" office:value="167" calcext:value-type="float">
            <text:p>167</text:p>
          </table:table-cell>
          <table:table-cell table:style-name="ce6" office:value-type="string" calcext:value-type="string">
            <text:p>me_check_rc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3315pt" draw:caption-point-x="-11.54pt" draw:caption-point-y="-22.99pt">
              <dc:date>2021-06-30T00:00:00</dc:date>
              <text:p text:style-name="P1">Looks somewhat different. Due to macro?</text:p>
            </office:annotation>
            <text:p>RivieraWaves ME</text:p>
          </table:table-cell>
          <table:table-cell table:style-name="ce9" office:value-type="string" calcext:value-type="string">
            <text:p><text:a xlink:href="https://github.com/lupyuen/AliOS-Things/blob/master/platform/mcu/bk7231u/beken/ip/umac/src/me/me_utils.c#L662" xlink:type="simple">https://github.com/lupyuen/AliOS-Things/blob/master/platform/mcu/bk7231u/beken/ip/umac/src/me/me_utils.c#L662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2426" calcext:value-type="float">
            <text:p>22426</text:p>
          </table:table-cell>
          <table:table-cell table:style-name="ce4" office:value-type="float" office:value="111" calcext:value-type="float">
            <text:p>111</text:p>
          </table:table-cell>
          <table:table-cell table:style-name="ce6" office:value-type="string" calcext:value-type="string">
            <text:p>me_update_buffer_control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537" calcext:value-type="float">
            <text:p>2253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e_init_rate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548" calcext:value-type="float">
            <text:p>22548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e_bw_check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576" calcext:value-type="float">
            <text:p>22576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me_beacon_check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667" calcext:value-type="float">
            <text:p>22667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me_sta_bw_nss_max_upd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718" calcext:value-type="float">
            <text:p>2271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me_add_chan_ctx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739" calcext:value-type="float">
            <text:p>2273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rc_get_nss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754" calcext:value-type="float">
            <text:p>2275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rc_get_mcs_index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777" calcext:value-type="float">
            <text:p>22777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rc_set_previous_mcs_index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808" calcext:value-type="float">
            <text:p>22808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rc_set_next_mcs_index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844" calcext:value-type="float">
            <text:p>2284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is_cck_grou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861" calcext:value-type="float">
            <text:p>22861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rc_update_retry_chain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971" calcext:value-type="float">
            <text:p>2297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rc_get_lowest_rate_config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999" calcext:value-type="float">
            <text:p>22999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rc_sort_samples_tp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042" calcext:value-type="float">
            <text:p>2304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rc_get_initial_rate_config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073" calcext:value-type="float">
            <text:p>2307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rc_calc_prob_ewma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109" calcext:value-type="float">
            <text:p>23109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rc_check_valid_rate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138" calcext:value-type="float">
            <text:p>23138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string" calcext:value-type="string">
            <text:p>rc_new_random_rate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211" calcext:value-type="float">
            <text:p>23211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rc_update_counters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283" calcext:value-type="float">
            <text:p>2328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rc_get_duration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320" calcext:value-type="float">
            <text:p>23320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rc_update_bw_nss_max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403" calcext:value-type="float">
            <text:p>2340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rc_init_bcmc_rate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426" calcext:value-type="float">
            <text:p>23426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rc_check_fixed_rate_config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482" calcext:value-type="float">
            <text:p>23482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rc_calc_tp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3693pt" draw:caption-point-x="-11.54pt" draw:caption-point-y="-22.99pt">
              <dc:date>2021-06-30T00:00:00</dc:date>
              <text:p text:style-name="P1">Looks identical</text:p>
            </office:annotation>
            <text:p>RivieraWaves RC</text:p>
          </table:table-cell>
          <table:table-cell table:style-name="ce9" office:value-type="string" calcext:value-type="string">
            <text:p><text:a xlink:href="https://github.com/lupyuen/AliOS-Things/blob/master/platform/mcu/bk7231u/beken/ip/umac/src/rc/rc.c#L750" xlink:type="simple">https://github.com/lupyuen/AliOS-Things/blob/master/platform/mcu/bk7231u/beken/ip/umac/src/rc/rc.c#L750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3515" calcext:value-type="float">
            <text:p>23515</text:p>
          </table:table-cell>
          <table:table-cell table:style-name="ce4" office:value-type="float" office:value="228" calcext:value-type="float">
            <text:p>228</text:p>
          </table:table-cell>
          <table:table-cell table:style-name="ce6" office:value-type="string" calcext:value-type="string">
            <text:p>rc_update_stats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3743" calcext:value-type="float">
            <text:p>23743</text:p>
          </table:table-cell>
          <table:table-cell table:style-name="ce4" office:value-type="float" office:value="248" calcext:value-type="float">
            <text:p>248</text:p>
          </table:table-cell>
          <table:table-cell table:style-name="ce6" office:value-type="string" calcext:value-type="string">
            <text:p>rc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3724.5pt" draw:caption-point-x="-11.54pt" draw:caption-point-y="-22.99pt">
              <dc:date>2021-06-30T00:00:00</dc:date>
              <text:p text:style-name="P1">Looks identical</text:p>
            </office:annotation>
            <text:p>RivieraWaves RC</text:p>
          </table:table-cell>
          <table:table-cell table:style-name="ce9" office:value-type="string" calcext:value-type="string">
            <text:p><text:a xlink:href="https://github.com/lupyuen/AliOS-Things/blob/master/platform/mcu/bk7231u/beken/ip/umac/src/rc/rc.c#L2195" xlink:type="simple">https://github.com/lupyuen/AliOS-Things/blob/master/platform/mcu/bk7231u/beken/ip/umac/src/rc/rc.c#L2195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3991" calcext:value-type="float">
            <text:p>23991</text:p>
          </table:table-cell>
          <table:table-cell table:style-name="ce4" office:value-type="float" office:value="162" calcext:value-type="float">
            <text:p>162</text:p>
          </table:table-cell>
          <table:table-cell table:style-name="ce6" office:value-type="string" calcext:value-type="string">
            <text:p>rc_check</text:p>
          </table:table-cell>
          <table:table-cell table:style-name="ce6" office:value-type="string" calcext:value-type="string">
            <text:p>RivieraWaves RC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4153" calcext:value-type="float">
            <text:p>24153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rxu_cntrl_machdr_len_get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4174" calcext:value-type="float">
            <text:p>24174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rxu_cntrl_protected_handle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4231" calcext:value-type="float">
            <text:p>24231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rxu_mpdu_upload_and_indicate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4281" calcext:value-type="float">
            <text:p>24281</text:p>
          </table:table-cell>
          <table:table-cell table:style-name="ce4" office:value-type="float" office:value="261" calcext:value-type="float">
            <text:p>261</text:p>
          </table:table-cell>
          <table:table-cell table:style-name="ce6" office:value-type="string" calcext:value-type="string">
            <text:p>rxu_mgt_frame_check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4542" calcext:value-type="float">
            <text:p>2454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rxu_cntrl_init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4559" calcext:value-type="float">
            <text:p>24559</text:p>
          </table:table-cell>
          <table:table-cell table:style-name="ce4" office:value-type="float" office:value="377" calcext:value-type="float">
            <text:p>377</text:p>
          </table:table-cell>
          <table:table-cell table:style-name="ce6" office:value-type="string" calcext:value-type="string">
            <text:p>rxu_cntrl_frame_handle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3834.74pt" draw:caption-point-x="-11.54pt" draw:caption-point-y="-22.96pt">
              <dc:date>2021-06-30T00:00:00</dc:date>
              <text:p text:style-name="P1">BL602 version is different</text:p>
            </office:annotation>
            <text:p>???RivieraWaves RXU</text:p>
          </table:table-cell>
          <table:table-cell table:style-name="ce9" office:value-type="string" calcext:value-type="string">
            <text:p><text:a xlink:href="https://github.com/lupyuen/AliOS-Things/blob/master/platform/mcu/bk7231u/beken/ip/umac/src/rxu/rxu_cntrl.c#L2543" xlink:type="simple">https://github.com/lupyuen/AliOS-Things/blob/master/platform/mcu/bk7231u/beken/ip/umac/src/rxu/rxu_cntrl.c#L2543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4936" calcext:value-type="float">
            <text:p>2493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rxu_cntrl_monitor_pm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4953" calcext:value-type="float">
            <text:p>2495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rxu_cntrl_get_pm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4963" calcext:value-type="float">
            <text:p>2496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rxu_cntrl_evt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4980" calcext:value-type="float">
            <text:p>24980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rxu_swdesc_upload_evt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038" calcext:value-type="float">
            <text:p>2503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scanu_confirm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067" calcext:value-type="float">
            <text:p>2506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canu_raw_send_cfm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082" calcext:value-type="float">
            <text:p>25082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canu_init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097" calcext:value-type="float">
            <text:p>25097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scanu_find_result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134" calcext:value-type="float">
            <text:p>25134</text:p>
          </table:table-cell>
          <table:table-cell table:style-name="ce4" office:value-type="float" office:value="342" calcext:value-type="float">
            <text:p>342</text:p>
          </table:table-cell>
          <table:table-cell table:style-name="ce6" office:value-type="string" calcext:value-type="string">
            <text:p>scanu_frame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3976.5pt" draw:caption-point-x="-11.54pt" draw:caption-point-y="-22.99pt">
              <dc:date>2021-06-30T00:00:00</dc:date>
              <text:p text:style-name="P1">Looks identical</text:p>
            </office:annotation>
            <text:p>RivieraWaves SCANU</text:p>
          </table:table-cell>
          <table:table-cell table:style-name="ce9" office:value-type="string" calcext:value-type="string">
            <text:p><text:a xlink:href="https://github.com/lupyuen/AliOS-Things/blob/master/platform/mcu/bk7231u/beken/ip/umac/src/scanu/scanu.c#L287" xlink:type="simple">https://github.com/lupyuen/AliOS-Things/blob/master/platform/mcu/bk7231u/beken/ip/umac/src/scanu/scanu.c#L287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5476" calcext:value-type="float">
            <text:p>2547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canu_search_by_bssid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488" calcext:value-type="float">
            <text:p>25488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scanu_search_by_ssid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526" calcext:value-type="float">
            <text:p>25526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canu_rm_exist_ssid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549" calcext:value-type="float">
            <text:p>25549</text:p>
          </table:table-cell>
          <table:table-cell table:style-name="ce4" office:value-type="float" office:value="165" calcext:value-type="float">
            <text:p>165</text:p>
          </table:table-cell>
          <table:table-cell table:style-name="ce6" office:value-type="string" calcext:value-type="string">
            <text:p>scanu_scan_next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714" calcext:value-type="float">
            <text:p>25714</text:p>
          </table:table-cell>
          <table:table-cell table:style-name="ce4" office:value-type="float" office:value="165" calcext:value-type="float">
            <text:p>165</text:p>
          </table:table-cell>
          <table:table-cell table:style-name="ce6" office:value-type="string" calcext:value-type="string">
            <text:p>scanu_dma_cb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879" calcext:value-type="float">
            <text:p>25879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scanu_start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908" calcext:value-type="float">
            <text:p>259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xl_get_seq_ctrl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4086.7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918" calcext:value-type="float">
            <text:p>25918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sm_delete_resources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954" calcext:value-type="float">
            <text:p>2595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m_frame_tx_cfm_handler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971" calcext:value-type="float">
            <text:p>2597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sm_init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5982" calcext:value-type="float">
            <text:p>25982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sm_get_bss_params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046" calcext:value-type="float">
            <text:p>26046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sm_scan_bss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109" calcext:value-type="float">
            <text:p>26109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sm_join_bss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140" calcext:value-type="float">
            <text:p>26140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m_add_chan_ctx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163" calcext:value-type="float">
            <text:p>2616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m_send_next_bss_param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179" calcext:value-type="float">
            <text:p>26179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sm_set_bss_param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248" calcext:value-type="float">
            <text:p>2624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m_disconnect_process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267" calcext:value-type="float">
            <text:p>2626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m_deauth_cfm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277" calcext:value-type="float">
            <text:p>26277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sm_disconnect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334" calcext:value-type="float">
            <text:p>26334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sm_connect_ind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403" calcext:value-type="float">
            <text:p>26403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sm_supplicant_deauth_cfm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416" calcext:value-type="float">
            <text:p>26416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sm_auth_send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483" calcext:value-type="float">
            <text:p>26483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sm_assoc_req_send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558" calcext:value-type="float">
            <text:p>2655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m_assoc_done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577" calcext:value-type="float">
            <text:p>26577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sm_auth_handler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629" calcext:value-type="float">
            <text:p>26629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sm_assoc_rsp_handler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687" calcext:value-type="float">
            <text:p>26687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sm_deauth_handler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726" calcext:value-type="float">
            <text:p>26726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sm_handle_supplicant_result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795" calcext:value-type="float">
            <text:p>26795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txu_cntrl_sec_hdr_append</text:p>
          </table:table-cell>
          <table:table-cell table:style-name="ce6" office:value-type="string" calcext:value-type="string">
            <text:p>RivieraWaves T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858" calcext:value-type="float">
            <text:p>26858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txu_cntrl_sechdr_len_compute</text:p>
          </table:table-cell>
          <table:table-cell table:style-name="ce6" office:value-type="string" calcext:value-type="string">
            <text:p>RivieraWaves T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6927" calcext:value-type="float">
            <text:p>26927</text:p>
          </table:table-cell>
          <table:table-cell table:style-name="ce4" office:value-type="float" office:value="146" calcext:value-type="float">
            <text:p>146</text:p>
          </table:table-cell>
          <table:table-cell table:style-name="ce6" office:value-type="string" calcext:value-type="string">
            <text:p>txu_cntrl_frame_build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4464.74pt" draw:caption-point-x="-11.54pt" draw:caption-point-y="-22.96pt">
              <dc:date>2021-06-30T00:00:00</dc:date>
              <text:p text:style-name="P1">Looks identical</text:p>
            </office:annotation>
            <text:p>RivieraWaves TXU</text:p>
          </table:table-cell>
          <table:table-cell table:style-name="ce9" office:value-type="string" calcext:value-type="string">
            <text:p><text:a xlink:href="https://github.com/lupyuen/AliOS-Things/blob/master/platform/mcu/bk7231u/beken/ip/umac/src/txu/txu_cntrl.c#L692" xlink:type="simple">https://github.com/lupyuen/AliOS-Things/blob/master/platform/mcu/bk7231u/beken/ip/umac/src/txu/txu_cntrl.c#L692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7073" calcext:value-type="float">
            <text:p>27073</text:p>
          </table:table-cell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txu_cntrl_push</text:p>
          </table:table-cell>
          <table:table-cell table:style-name="ce6" office:value-type="string" calcext:value-type="string">
            <text:p>RivieraWaves T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174" calcext:value-type="float">
            <text:p>27174</text:p>
          </table:table-cell>
          <table:table-cell table:style-name="ce4" office:value-type="float" office:value="87" calcext:value-type="float">
            <text:p>87</text:p>
          </table:table-cell>
          <table:table-cell table:style-name="ce6" office:value-type="string" calcext:value-type="string">
            <text:p>txu_cntrl_tkip_mic_append</text:p>
          </table:table-cell>
          <table:table-cell table:style-name="ce6" office:value-type="string" calcext:value-type="string">
            <text:p>RivieraWaves T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261" calcext:value-type="float">
            <text:p>27261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txu_cntrl_cfm</text:p>
          </table:table-cell>
          <table:table-cell table:style-name="ce6" office:value-type="string" calcext:value-type="string">
            <text:p>RivieraWaves T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296" calcext:value-type="float">
            <text:p>2729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txu_cntrl_protect_mgmt_frame</text:p>
          </table:table-cell>
          <table:table-cell table:style-name="ce6" office:value-type="string" calcext:value-type="string">
            <text:p>RivieraWaves T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324" calcext:value-type="float">
            <text:p>27324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_aid_list_dele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352" calcext:value-type="float">
            <text:p>27352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apm_sta_dele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374" calcext:value-type="float">
            <text:p>2737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pm_tx_cfm_handl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397" calcext:value-type="float">
            <text:p>2739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pm_init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410" calcext:value-type="float">
            <text:p>27410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apm_start_cfm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458" calcext:value-type="float">
            <text:p>2745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pm_send_next_bss_param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474" calcext:value-type="float">
            <text:p>27474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apm_set_bss_param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519" calcext:value-type="float">
            <text:p>27519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apm_stop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550" calcext:value-type="float">
            <text:p>2755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apm_tx_int_ps_check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574" calcext:value-type="float">
            <text:p>27574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apm_tx_int_ps_postpone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618" calcext:value-type="float">
            <text:p>27618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apm_tx_int_ps_get_postpone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700" calcext:value-type="float">
            <text:p>27700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apm_tx_int_ps_clea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734" calcext:value-type="float">
            <text:p>2773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apm_sta_fw_delete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746" calcext:value-type="float">
            <text:p>2774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pm_sta_add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771" calcext:value-type="float">
            <text:p>27771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apm_send_mlme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847" calcext:value-type="float">
            <text:p>2784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apm_embedded_enabled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866" calcext:value-type="float">
            <text:p>2786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apm_bcn_set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900" calcext:value-type="float">
            <text:p>2790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apm_probe_req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961" calcext:value-type="float">
            <text:p>2796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apm_auth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7988" calcext:value-type="float">
            <text:p>27988</text:p>
          </table:table-cell>
          <table:table-cell table:style-name="ce4" office:value-type="float" office:value="198" calcext:value-type="float">
            <text:p>198</text:p>
          </table:table-cell>
          <table:table-cell table:style-name="ce6" office:value-type="string" calcext:value-type="string">
            <text:p>apm_assoc_req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4842.74pt" draw:caption-point-x="-11.54pt" draw:caption-point-y="-22.96pt">
              <dc:date>2021-06-30T00:00:00</dc:date>
              <text:p text:style-name="P1">Missing from RivieraWaves</text:p>
            </office:annotation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186" calcext:value-type="float">
            <text:p>28186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pm_deauth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200" calcext:value-type="float">
            <text:p>28200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apm_disassoc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219" calcext:value-type="float">
            <text:p>2821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apm_beacon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228" calcext:value-type="float">
            <text:p>2822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pm_sta_remove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244" calcext:value-type="float">
            <text:p>28244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string" calcext:value-type="string">
            <text:p>cfg_api_element_dump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4921.51pt" draw:caption-point-x="-11.54pt" draw:caption-point-y="-22.99pt">
              <dc:date>2021-06-30T00:00:00</dc:date>
              <text:p text:style-name="P1">Missing from RivieraWaves</text:p>
            </office:annotation>
            <text:p>???RivieraWaves CFG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339" calcext:value-type="float">
            <text:p>28339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cfg_api_element_general_set</text:p>
          </table:table-cell>
          <table:table-cell table:style-name="ce6" office:value-type="string" calcext:value-type="string">
            <text:p>???RivieraWaves CFG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388" calcext:value-type="float">
            <text:p>2838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cfg_api_element_general_get</text:p>
          </table:table-cell>
          <table:table-cell table:style-name="ce6" office:value-type="string" calcext:value-type="string">
            <text:p>???RivieraWaves CFG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397" calcext:value-type="float">
            <text:p>2839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cfg_api_element_set</text:p>
          </table:table-cell>
          <table:table-cell table:style-name="ce6" office:value-type="string" calcext:value-type="string">
            <text:p>???RivieraWaves CFG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420" calcext:value-type="float">
            <text:p>2842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o_list_init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431" calcext:value-type="float">
            <text:p>2843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co_list_push_back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451" calcext:value-type="float">
            <text:p>2845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co_list_push_front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468" calcext:value-type="float">
            <text:p>2846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co_list_pop_front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485" calcext:value-type="float">
            <text:p>28485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co_list_extrac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5047.51pt" draw:caption-point-x="-11.54pt" draw:caption-point-y="-22.99pt">
              <dc:date>2021-06-30T00:00:00</dc:date>
              <text:p text:style-name="P1">Looks identical</text:p>
            </office:annotation>
            <text:p>RivieraWaves CO</text:p>
          </table:table-cell>
          <table:table-cell table:style-name="ce9" office:value-type="string" calcext:value-type="string">
            <text:p><text:a xlink:href="https://github.com/lupyuen/AliOS-Things/blob/master/platform/mcu/bk7231u/beken/ip/common/co_list.c#L136" xlink:type="simple">https://github.com/lupyuen/AliOS-Things/blob/master/platform/mcu/bk7231u/beken/ip/common/co_list.c#L136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8520" calcext:value-type="float">
            <text:p>2852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co_list_cnt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540" calcext:value-type="float">
            <text:p>2854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co_list_insert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575" calcext:value-type="float">
            <text:p>28575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co_list_insert_after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607" calcext:value-type="float">
            <text:p>2860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co_list_remove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639" calcext:value-type="float">
            <text:p>2863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co_crc32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657" calcext:value-type="float">
            <text:p>2865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ke_evt_set</text:p>
          </table:table-cell>
          <table:table-cell table:style-name="ce6" office:value-type="string" calcext:value-type="string">
            <text:p>RivieraWaves KE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float" office:value="28667" calcext:value-type="float">
            <text:p>2866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ke_evt_clear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677" calcext:value-type="float">
            <text:p>2867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event_handl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688" calcext:value-type="float">
            <text:p>2868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l_fw_statistic_du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706" calcext:value-type="float">
            <text:p>2870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bl60x_fw_dump_statisti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721" calcext:value-type="float">
            <text:p>2872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ke_evt_schedule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5220.74pt" draw:caption-point-x="-11.54pt" draw:caption-point-y="-22.96pt">
              <dc:date>2021-06-30T00:00:00</dc:date>
              <text:p text:style-name="P1">Looks identical</text:p>
            </office:annotation>
            <text:p>RivieraWaves KE</text:p>
          </table:table-cell>
          <table:table-cell table:style-name="ce9" office:value-type="string" calcext:value-type="string">
            <text:p><text:a xlink:href="https://github.com/lupyuen/AliOS-Things/blob/master/platform/mcu/bk7231u/beken/ip/ke/ke_event.c#L212" xlink:type="simple">https://github.com/lupyuen/AliOS-Things/blob/master/platform/mcu/bk7231u/beken/ip/ke/ke_event.c#L212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8741" calcext:value-type="float">
            <text:p>2874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ke_init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758" calcext:value-type="float">
            <text:p>2875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ke_mem_init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769" calcext:value-type="float">
            <text:p>28769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ke_malloc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806" calcext:value-type="float">
            <text:p>28806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ke_free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863" calcext:value-type="float">
            <text:p>28863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ke_msg_alloc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885" calcext:value-type="float">
            <text:p>2888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ke_msg_send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907" calcext:value-type="float">
            <text:p>2890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ke_msg_send_basic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920" calcext:value-type="float">
            <text:p>2892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ke_msg_forward_and_change_id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8934" calcext:value-type="float">
            <text:p>28934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ke_msg_free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5362.5pt" draw:caption-point-x="-11.54pt" draw:caption-point-y="-22.99pt">
              <dc:date>2021-06-30T00:00:00</dc:date>
              <text:p text:style-name="P1">BL602 version is longer. Does os_free map to a linked-list macro?</text:p>
            </office:annotation>
            <text:p>RivieraWaves KE</text:p>
          </table:table-cell>
          <table:table-cell table:style-name="ce9" office:value-type="string" calcext:value-type="string">
            <text:p><text:a xlink:href="https://github.com/lupyuen/AliOS-Things/blob/master/platform/mcu/bk7231u/beken/ip/ke/ke_msg.c#L213" xlink:type="simple">https://github.com/lupyuen/AliOS-Things/blob/master/platform/mcu/bk7231u/beken/ip/ke/ke_msg.c#L213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8995" calcext:value-type="float">
            <text:p>2899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cmp_dest_i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004" calcext:value-type="float">
            <text:p>2900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ke_task_local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018" calcext:value-type="float">
            <text:p>2901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ke_handler_search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048" calcext:value-type="float">
            <text:p>29048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ke_state_set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091" calcext:value-type="float">
            <text:p>2909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ke_state_get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118" calcext:value-type="float">
            <text:p>29118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ke_task_schedule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182" calcext:value-type="float">
            <text:p>2918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ke_msg_discard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191" calcext:value-type="float">
            <text:p>2919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ke_msg_save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202" calcext:value-type="float">
            <text:p>29202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ke_timer_hw_set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221" calcext:value-type="float">
            <text:p>2922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p_abs_tim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231" calcext:value-type="float">
            <text:p>2923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cmp_timer_i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246" calcext:value-type="float">
            <text:p>29246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ke_timer_set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305" calcext:value-type="float">
            <text:p>2930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ke_timer_clear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346" calcext:value-type="float">
            <text:p>29346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ke_timer_schedule</text:p>
          </table:table-cell>
          <table:table-cell table:style-name="ce6" office:value-type="string" calcext:value-type="string">
            <text:p>RivieraWaves K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375" calcext:value-type="float">
            <text:p>2937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60x_current_time_u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389" calcext:value-type="float">
            <text:p>2938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ac_ie_fin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411" calcext:value-type="float">
            <text:p>29411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mac_vsie_fin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450" calcext:value-type="float">
            <text:p>29450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GetTxEAPOLBuffer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481" calcext:value-type="float">
            <text:p>2948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UpdateEAPOLWcbLenAndTransmi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501" calcext:value-type="float">
            <text:p>2950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keyMgmtProcessMsgEx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514" calcext:value-type="float">
            <text:p>2951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KeyMgmtInitSta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528" calcext:value-type="float">
            <text:p>29528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keyMgmtSta_StartSession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548" calcext:value-type="float">
            <text:p>2954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init_customApp_mibs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565" calcext:value-type="float">
            <text:p>2956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upplicantIsEnabled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584" calcext:value-type="float">
            <text:p>29584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supplicantInitSession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609" calcext:value-type="float">
            <text:p>29609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supplicantDisabl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634" calcext:value-type="float">
            <text:p>29634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supplicantEnabl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684" calcext:value-type="float">
            <text:p>29684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keyMgmtFormatWpaRsnI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703" calcext:value-type="float">
            <text:p>29703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GeneratePWKMsg2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749" calcext:value-type="float">
            <text:p>29749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KeyMgmtStaHsk_Recvd_PWKMsg1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5835pt" draw:caption-point-x="-11.54pt" draw:caption-point-y="-22.99pt">
              <dc:date>2021-06-30T00:00:00</dc:date>
              <text:p text:style-name="P1">Looks identical</text:p>
            </office:annotation>
            <text:p>WPA Supplicant (RK3399)</text:p>
          </table:table-cell>
          <table:table-cell table:style-name="ce9" office:value-type="string" calcext:value-type="string">
            <text:p><text:a xlink:href="https://github.com/lupyuen/rk3399-kernel/blob/main/drivers/net/wireless/rockchip_wlan/mvl88w8977/mlan/esa/keyMgmtSta.c#L572-L723" xlink:type="simple">https://github.com/lupyuen/rk3399-kernel/blob/main/drivers/net/wireless/rockchip_wlan/mvl88w8977/mlan/esa/keyMgmtSta.c#L572-L723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9807" calcext:value-type="float">
            <text:p>29807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upplicantIni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827" calcext:value-type="float">
            <text:p>2982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llocSupplicantData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5866.5pt" draw:caption-point-x="-11.54pt" draw:caption-point-y="-22.99pt">
              <dc:date>2021-06-30T00:00:00</dc:date>
              <text:p text:style-name="P1">Looks identical</text:p>
            </office:annotation>
            <text:p>WPA Supplicant (RK3399)</text:p>
          </table:table-cell>
          <table:table-cell table:style-name="ce9" office:value-type="string" calcext:value-type="string">
            <text:p><text:a xlink:href="https://github.com/lupyuen/rk3399-kernel/blob/main/drivers/net/wireless/rockchip_wlan/mvl88w8977/mlan/esa/keyMgmtSta.c#L81" xlink:type="simple">https://github.com/lupyuen/rk3399-kernel/blob/main/drivers/net/wireless/rockchip_wlan/mvl88w8977/mlan/esa/keyMgmtSta.c#L81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9850" calcext:value-type="float">
            <text:p>2985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keyMgmtGetKeySiz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866" calcext:value-type="float">
            <text:p>29866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add_key_to_mac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954" calcext:value-type="float">
            <text:p>2995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keyMgmtKeyGroupTxDon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9983" calcext:value-type="float">
            <text:p>2998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GenerateGrpMsg2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018" calcext:value-type="float">
            <text:p>30018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KeyMgmtStaHsk_Recvd_GrpMsg1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046" calcext:value-type="float">
            <text:p>30046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add_mfp_key_to_mac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086" calcext:value-type="float">
            <text:p>30086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keyMgmtPlumbPairwiseKey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109" calcext:value-type="float">
            <text:p>30109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keyMgmtKeyPairwiseTxDon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128" calcext:value-type="float">
            <text:p>30128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GeneratePWKMsg4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176" calcext:value-type="float">
            <text:p>3017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KeyMgmtStaHsk_Recvd_PWKMsg3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204" calcext:value-type="float">
            <text:p>30204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ProcessKeyMgmtDataSta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231" calcext:value-type="float">
            <text:p>3023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ProcessEAPoLPk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258" calcext:value-type="float">
            <text:p>30258</text:p>
          </table:table-cell>
          <table:table-cell table:style-name="ce4" office:value-type="float" office:value="112" calcext:value-type="float">
            <text:p>112</text:p>
          </table:table-cell>
          <table:table-cell table:style-name="ce6" office:value-type="string" calcext:value-type="string">
            <text:p>process_rsn_ie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370" calcext:value-type="float">
            <text:p>3037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process_wpa_ie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435" calcext:value-type="float">
            <text:p>3043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keyMgmtStaRsnSecuredTimeoutHandler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451" calcext:value-type="float">
            <text:p>3045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upplicantGenerateRand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463" calcext:value-type="float">
            <text:p>30463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ComputeEAPOL_MIC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504" calcext:value-type="float">
            <text:p>3050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keyMgmtGetKeySize_internal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536" calcext:value-type="float">
            <text:p>3053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isApReplayCounterFresh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572" calcext:value-type="float">
            <text:p>3057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updateApReplayCounter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601" calcext:value-type="float">
            <text:p>3060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formEAPOLEthHdr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618" calcext:value-type="float">
            <text:p>30618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IsEAPOL_MICValid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646" calcext:value-type="float">
            <text:p>30646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KeyMgmtSta_PopulateEAPOLLengthMic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678" calcext:value-type="float">
            <text:p>3067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parseKeyKD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697" calcext:value-type="float">
            <text:p>30697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parseKeyKDE_DataTyp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731" calcext:value-type="float">
            <text:p>30731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arseKeyDataGT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757" calcext:value-type="float">
            <text:p>30757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KeyMgmtSta_ApplyKE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797" calcext:value-type="float">
            <text:p>30797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KeyMgmtSta_IsRxEAPOLValid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824" calcext:value-type="float">
            <text:p>30824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KeyMgmtSta_PrepareEAPOLFram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872" calcext:value-type="float">
            <text:p>30872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upplicantAkmIsWpaWpa2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895" calcext:value-type="float">
            <text:p>3089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upplicantAkmIsWpa2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913" calcext:value-type="float">
            <text:p>30913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supplicantAkmIsWpaWpa2Ps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937" calcext:value-type="float">
            <text:p>3093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upplicantAkmUsesKdf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956" calcext:value-type="float">
            <text:p>3095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supplicantConstructContex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0991" calcext:value-type="float">
            <text:p>30991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KeyMgmt_DerivePT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015" calcext:value-type="float">
            <text:p>3101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KeyMgmtSta_DeriveKeys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044" calcext:value-type="float">
            <text:p>31044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etEAPOLKeyDescTypeVersion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063" calcext:value-type="float">
            <text:p>31063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GetKeyMsgNonceFromEAPOL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091" calcext:value-type="float">
            <text:p>31091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ProcessRxEAPOL_PwkMsg3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124" calcext:value-type="float">
            <text:p>31124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ProcessRxEAPOL_GrpMsg1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171" calcext:value-type="float">
            <text:p>3117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KeyMgmtResetCounter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188" calcext:value-type="float">
            <text:p>3118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keyMgmtSta_StartSession_internal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207" calcext:value-type="float">
            <text:p>3120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KeyMgmtSta_InitSession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226" calcext:value-type="float">
            <text:p>3122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et_psk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244" calcext:value-type="float">
            <text:p>3124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emove_psk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256" calcext:value-type="float">
            <text:p>31256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bl_sha256_crypto_kdf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295" calcext:value-type="float">
            <text:p>3129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pmkCacheFindPS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324" calcext:value-type="float">
            <text:p>31324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pmkCacheSetPassphras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346" calcext:value-type="float">
            <text:p>3134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mkCacheIni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362" calcext:value-type="float">
            <text:p>3136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mkCacheRomIni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378" calcext:value-type="float">
            <text:p>31378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pmkCacheNewElemen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414" calcext:value-type="float">
            <text:p>31414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pmkCacheUpdateReplacementRan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448" calcext:value-type="float">
            <text:p>31448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pmkCacheFindPSKElemen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479" calcext:value-type="float">
            <text:p>31479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mkCacheAddPS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505" calcext:value-type="float">
            <text:p>31505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pmkCacheDeletePS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525" calcext:value-type="float">
            <text:p>3152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pmkCacheGetHexNibbl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552" calcext:value-type="float">
            <text:p>31552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pmkCacheGeneratePS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588" calcext:value-type="float">
            <text:p>31588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prepare_key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625" calcext:value-type="float">
            <text:p>3162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rc4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666" calcext:value-type="float">
            <text:p>3166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RC4_Encryp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691" calcext:value-type="float">
            <text:p>31691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sha256_compress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772" calcext:value-type="float">
            <text:p>3177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ha256_init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792" calcext:value-type="float">
            <text:p>31792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sha256_vector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902" calcext:value-type="float">
            <text:p>31902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hmac_sha256_vector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973" calcext:value-type="float">
            <text:p>31973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KeyMgmtInit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1997" calcext:value-type="float">
            <text:p>31997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repDefaultEapolMsg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032" calcext:value-type="float">
            <text:p>32032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GeneratePWKMsg1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072" calcext:value-type="float">
            <text:p>32072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GeneratePWKMsg3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133" calcext:value-type="float">
            <text:p>32133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rocessPWKMsg4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171" calcext:value-type="float">
            <text:p>32171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GenerateApEapolMsg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221" calcext:value-type="float">
            <text:p>32221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ProcessPWKMsg2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258" calcext:value-type="float">
            <text:p>3225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SendEAPOLMsgUsingBufDesc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279" calcext:value-type="float">
            <text:p>32279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ProcessKeyMgmtDataAp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320" calcext:value-type="float">
            <text:p>3232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InitStaKeyInfo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338" calcext:value-type="float">
            <text:p>3233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RemoveAPKeyInfo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352" calcext:value-type="float">
            <text:p>3235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InitGroupKey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383" calcext:value-type="float">
            <text:p>32383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GenerateGTK_internal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411" calcext:value-type="float">
            <text:p>32411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PopulateKeyMsg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475" calcext:value-type="float">
            <text:p>32475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prepareKDE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524" calcext:value-type="float">
            <text:p>32524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Encrypt_keyData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570" calcext:value-type="float">
            <text:p>3257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KeyMgmtAp_DerivePT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588" calcext:value-type="float">
            <text:p>3258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KeyData_CopyWPAWP2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607" calcext:value-type="float">
            <text:p>32607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KeyData_UpdateKeyMaterial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625" calcext:value-type="float">
            <text:p>3262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OM_InitGTK</text:p>
          </table:table-cell>
          <table:table-cell table:style-name="ce6" office:value-type="string" calcext:value-type="string">
            <text:p>WPA Supplicant (RK3399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637" calcext:value-type="float">
            <text:p>3263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InitKeyMgmtInfo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654" calcext:value-type="float">
            <text:p>3265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cm_GetApInfo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670" calcext:value-type="float">
            <text:p>3267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cm_GetApData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686" calcext:value-type="float">
            <text:p>3268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cm_AllocAPResources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712" calcext:value-type="float">
            <text:p>32712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cm_AllocResources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767" calcext:value-type="float">
            <text:p>3276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cm_DeleteConnection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788" calcext:value-type="float">
            <text:p>3278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cm_SetPeerAddr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806" calcext:value-type="float">
            <text:p>32806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cm_SetComData</text:p>
          </table:table-cell>
          <table:table-cell table:style-name="ce6" office:value-type="string" calcext:value-type="string">
            <text:p>???WPA Supplica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829" calcext:value-type="float">
            <text:p>32829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assert_rec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848" calcext:value-type="float">
            <text:p>3284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assert_err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858" calcext:value-type="float">
            <text:p>3285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assert_warn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869" calcext:value-type="float">
            <text:p>3286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oex_dump_pta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880" calcext:value-type="float">
            <text:p>3288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coex_dump_wifi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889" calcext:value-type="float">
            <text:p>3288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coex_wifi_rf_forece_enable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904" calcext:value-type="float">
            <text:p>32904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coex_wifi_pti_forece_enable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925" calcext:value-type="float">
            <text:p>32925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coex_wifi_pta_forece_enable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2959" calcext:value-type="float">
            <text:p>32959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wifi_main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010" calcext:value-type="float">
            <text:p>3301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ipc_emb_notify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034" calcext:value-type="float">
            <text:p>3303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ipc_emb_wait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047" calcext:value-type="float">
            <text:p>33047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ipc_emb_init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067" calcext:value-type="float">
            <text:p>3306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ipc_emb_tx_irq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086" calcext:value-type="float">
            <text:p>33086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ipc_emb_tx_evt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137" calcext:value-type="float">
            <text:p>3313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ipc_emb_cfmback_irq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163" calcext:value-type="float">
            <text:p>3316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ipc_emb_txcfm_ind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175" calcext:value-type="float">
            <text:p>3317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ipc_emb_msg_irq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190" calcext:value-type="float">
            <text:p>33190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ipc_emb_msg_evt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241" calcext:value-type="float">
            <text:p>3324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ipc_emb_msg_dma_int_handler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252" calcext:value-type="float">
            <text:p>3325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ipc_emb_dbg_dma_int_handler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263" calcext:value-type="float">
            <text:p>3326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ipc_emb_dump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272" calcext:value-type="float">
            <text:p>3327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set_channe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284" calcext:value-type="float">
            <text:p>33284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rf_dump_status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295" calcext:value-type="float">
            <text:p>3329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dm_txcbwmax_setf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310" calcext:value-type="float">
            <text:p>33310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phy_config_rxgain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335" calcext:value-type="float">
            <text:p>33335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agc_confi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371" calcext:value-type="float">
            <text:p>3337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dm_re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381" calcext:value-type="float">
            <text:p>3338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phy_powroffset_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403" calcext:value-type="float">
            <text:p>33403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phy_hw_set_channel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7772.26pt" draw:caption-point-x="-11.54pt" draw:caption-point-y="-22.99pt">
              <dc:date>2021-06-30T00:00:00</dc:date>
              <text:p text:style-name="P1">BL602 version looks more complex</text:p>
            </office:annotation>
            <text:p>BL602 PHY</text:p>
          </table:table-cell>
          <table:table-cell table:style-name="ce9" office:value-type="string" calcext:value-type="string">
            <text:p><text:a xlink:href="https://github.com/lupyuen/bl602-604/blob/master/components/bl602/bl602_wifi/plf/refip/src/driver/phy/bl602_phy_rf/phy_bl602.c#L330" xlink:type="simple">https://github.com/lupyuen/bl602-604/blob/master/components/bl602/bl602_wifi/plf/refip/src/driver/phy/bl602_phy_rf/phy_bl602.c#L330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3461" calcext:value-type="float">
            <text:p>3346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phy_get_channe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473" calcext:value-type="float">
            <text:p>33473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phy_set_channe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497" calcext:value-type="float">
            <text:p>3349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phy_get_version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510" calcext:value-type="float">
            <text:p>3351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phy_vht_supported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527" calcext:value-type="float">
            <text:p>33527</text:p>
          </table:table-cell>
          <table:table-cell table:style-name="ce4" office:value-type="float" office:value="93" calcext:value-type="float">
            <text:p>93</text:p>
          </table:table-cell>
          <table:table-cell table:style-name="ce6" office:value-type="string" calcext:value-type="string">
            <text:p>phy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7851pt" draw:caption-point-x="-11.54pt" draw:caption-point-y="-22.99pt">
              <dc:date>2021-06-30T00:00:00</dc:date>
              <text:p text:style-name="P1">BL602 version looks more complex</text:p>
            </office:annotation>
            <text:p>BL602 PHY</text:p>
          </table:table-cell>
          <table:table-cell table:style-name="ce10" office:value-type="string" calcext:value-type="string">
            <text:p><text:a xlink:href="https://github.com/lupyuen/bl602-604/blob/master/components/bl602/bl602_wifi/plf/refip/src/driver/phy/bl602_phy_rf/phy_bl602.c#L474-L492" xlink:type="simple">https://github.com/lupyuen/bl602-604/blob/master/components/bl602/bl602_wifi/plf/refip/src/driver/phy/bl602_phy_rf/phy_bl602.c#L474-L492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3620" calcext:value-type="float">
            <text:p>3362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phy_get_nss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631" calcext:value-type="float">
            <text:p>3363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phy_get_ntx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640" calcext:value-type="float">
            <text:p>3364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phy_stop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651" calcext:value-type="float">
            <text:p>3365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phy_ldpc_tx_supported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660" calcext:value-type="float">
            <text:p>3366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phy_get_mac_freq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669" calcext:value-type="float">
            <text:p>3366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phy_get_rf_gain_idx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682" calcext:value-type="float">
            <text:p>33682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hy_get_rf_gain_capab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697" calcext:value-type="float">
            <text:p>3369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pif_clk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706" calcext:value-type="float">
            <text:p>3370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phy_mdm_isr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717" calcext:value-type="float">
            <text:p>3371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hy_rc_isr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733" calcext:value-type="float">
            <text:p>3373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a_ini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768" calcext:value-type="float">
            <text:p>33768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pa_inpu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809" calcext:value-type="float">
            <text:p>33809</text:p>
          </table:table-cell>
          <table:table-cell table:style-name="ce4" office:value-type="float" office:value="140" calcext:value-type="float">
            <text:p>140</text:p>
          </table:table-cell>
          <table:table-cell table:style-name="ce6" office:value-type="string" calcext:value-type="string">
            <text:p>pa_adap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8055.75pt" draw:caption-point-x="-11.54pt" draw:caption-point-y="-22.99pt">
              <dc:date>2021-06-30T00:00:00</dc:date>
              <text:p text:style-name="P1">Looks identical</text:p>
            </office:annotation>
            <text:p>BL602 PHY</text:p>
          </table:table-cell>
          <table:table-cell table:style-name="ce9" office:value-type="string" calcext:value-type="string">
            <text:p><text:a xlink:href="https://github.com/lupyuen/bl602-604/blob/master/components/bl602/bl602_wifi/plf/refip/src/driver/phy/bl602_phy_rf/phy_adapt.c#L277" xlink:type="simple">https://github.com/lupyuen/bl602-604/blob/master/components/bl602/bl602_wifi/plf/refip/src/driver/phy/bl602_phy_rf/phy_adapt.c#L277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3949" calcext:value-type="float">
            <text:p>3394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hal_get_capcode</text:p>
          </table:table-cell>
          <table:table-cell table:style-name="ce6" office:value-type="string" calcext:value-type="string">
            <text:p>BL602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960" calcext:value-type="float">
            <text:p>3396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al_set_capcode</text:p>
          </table:table-cell>
          <table:table-cell table:style-name="ce6" office:value-type="string" calcext:value-type="string">
            <text:p>BL602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970" calcext:value-type="float">
            <text:p>3397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al_get_temperature</text:p>
          </table:table-cell>
          <table:table-cell table:style-name="ce6" office:value-type="string" calcext:value-type="string">
            <text:p>BL602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980" calcext:value-type="float">
            <text:p>3398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al_set_temperature</text:p>
          </table:table-cell>
          <table:table-cell table:style-name="ce6" office:value-type="string" calcext:value-type="string">
            <text:p>BL602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990" calcext:value-type="float">
            <text:p>33990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trpc_update_power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018" calcext:value-type="float">
            <text:p>3401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rpc_power_ge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028" calcext:value-type="float">
            <text:p>34028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rpc_update_power_11b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048" calcext:value-type="float">
            <text:p>3404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trpc_update_power_11g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069" calcext:value-type="float">
            <text:p>34069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trpc_update_power_11n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090" calcext:value-type="float">
            <text:p>3409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rpc_ini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108" calcext:value-type="float">
            <text:p>3410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rpc_get_rf_max_power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117" calcext:value-type="float">
            <text:p>3411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rpc_get_rf_min_power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126" calcext:value-type="float">
            <text:p>34126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trpc_get_power_idx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8260.5pt" draw:caption-point-x="-11.54pt" draw:caption-point-y="-22.99pt">
              <dc:date>2021-06-30T00:00:00</dc:date>
              <text:p text:style-name="P1">Looks identical</text:p>
            </office:annotation>
            <text:p>BL602 PHY</text:p>
          </table:table-cell>
          <table:table-cell table:style-name="ce9" office:value-type="string" calcext:value-type="string">
            <text:p><text:a xlink:href="https://github.com/lupyuen/bl602-604/blob/master/components/bl602/bl602_wifi/plf/refip/src/driver/phy/bl602_phy_rf/phy_trpc.c#L121" xlink:type="simple">https://github.com/lupyuen/bl602-604/blob/master/components/bl602/bl602_wifi/plf/refip/src/driver/phy/bl602_phy_rf/phy_trpc.c#L121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4187" calcext:value-type="float">
            <text:p>34187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trpc_get_default_power_idx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216" calcext:value-type="float">
            <text:p>3421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rpc_update_vs_channe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233" calcext:value-type="float">
            <text:p>3423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rpc_update_vs_temperature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249" calcext:value-type="float">
            <text:p>3424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hy_tcal_rese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265" calcext:value-type="float">
            <text:p>3426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phy_tcal_star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275" calcext:value-type="float">
            <text:p>3427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hy_tcal_txpwr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290" calcext:value-type="float">
            <text:p>34290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phy_tcal_handle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333" calcext:value-type="float">
            <text:p>3433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phy_tcal_callback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350" calcext:value-type="float">
            <text:p>3435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fsm_ctrl_en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362" calcext:value-type="float">
            <text:p>3436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fsm_st_dbg_en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374" calcext:value-type="float">
            <text:p>3437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3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386" calcext:value-type="float">
            <text:p>3438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2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398" calcext:value-type="float">
            <text:p>3439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1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410" calcext:value-type="float">
            <text:p>3441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0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422" calcext:value-type="float">
            <text:p>3442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7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434" calcext:value-type="float">
            <text:p>3443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6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446" calcext:value-type="float">
            <text:p>3444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5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458" calcext:value-type="float">
            <text:p>3445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4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470" calcext:value-type="float">
            <text:p>3447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11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482" calcext:value-type="float">
            <text:p>3448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10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494" calcext:value-type="float">
            <text:p>3449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9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506" calcext:value-type="float">
            <text:p>3450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8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518" calcext:value-type="float">
            <text:p>3451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15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530" calcext:value-type="float">
            <text:p>3453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14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542" calcext:value-type="float">
            <text:p>3454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tx_dvga_gain_qdb_gc13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554" calcext:value-type="float">
            <text:p>3455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rf_tx_dvga_gain_qdb_gc12_setf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564" calcext:value-type="float">
            <text:p>3456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wait_u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582" calcext:value-type="float">
            <text:p>34582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_print_channel_info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605" calcext:value-type="float">
            <text:p>34605</text:p>
          </table:table-cell>
          <table:table-cell table:style-name="ce4" office:value-type="float" office:value="155" calcext:value-type="float">
            <text:p>155</text:p>
          </table:table-cell>
          <table:table-cell table:style-name="ce6" office:value-type="string" calcext:value-type="string">
            <text:p>rfc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8717.24pt" draw:caption-point-x="-11.54pt" draw:caption-point-y="-22.96pt">
              <dc:date>2021-06-30T00:00:00</dc:date>
              <text:p text:style-name="P1">BL602 version looks more complex</text:p>
            </office:annotation>
            <text:p>BL602 PHY</text:p>
          </table:table-cell>
          <table:table-cell table:style-name="ce9" office:value-type="string" calcext:value-type="string">
            <text:p><text:a xlink:href="https://github.com/lupyuen/bl602-604/blob/master/components/bl602/bl602_wifi/plf/refip/src/driver/phy/bl602_phy_rf/phy_trpc.c#L121" xlink:type="simple">https://github.com/lupyuen/bl602-604/blob/master/components/bl602/bl602_wifi/plf/refip/src/driver/phy/bl602_phy_rf/phy_trpc.c#L121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4760" calcext:value-type="float">
            <text:p>3476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rfc_rxdfe_set_notch0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773" calcext:value-type="float">
            <text:p>34773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rfc_config_channel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8748.74pt" draw:caption-point-x="-11.54pt" draw:caption-point-y="-22.96pt">
              <dc:date>2021-06-30T00:00:00</dc:date>
              <text:p text:style-name="P1">BL602 version looks more complex</text:p>
            </office:annotation>
            <text:p>BL602 PHY</text:p>
          </table:table-cell>
          <table:table-cell table:style-name="ce9" office:value-type="string" calcext:value-type="string">
            <text:p><text:a xlink:href="https://github.com/lupyuen/bl602-604/blob/master/components/bl602/bl602_wifi/plf/refip/src/driver/phy/bl602_phy_rf/rfc_bl602.c#L786" xlink:type="simple">https://github.com/lupyuen/bl602-604/blob/master/components/bl602/bl602_wifi/plf/refip/src/driver/phy/bl602_phy_rf/rfc_bl602.c#L786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4819" calcext:value-type="float">
            <text:p>3481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rfc_coex_force_to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834" calcext:value-type="float">
            <text:p>3483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rfc_get_power_leve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850" calcext:value-type="float">
            <text:p>34850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rfc_apply_tx_dvga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878" calcext:value-type="float">
            <text:p>34878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rfc_apply_tx_power_offse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942" calcext:value-type="float">
            <text:p>34942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rf_pri_set_gain_table_regs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986" calcext:value-type="float">
            <text:p>34986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rf_pri_manu_pu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027" calcext:value-type="float">
            <text:p>35027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rf_pri_save_state_for_ca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064" calcext:value-type="float">
            <text:p>35064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rf_pri_restore_state_for_ca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101" calcext:value-type="float">
            <text:p>3510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pri_singen_star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113" calcext:value-type="float">
            <text:p>3511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rf_pri_pm_pwr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132" calcext:value-type="float">
            <text:p>3513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pri_start_txdfe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144" calcext:value-type="float">
            <text:p>35144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rf_pri_pm_pwr_avg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165" calcext:value-type="float">
            <text:p>3516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rf_pri_txcal_config_hw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220" calcext:value-type="float">
            <text:p>3522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rf_pri_fcal_meas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236" calcext:value-type="float">
            <text:p>352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f_pri_rccal_config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248" calcext:value-type="float">
            <text:p>3524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rf_pri_rccal_config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265" calcext:value-type="float">
            <text:p>35265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rf_pri_txcal_config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304" calcext:value-type="float">
            <text:p>35304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rf_pri_txcal_search_core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373" calcext:value-type="float">
            <text:p>3537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rf_pri_singen_config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387" calcext:value-type="float">
            <text:p>35387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rf_pri_rccal_iq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462" calcext:value-type="float">
            <text:p>35462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rf_pri_config_channe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492" calcext:value-type="float">
            <text:p>35492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rf_pri_roscal_iq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547" calcext:value-type="float">
            <text:p>35547</text:p>
          </table:table-cell>
          <table:table-cell table:style-name="ce4" office:value-type="float" office:value="118" calcext:value-type="float">
            <text:p>118</text:p>
          </table:table-cell>
          <table:table-cell table:style-name="ce6" office:value-type="string" calcext:value-type="string">
            <text:p>rf_pri_chipv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665" calcext:value-type="float">
            <text:p>3566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rf_pri_update_tx_power_offse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689" calcext:value-type="float">
            <text:p>35689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rf_pri_get_notch_param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710" calcext:value-type="float">
            <text:p>35710</text:p>
          </table:table-cell>
          <table:table-cell table:style-name="ce4" office:value-type="float" office:value="137" calcext:value-type="float">
            <text:p>137</text:p>
          </table:table-cell>
          <table:table-cell table:style-name="ce6" office:value-type="string" calcext:value-type="string">
            <text:p>rf_pri_update_param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5847" calcext:value-type="float">
            <text:p>35847</text:p>
          </table:table-cell>
          <table:table-cell table:style-name="ce4" office:value-type="float" office:value="369" calcext:value-type="float">
            <text:p>369</text:p>
          </table:table-cell>
          <table:table-cell table:style-name="ce6" office:value-type="string" calcext:value-type="string">
            <text:p>rf_pri_xtalfreq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9173.99pt" draw:caption-point-x="-11.54pt" draw:caption-point-y="-22.96pt">
              <dc:date>2021-06-30T00:00:00</dc:date>
              <text:p text:style-name="P1">Looks identical</text:p>
            </office:annotation>
            <text:p>BL602 PHY</text:p>
          </table:table-cell>
          <table:table-cell table:style-name="ce9" office:value-type="string" calcext:value-type="string">
            <text:p><text:a xlink:href="https://github.com/lupyuen/bl602-604/blob/master/components/bl602/bl602_wifi/plf/refip/src/driver/phy/bl602_phy_rf/rf/Src/bl602_rf_private.c#L802" xlink:type="simple">https://github.com/lupyuen/bl602-604/blob/master/components/bl602/bl602_wifi/plf/refip/src/driver/phy/bl602_phy_rf/rf/Src/bl602_rf_private.c#L802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6216" calcext:value-type="float">
            <text:p>3621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rf_pri_get_vco_freq_cw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233" calcext:value-type="float">
            <text:p>3623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rf_pri_get_vco_idac_cw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250" calcext:value-type="float">
            <text:p>3625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rf_pri_get_txgain_max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259" calcext:value-type="float">
            <text:p>3625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rf_pri_get_txgain_min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268" calcext:value-type="float">
            <text:p>36268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rf_pri_get_txgain_index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293" calcext:value-type="float">
            <text:p>3629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rf_pri_query_txgain_table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307" calcext:value-type="float">
            <text:p>3630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rf_pri_update_dvga_os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328" calcext:value-type="float">
            <text:p>36328</text:p>
          </table:table-cell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rf_pri_tx_gain_comp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417" calcext:value-type="float">
            <text:p>36417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rf_pri_txca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517" calcext:value-type="float">
            <text:p>36517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rf_pri_rosca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570" calcext:value-type="float">
            <text:p>36570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rf_pri_rcca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654" calcext:value-type="float">
            <text:p>36654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rf_pri_lo_aca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706" calcext:value-type="float">
            <text:p>36706</text:p>
          </table:table-cell>
          <table:table-cell table:style-name="ce4" office:value-type="float" office:value="102" calcext:value-type="float">
            <text:p>102</text:p>
          </table:table-cell>
          <table:table-cell table:style-name="ce6" office:value-type="string" calcext:value-type="string">
            <text:p>rf_pri_fca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808" calcext:value-type="float">
            <text:p>36808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rf_pri_full_ca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828" calcext:value-type="float">
            <text:p>36828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rf_pri_restore_cal_reg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861" calcext:value-type="float">
            <text:p>36861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rf_pri_ini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908" calcext:value-type="float">
            <text:p>3690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rf_pri_update_power_offset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927" calcext:value-type="float">
            <text:p>3692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hyif_utils_decod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953" calcext:value-type="float">
            <text:p>36953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sysctrl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964" calcext:value-type="float">
            <text:p>3696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intc_spuriou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974" calcext:value-type="float">
            <text:p>3697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intc_enable_irq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6984" calcext:value-type="float">
            <text:p>3698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intc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016" calcext:value-type="float">
            <text:p>37016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mac_irq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037" calcext:value-type="float">
            <text:p>3703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irq_handler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051" calcext:value-type="float">
            <text:p>3705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mac_pwr_mgt_setf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070" calcext:value-type="float">
            <text:p>37070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chan_get_next_chan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136" calcext:value-type="float">
            <text:p>3713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han_conn_less_delay_prog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147" calcext:value-type="float">
            <text:p>3714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chan_upd_nb_rem_slots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168" calcext:value-type="float">
            <text:p>3716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chan_tbtt_detect_conflic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185" calcext:value-type="float">
            <text:p>37185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chan_tbtt_inser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268" calcext:value-type="float">
            <text:p>37268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chan_upd_ctxt_status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323" calcext:value-type="float">
            <text:p>37323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chan_switch_star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352" calcext:value-type="float">
            <text:p>37352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chan_conn_less_delay_ev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388" calcext:value-type="float">
            <text:p>37388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chan_tbtt_switch_ev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425" calcext:value-type="float">
            <text:p>37425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chan_tbtt_schedule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472" calcext:value-type="float">
            <text:p>37472</text:p>
          </table:table-cell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chan_cde_ev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561" calcext:value-type="float">
            <text:p>37561</text:p>
          </table:table-cell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chan_pre_switch_channel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9756.74pt" draw:caption-point-x="-11.54pt" draw:caption-point-y="-22.96pt">
              <dc:date>2021-06-30T00:00:00</dc:date>
              <text:p text:style-name="P1">BL602 version is different</text:p>
            </office:annotation>
            <text:p>???RivieraWaves CHAN</text:p>
          </table:table-cell>
          <table:table-cell table:style-name="ce9" office:value-type="string" calcext:value-type="string">
            <text:p><text:a xlink:href="https://github.com/lupyuen/AliOS-Things/blob/master/platform/mcu/bk7231u/beken/ip/lmac/src/chan/chan.c#L1043" xlink:type="simple">https://github.com/lupyuen/AliOS-Things/blob/master/platform/mcu/bk7231u/beken/ip/lmac/src/chan/chan.c#L1043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7662" calcext:value-type="float">
            <text:p>37662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chan_goto_idle_cb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711" calcext:value-type="float">
            <text:p>3771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chan_tx_cfm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732" calcext:value-type="float">
            <text:p>37732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chan_ctxt_op_ev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804" calcext:value-type="float">
            <text:p>37804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chan_ini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840" calcext:value-type="float">
            <text:p>37840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chan_scan_req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874" calcext:value-type="float">
            <text:p>37874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chan_roc_req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955" calcext:value-type="float">
            <text:p>37955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chan_ctxt_add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7995" calcext:value-type="float">
            <text:p>3799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chan_ctxt_del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018" calcext:value-type="float">
            <text:p>3801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chan_ctxt_update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047" calcext:value-type="float">
            <text:p>3804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chan_tbtt_switch_update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068" calcext:value-type="float">
            <text:p>38068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chan_bcn_to_ev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110" calcext:value-type="float">
            <text:p>38110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chan_bcn_detect_start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142" calcext:value-type="float">
            <text:p>38142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chan_is_on_channel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163" calcext:value-type="float">
            <text:p>3816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chan_is_tx_allowed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181" calcext:value-type="float">
            <text:p>3818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chan_is_on_operational_channel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196" calcext:value-type="float">
            <text:p>38196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chan_update_tx_power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238" calcext:value-type="float">
            <text:p>38238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chan_ctxt_link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285" calcext:value-type="float">
            <text:p>3828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chan_ctxt_unlink</text:p>
          </table:table-cell>
          <table:table-cell table:style-name="ce6" office:value-type="string" calcext:value-type="string">
            <text:p>???RivieraWaves CH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345" calcext:value-type="float">
            <text:p>3834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hal_dma_ini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055.99pt" draw:caption-point-x="-11.54pt" draw:caption-point-y="-22.96pt">
              <dc:date>2021-06-30T00:00:00</dc:date>
              <text:p text:style-name="P1">BL602 version is different</text:p>
            </office:annotation>
            <text:p>???RivieraWaves HAL</text:p>
          </table:table-cell>
          <table:table-cell table:style-name="ce9" office:value-type="string" calcext:value-type="string">
            <text:p><text:a xlink:href="https://github.com/lupyuen/AliOS-Things/blob/master/platform/mcu/bk7231u/beken/ip/lmac/src/hal/hal_dma.c#L70" xlink:type="simple">https://github.com/lupyuen/AliOS-Things/blob/master/platform/mcu/bk7231u/beken/ip/lmac/src/hal/hal_dma.c#L70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8358" calcext:value-type="float">
            <text:p>3835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hal_dma_push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392" calcext:value-type="float">
            <text:p>3839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hal_dma_evt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418" calcext:value-type="float">
            <text:p>3841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lmac_soft_reset_getf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435" calcext:value-type="float">
            <text:p>3843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mac_wt_2_crypt_clk_ratio_setf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449" calcext:value-type="float">
            <text:p>3844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mac_rx_flow_cntrl_en_setf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461" calcext:value-type="float">
            <text:p>3846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mac_key_sto_ram_reset_setf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473" calcext:value-type="float">
            <text:p>38473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hal_machw_idle_req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494" calcext:value-type="float">
            <text:p>3849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hal_machw_stop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512" calcext:value-type="float">
            <text:p>38512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string" calcext:value-type="string">
            <text:p>hal_machw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197.75pt" draw:caption-point-x="-11.54pt" draw:caption-point-y="-22.99pt">
              <dc:date>2021-06-30T00:00:00</dc:date>
              <text:p text:style-name="P1">BL602 version is different</text:p>
            </office:annotation>
            <text:p>???RivieraWaves HAL</text:p>
          </table:table-cell>
          <table:table-cell table:style-name="ce9" office:value-type="string" calcext:value-type="string">
            <text:p><text:a xlink:href="https://github.com/lupyuen/AliOS-Things/blob/master/platform/mcu/bk7231u/beken/ip/lmac/src/hal/hal_machw.c#L188" xlink:type="simple">https://github.com/lupyuen/AliOS-Things/blob/master/platform/mcu/bk7231u/beken/ip/lmac/src/hal/hal_machw.c#L188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8615" calcext:value-type="float">
            <text:p>3861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hal_machw_disable_int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628" calcext:value-type="float">
            <text:p>3862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hal_machw_reset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655" calcext:value-type="float">
            <text:p>3865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hal_machw_search_addr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667" calcext:value-type="float">
            <text:p>3866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al_machw_monitor_mode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683" calcext:value-type="float">
            <text:p>3868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hal_machw_sleep_check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710" calcext:value-type="float">
            <text:p>38710</text:p>
          </table:table-cell>
          <table:table-cell table:style-name="ce4" office:value-type="float" office:value="156" calcext:value-type="float">
            <text:p>156</text:p>
          </table:table-cell>
          <table:table-cell table:style-name="ce6" office:value-type="string" calcext:value-type="string">
            <text:p>hal_machw_gen_handler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866" calcext:value-type="float">
            <text:p>3886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hal_mib_dump</text:p>
          </table:table-cell>
          <table:table-cell table:style-name="ce6" office:value-type="string" calcext:value-type="string">
            <text:p>???RivieraWaves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878" calcext:value-type="float">
            <text:p>38878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mm_monitor_channel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323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914" calcext:value-type="float">
            <text:p>3891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mm_monitor_enable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339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946" calcext:value-type="float">
            <text:p>38946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mm_cfg_rssi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355.2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967" calcext:value-type="float">
            <text:p>38967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m_set_ps_options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37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987" calcext:value-type="float">
            <text:p>3898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m_tim_update_req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386.7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8998" calcext:value-type="float">
            <text:p>3899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m_bcn_change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402.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009" calcext:value-type="float">
            <text:p>39009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mm_remain_on_channel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418.26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034" calcext:value-type="float">
            <text:p>3903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m_sta_del_req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433.99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046" calcext:value-type="float">
            <text:p>3904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m_sta_add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449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065" calcext:value-type="float">
            <text:p>3906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m_key_del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465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080" calcext:value-type="float">
            <text:p>3908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m_key_add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481.2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107" calcext:value-type="float">
            <text:p>39107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m_set_power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497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129" calcext:value-type="float">
            <text:p>39129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mm_set_idle_req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512.7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177" calcext:value-type="float">
            <text:p>3917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m_reset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528.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194" calcext:value-type="float">
            <text:p>3919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m_version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544.26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212" calcext:value-type="float">
            <text:p>39212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m_start_req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559.99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240" calcext:value-type="float">
            <text:p>3924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m_set_ps_mode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575.7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267" calcext:value-type="float">
            <text:p>3926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mm_force_idle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591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299" calcext:value-type="float">
            <text:p>39299</text:p>
          </table:table-cell>
          <table:table-cell table:style-name="ce4" office:value-type="float" office:value="250" calcext:value-type="float">
            <text:p>250</text:p>
          </table:table-cell>
          <table:table-cell table:style-name="ce6" office:value-type="string" calcext:value-type="string">
            <text:p>mm_hw_config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607.2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549" calcext:value-type="float">
            <text:p>39549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bl60x_edca_g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586" calcext:value-type="float">
            <text:p>39586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bl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607" calcext:value-type="float">
            <text:p>3960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l_reset_ev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624" calcext:value-type="float">
            <text:p>39624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bl_slee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665" calcext:value-type="float">
            <text:p>3966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bl_nap_calcula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695" calcext:value-type="float">
            <text:p>3969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rx_swdesc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717" calcext:value-type="float">
            <text:p>3971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can_cancel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717.51pt" draw:caption-point-x="-11.54pt" draw:caption-point-y="-22.99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736" calcext:value-type="float">
            <text:p>3973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scan_start_req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733.24pt" draw:caption-point-x="-11.54pt" draw:caption-point-y="-22.96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771" calcext:value-type="float">
            <text:p>39771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mm_scan_channel_end_ind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749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807" calcext:value-type="float">
            <text:p>39807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m_scan_channel_start_ind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764.7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834" calcext:value-type="float">
            <text:p>3983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txl_buffer_re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780.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847" calcext:value-type="float">
            <text:p>39847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txl_buffer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796.26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911" calcext:value-type="float">
            <text:p>3991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txl_buffer_rese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811.99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922" calcext:value-type="float">
            <text:p>39922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txl_buffer_alloc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827.7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9965" calcext:value-type="float">
            <text:p>39965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txl_buffer_update_thd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843.51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017" calcext:value-type="float">
            <text:p>4001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xl_cfm_init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859.2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032" calcext:value-type="float">
            <text:p>40032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xl_cfm_push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87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047" calcext:value-type="float">
            <text:p>40047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xl_cfm_evt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890.74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071" calcext:value-type="float">
            <text:p>40071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txl_cfm_flush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906.5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108" calcext:value-type="float">
            <text:p>4010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txl_cfm_dma_int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0922.26pt" draw:caption-point-x="-11.54pt" draw:caption-point-y="-22.99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119" calcext:value-type="float">
            <text:p>40119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xl_cfm_dump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0937.99pt" draw:caption-point-x="-11.54pt" draw:caption-point-y="-22.96pt">
              <dc:date>2021-06-30T00:00:00</dc:date>
              <text:p text:style-name="P1">BL602 version is different</text:p>
            </office:annotation>
            <text:p>???RivieraWaves TX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143" calcext:value-type="float">
            <text:p>40143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am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154" calcext:value-type="float">
            <text:p>40154</text:p>
          </table:table-cell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bam_send_air_action_fram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255" calcext:value-type="float">
            <text:p>40255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rxu_mgt_ind_handler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304" calcext:value-type="float">
            <text:p>40304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co_pack8p</text:p>
          </table:table-cell>
          <table:table-cell table:style-name="ce6" office:value-type="string" calcext:value-type="string">
            <text:p>RivieraWaves C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324" calcext:value-type="float">
            <text:p>40324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phy_freq_to_channel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361" calcext:value-type="float">
            <text:p>4036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phy_channel_to_freq</text:p>
          </table:table-cell>
          <table:table-cell table:style-name="ce6" office:value-type="string" calcext:value-type="string">
            <text:p>BL602 PHY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391" calcext:value-type="float">
            <text:p>4039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e_add_ie_ssid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410" calcext:value-type="float">
            <text:p>40410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e_add_ie_supp_rates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436" calcext:value-type="float">
            <text:p>40436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e_add_ie_ext_supp_rates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456" calcext:value-type="float">
            <text:p>4045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e_add_ie_ds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469" calcext:value-type="float">
            <text:p>4046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e_add_ie_erp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482" calcext:value-type="float">
            <text:p>40482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me_add_ie_rsn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568" calcext:value-type="float">
            <text:p>40568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me_add_ie_wpa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622" calcext:value-type="float">
            <text:p>4062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e_add_ie_tim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635" calcext:value-type="float">
            <text:p>40635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e_add_ie_ht_capa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663" calcext:value-type="float">
            <text:p>4066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me_add_ie_ht_op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696" calcext:value-type="float">
            <text:p>4069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e_build_authenticate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730" calcext:value-type="float">
            <text:p>4073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e_build_deauthenticate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743" calcext:value-type="float">
            <text:p>40743</text:p>
          </table:table-cell>
          <table:table-cell table:style-name="ce4" office:value-type="float" office:value="165" calcext:value-type="float">
            <text:p>165</text:p>
          </table:table-cell>
          <table:table-cell table:style-name="ce6" office:value-type="string" calcext:value-type="string">
            <text:p>me_build_associate_req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237.24pt" draw:caption-point-x="-11.54pt" draw:caption-point-y="-22.96pt">
              <dc:date>2021-06-30T00:00:00</dc:date>
              <text:p text:style-name="P1">Looks identical</text:p>
            </office:annotation>
            <text:p>RivieraWaves ME</text:p>
          </table:table-cell>
          <table:table-cell table:style-name="ce9" office:value-type="string" calcext:value-type="string">
            <text:p><text:a xlink:href="https://github.com/lupyuen/AliOS-Things/blob/master/platform/mcu/bk7231u/beken/ip/umac/src/me/me_mgmtframe.c#L386" xlink:type="simple">https://github.com/lupyuen/AliOS-Things/blob/master/platform/mcu/bk7231u/beken/ip/umac/src/me/me_mgmtframe.c#L386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0908" calcext:value-type="float">
            <text:p>40908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me_build_add_ba_req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933" calcext:value-type="float">
            <text:p>4093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e_build_add_ba_rsp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960" calcext:value-type="float">
            <text:p>40960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me_build_del_ba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0981" calcext:value-type="float">
            <text:p>40981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me_extract_rate_set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028" calcext:value-type="float">
            <text:p>4102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e_extract_power_constraint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046" calcext:value-type="float">
            <text:p>41046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me_extract_country_reg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089" calcext:value-type="float">
            <text:p>4108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e_extract_mobility_domain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109" calcext:value-type="float">
            <text:p>41109</text:p>
          </table:table-cell>
          <table:table-cell table:style-name="ce4" office:value-type="float" office:value="87" calcext:value-type="float">
            <text:p>87</text:p>
          </table:table-cell>
          <table:table-cell table:style-name="ce6" office:value-type="string" calcext:value-type="string">
            <text:p>me_extract_csa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196" calcext:value-type="float">
            <text:p>41196</text:p>
          </table:table-cell>
          <table:table-cell table:style-name="ce4" office:value-type="float" office:value="127" calcext:value-type="float">
            <text:p>127</text:p>
          </table:table-cell>
          <table:table-cell table:style-name="ce6" office:value-type="string" calcext:value-type="string">
            <text:p>me_build_beacon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323" calcext:value-type="float">
            <text:p>41323</text:p>
          </table:table-cell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me_build_probe_rsp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420" calcext:value-type="float">
            <text:p>41420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me_build_associate_rsp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506" calcext:value-type="float">
            <text:p>4150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e_rc_set_rate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540" calcext:value-type="float">
            <text:p>41540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me_rc_stats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578" calcext:value-type="float">
            <text:p>41578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me_traffic_ind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619" calcext:value-type="float">
            <text:p>4161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e_sta_del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642" calcext:value-type="float">
            <text:p>41642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e_set_control_port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669" calcext:value-type="float">
            <text:p>4166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e_chan_config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681" calcext:value-type="float">
            <text:p>4168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mm_set_ps_mode_cfm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1520.7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702" calcext:value-type="float">
            <text:p>4170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m_set_idle_cfm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536.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722" calcext:value-type="float">
            <text:p>41722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me_config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757" calcext:value-type="float">
            <text:p>41757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me_set_ps_disable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800" calcext:value-type="float">
            <text:p>4180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me_set_active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844" calcext:value-type="float">
            <text:p>41844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me_sta_add_req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944" calcext:value-type="float">
            <text:p>4194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fm_raw_sen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954" calcext:value-type="float">
            <text:p>4195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scanu_raw_send_req_handler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1987" calcext:value-type="float">
            <text:p>41987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canu_join_req_handler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007" calcext:value-type="float">
            <text:p>4200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canu_start_req_handler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023" calcext:value-type="float">
            <text:p>42023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rxu_mgt_ind_handler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036" calcext:value-type="float">
            <text:p>4203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scan_done_ind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1693.99pt" draw:caption-point-x="-11.54pt" draw:caption-point-y="-22.96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047" calcext:value-type="float">
            <text:p>4204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can_start_cfm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709.75pt" draw:caption-point-x="-11.54pt" draw:caption-point-y="-22.99pt">
              <dc:date>2021-06-30T00:00:00</dc:date>
              <text:p text:style-name="P1">Looks identical</text:p>
            </office:annotation>
            <text:p>RivieraWaves SCA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062" calcext:value-type="float">
            <text:p>42062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e_set_ps_disable_cfm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090" calcext:value-type="float">
            <text:p>4209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m_bss_param_setting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741.24pt" draw:caption-point-x="-11.54pt" draw:caption-point-y="-22.96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108" calcext:value-type="float">
            <text:p>4210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m_rsp_timeout_ind_handler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127" calcext:value-type="float">
            <text:p>4212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scanu_start_cfm_handler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155" calcext:value-type="float">
            <text:p>42155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m_connection_loss_ind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788.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181" calcext:value-type="float">
            <text:p>42181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scanu_join_cfm_handler</text:p>
          </table:table-cell>
          <table:table-cell table:style-name="ce6" office:value-type="string" calcext:value-type="string">
            <text:p>RivieraWaves SCAN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250" calcext:value-type="float">
            <text:p>42250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sm_connect_req_handler</text:p>
          </table:table-cell>
          <table:table-cell table:style-name="ce6" office:value-type="string" calcext:value-type="string">
            <office:annotation draw:style-name="gr2" draw:text-style-name="P2" svg:width="624.56pt" svg:height="27.01pt" svg:x="429.53pt" svg:y="11819.99pt" draw:caption-point-x="-11.54pt" draw:caption-point-y="-22.96pt">
              <dc:date>2021-06-30T00:00:00</dc:date>
              <text:p text:style-name="P1">Looks identical</text:p>
            </office:annotation>
            <text:p>RivieraWaves SM</text:p>
          </table:table-cell>
          <table:table-cell table:style-name="ce9" office:value-type="string" calcext:value-type="string">
            <text:p><text:a xlink:href="https://github.com/lupyuen/AliOS-Things/blob/master/platform/mcu/bk7231u/beken/ip/umac/src/sm/sm_task.c#L79" xlink:type="simple">https://github.com/lupyuen/AliOS-Things/blob/master/platform/mcu/bk7231u/beken/ip/umac/src/sm/sm_task.c#L79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2341" calcext:value-type="float">
            <text:p>42341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rxu_mgt_ind_handler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381" calcext:value-type="float">
            <text:p>42381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mm_set_vif_state_cfm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851.51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424" calcext:value-type="float">
            <text:p>42424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me_set_active_cfm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469" calcext:value-type="float">
            <text:p>42469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mm_sta_add_cfm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1883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507" calcext:value-type="float">
            <text:p>4250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sm_disconnect_req_handler</text:p>
          </table:table-cell>
          <table:table-cell table:style-name="ce6" office:value-type="string" calcext:value-type="string">
            <text:p>RivieraWaves S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528" calcext:value-type="float">
            <text:p>42528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pm_sta_connect_timeout_ind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553" calcext:value-type="float">
            <text:p>42553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rxu_mgt_ind_handler</text:p>
          </table:table-cell>
          <table:table-cell table:style-name="ce6" office:value-type="string" calcext:value-type="string">
            <text:p>???RivieraWaves RXU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601" calcext:value-type="float">
            <text:p>4260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apm_sta_add_cfm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618" calcext:value-type="float">
            <text:p>4261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apm_sta_del_req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639" calcext:value-type="float">
            <text:p>4263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pm_stop_cac_req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659" calcext:value-type="float">
            <text:p>4265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apm_conf_max_sta_req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677" calcext:value-type="float">
            <text:p>42677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apm_start_cac_req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726" calcext:value-type="float">
            <text:p>4272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e_set_ps_disable_cfm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752" calcext:value-type="float">
            <text:p>4275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m_bss_param_setting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2040.5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770" calcext:value-type="float">
            <text:p>4277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m_bcn_change_cfm_handler</text:p>
          </table:table-cell>
          <table:table-cell table:style-name="ce6" office:value-type="string" calcext:value-type="string">
            <office:annotation draw:style-name="gr1" draw:text-style-name="P2" svg:width="624.56pt" svg:height="26.99pt" svg:x="429.53pt" svg:y="12056.26pt" draw:caption-point-x="-11.54pt" draw:caption-point-y="-22.99pt">
              <dc:date>2021-06-30T00:00:00</dc:date>
              <text:p text:style-name="P1">BL602 version is different</text:p>
            </office:annotation>
            <text:p>???RivieraWaves M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788" calcext:value-type="float">
            <text:p>4278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apm_stop_req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822" calcext:value-type="float">
            <text:p>42822</text:p>
          </table:table-cell>
          <table:table-cell table:style-name="ce4" office:value-type="float" office:value="142" calcext:value-type="float">
            <text:p>142</text:p>
          </table:table-cell>
          <table:table-cell table:style-name="ce6" office:value-type="string" calcext:value-type="string">
            <text:p>apm_start_req_handler</text:p>
          </table:table-cell>
          <table:table-cell table:style-name="ce6" office:value-type="string" calcext:value-type="string">
            <text:p>???RivieraWaves APM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964" calcext:value-type="float">
            <text:p>4296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me_set_active_cfm_handler</text:p>
          </table:table-cell>
          <table:table-cell table:style-name="ce6" office:value-type="string" calcext:value-type="string">
            <text:p>RivieraWaves M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2993" calcext:value-type="float">
            <text:p>4299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hostapd_mgt_ind_handl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011" calcext:value-type="float">
            <text:p>43011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dump_cfg_entrie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042" calcext:value-type="float">
            <text:p>4304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cfg_start_req_handler</text:p>
          </table:table-cell>
          <table:table-cell table:style-name="ce6" office:value-type="string" calcext:value-type="string">
            <text:p>???RivieraWaves CFG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071" calcext:value-type="float">
            <text:p>4307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dbg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083" calcext:value-type="float">
            <text:p>43083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dbg_test_prin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113" calcext:value-type="float">
            <text:p>4311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dbg_get_sys_stat_req_handl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130" calcext:value-type="float">
            <text:p>43130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dbg_mem_write_req_handl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149" calcext:value-type="float">
            <text:p>4314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dbg_mem_read_req_handl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165" calcext:value-type="float">
            <text:p>4316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dbg_set_sev_filter_req_handl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178" calcext:value-type="float">
            <text:p>43178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dbg_set_mod_filter_req_handl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231" calcext:value-type="float">
            <text:p>4323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aes_128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241" calcext:value-type="float">
            <text:p>4324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xor_128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263" calcext:value-type="float">
            <text:p>43263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leftshift_oneb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288" calcext:value-type="float">
            <text:p>4328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generate_subke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318" calcext:value-type="float">
            <text:p>4331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addin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344" calcext:value-type="float">
            <text:p>43344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bl_aes_cma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398" calcext:value-type="float">
            <text:p>43398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BL_AES_MEMC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418" calcext:value-type="float">
            <text:p>4341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_AES_MEM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434" calcext:value-type="float">
            <text:p>43434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BL_AES_MEMCP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461" calcext:value-type="float">
            <text:p>4346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BL_AesEncryp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476" calcext:value-type="float">
            <text:p>43476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BL_AesWra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520" calcext:value-type="float">
            <text:p>43520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BL_AesUnWra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572" calcext:value-type="float">
            <text:p>43572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Bl_hmac_md5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621" calcext:value-type="float">
            <text:p>43621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Bl_hmac_sha1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679" calcext:value-type="float">
            <text:p>43679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Bl_PRF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722" calcext:value-type="float">
            <text:p>43722</text:p>
          </table:table-cell>
          <table:table-cell table:style-name="ce4" office:value-type="float" office:value="186" calcext:value-type="float">
            <text:p>186</text:p>
          </table:table-cell>
          <table:table-cell table:style-name="ce6" office:value-type="string" calcext:value-type="string">
            <text:p>wpa_MD5Transform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908" calcext:value-type="float">
            <text:p>43908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pa_MD5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923" calcext:value-type="float">
            <text:p>4392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wpa_MD5Upda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958" calcext:value-type="float">
            <text:p>4395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wpa_MD5Final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3984" calcext:value-type="float">
            <text:p>43984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rijndaelKeySetupEn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027" calcext:value-type="float">
            <text:p>44027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rijndael_set_ke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093" calcext:value-type="float">
            <text:p>44093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rijndael_decryp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193" calcext:value-type="float">
            <text:p>44193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rijndael_encryp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293" calcext:value-type="float">
            <text:p>44293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string" calcext:value-type="string">
            <text:p>Bl_SHA1ProcessMessageBloc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415" calcext:value-type="float">
            <text:p>4441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Bl_SHA1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436" calcext:value-type="float">
            <text:p>44436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Bl_SHA1Final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513" calcext:value-type="float">
            <text:p>44513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Bl_SHA1Upda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564" calcext:value-type="float">
            <text:p>4456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upplicantRestoreDefault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579" calcext:value-type="float">
            <text:p>4457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upplicantFunc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591" calcext:value-type="float">
            <text:p>4459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p_setps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614" calcext:value-type="float">
            <text:p>4461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ap_resetConfiguratio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647" calcext:value-type="float">
            <text:p>44647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InitializeA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680" calcext:value-type="float">
            <text:p>44680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bl60x_check_mac_statu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705" calcext:value-type="float">
            <text:p>44705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helper_record_du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740" calcext:value-type="float">
            <text:p>4474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helper_record_rc_rf_state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757" calcext:value-type="float">
            <text:p>44757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helper_record_all_state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801" calcext:value-type="float">
            <text:p>4480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ipc_emb2app_rawstatus_get</text:p>
          </table:table-cell>
          <table:table-cell table:style-name="ce6" office:value-type="string" calcext:value-type="string">
            <text:p>???BL602 WiF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810" calcext:value-type="float">
            <text:p>4481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ipc_host_init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ipc_host.c#L74" xlink:type="simple">https://github.com/lupyuen/bl_iot_sdk/blob/master/components/bl602/bl602_wifidrv/bl60x_wifi_driver/ipc_host.c#L74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4837" calcext:value-type="float">
            <text:p>4483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ipc_host_msg_push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860" calcext:value-type="float">
            <text:p>4486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ipc_host_get_rawstatus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872" calcext:value-type="float">
            <text:p>44872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ipc_host_txdesc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900" calcext:value-type="float">
            <text:p>4490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ipc_host_txdesc_push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918" calcext:value-type="float">
            <text:p>44918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ipc_host_irq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ipc_host.c#L341" xlink:type="simple">https://github.com/lupyuen/bl_iot_sdk/blob/master/components/bl602/bl602_wifidrv/bl60x_wifi_driver/ipc_host.c#L341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4984" calcext:value-type="float">
            <text:p>4498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ipc_host_enable_ir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4996" calcext:value-type="float">
            <text:p>4499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ipc_host_disable_irq_e2a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006" calcext:value-type="float">
            <text:p>4500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main_disconnect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bl_main.c#L218" xlink:type="simple">https://github.com/lupyuen/bl_iot_sdk/blob/master/components/bl602/bl602_wifidrv/bl60x_wifi_driver/bl_main.c#L218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5016" calcext:value-type="float">
            <text:p>4501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main_powersavin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028" calcext:value-type="float">
            <text:p>4502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main_denois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040" calcext:value-type="float">
            <text:p>4504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main_monito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054" calcext:value-type="float">
            <text:p>4505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l_main_phy_u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072" calcext:value-type="float">
            <text:p>4507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main_monitor_channel_s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085" calcext:value-type="float">
            <text:p>4508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bl_main_if_remov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100" calcext:value-type="float">
            <text:p>4510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main_raw_se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112" calcext:value-type="float">
            <text:p>4511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main_rate_confi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124" calcext:value-type="float">
            <text:p>45124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main_set_country_cod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135" calcext:value-type="float">
            <text:p>4513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main_get_channel_nums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144" calcext:value-type="float">
            <text:p>45144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bl_main_if_ad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187" calcext:value-type="float">
            <text:p>45187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bl_main_apm_star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211" calcext:value-type="float">
            <text:p>4521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_main_apm_sto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227" calcext:value-type="float">
            <text:p>4522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main_apm_sta_cnt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237" calcext:value-type="float">
            <text:p>45237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bl_main_apm_sta_info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261" calcext:value-type="float">
            <text:p>45261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bl_main_apm_sta_delet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287" calcext:value-type="float">
            <text:p>4528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bl_main_apm_remove_all_sta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308" calcext:value-type="float">
            <text:p>4530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main_conf_max_sta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320" calcext:value-type="float">
            <text:p>4532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main_cfg_task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333" calcext:value-type="float">
            <text:p>4533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main_sca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343" calcext:value-type="float">
            <text:p>4534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bl_cfg80211_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363" calcext:value-type="float">
            <text:p>45363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bl_main_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394" calcext:value-type="float">
            <text:p>45394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main_event_hand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405" calcext:value-type="float">
            <text:p>4540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main_lowlevel_in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415" calcext:value-type="float">
            <text:p>4541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bl_main_rtthread_star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470" calcext:value-type="float">
            <text:p>45470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string" calcext:value-type="string">
            <text:p>bl_handle_dynparams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543" calcext:value-type="float">
            <text:p>45543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bl_send_ms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606" calcext:value-type="float">
            <text:p>4560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bl_msg_zalloc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632" calcext:value-type="float">
            <text:p>45632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bl_msg_update_channel_cf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664" calcext:value-type="float">
            <text:p>45664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msg_get_channel_nums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673" calcext:value-type="float">
            <text:p>4567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l_send_res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691" calcext:value-type="float">
            <text:p>4569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send_monitor_en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710" calcext:value-type="float">
            <text:p>45710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bl_send_monitor_channel_s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753" calcext:value-type="float">
            <text:p>4575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l_send_version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771" calcext:value-type="float">
            <text:p>4577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bl_send_me_config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809" calcext:value-type="float">
            <text:p>45809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bl_send_me_chan_config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850" calcext:value-type="float">
            <text:p>4585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bl_send_me_rate_config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870" calcext:value-type="float">
            <text:p>45870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bl_send_star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892" calcext:value-type="float">
            <text:p>45892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bl_send_add_if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936" calcext:value-type="float">
            <text:p>4593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send_remove_if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955" calcext:value-type="float">
            <text:p>45955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bl_send_scanu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5998" calcext:value-type="float">
            <text:p>45998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bl_send_scanu_raw_se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021" calcext:value-type="float">
            <text:p>46021</text:p>
          </table:table-cell>
          <table:table-cell table:style-name="ce4" office:value-type="float" office:value="121" calcext:value-type="float">
            <text:p>121</text:p>
          </table:table-cell>
          <table:table-cell table:style-name="ce6" office:value-type="string" calcext:value-type="string">
            <text:p>bl_send_sm_connect_req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bl_msg_tx.c#L722" xlink:type="simple">https://github.com/lupyuen/bl_iot_sdk/blob/master/components/bl602/bl602_wifidrv/bl60x_wifi_driver/bl_msg_tx.c#L722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6142" calcext:value-type="float">
            <text:p>4614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bl_send_sm_disconnect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162" calcext:value-type="float">
            <text:p>46162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send_mm_powersaving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181" calcext:value-type="float">
            <text:p>4618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send_mm_denoise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200" calcext:value-type="float">
            <text:p>46200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bl_send_apm_start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264" calcext:value-type="float">
            <text:p>46264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send_apm_stop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283" calcext:value-type="float">
            <text:p>4628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bl_send_apm_sta_del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303" calcext:value-type="float">
            <text:p>4630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send_apm_conf_max_sta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322" calcext:value-type="float">
            <text:p>46322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bl_send_cfg_task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374" calcext:value-type="float">
            <text:p>4637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_platform_o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390" calcext:value-type="float">
            <text:p>4639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chan_pre_switch_ind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bl_rx.c#L255" xlink:type="simple">https://github.com/lupyuen/bl_iot_sdk/blob/master/components/bl602/bl602_wifidrv/bl60x_wifi_driver/bl_rx.c#L255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6399" calcext:value-type="float">
            <text:p>4639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rx_rssi_status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413" calcext:value-type="float">
            <text:p>4641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l_rx_apm_sta_del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431" calcext:value-type="float">
            <text:p>4643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bl_rx_apm_sta_add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469" calcext:value-type="float">
            <text:p>46469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notify_event_scan_don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488" calcext:value-type="float">
            <text:p>4648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rx_scanu_join_cfm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498" calcext:value-type="float">
            <text:p>4649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rx_scanu_start_cfm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510" calcext:value-type="float">
            <text:p>46510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bl_rx_chan_switch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531" calcext:value-type="float">
            <text:p>46531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bl_rx_sm_connect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617" calcext:value-type="float">
            <text:p>46617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bl_rx_sm_disconnect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654" calcext:value-type="float">
            <text:p>46654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string" calcext:value-type="string">
            <text:p>bl_rx_scanu_result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822" calcext:value-type="float">
            <text:p>4682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mesh_path_update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831" calcext:value-type="float">
            <text:p>4683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mesh_proxy_update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840" calcext:value-type="float">
            <text:p>4684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remain_on_channel_exp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849" calcext:value-type="float">
            <text:p>4684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ps_change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858" calcext:value-type="float">
            <text:p>4685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traffic_req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867" calcext:value-type="float">
            <text:p>4686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csa_counter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876" calcext:value-type="float">
            <text:p>4687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csa_finish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885" calcext:value-type="float">
            <text:p>4688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csa_traffic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894" calcext:value-type="float">
            <text:p>46894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channel_survey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03" calcext:value-type="float">
            <text:p>4690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dbg_error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12" calcext:value-type="float">
            <text:p>4691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tdls_chan_switch_cfm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21" calcext:value-type="float">
            <text:p>4692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tdls_chan_switch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30" calcext:value-type="float">
            <text:p>4693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tdls_chan_switch_base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39" calcext:value-type="float">
            <text:p>4693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tdls_peer_ps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48" calcext:value-type="float">
            <text:p>4694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me_tkip_mic_failure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57" calcext:value-type="float">
            <text:p>4695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me_tx_credits_update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66" calcext:value-type="float">
            <text:p>4696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mesh_path_create_cfm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75" calcext:value-type="float">
            <text:p>4697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x_mesh_peer_update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84" calcext:value-type="float">
            <text:p>46984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rx_sm_connect_ind_cb_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6995" calcext:value-type="float">
            <text:p>4699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rx_sm_disconnect_ind_cb_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006" calcext:value-type="float">
            <text:p>4700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rx_beacon_ind_cb_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017" calcext:value-type="float">
            <text:p>4701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rx_probe_resp_ind_cb_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027" calcext:value-type="float">
            <text:p>4702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rx_pkt_cb_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038" calcext:value-type="float">
            <text:p>4703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rx_pkt_cb_un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049" calcext:value-type="float">
            <text:p>4704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rx_rssi_cb_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060" calcext:value-type="float">
            <text:p>4706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rx_event_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071" calcext:value-type="float">
            <text:p>4707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rx_e2a_handl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085" calcext:value-type="float">
            <text:p>4708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_rx_pkt_cb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101" calcext:value-type="float">
            <text:p>4710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bl_tx_push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131" calcext:value-type="float">
            <text:p>4713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bl_tx_rese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154" calcext:value-type="float">
            <text:p>4715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l_tx_try_flush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172" calcext:value-type="float">
            <text:p>4717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bl_txdatacfm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203" calcext:value-type="float">
            <text:p>4720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tx_notify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217" calcext:value-type="float">
            <text:p>47217</text:p>
          </table:table-cell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bl_outpu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314" calcext:value-type="float">
            <text:p>47314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radar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323" calcext:value-type="float">
            <text:p>4732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msgack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333" calcext:value-type="float">
            <text:p>4733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prim_tbtt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342" calcext:value-type="float">
            <text:p>4734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y_pbuf_free_custom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352" calcext:value-type="float">
            <text:p>4735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dbg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361" calcext:value-type="float">
            <text:p>4736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sec_tbtt_ind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370" calcext:value-type="float">
            <text:p>4737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y_pbuf_free_custom_fak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381" calcext:value-type="float">
            <text:p>47381</text:p>
          </table:table-cell>
          <table:table-cell table:style-name="ce4" office:value-type="float" office:value="163" calcext:value-type="float">
            <text:p>163</text:p>
          </table:table-cell>
          <table:table-cell table:style-name="ce6" office:value-type="string" calcext:value-type="string">
            <text:p>tcpip_stack_inpu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544" calcext:value-type="float">
            <text:p>47544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bl_utils_idx_looku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566" calcext:value-type="float">
            <text:p>4756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bl_ipc_in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591" calcext:value-type="float">
            <text:p>4759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bl_utils_dum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619" calcext:value-type="float">
            <text:p>4761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SnifferGuard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mgmr.c#L381" xlink:type="simple">https://github.com/lupyuen/bl_iot_sdk/blob/master/components/bl602/bl602_wifidrv/bl60x_wifi_driver/wifi_mgmr.c#L381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7629" calcext:value-type="float">
            <text:p>4762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ConnectedIPYesGuard_ip_updat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639" calcext:value-type="float">
            <text:p>4763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printErrMs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649" calcext:value-type="float">
            <text:p>4764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SnifferEx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659" calcext:value-type="float">
            <text:p>4765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SnifferActio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669" calcext:value-type="float">
            <text:p>4766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tateConnectedIPNoAction_ipgo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692" calcext:value-type="float">
            <text:p>4769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GlobalEn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702" calcext:value-type="float">
            <text:p>4770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GlobalActio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712" calcext:value-type="float">
            <text:p>4771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stateConnectingEn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723" calcext:value-type="float">
            <text:p>4772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tateSnifferGuard_ChannelS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740" calcext:value-type="float">
            <text:p>47740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tateIdleGuard_sniff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755" calcext:value-type="float">
            <text:p>4775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tateConnectedIPNoEx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767" calcext:value-type="float">
            <text:p>4776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tateDisconnect_action_id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781" calcext:value-type="float">
            <text:p>47781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stateDisconnect_action_re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807" calcext:value-type="float">
            <text:p>4780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ip_obtaining_timeou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819" calcext:value-type="float">
            <text:p>47819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stateConnectedIPNoEn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870" calcext:value-type="float">
            <text:p>47870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tateConnectedIPNoGuard_dis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885" calcext:value-type="float">
            <text:p>4788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tateConnectedIPYesGuard_dis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900" calcext:value-type="float">
            <text:p>4790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tateConnectedIPYesGuard_rcconfi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918" calcext:value-type="float">
            <text:p>47918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stateIdleAction_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961" calcext:value-type="float">
            <text:p>4796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tateGlobal_cfg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980" calcext:value-type="float">
            <text:p>4798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tateGlobalGuard_fw_powersavin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7996" calcext:value-type="float">
            <text:p>4799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tateGlobalGuard_conf_max_sta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012" calcext:value-type="float">
            <text:p>4801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stateGlobalGuard_A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043" calcext:value-type="float">
            <text:p>48043</text:p>
          </table:table-cell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stateGlobalGuard_scan_beacon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mgmr.c#L155" xlink:type="simple">https://github.com/lupyuen/bl_iot_sdk/blob/master/components/bl602/bl602_wifidrv/bl60x_wifi_driver/wifi_mgmr.c#L155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8137" calcext:value-type="float">
            <text:p>4813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__reload_tse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148" calcext:value-type="float">
            <text:p>4814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vent_cb_wifi_event_mgm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162" calcext:value-type="float">
            <text:p>48162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rigger_auto_denois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177" calcext:value-type="float">
            <text:p>4817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tateDisconnect_ex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196" calcext:value-type="float">
            <text:p>48196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disconnect_retry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217" calcext:value-type="float">
            <text:p>4821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tateGlobalGuard_fw_dis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233" calcext:value-type="float">
            <text:p>4823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tateConnectedIPYes_ex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253" calcext:value-type="float">
            <text:p>4825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stateGlobalGuard_denois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288" calcext:value-type="float">
            <text:p>48288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tateIdleGuard_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308" calcext:value-type="float">
            <text:p>4830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stateIfaceDownGuard_phyu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329" calcext:value-type="float">
            <text:p>4832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tateSnifferGuard_raw_se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346" calcext:value-type="float">
            <text:p>4834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stateGlobalGuard_sto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372" calcext:value-type="float">
            <text:p>4837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tateGlobalGuard_enable_autore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388" calcext:value-type="float">
            <text:p>48388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stateGlobalGuard_disable_autore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416" calcext:value-type="float">
            <text:p>48416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stateDisconnect_en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458" calcext:value-type="float">
            <text:p>48458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stateGlobalGuard_fw_sca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490" calcext:value-type="float">
            <text:p>4849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stateDisconnect_guar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499" calcext:value-type="float">
            <text:p>4849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GlobalEx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09" calcext:value-type="float">
            <text:p>4850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SnifferEn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19" calcext:value-type="float">
            <text:p>4851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stateConnectingGuar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28" calcext:value-type="float">
            <text:p>4852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ConnectingAction_connecte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38" calcext:value-type="float">
            <text:p>4853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ConnectingAction_dis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48" calcext:value-type="float">
            <text:p>4854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ConnectingEx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58" calcext:value-type="float">
            <text:p>4855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IdleAction_sniff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68" calcext:value-type="float">
            <text:p>4856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IdleEn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78" calcext:value-type="float">
            <text:p>4857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IdleEx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88" calcext:value-type="float">
            <text:p>4858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IfaceDownAction_phyu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598" calcext:value-type="float">
            <text:p>4859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IfaceDownEn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608" calcext:value-type="float">
            <text:p>486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IfaceDownEx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618" calcext:value-type="float">
            <text:p>4861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stateConnectedIPNoGuar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627" calcext:value-type="float">
            <text:p>4862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ConnectedIPNoAction_dis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637" calcext:value-type="float">
            <text:p>4863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stateConnectedIPYesGuar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646" calcext:value-type="float">
            <text:p>4864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tateConnectedIPYes_actio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656" calcext:value-type="float">
            <text:p>4865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tateConnectedIPYes_en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672" calcext:value-type="float">
            <text:p>48672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wifi_mgmr_auth_to_str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mgmr.c#L93" xlink:type="simple">https://github.com/lupyuen/bl_iot_sdk/blob/master/components/bl602/bl602_wifidrv/bl60x_wifi_driver/wifi_mgmr.c#L93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8704" calcext:value-type="float">
            <text:p>4870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wifi_mgmr_cipher_to_st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737" calcext:value-type="float">
            <text:p>48737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wifi_mgmr_event_notify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761" calcext:value-type="float">
            <text:p>48761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wifi_mgmr_star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814" calcext:value-type="float">
            <text:p>4881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_wifi_mgmr_entry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832" calcext:value-type="float">
            <text:p>48832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ifi_mgmr_start_backgrou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847" calcext:value-type="float">
            <text:p>4884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ifi_mgmr_in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862" calcext:value-type="float">
            <text:p>48862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wifi_mgmr_state_get_internal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mgmr.c#L1445" xlink:type="simple">https://github.com/lupyuen/bl_iot_sdk/blob/master/components/bl602/bl602_wifidrv/bl60x_wifi_driver/wifi_mgmr.c#L1445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8943" calcext:value-type="float">
            <text:p>48943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wifi_mgmr_set_connect_stat_info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968" calcext:value-type="float">
            <text:p>4896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wifi_mgmr_set_country_code_internal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981" calcext:value-type="float">
            <text:p>4898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wifi_mgmr_ap_sta_cnt_get_internal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8993" calcext:value-type="float">
            <text:p>4899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wifi_mgmr_ap_sta_info_get_internal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013" calcext:value-type="float">
            <text:p>4901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ap_sta_delete_internal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023" calcext:value-type="float">
            <text:p>4902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wifi_mgmr_scan_complete_notify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035" calcext:value-type="float">
            <text:p>49035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wifi_mgmr_api_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112" calcext:value-type="float">
            <text:p>49112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wifi_mgmr_api_cfg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172" calcext:value-type="float">
            <text:p>49172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wifi_mgmr_api_ip_go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221" calcext:value-type="float">
            <text:p>49221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ip_updat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250" calcext:value-type="float">
            <text:p>49250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re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279" calcext:value-type="float">
            <text:p>49279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disable_autore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308" calcext:value-type="float">
            <text:p>4930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enable_autore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337" calcext:value-type="float">
            <text:p>49337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dis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366" calcext:value-type="float">
            <text:p>49366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rate_confi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395" calcext:value-type="float">
            <text:p>4939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conf_max_sta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424" calcext:value-type="float">
            <text:p>4942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ifaceu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453" calcext:value-type="float">
            <text:p>49453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sniffer_en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482" calcext:value-type="float">
            <text:p>49482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wifi_mgmr_api_scan_item_beaco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525" calcext:value-type="float">
            <text:p>4952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fw_dis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554" calcext:value-type="float">
            <text:p>4955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fw_tsen_reloa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583" calcext:value-type="float">
            <text:p>49583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fw_sca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612" calcext:value-type="float">
            <text:p>4961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wifi_mgmr_api_fw_powersavin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643" calcext:value-type="float">
            <text:p>496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wifi_mgmr_api_ap_star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705" calcext:value-type="float">
            <text:p>4970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ap_sto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734" calcext:value-type="float">
            <text:p>4973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id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763" calcext:value-type="float">
            <text:p>49763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wifi_mgmr_api_denoise_en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791" calcext:value-type="float">
            <text:p>4979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wifi_mgmr_api_denoise_dis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819" calcext:value-type="float">
            <text:p>49819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mgmr_api_raw_se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848" calcext:value-type="float">
            <text:p>4984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api_set_country_cod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858" calcext:value-type="float">
            <text:p>4985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cmd_rf_dump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mgmr_cli.c#L300" xlink:type="simple">https://github.com/lupyuen/bl_iot_sdk/blob/master/components/bl602/bl602_wifidrv/bl60x_wifi_driver/wifi_mgmr_cli.c#L300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9867" calcext:value-type="float">
            <text:p>4986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dump_res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877" calcext:value-type="float">
            <text:p>4987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cmd_wifi_power_table_updat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891" calcext:value-type="float">
            <text:p>49891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cmd_wifi_state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9956" calcext:value-type="float">
            <text:p>49956</text:p>
          </table:table-cell>
          <table:table-cell table:style-name="ce4" office:value-type="float" office:value="93" calcext:value-type="float">
            <text:p>93</text:p>
          </table:table-cell>
          <table:table-cell table:style-name="ce6" office:value-type="string" calcext:value-type="string">
            <text:p>wifi_sta_get_state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049" calcext:value-type="float">
            <text:p>50049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wifi_edca_dump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090" calcext:value-type="float">
            <text:p>50090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wifi_ap_sta_list_get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157" calcext:value-type="float">
            <text:p>50157</text:p>
          </table:table-cell>
          <table:table-cell table:style-name="ce4" office:value-type="float" office:value="87" calcext:value-type="float">
            <text:p>87</text:p>
          </table:table-cell>
          <table:table-cell table:style-name="ce6" office:value-type="string" calcext:value-type="string">
            <text:p>wifi_ap_sta_delete_cmd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mgmr_cli.c#L177" xlink:type="simple">https://github.com/lupyuen/bl_iot_sdk/blob/master/components/bl602/bl602_wifidrv/bl60x_wifi_driver/wifi_mgmr_cli.c#L177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50244" calcext:value-type="float">
            <text:p>5024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wifi_coex_pta_force_off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254" calcext:value-type="float">
            <text:p>5025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wifi_coex_pta_force_o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264" calcext:value-type="float">
            <text:p>5026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wifi_coex_pti_force_off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274" calcext:value-type="float">
            <text:p>5027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wifi_coex_pti_force_o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284" calcext:value-type="float">
            <text:p>5028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wifi_coex_rf_force_off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294" calcext:value-type="float">
            <text:p>5029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wifi_coex_rf_force_o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304" calcext:value-type="float">
            <text:p>50304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md_wifi_mib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315" calcext:value-type="float">
            <text:p>50315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string" calcext:value-type="string">
            <text:p>cmd_wifi_cf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437" calcext:value-type="float">
            <text:p>5043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cmd_wifi_ap_sto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450" calcext:value-type="float">
            <text:p>50450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cmd_wifi_ap_star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489" calcext:value-type="float">
            <text:p>5048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wifi_sniffer_off_cmd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mgmr_cli.c#L667" xlink:type="simple">https://github.com/lupyuen/bl_iot_sdk/blob/master/components/bl602/bl602_wifidrv/bl60x_wifi_driver/wifi_mgmr_cli.c#L667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50500" calcext:value-type="float">
            <text:p>5050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wifi_sniffer_on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511" calcext:value-type="float">
            <text:p>50511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wifi_denoise_disable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548" calcext:value-type="float">
            <text:p>50548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wifi_denoise_enable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585" calcext:value-type="float">
            <text:p>5058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power_saving_off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595" calcext:value-type="float">
            <text:p>5059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power_saving_on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605" calcext:value-type="float">
            <text:p>5060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rc_fixed_dis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615" calcext:value-type="float">
            <text:p>5061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disable_autoreconnect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625" calcext:value-type="float">
            <text:p>5062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enable_autoreconnect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635" calcext:value-type="float">
            <text:p>5063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wifi_disconnect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647" calcext:value-type="float">
            <text:p>5064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wifi_sta_ip_unset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661" calcext:value-type="float">
            <text:p>50661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wifi_sta_ip_info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708" calcext:value-type="float">
            <text:p>50708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cmd_wifi_raw_se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732" calcext:value-type="float">
            <text:p>5073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scan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742" calcext:value-type="float">
            <text:p>5074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niffer_cb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758" calcext:value-type="float">
            <text:p>5075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cmd_wifi_dum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777" calcext:value-type="float">
            <text:p>5077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cmd_wifi_ap_conf_max_sta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796" calcext:value-type="float">
            <text:p>5079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ifi_mon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811" calcext:value-type="float">
            <text:p>50811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wifi_rc_fixed_en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853" calcext:value-type="float">
            <text:p>5085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wifi_connect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871" calcext:value-type="float">
            <text:p>50871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wifi_sta_ip_set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925" calcext:value-type="float">
            <text:p>5092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wifi_scan_filter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939" calcext:value-type="float">
            <text:p>50939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wifi_capcode_cm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0975" calcext:value-type="float">
            <text:p>50975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wifi_mgmr_cli_scanlis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029" calcext:value-type="float">
            <text:p>510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ifi_mgmr_ext_dump_neede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044" calcext:value-type="float">
            <text:p>51044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wifi_mgmr_cli_in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053" calcext:value-type="float">
            <text:p>5105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ac_is_unvali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072" calcext:value-type="float">
            <text:p>5107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wifi_mgmr_psk_cal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089" calcext:value-type="float">
            <text:p>5108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ifi_mgmr_drv_ini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104" calcext:value-type="float">
            <text:p>51104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wifi_mgmr_sta_en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147" calcext:value-type="float">
            <text:p>5114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sta_dis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157" calcext:value-type="float">
            <text:p>5115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wifi_mgmr_sta_ip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169" calcext:value-type="float">
            <text:p>5116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ifi_mgmr_sta_dns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184" calcext:value-type="float">
            <text:p>5118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wifi_mgmr_sta_ip_s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201" calcext:value-type="float">
            <text:p>5120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wifi_mgmr_sta_ip_uns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212" calcext:value-type="float">
            <text:p>5121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sta_dis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222" calcext:value-type="float">
            <text:p>51222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wifi_mgmr_sta_powersavin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243" calcext:value-type="float">
            <text:p>5124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wifi_mgmr_sta_autoconnect_en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252" calcext:value-type="float">
            <text:p>5125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wifi_mgmr_sta_autoconnect_dis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261" calcext:value-type="float">
            <text:p>51261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wifi_mgmr_sta_ssid_s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279" calcext:value-type="float">
            <text:p>5127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wifi_mgmr_sta_psk_s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297" calcext:value-type="float">
            <text:p>51297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wifi_mgmr_sta_connec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315" calcext:value-type="float">
            <text:p>51315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wifi_mgmr_ap_en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350" calcext:value-type="float">
            <text:p>5135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wifi_mgmr_ap_star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361" calcext:value-type="float">
            <text:p>5136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ap_stop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371" calcext:value-type="float">
            <text:p>5137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wifi_mgmr_ap_sta_cnt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383" calcext:value-type="float">
            <text:p>5138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wifi_mgmr_ap_sta_info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403" calcext:value-type="float">
            <text:p>5140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ap_sta_delet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413" calcext:value-type="float">
            <text:p>5141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sniffer_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423" calcext:value-type="float">
            <text:p>5142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sniffer_unregiste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433" calcext:value-type="float">
            <text:p>5143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sniffer_en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443" calcext:value-type="float">
            <text:p>5144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sniffer_dis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453" calcext:value-type="float">
            <text:p>5145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wifi_mgmr_rate_config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490" calcext:value-type="float">
            <text:p>51490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wifi_mgmr_conf_max_sta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527" calcext:value-type="float">
            <text:p>51527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wifi_mgmr_state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608" calcext:value-type="float">
            <text:p>516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rssi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618" calcext:value-type="float">
            <text:p>5161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wifi_mgmr_raw_80211_se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632" calcext:value-type="float">
            <text:p>5163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wifi_mgmr_sca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644" calcext:value-type="float">
            <text:p>51644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wifi_mgmr_cfg_req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732" calcext:value-type="float">
            <text:p>5173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wifi_mgmr_scan_filter_hidden_ssi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749" calcext:value-type="float">
            <text:p>5174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wifi_mgmr_scan_complete_callback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767" calcext:value-type="float">
            <text:p>5176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ifi_mgmr_status_code_str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782" calcext:value-type="float">
            <text:p>51782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wifi_mgmr_profile_ad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827" calcext:value-type="float">
            <text:p>51827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wifi_mgmr_profile_ge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873" calcext:value-type="float">
            <text:p>5187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wifi_mgmr_profile_autoreconnect_is_enable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882" calcext:value-type="float">
            <text:p>5188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profile_autoreconnect_dis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892" calcext:value-type="float">
            <text:p>5189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mgmr_profile_autoreconnect_enabl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902" calcext:value-type="float">
            <text:p>5190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wifi_netif_dhcp_start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netif.c#L35" xlink:type="simple">https://github.com/lupyuen/bl_iot_sdk/blob/master/components/bl602/bl602_wifidrv/bl60x_wifi_driver/wifi_netif.c#L35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51912" calcext:value-type="float">
            <text:p>5191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b_rssi_ind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mgmr_event.c#L78" xlink:type="simple">https://github.com/lupyuen/bl_iot_sdk/blob/master/components/bl602/bl602_wifidrv/bl60x_wifi_driver/wifi_mgmr_event.c#L78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51922" calcext:value-type="float">
            <text:p>5192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b_probe_resp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932" calcext:value-type="float">
            <text:p>5193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cb_beacon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946" calcext:value-type="float">
            <text:p>5194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cb_disconnect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1980" calcext:value-type="float">
            <text:p>5198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cb_connect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010" calcext:value-type="float">
            <text:p>52010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cb_event_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046" calcext:value-type="float">
            <text:p>5204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ifi_mgmr_event_init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wifi_mgmr_event.c#L119" xlink:type="simple">https://github.com/lupyuen/bl_iot_sdk/blob/master/components/bl602/bl602_wifidrv/bl60x_wifi_driver/wifi_mgmr_event.c#L119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52061" calcext:value-type="float">
            <text:p>5206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cmd_mgr_print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078" calcext:value-type="float">
            <text:p>5207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cmd_complet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112" calcext:value-type="float">
            <text:p>52112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cmd_mgr_msg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151" calcext:value-type="float">
            <text:p>52151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cmd_mgr_llind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202" calcext:value-type="float">
            <text:p>52202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cmd_mgr_queue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285" calcext:value-type="float">
            <text:p>52285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cmd_mgr_drain</text:p>
          </table:table-cell>
          <table:table-cell table:style-name="ce6" office:value-type="string" calcext:value-type="string">
            <text:p>BL602 WiFi 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317" calcext:value-type="float">
            <text:p>5231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bl_cmd_mgr_init</text:p>
          </table:table-cell>
          <table:table-cell table:style-name="ce6" office:value-type="string" calcext:value-type="string">
            <text:p>BL602 WiFi Driver</text:p>
          </table:table-cell>
          <table:table-cell table:style-name="ce9" office:value-type="string" calcext:value-type="string">
            <text:p><text:a xlink:href="https://github.com/lupyuen/bl_iot_sdk/blob/master/components/bl602/bl602_wifidrv/bl60x_wifi_driver/bl_cmds.c#L296" xlink:type="simple">https://github.com/lupyuen/bl_iot_sdk/blob/master/components/bl602/bl602_wifidrv/bl60x_wifi_driver/bl_cmds.c#L296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52338" calcext:value-type="float">
            <text:p>5233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irqs_init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347" calcext:value-type="float">
            <text:p>52347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bl_irq_bottomhalf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381" calcext:value-type="float">
            <text:p>5238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goToErrorSta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403" calcext:value-type="float">
            <text:p>5240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tateM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417" calcext:value-type="float">
            <text:p>52417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stateM_handleEven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493" calcext:value-type="float">
            <text:p>5249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netif_status_callbac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528" calcext:value-type="float">
            <text:p>5252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wifi_tx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557" calcext:value-type="float">
            <text:p>5255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bl606a0_wifi_netif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572" calcext:value-type="float">
            <text:p>5257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bl606a0_wifi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598" calcext:value-type="float">
            <text:p>5259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fdt32_l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609" calcext:value-type="float">
            <text:p>52609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nextprop_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639" calcext:value-type="float">
            <text:p>52639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fdt_get_property_by_offset_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669" calcext:value-type="float">
            <text:p>52669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fdt_get_strin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736" calcext:value-type="float">
            <text:p>52736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fdt_get_nam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778" calcext:value-type="float">
            <text:p>52778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fdt_subnode_offset_namele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819" calcext:value-type="float">
            <text:p>5281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fdt_subnode_off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833" calcext:value-type="float">
            <text:p>5283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fdt_first_property_off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850" calcext:value-type="float">
            <text:p>52850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fdt_next_property_off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914" calcext:value-type="float">
            <text:p>52914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fdt_getprop_namele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939" calcext:value-type="float">
            <text:p>5293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fdt_getpro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955" calcext:value-type="float">
            <text:p>52955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fdt_stringlist_coun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2987" calcext:value-type="float">
            <text:p>52987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fdt_stringlist_g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040" calcext:value-type="float">
            <text:p>5304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fd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051" calcext:value-type="float">
            <text:p>5305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fdt_cli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060" calcext:value-type="float">
            <text:p>5306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fdt32_l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071" calcext:value-type="float">
            <text:p>53071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fdt_ro_probe_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105" calcext:value-type="float">
            <text:p>53105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fdt_offset_pt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143" calcext:value-type="float">
            <text:p>53143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fdt_next_ta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204" calcext:value-type="float">
            <text:p>5320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fdt_check_node_offset_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220" calcext:value-type="float">
            <text:p>5322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fdt_check_prop_offset_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236" calcext:value-type="float">
            <text:p>53236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fdt_next_nod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279" calcext:value-type="float">
            <text:p>5327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fdt32_to_cpu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288" calcext:value-type="float">
            <text:p>5328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fdt64_to_cpu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299" calcext:value-type="float">
            <text:p>5329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fdt32_l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310" calcext:value-type="float">
            <text:p>5331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util_is_printable_strin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345" calcext:value-type="float">
            <text:p>53345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utilfdt_print_data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407" calcext:value-type="float">
            <text:p>53407</text:p>
          </table:table-cell>
          <table:table-cell table:style-name="ce4" office:value-type="float" office:value="187" calcext:value-type="float">
            <text:p>187</text:p>
          </table:table-cell>
          <table:table-cell table:style-name="ce6" office:value-type="string" calcext:value-type="string">
            <text:p>tc_blfdtdu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594" calcext:value-type="float">
            <text:p>53594</text:p>
          </table:table-cell>
          <table:table-cell table:style-name="ce4" office:value-type="float" office:value="341" calcext:value-type="float">
            <text:p>341</text:p>
          </table:table-cell>
          <table:table-cell table:style-name="ce6" office:value-type="string" calcext:value-type="string">
            <text:p>tc_fdt_wifi_modul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935" calcext:value-type="float">
            <text:p>53935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c_fdt_wifi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3955" calcext:value-type="float">
            <text:p>53955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cmd_blog_info_du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021" calcext:value-type="float">
            <text:p>54021</text:p>
          </table:table-cell>
          <table:table-cell table:style-name="ce4" office:value-type="float" office:value="104" calcext:value-type="float">
            <text:p>104</text:p>
          </table:table-cell>
          <table:table-cell table:style-name="ce6" office:value-type="string" calcext:value-type="string">
            <text:p>cmd_blog_set_level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125" calcext:value-type="float">
            <text:p>54125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blog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158" calcext:value-type="float">
            <text:p>5415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ota_dump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171" calcext:value-type="float">
            <text:p>54171</text:p>
          </table:table-cell>
          <table:table-cell table:style-name="ce4" office:value-type="float" office:value="209" calcext:value-type="float">
            <text:p>209</text:p>
          </table:table-cell>
          <table:table-cell table:style-name="ce6" office:value-type="string" calcext:value-type="string">
            <text:p>ota_tcp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380" calcext:value-type="float">
            <text:p>54380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ota_tcp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395" calcext:value-type="float">
            <text:p>5439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sys_ota_cli_init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406" calcext:value-type="float">
            <text:p>5440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cmd_sys_time_now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428" calcext:value-type="float">
            <text:p>5442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sys_time_cli_init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437" calcext:value-type="float">
            <text:p>5443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sys_time_update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450" calcext:value-type="float">
            <text:p>54450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bl_sys_time_get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476" calcext:value-type="float">
            <text:p>5447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bl_sys_time_sync_state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504" calcext:value-type="float">
            <text:p>54504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cli_command_g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535" calcext:value-type="float">
            <text:p>5453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exi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545" calcext:value-type="float">
            <text:p>54545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cb_idno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587" calcext:value-type="float">
            <text:p>5458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ota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597" calcext:value-type="float">
            <text:p>5459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ftp_ota_threa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607" calcext:value-type="float">
            <text:p>5460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ca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635" calcext:value-type="float">
            <text:p>5463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hexdump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662" calcext:value-type="float">
            <text:p>54662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aos_cli_init</text:p>
          </table:table-cell>
          <table:table-cell table:style-name="ce6" office:value-type="string" calcext:value-type="string">
            <text:p>AliOS (CL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686" calcext:value-type="float">
            <text:p>5468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aos_cli_event_cb_read_get</text:p>
          </table:table-cell>
          <table:table-cell table:style-name="ce6" office:value-type="string" calcext:value-type="string">
            <text:p>AliOS (CL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695" calcext:value-type="float">
            <text:p>5469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cli_putst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714" calcext:value-type="float">
            <text:p>54714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s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752" calcext:value-type="float">
            <text:p>54752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aos_cli_printf</text:p>
          </table:table-cell>
          <table:table-cell table:style-name="ce6" office:value-type="string" calcext:value-type="string">
            <text:p>AliOS (CL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797" calcext:value-type="float">
            <text:p>54797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proc_one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863" calcext:value-type="float">
            <text:p>54863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ls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4969" calcext:value-type="float">
            <text:p>54969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uptime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000" calcext:value-type="float">
            <text:p>5500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rese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011" calcext:value-type="float">
            <text:p>5501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poweroff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022" calcext:value-type="float">
            <text:p>5502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reboo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035" calcext:value-type="float">
            <text:p>55035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version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067" calcext:value-type="float">
            <text:p>5506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devname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077" calcext:value-type="float">
            <text:p>55077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echo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112" calcext:value-type="float">
            <text:p>55112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mmem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166" calcext:value-type="float">
            <text:p>55166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pmem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257" calcext:value-type="float">
            <text:p>55257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help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303" calcext:value-type="float">
            <text:p>5530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cli_getcha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330" calcext:value-type="float">
            <text:p>55330</text:p>
          </table:table-cell>
          <table:table-cell table:style-name="ce4" office:value-type="float" office:value="408" calcext:value-type="float">
            <text:p>408</text:p>
          </table:table-cell>
          <table:table-cell table:style-name="ce6" office:value-type="string" calcext:value-type="string">
            <text:p>cli_main_inpu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738" calcext:value-type="float">
            <text:p>5573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console_cb_rea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764" calcext:value-type="float">
            <text:p>55764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get_dns_reques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850" calcext:value-type="float">
            <text:p>5585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dns_server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877" calcext:value-type="float">
            <text:p>55877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easyflash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910" calcext:value-type="float">
            <text:p>5591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get_statu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928" calcext:value-type="float">
            <text:p>55928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update_sector_cach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972" calcext:value-type="float">
            <text:p>5597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get_next_sector_add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5998" calcext:value-type="float">
            <text:p>5599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gc_check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011" calcext:value-type="float">
            <text:p>56011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update_env_cach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072" calcext:value-type="float">
            <text:p>56072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find_env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094" calcext:value-type="float">
            <text:p>56094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sector_statistics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118" calcext:value-type="float">
            <text:p>56118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alloc_env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142" calcext:value-type="float">
            <text:p>5614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write_statu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173" calcext:value-type="float">
            <text:p>56173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read_env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237" calcext:value-type="float">
            <text:p>56237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update_sec_statu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275" calcext:value-type="float">
            <text:p>56275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format_secto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312" calcext:value-type="float">
            <text:p>5631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check_sec_hdr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330" calcext:value-type="float">
            <text:p>5633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print_env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390" calcext:value-type="float">
            <text:p>56390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get_next_env_add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456" calcext:value-type="float">
            <text:p>56456</text:p>
          </table:table-cell>
          <table:table-cell table:style-name="ce4" office:value-type="float" office:value="124" calcext:value-type="float">
            <text:p>124</text:p>
          </table:table-cell>
          <table:table-cell table:style-name="ce6" office:value-type="string" calcext:value-type="string">
            <text:p>read_sector_meta_data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580" calcext:value-type="float">
            <text:p>56580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sector_iterato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613" calcext:value-type="float">
            <text:p>5661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alloc_env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646" calcext:value-type="float">
            <text:p>56646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gc_collec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669" calcext:value-type="float">
            <text:p>56669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new_env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688" calcext:value-type="float">
            <text:p>56688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check_and_recovery_gc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703" calcext:value-type="float">
            <text:p>56703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env_iterato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743" calcext:value-type="float">
            <text:p>56743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find_env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791" calcext:value-type="float">
            <text:p>56791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del_env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855" calcext:value-type="float">
            <text:p>56855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move_env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918" calcext:value-type="float">
            <text:p>56918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check_and_recovery_env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959" calcext:value-type="float">
            <text:p>56959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do_g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6996" calcext:value-type="float">
            <text:p>56996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string" calcext:value-type="string">
            <text:p>create_env_blo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091" calcext:value-type="float">
            <text:p>57091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ef_get_env_blob</text:p>
          </table:table-cell>
          <table:table-cell table:style-name="ce6" office:value-type="string" calcext:value-type="string">
            <text:p>BL602 Easy Flash</text:p>
          </table:table-cell>
          <table:table-cell table:style-name="ce9" office:value-type="string" calcext:value-type="string">
            <text:p><text:a xlink:href="https://github.com/lupyuen/bl_iot_sdk/blob/master/components/stage/easyflash4/src/ef_env.c#L834" xlink:type="simple">https://github.com/lupyuen/bl_iot_sdk/blob/master/components/stage/easyflash4/src/ef_env.c#L834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57159" calcext:value-type="float">
            <text:p>57159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ef_del_env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194" calcext:value-type="float">
            <text:p>57194</text:p>
          </table:table-cell>
          <table:table-cell table:style-name="ce4" office:value-type="float" office:value="93" calcext:value-type="float">
            <text:p>93</text:p>
          </table:table-cell>
          <table:table-cell table:style-name="ce6" office:value-type="string" calcext:value-type="string">
            <text:p>ef_set_env_blob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287" calcext:value-type="float">
            <text:p>5728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f_set_env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301" calcext:value-type="float">
            <text:p>5730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ef_save_env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310" calcext:value-type="float">
            <text:p>5731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ef_env_set_default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365" calcext:value-type="float">
            <text:p>57365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ef_print_env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391" calcext:value-type="float">
            <text:p>57391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ef_load_env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422" calcext:value-type="float">
            <text:p>57422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ef_env_init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465" calcext:value-type="float">
            <text:p>5746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ef_port_read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477" calcext:value-type="float">
            <text:p>5747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ef_port_write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496" calcext:value-type="float">
            <text:p>5749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ef_port_env_lock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506" calcext:value-type="float">
            <text:p>5750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ef_port_env_unlock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516" calcext:value-type="float">
            <text:p>57516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ef_log_debug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543" calcext:value-type="float">
            <text:p>5754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ef_port_erase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563" calcext:value-type="float">
            <text:p>5756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ef_log_info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598" calcext:value-type="float">
            <text:p>5759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ef_port_init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627" calcext:value-type="float">
            <text:p>57627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ef_print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660" calcext:value-type="float">
            <text:p>5766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ef_calc_crc32</text:p>
          </table:table-cell>
          <table:table-cell table:style-name="ce6" office:value-type="string" calcext:value-type="string">
            <text:p>BL602 Easy Flash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678" calcext:value-type="float">
            <text:p>5767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psm_ge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687" calcext:value-type="float">
            <text:p>57687</text:p>
          </table:table-cell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psm_tes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795" calcext:value-type="float">
            <text:p>57795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psm_erase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849" calcext:value-type="float">
            <text:p>5784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psm_dump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872" calcext:value-type="float">
            <text:p>5787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sm_unse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888" calcext:value-type="float">
            <text:p>5788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sm_se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904" calcext:value-type="float">
            <text:p>5790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easyflash_cli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916" calcext:value-type="float">
            <text:p>57916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xEventGroupCreateStatic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7936" calcext:value-type="float">
            <text:p>57936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xEventGroup,EventBits_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018" calcext:value-type="float">
            <text:p>58018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xEventGroupSetBits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073" calcext:value-type="float">
            <text:p>5807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vEventGroupDelet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106" calcext:value-type="float">
            <text:p>5810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vListInitialis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123" calcext:value-type="float">
            <text:p>5812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vListInitialiseItem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133" calcext:value-type="float">
            <text:p>5813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vListInsertEnd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153" calcext:value-type="float">
            <text:p>58153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vListInser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182" calcext:value-type="float">
            <text:p>58182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uxListRemov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207" calcext:value-type="float">
            <text:p>58207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prvCopyDataToQueu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268" calcext:value-type="float">
            <text:p>5826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rvCopyDataFromQueu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294" calcext:value-type="float">
            <text:p>58294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prvUnlockQueu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346" calcext:value-type="float">
            <text:p>58346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xQueueGenericRese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428" calcext:value-type="float">
            <text:p>58428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uxQueueLength,UBaseType_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464" calcext:value-type="float">
            <text:p>5846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xQueueCreateCountingSemaphor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493" calcext:value-type="float">
            <text:p>58493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xQueue,void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583" calcext:value-type="float">
            <text:p>5858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xQueueCreateMutexStatic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601" calcext:value-type="float">
            <text:p>58601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xQueueGiveMutexRecursiv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630" calcext:value-type="float">
            <text:p>58630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xQueueCreateMutex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692" calcext:value-type="float">
            <text:p>58692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xQueueGiveFromIS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734" calcext:value-type="float">
            <text:p>58734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xQueueReceiv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820" calcext:value-type="float">
            <text:p>58820</text:p>
          </table:table-cell>
          <table:table-cell table:style-name="ce4" office:value-type="float" office:value="116" calcext:value-type="float">
            <text:p>116</text:p>
          </table:table-cell>
          <table:table-cell table:style-name="ce6" office:value-type="string" calcext:value-type="string">
            <text:p>xQueueSemaphoreTak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936" calcext:value-type="float">
            <text:p>58936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xQueueTakeMutexRecursiv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963" calcext:value-type="float">
            <text:p>5896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uxQueueMessagesWaiting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8980" calcext:value-type="float">
            <text:p>58980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vQueueDelet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032" calcext:value-type="float">
            <text:p>5903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vQueueAddToRegistry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058" calcext:value-type="float">
            <text:p>59058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vQueueWaitForMessageRestricted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083" calcext:value-type="float">
            <text:p>59083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prvInitialiseNewStreamBuffe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105" calcext:value-type="float">
            <text:p>59105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prvWriteBytesToBuffe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161" calcext:value-type="float">
            <text:p>59161</text:p>
          </table:table-cell>
          <table:table-cell table:style-name="ce4" office:value-type="float" office:value="141" calcext:value-type="float">
            <text:p>141</text:p>
          </table:table-cell>
          <table:table-cell table:style-name="ce6" office:value-type="string" calcext:value-type="string">
            <text:p>prvReadBytesFromBuffe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302" calcext:value-type="float">
            <text:p>59302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vStreamBufferDelet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330" calcext:value-type="float">
            <text:p>5933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xStreamBufferSpacesAvailabl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357" calcext:value-type="float">
            <text:p>59357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xStreamBufferSend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447" calcext:value-type="float">
            <text:p>59447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xStreamBufferSendFromIS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507" calcext:value-type="float">
            <text:p>59507</text:p>
          </table:table-cell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xStreamBufferReceiv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596" calcext:value-type="float">
            <text:p>59596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xStreamBufferReceiveFromIS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658" calcext:value-type="float">
            <text:p>5965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xStreamBufferIsEmpty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672" calcext:value-type="float">
            <text:p>5967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prvResetNextTaskUnblockTim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682" calcext:value-type="float">
            <text:p>59682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prvInitialiseNewTas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736" calcext:value-type="float">
            <text:p>5973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prvDeleteTCB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764" calcext:value-type="float">
            <text:p>59764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prvAddCurrentTaskToDelayedLis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798" calcext:value-type="float">
            <text:p>5979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vTaskEnterCritical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808" calcext:value-type="float">
            <text:p>598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vTaskExitCritical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818" calcext:value-type="float">
            <text:p>59818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prvAddNewTaskToReadyLis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874" calcext:value-type="float">
            <text:p>5987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prvIdleTas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906" calcext:value-type="float">
            <text:p>5990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*pxTaskCode,cha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941" calcext:value-type="float">
            <text:p>59941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*pxTaskCode,cha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9976" calcext:value-type="float">
            <text:p>59976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vTaskDelet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030" calcext:value-type="float">
            <text:p>60030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eTaskGetStat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077" calcext:value-type="float">
            <text:p>60077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vTaskStartSchedule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115" calcext:value-type="float">
            <text:p>6011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vTaskSuspendAll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125" calcext:value-type="float">
            <text:p>60125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xTaskGetTickCoun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133" calcext:value-type="float">
            <text:p>6013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xTaskGetTickCount2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147" calcext:value-type="float">
            <text:p>6014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xTaskGetTickCountFromIS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156" calcext:value-type="float">
            <text:p>6015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cTaskGetNam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171" calcext:value-type="float">
            <text:p>60171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xTaskIncrementTic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254" calcext:value-type="float">
            <text:p>60254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xTaskResumeAll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320" calcext:value-type="float">
            <text:p>60320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vTaskDelay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345" calcext:value-type="float">
            <text:p>60345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vTaskSwitchContex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381" calcext:value-type="float">
            <text:p>6038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vTaskPlaceOnEventLis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395" calcext:value-type="float">
            <text:p>6039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vTaskPlaceOnUnorderedEventLis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417" calcext:value-type="float">
            <text:p>60417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TaskPlaceOnEventListRestricted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435" calcext:value-type="float">
            <text:p>6043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xTaskRemoveFromEventLis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465" calcext:value-type="float">
            <text:p>6046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vTaskRemoveFromUnorderedEventLis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495" calcext:value-type="float">
            <text:p>6049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vTaskSetTimeOutStat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522" calcext:value-type="float">
            <text:p>6052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vTaskInternalSetTimeOutStat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536" calcext:value-type="float">
            <text:p>60536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xTaskCheckForTimeOu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584" calcext:value-type="float">
            <text:p>6058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vTaskMissedYield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594" calcext:value-type="float">
            <text:p>60594</text:p>
          </table:table-cell>
          <table:table-cell table:style-name="ce4" office:value-type="float" office:value="161" calcext:value-type="float">
            <text:p>161</text:p>
          </table:table-cell>
          <table:table-cell table:style-name="ce6" office:value-type="string" calcext:value-type="string">
            <text:p>vTaskGetInfo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755" calcext:value-type="float">
            <text:p>6075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uxTaskGetStackHighWaterMar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784" calcext:value-type="float">
            <text:p>60784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xTaskGetCurrentTaskHandl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793" calcext:value-type="float">
            <text:p>6079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xTaskGetSchedulerStat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808" calcext:value-type="float">
            <text:p>60808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xTaskPriorityInheri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847" calcext:value-type="float">
            <text:p>60847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xTaskPriorityDisinheri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891" calcext:value-type="float">
            <text:p>60891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vTaskPriorityDisinheritAfterTimeou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961" calcext:value-type="float">
            <text:p>6096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vTaskEnterCritical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975" calcext:value-type="float">
            <text:p>6097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vTaskExitCritical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0987" calcext:value-type="float">
            <text:p>60987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vTaskLis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038" calcext:value-type="float">
            <text:p>6103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uxTaskResetEventItemValu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051" calcext:value-type="float">
            <text:p>6105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pvTaskIncrementMutexHeldCoun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063" calcext:value-type="float">
            <text:p>61063</text:p>
          </table:table-cell>
          <table:table-cell table:style-name="ce4" office:value-type="float" office:value="208" calcext:value-type="float">
            <text:p>208</text:p>
          </table:table-cell>
          <table:table-cell table:style-name="ce6" office:value-type="string" calcext:value-type="string">
            <text:p>ulTaskNotifyTak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271" calcext:value-type="float">
            <text:p>6127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vTaskNotifyGiveFromIS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309" calcext:value-type="float">
            <text:p>61309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xTaskNotifyStateClea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333" calcext:value-type="float">
            <text:p>61333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prvCheckForValidListAndQueu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385" calcext:value-type="float">
            <text:p>61385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string" calcext:value-type="string">
            <text:p>xTimerCreateTimerTas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488" calcext:value-type="float">
            <text:p>61488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prvSwitchTimerLists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530" calcext:value-type="float">
            <text:p>61530</text:p>
          </table:table-cell>
          <table:table-cell table:style-name="ce4" office:value-type="float" office:value="123" calcext:value-type="float">
            <text:p>123</text:p>
          </table:table-cell>
          <table:table-cell table:style-name="ce6" office:value-type="string" calcext:value-type="string">
            <text:p>prvTimerTas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653" calcext:value-type="float">
            <text:p>6165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pvTimerGetTimerID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672" calcext:value-type="float">
            <text:p>6167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vPortSetupTimerInterrup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688" calcext:value-type="float">
            <text:p>61688</text:p>
          </table:table-cell>
          <table:table-cell table:style-name="ce4" office:value-type="float" office:value="107" calcext:value-type="float">
            <text:p>107</text:p>
          </table:table-cell>
          <table:table-cell table:style-name="ce6" office:value-type="string" calcext:value-type="string">
            <text:p>xPortStartScheduler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795" calcext:value-type="float">
            <text:p>6179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xPortStartFirstTas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806" calcext:value-type="float">
            <text:p>61806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pxPortInitialiseStack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830" calcext:value-type="float">
            <text:p>6183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rvInsertBlockIntoFreeList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865" calcext:value-type="float">
            <text:p>6186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pvPortMalloc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930" calcext:value-type="float">
            <text:p>61930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vPortFre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972" calcext:value-type="float">
            <text:p>6197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xPortGetFreeHeapSize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1981" calcext:value-type="float">
            <text:p>61981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vPortDefineHeapRegions</text:p>
          </table:table-cell>
          <table:table-cell table:style-name="ce6" office:value-type="string" calcext:value-type="string">
            <text:p>FreeRT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059" calcext:value-type="float">
            <text:p>62059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uart_generic_notify_handler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106" calcext:value-type="float">
            <text:p>6210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UART0_IRQHandler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116" calcext:value-type="float">
            <text:p>6211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UART1_IRQHandler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128" calcext:value-type="float">
            <text:p>62128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bl_uart_init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177" calcext:value-type="float">
            <text:p>6217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uart_data_send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196" calcext:value-type="float">
            <text:p>62196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bl_uart_data_recv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219" calcext:value-type="float">
            <text:p>6221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uart_int_rx_enable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232" calcext:value-type="float">
            <text:p>6223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uart_int_rx_disable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244" calcext:value-type="float">
            <text:p>6224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uart_int_tx_enable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254" calcext:value-type="float">
            <text:p>6225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uart_int_tx_disable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264" calcext:value-type="float">
            <text:p>6226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bl_uart_flush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279" calcext:value-type="float">
            <text:p>6227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uart_getdefconfig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293" calcext:value-type="float">
            <text:p>6229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uart_setconfig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312" calcext:value-type="float">
            <text:p>6231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uart_setbaud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322" calcext:value-type="float">
            <text:p>6232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bl_uart_int_enable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351" calcext:value-type="float">
            <text:p>62351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bl_uart_int_disable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380" calcext:value-type="float">
            <text:p>62380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uart_int_rx_notify_register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399" calcext:value-type="float">
            <text:p>62399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bl_uart_int_tx_notify_register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420" calcext:value-type="float">
            <text:p>62420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bl_chip_info</text:p>
          </table:table-cell>
          <table:table-cell table:style-name="ce6" office:value-type="string" calcext:value-type="string">
            <text:p>BL602 HAL (Ch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467" calcext:value-type="float">
            <text:p>6246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chip_banner</text:p>
          </table:table-cell>
          <table:table-cell table:style-name="ce6" office:value-type="string" calcext:value-type="string">
            <text:p>BL602 HAL (Ch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477" calcext:value-type="float">
            <text:p>6247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bl_chip_memory_ram</text:p>
          </table:table-cell>
          <table:table-cell table:style-name="ce6" office:value-type="string" calcext:value-type="string">
            <text:p>BL602 HAL (Ch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500" calcext:value-type="float">
            <text:p>62500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_cb_cmd</text:p>
          </table:table-cell>
          <table:table-cell table:style-name="ce6" office:value-type="string" calcext:value-type="string">
            <text:p>BL602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525" calcext:value-type="float">
            <text:p>62525</text:p>
          </table:table-cell>
          <table:table-cell table:style-name="ce4" office:value-type="float" office:value="374" calcext:value-type="float">
            <text:p>374</text:p>
          </table:table-cell>
          <table:table-cell table:style-name="ce6" office:value-type="string" calcext:value-type="string">
            <text:p>bl_cks_test</text:p>
          </table:table-cell>
          <table:table-cell table:style-name="ce6" office:value-type="string" calcext:value-type="string">
            <text:p>BL602 HAL (CK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899" calcext:value-type="float">
            <text:p>62899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_cb_cmd</text:p>
          </table:table-cell>
          <table:table-cell table:style-name="ce6" office:value-type="string" calcext:value-type="string">
            <text:p>BL602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923" calcext:value-type="float">
            <text:p>62923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bl_dma_int_process</text:p>
          </table:table-cell>
          <table:table-cell table:style-name="ce6" office:value-type="string" calcext:value-type="string">
            <text:p>BL602 HAL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2982" calcext:value-type="float">
            <text:p>6298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l_dma_int_clear</text:p>
          </table:table-cell>
          <table:table-cell table:style-name="ce6" office:value-type="string" calcext:value-type="string">
            <text:p>BL602 HAL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000" calcext:value-type="float">
            <text:p>63000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bl_dma_IRQHandler</text:p>
          </table:table-cell>
          <table:table-cell table:style-name="ce6" office:value-type="string" calcext:value-type="string">
            <text:p>BL602 HAL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039" calcext:value-type="float">
            <text:p>6303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_dma_copy</text:p>
          </table:table-cell>
          <table:table-cell table:style-name="ce6" office:value-type="string" calcext:value-type="string">
            <text:p>BL602 HAL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055" calcext:value-type="float">
            <text:p>63055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bl_dma_irq_register</text:p>
          </table:table-cell>
          <table:table-cell table:style-name="ce6" office:value-type="string" calcext:value-type="string">
            <text:p>BL602 HAL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132" calcext:value-type="float">
            <text:p>63132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bl_dma_init</text:p>
          </table:table-cell>
          <table:table-cell table:style-name="ce6" office:value-type="string" calcext:value-type="string">
            <text:p>BL602 HAL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206" calcext:value-type="float">
            <text:p>63206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bl_dma_test</text:p>
          </table:table-cell>
          <table:table-cell table:style-name="ce6" office:value-type="string" calcext:value-type="string">
            <text:p>BL602 HAL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249" calcext:value-type="float">
            <text:p>63249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_irq_num_check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275" calcext:value-type="float">
            <text:p>6327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irq_enable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285" calcext:value-type="float">
            <text:p>6328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irq_disable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295" calcext:value-type="float">
            <text:p>63295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bl_irq_exception_trigger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329" calcext:value-type="float">
            <text:p>63329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bl_irq_register_with_ctx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390" calcext:value-type="float">
            <text:p>6339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irq_ctx_get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403" calcext:value-type="float">
            <text:p>6340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irq_register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413" calcext:value-type="float">
            <text:p>63413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bl_irq_unregister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442" calcext:value-type="float">
            <text:p>63442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interrupt_entry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474" calcext:value-type="float">
            <text:p>63474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exception_entry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551" calcext:value-type="float">
            <text:p>63551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bl_irq_init</text:p>
          </table:table-cell>
          <table:table-cell table:style-name="ce6" office:value-type="string" calcext:value-type="string">
            <text:p>BL602 HAL (IRQ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575" calcext:value-type="float">
            <text:p>6357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_trng_trigger</text:p>
          </table:table-cell>
          <table:table-cell table:style-name="ce6" office:value-type="string" calcext:value-type="string">
            <text:p>BL602 HAL (RN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591" calcext:value-type="float">
            <text:p>63591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wait_trng4feed</text:p>
          </table:table-cell>
          <table:table-cell table:style-name="ce6" office:value-type="string" calcext:value-type="string">
            <text:p>BL602 HAL (RN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623" calcext:value-type="float">
            <text:p>63623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sec_trng_IRQHandler</text:p>
          </table:table-cell>
          <table:table-cell table:style-name="ce6" office:value-type="string" calcext:value-type="string">
            <text:p>BL602 HAL (RN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655" calcext:value-type="float">
            <text:p>6365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sec_pka_IRQHandler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666" calcext:value-type="float">
            <text:p>6366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l_sec_get_random_word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683" calcext:value-type="float">
            <text:p>6368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bl_rand_stream</text:p>
          </table:table-cell>
          <table:table-cell table:style-name="ce6" office:value-type="string" calcext:value-type="string">
            <text:p>BL602 HAL (RN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719" calcext:value-type="float">
            <text:p>63719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bl_rand</text:p>
          </table:table-cell>
          <table:table-cell table:style-name="ce6" office:value-type="string" calcext:value-type="string">
            <text:p>BL602 HAL (RN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740" calcext:value-type="float">
            <text:p>6374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l_sec_init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757" calcext:value-type="float">
            <text:p>6375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l_sec_test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774" calcext:value-type="float">
            <text:p>63774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_dump_rsa_data</text:p>
          </table:table-cell>
          <table:table-cell table:style-name="ce6" office:value-type="string" calcext:value-type="string">
            <text:p>BL602 HAL (PK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801" calcext:value-type="float">
            <text:p>63801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_pka_test_case_xgcd</text:p>
          </table:table-cell>
          <table:table-cell table:style-name="ce6" office:value-type="string" calcext:value-type="string">
            <text:p>BL602 HAL (PK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858" calcext:value-type="float">
            <text:p>63858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_pka_test_case2</text:p>
          </table:table-cell>
          <table:table-cell table:style-name="ce6" office:value-type="string" calcext:value-type="string">
            <text:p>BL602 HAL (PK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964" calcext:value-type="float">
            <text:p>6396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pka_test</text:p>
          </table:table-cell>
          <table:table-cell table:style-name="ce6" office:value-type="string" calcext:value-type="string">
            <text:p>BL602 HAL (PK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978" calcext:value-type="float">
            <text:p>63978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int_timer_c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3998" calcext:value-type="float">
            <text:p>6399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timer_now_us</text:p>
          </table:table-cell>
          <table:table-cell table:style-name="ce6" office:value-type="string" calcext:value-type="string">
            <text:p>BL602 HAL (Timer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011" calcext:value-type="float">
            <text:p>64011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bl_timer_tick_enable</text:p>
          </table:table-cell>
          <table:table-cell table:style-name="ce6" office:value-type="string" calcext:value-type="string">
            <text:p>BL602 HAL (Timer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037" calcext:value-type="float">
            <text:p>64037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cmd_gpio_g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097" calcext:value-type="float">
            <text:p>64097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cmd_gpio_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164" calcext:value-type="float">
            <text:p>64164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cmd_gpio_fun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247" calcext:value-type="float">
            <text:p>6424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gpio_cli_init</text:p>
          </table:table-cell>
          <table:table-cell table:style-name="ce6" office:value-type="string" calcext:value-type="string">
            <text:p>BL602 HAL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256" calcext:value-type="float">
            <text:p>6425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efuse_read_mac</text:p>
          </table:table-cell>
          <table:table-cell table:style-name="ce6" office:value-type="string" calcext:value-type="string">
            <text:p>BL602 HAL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266" calcext:value-type="float">
            <text:p>6426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efuse_read_mac_factory</text:p>
          </table:table-cell>
          <table:table-cell table:style-name="ce6" office:value-type="string" calcext:value-type="string">
            <text:p>BL602 HAL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279" calcext:value-type="float">
            <text:p>6427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efuse_read_capcode</text:p>
          </table:table-cell>
          <table:table-cell table:style-name="ce6" office:value-type="string" calcext:value-type="string">
            <text:p>BL602 HAL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292" calcext:value-type="float">
            <text:p>6429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efuse_read_pwroft</text:p>
          </table:table-cell>
          <table:table-cell table:style-name="ce6" office:value-type="string" calcext:value-type="string">
            <text:p>BL602 HAL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305" calcext:value-type="float">
            <text:p>64305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string" calcext:value-type="string">
            <text:p>Aes_Compare_Data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378" calcext:value-type="float">
            <text:p>6437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_dump_iv_status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399" calcext:value-type="float">
            <text:p>6439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sec_aes_IRQHandler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412" calcext:value-type="float">
            <text:p>64412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Sec_Eng_AES_Link_Case_CBC_128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490" calcext:value-type="float">
            <text:p>64490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Sec_Eng_AES_Link_Case_CTR_128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569" calcext:value-type="float">
            <text:p>64569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Sec_Eng_AES_Link_Case_ECB_128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596" calcext:value-type="float">
            <text:p>64596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bl_sec_aes_test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623" calcext:value-type="float">
            <text:p>64623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sec_sha_IRQHandler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634" calcext:value-type="float">
            <text:p>64634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bl_sha_mutex_tak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661" calcext:value-type="float">
            <text:p>6466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bl_sha_mutex_giv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688" calcext:value-type="float">
            <text:p>6468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sha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699" calcext:value-type="float">
            <text:p>6469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sha_upda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712" calcext:value-type="float">
            <text:p>6471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sha_finish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725" calcext:value-type="float">
            <text:p>64725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sha256_test_case0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777" calcext:value-type="float">
            <text:p>6477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sec_sha_test</text:p>
          </table:table-cell>
          <table:table-cell table:style-name="ce6" office:value-type="string" calcext:value-type="string">
            <text:p>BL602 HAL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790" calcext:value-type="float">
            <text:p>6479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wifi_clock_enable</text:p>
          </table:table-cell>
          <table:table-cell table:style-name="ce6" office:value-type="string" calcext:value-type="string">
            <text:p>BL602 HAL (WiFi)</text:p>
          </table:table-cell>
          <table:table-cell table:style-name="ce9" office:value-type="string" calcext:value-type="string">
            <text:p><text:a xlink:href="https://github.com/lupyuen/bl_iot_sdk/blob/master/components/hal_drv/bl602_hal/bl_wifi.c#L56" xlink:type="simple">https://github.com/lupyuen/bl_iot_sdk/blob/master/components/hal_drv/bl602_hal/bl_wifi.c#L56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64802" calcext:value-type="float">
            <text:p>6480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wifi_enable_irq</text:p>
          </table:table-cell>
          <table:table-cell table:style-name="ce6" office:value-type="string" calcext:value-type="string">
            <text:p>BL602 HAL (WiF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816" calcext:value-type="float">
            <text:p>6481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wifi_sta_mac_addr_set</text:p>
          </table:table-cell>
          <table:table-cell table:style-name="ce6" office:value-type="string" calcext:value-type="string">
            <text:p>BL602 HAL (WiF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826" calcext:value-type="float">
            <text:p>6482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wifi_ap_mac_addr_set</text:p>
          </table:table-cell>
          <table:table-cell table:style-name="ce6" office:value-type="string" calcext:value-type="string">
            <text:p>BL602 HAL (WiF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836" calcext:value-type="float">
            <text:p>6483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wifi_mac_addr_get</text:p>
          </table:table-cell>
          <table:table-cell table:style-name="ce6" office:value-type="string" calcext:value-type="string">
            <text:p>BL602 HAL (WiF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846" calcext:value-type="float">
            <text:p>6484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wifi_country_code_set</text:p>
          </table:table-cell>
          <table:table-cell table:style-name="ce6" office:value-type="string" calcext:value-type="string">
            <text:p>BL602 HAL (WiF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856" calcext:value-type="float">
            <text:p>6485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l_wifi_ap_info_set</text:p>
          </table:table-cell>
          <table:table-cell table:style-name="ce6" office:value-type="string" calcext:value-type="string">
            <text:p>BL602 HAL (WiF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873" calcext:value-type="float">
            <text:p>6487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l_wifi_sta_info_set</text:p>
          </table:table-cell>
          <table:table-cell table:style-name="ce6" office:value-type="string" calcext:value-type="string">
            <text:p>BL602 HAL (WiF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890" calcext:value-type="float">
            <text:p>6489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wifi_sta_info_get</text:p>
          </table:table-cell>
          <table:table-cell table:style-name="ce6" office:value-type="string" calcext:value-type="string">
            <text:p>BL602 HAL (WiFi)</text:p>
          </table:table-cell>
          <table:table-cell table:style-name="ce9" office:value-type="string" calcext:value-type="string">
            <text:p><text:a xlink:href="https://github.com/lupyuen/bl_iot_sdk/blob/master/components/hal_drv/bl602_hal/bl_wifi.c#L160" xlink:type="simple">https://github.com/lupyuen/bl_iot_sdk/blob/master/components/hal_drv/bl602_hal/bl_wifi.c#L160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64904" calcext:value-type="float">
            <text:p>64904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cmd_timer_star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930" calcext:value-type="float">
            <text:p>6493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cmd_wdt_disabl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944" calcext:value-type="float">
            <text:p>6494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cmd_wdt_fee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956" calcext:value-type="float">
            <text:p>6495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cmd_wdt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4992" calcext:value-type="float">
            <text:p>6499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wdt_cli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001" calcext:value-type="float">
            <text:p>6500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fdt32_to_cpu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010" calcext:value-type="float">
            <text:p>65010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string" calcext:value-type="string">
            <text:p>dev_uart_init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170" calcext:value-type="float">
            <text:p>6517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al_uart_send_trigger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180" calcext:value-type="float">
            <text:p>6518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al_uart_send_trigger_off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190" calcext:value-type="float">
            <text:p>6519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hal_uart_init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220" calcext:value-type="float">
            <text:p>65220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hal_uart_recv_II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241" calcext:value-type="float">
            <text:p>6524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hal_uart_send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260" calcext:value-type="float">
            <text:p>6526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hal_uart_finalize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274" calcext:value-type="float">
            <text:p>6527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hal_uart_notify_register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297" calcext:value-type="float">
            <text:p>65297</text:p>
          </table:table-cell>
          <table:table-cell table:style-name="ce4" office:value-type="float" office:value="383" calcext:value-type="float">
            <text:p>383</text:p>
          </table:table-cell>
          <table:table-cell table:style-name="ce6" office:value-type="string" calcext:value-type="string">
            <text:p>vfs_uart_init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680" calcext:value-type="float">
            <text:p>6568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al_uart_send_flush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690" calcext:value-type="float">
            <text:p>6569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al_uart_setbaud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700" calcext:value-type="float">
            <text:p>6570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hal_uart_setconfig</text:p>
          </table:table-cell>
          <table:table-cell table:style-name="ce6" office:value-type="string" calcext:value-type="string">
            <text:p>BL602 HAL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712" calcext:value-type="float">
            <text:p>65712</text:p>
          </table:table-cell>
          <table:table-cell table:style-name="ce4" office:value-type="float" office:value="223" calcext:value-type="float">
            <text:p>223</text:p>
          </table:table-cell>
          <table:table-cell table:style-name="ce6" office:value-type="string" calcext:value-type="string">
            <text:p>hal_gpio_init_from_dts</text:p>
          </table:table-cell>
          <table:table-cell table:style-name="ce6" office:value-type="string" calcext:value-type="string">
            <text:p>BL602 HAL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935" calcext:value-type="float">
            <text:p>65935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_dump_partition</text:p>
          </table:table-cell>
          <table:table-cell table:style-name="ce6" office:value-type="string" calcext:value-type="string">
            <text:p>BL602 HAL (Partition Tabl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973" calcext:value-type="float">
            <text:p>6597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hal_boot2_update_ptable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5992" calcext:value-type="float">
            <text:p>6599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hal_boot2_get_flash_addr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001" calcext:value-type="float">
            <text:p>66001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hal_boot2_partition_bus_addr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084" calcext:value-type="float">
            <text:p>66084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hal_boot2_partition_bus_addr_active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112" calcext:value-type="float">
            <text:p>66112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hal_boot2_partition_bus_addr_inactive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140" calcext:value-type="float">
            <text:p>66140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hal_boot2_partition_addr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179" calcext:value-type="float">
            <text:p>66179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hal_boot2_partition_addr_active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207" calcext:value-type="float">
            <text:p>6620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hal_boot2_partition_addr_inactive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235" calcext:value-type="float">
            <text:p>6623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hal_boot2_get_active_partition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244" calcext:value-type="float">
            <text:p>6624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hal_boot2_get_active_entries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259" calcext:value-type="float">
            <text:p>6625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al_boot2_dump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269" calcext:value-type="float">
            <text:p>66269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hal_boot2_init</text:p>
          </table:table-cell>
          <table:table-cell table:style-name="ce6" office:value-type="string" calcext:value-type="string">
            <text:p>BL602 HAL (Boot2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295" calcext:value-type="float">
            <text:p>6629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hal_reboot</text:p>
          </table:table-cell>
          <table:table-cell table:style-name="ce6" office:value-type="string" calcext:value-type="string">
            <text:p>BL602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306" calcext:value-type="float">
            <text:p>6630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hal_sys_reset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317" calcext:value-type="float">
            <text:p>6631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hal_poweroff</text:p>
          </table:table-cell>
          <table:table-cell table:style-name="ce6" office:value-type="string" calcext:value-type="string">
            <text:p>BL602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328" calcext:value-type="float">
            <text:p>66328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hal_sys_capcode_update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351" calcext:value-type="float">
            <text:p>6635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hal_sys_capcode_get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363" calcext:value-type="float">
            <text:p>6636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fdt32_to_cpu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372" calcext:value-type="float">
            <text:p>6637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hal_board_get_factory_addr</text:p>
          </table:table-cell>
          <table:table-cell table:style-name="ce6" office:value-type="string" calcext:value-type="string">
            <text:p>BL602 HAL (Board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6383" calcext:value-type="float">
            <text:p>66383</text:p>
          </table:table-cell>
          <table:table-cell table:style-name="ce4" office:value-type="float" office:value="1166" calcext:value-type="float">
            <text:p>1166</text:p>
          </table:table-cell>
          <table:table-cell table:style-name="ce6" office:value-type="string" calcext:value-type="string">
            <text:p>hal_board_cfg</text:p>
          </table:table-cell>
          <table:table-cell table:style-name="ce6" office:value-type="string" calcext:value-type="string">
            <text:p>BL602 HAL (Board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549" calcext:value-type="float">
            <text:p>67549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bl_tsen_adc_get</text:p>
          </table:table-cell>
          <table:table-cell table:style-name="ce6" office:value-type="string" calcext:value-type="string">
            <text:p>BL602 HAL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618" calcext:value-type="float">
            <text:p>67618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bl_rtc_get_counter</text:p>
          </table:table-cell>
          <table:table-cell table:style-name="ce6" office:value-type="string" calcext:value-type="string">
            <text:p>BL602 HAL (RT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633" calcext:value-type="float">
            <text:p>6763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rtc_get_timestamp_ms</text:p>
          </table:table-cell>
          <table:table-cell table:style-name="ce6" office:value-type="string" calcext:value-type="string">
            <text:p>BL602 HAL (RT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645" calcext:value-type="float">
            <text:p>6764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hal_wifi_start_firmware_tas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657" calcext:value-type="float">
            <text:p>6765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sys_reset_por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668" calcext:value-type="float">
            <text:p>6766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sys_reset_system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679" calcext:value-type="float">
            <text:p>6767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l_sys_isxipaddr</text:p>
          </table:table-cell>
          <table:table-cell table:style-name="ce6" office:value-type="string" calcext:value-type="string">
            <text:p>BL602 HAL (Syst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688" calcext:value-type="float">
            <text:p>67688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PtTable_Update_Entry</text:p>
          </table:table-cell>
          <table:table-cell table:style-name="ce6" office:value-type="string" calcext:value-type="string">
            <text:p>BL602 HAL (Partition Tabl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755" calcext:value-type="float">
            <text:p>67755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tTable_Get_Active_Entries</text:p>
          </table:table-cell>
          <table:table-cell table:style-name="ce6" office:value-type="string" calcext:value-type="string">
            <text:p>BL602 HAL (Partition Tabl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790" calcext:value-type="float">
            <text:p>67790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bl_gpio_enable_output</text:p>
          </table:table-cell>
          <table:table-cell table:style-name="ce6" office:value-type="string" calcext:value-type="string">
            <text:p>BL602 HAL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818" calcext:value-type="float">
            <text:p>67818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bl_gpio_enable_input</text:p>
          </table:table-cell>
          <table:table-cell table:style-name="ce6" office:value-type="string" calcext:value-type="string">
            <text:p>BL602 HAL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846" calcext:value-type="float">
            <text:p>6784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_gpio_output_set</text:p>
          </table:table-cell>
          <table:table-cell table:style-name="ce6" office:value-type="string" calcext:value-type="string">
            <text:p>BL602 HAL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858" calcext:value-type="float">
            <text:p>67858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bl_gpio_input_get</text:p>
          </table:table-cell>
          <table:table-cell table:style-name="ce6" office:value-type="string" calcext:value-type="string">
            <text:p>BL602 HAL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873" calcext:value-type="float">
            <text:p>6787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_flash_erase</text:p>
          </table:table-cell>
          <table:table-cell table:style-name="ce6" office:value-type="string" calcext:value-type="string">
            <text:p>BL602 HAL (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889" calcext:value-type="float">
            <text:p>6788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_flash_write</text:p>
          </table:table-cell>
          <table:table-cell table:style-name="ce6" office:value-type="string" calcext:value-type="string">
            <text:p>BL602 HAL (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905" calcext:value-type="float">
            <text:p>6790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_flash_read</text:p>
          </table:table-cell>
          <table:table-cell table:style-name="ce6" office:value-type="string" calcext:value-type="string">
            <text:p>BL602 HAL (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7919" calcext:value-type="float">
            <text:p>67919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bl_flash_config_update</text:p>
          </table:table-cell>
          <table:table-cell table:style-name="ce6" office:value-type="string" calcext:value-type="string">
            <text:p>BL602 HAL (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010" calcext:value-type="float">
            <text:p>6801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wdt_feed</text:p>
          </table:table-cell>
          <table:table-cell table:style-name="ce6" office:value-type="string" calcext:value-type="string">
            <text:p>BL602 HAL (Watchdo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023" calcext:value-type="float">
            <text:p>68023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l_wdt_disable</text:p>
          </table:table-cell>
          <table:table-cell table:style-name="ce6" office:value-type="string" calcext:value-type="string">
            <text:p>BL602 HAL (Watchdo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034" calcext:value-type="float">
            <text:p>68034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bl_wdt_init</text:p>
          </table:table-cell>
          <table:table-cell table:style-name="ce6" office:value-type="string" calcext:value-type="string">
            <text:p>BL602 HAL (Watchdo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053" calcext:value-type="float">
            <text:p>6805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httpc_tcp_sent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062" calcext:value-type="float">
            <text:p>68062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httpc_get_internal_addr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077" calcext:value-type="float">
            <text:p>68077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httpc_free_state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113" calcext:value-type="float">
            <text:p>68113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httpc_close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134" calcext:value-type="float">
            <text:p>68134</text:p>
          </table:table-cell>
          <table:table-cell table:style-name="ce4" office:value-type="float" office:value="143" calcext:value-type="float">
            <text:p>143</text:p>
          </table:table-cell>
          <table:table-cell table:style-name="ce6" office:value-type="string" calcext:value-type="string">
            <text:p>httpc_tcp_recv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277" calcext:value-type="float">
            <text:p>6827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httpc_dns_found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305" calcext:value-type="float">
            <text:p>6830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httpc_tcp_poll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324" calcext:value-type="float">
            <text:p>6832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httpc_tcp_err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339" calcext:value-type="float">
            <text:p>68339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httpc_tcp_connected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363" calcext:value-type="float">
            <text:p>68363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httpc_create_request_string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411" calcext:value-type="float">
            <text:p>68411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httpc_init_connection_common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479" calcext:value-type="float">
            <text:p>68479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httpc_get_file_dns</text:p>
          </table:table-cell>
          <table:table-cell table:style-name="ce6" office:value-type="string" calcext:value-type="string">
            <text:p>LWIP (http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530" calcext:value-type="float">
            <text:p>6853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proc_entry_loopr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542" calcext:value-type="float">
            <text:p>6854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looprt_evt_notify_asyn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552" calcext:value-type="float">
            <text:p>6855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looprt_evt_status_du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562" calcext:value-type="float">
            <text:p>68562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looprt_evt_schedul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583" calcext:value-type="float">
            <text:p>6858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looprt_star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598" calcext:value-type="float">
            <text:p>6859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looprt_start_auto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612" calcext:value-type="float">
            <text:p>686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looprt_handler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628" calcext:value-type="float">
            <text:p>6862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looprt_timer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638" calcext:value-type="float">
            <text:p>6863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cmd_looprt_tes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651" calcext:value-type="float">
            <text:p>6865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md_looprt_test_statu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662" calcext:value-type="float">
            <text:p>6866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md_looprt_test_ev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673" calcext:value-type="float">
            <text:p>68673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md_looprt_test_evt_du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684" calcext:value-type="float">
            <text:p>68684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md_looprt_test_schedule_evt1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695" calcext:value-type="float">
            <text:p>6869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cmd_looprt_test_schedule_evt2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706" calcext:value-type="float">
            <text:p>6870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looprt_test_cli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715" calcext:value-type="float">
            <text:p>68715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_cb_led_trigg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746" calcext:value-type="float">
            <text:p>6874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_led_bloop_ms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772" calcext:value-type="float">
            <text:p>68772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string" calcext:value-type="string">
            <text:p>_led_bloop_ev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852" calcext:value-type="float">
            <text:p>6885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loopset_led_hook_on_loopr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869" calcext:value-type="float">
            <text:p>68869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loopset_led_trigg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912" calcext:value-type="float">
            <text:p>6891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ys_mbox_new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929" calcext:value-type="float">
            <text:p>6892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ys_mbox_fre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946" calcext:value-type="float">
            <text:p>6894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ys_mbox_pos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962" calcext:value-type="float">
            <text:p>68962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sys_mbox_trypos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8984" calcext:value-type="float">
            <text:p>68984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sys_arch_mbox_fetch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020" calcext:value-type="float">
            <text:p>6902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ys_arch_mbox_tryfetch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037" calcext:value-type="float">
            <text:p>6903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sys_mbox_vali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046" calcext:value-type="float">
            <text:p>6904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ys_mbox_set_invali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056" calcext:value-type="float">
            <text:p>6905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sys_sem_new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089" calcext:value-type="float">
            <text:p>69089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sys_arch_sem_wa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117" calcext:value-type="float">
            <text:p>6911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sys_sem_fre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128" calcext:value-type="float">
            <text:p>6912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sys_sem_vali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137" calcext:value-type="float">
            <text:p>6913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ys_sem_set_invali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147" calcext:value-type="float">
            <text:p>6914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ys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157" calcext:value-type="float">
            <text:p>6915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sys_mutex_new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183" calcext:value-type="float">
            <text:p>6918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ys_mutex_loc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193" calcext:value-type="float">
            <text:p>6919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ys_mutex_unloc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203" calcext:value-type="float">
            <text:p>6920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ys_sem_signal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213" calcext:value-type="float">
            <text:p>69213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sys_thread_new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235" calcext:value-type="float">
            <text:p>6923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ys_arch_protec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245" calcext:value-type="float">
            <text:p>6924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ys_arch_unprotec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259" calcext:value-type="float">
            <text:p>6925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sys_now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270" calcext:value-type="float">
            <text:p>69270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lwip_gethostbyname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304" calcext:value-type="float">
            <text:p>6930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lwip_freeaddrinfo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327" calcext:value-type="float">
            <text:p>69327</text:p>
          </table:table-cell>
          <table:table-cell table:style-name="ce4" office:value-type="float" office:value="104" calcext:value-type="float">
            <text:p>104</text:p>
          </table:table-cell>
          <table:table-cell table:style-name="ce6" office:value-type="string" calcext:value-type="string">
            <text:p>lwip_getaddrinfo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431" calcext:value-type="float">
            <text:p>6943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netifapi_do_netif_add</text:p>
          </table:table-cell>
          <table:table-cell table:style-name="ce6" office:value-type="string" calcext:value-type="string">
            <text:p>LWIP (netifap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452" calcext:value-type="float">
            <text:p>6945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netifapi_do_netif_set_addr</text:p>
          </table:table-cell>
          <table:table-cell table:style-name="ce6" office:value-type="string" calcext:value-type="string">
            <text:p>LWIP (netifap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463" calcext:value-type="float">
            <text:p>6946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netifapi_do_netif_common</text:p>
          </table:table-cell>
          <table:table-cell table:style-name="ce6" office:value-type="string" calcext:value-type="string">
            <text:p>LWIP (netifap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482" calcext:value-type="float">
            <text:p>6948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netifapi_netif_add</text:p>
          </table:table-cell>
          <table:table-cell table:style-name="ce6" office:value-type="string" calcext:value-type="string">
            <text:p>LWIP (netifap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513" calcext:value-type="float">
            <text:p>6951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netifapi_netif_set_addr</text:p>
          </table:table-cell>
          <table:table-cell table:style-name="ce6" office:value-type="string" calcext:value-type="string">
            <text:p>LWIP (netifap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540" calcext:value-type="float">
            <text:p>6954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netifapi_netif_common</text:p>
          </table:table-cell>
          <table:table-cell table:style-name="ce6" office:value-type="string" calcext:value-type="string">
            <text:p>LWIP (netifapi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557" calcext:value-type="float">
            <text:p>69557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alloc_socke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592" calcext:value-type="float">
            <text:p>6959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lwip_link_select_cb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609" calcext:value-type="float">
            <text:p>6960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lwip_unlink_select_cb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631" calcext:value-type="float">
            <text:p>69631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lwip_selscan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721" calcext:value-type="float">
            <text:p>69721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lwip_recv_tcp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803" calcext:value-type="float">
            <text:p>6980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lwip_sock_make_addr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830" calcext:value-type="float">
            <text:p>69830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free_socke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861" calcext:value-type="float">
            <text:p>69861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lwip_recvfrom_udp_raw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917" calcext:value-type="float">
            <text:p>6991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get_socke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9934" calcext:value-type="float">
            <text:p>69934</text:p>
          </table:table-cell>
          <table:table-cell table:style-name="ce4" office:value-type="float" office:value="370" calcext:value-type="float">
            <text:p>370</text:p>
          </table:table-cell>
          <table:table-cell table:style-name="ce6" office:value-type="string" calcext:value-type="string">
            <text:p>lwip_setsockopt_callback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304" calcext:value-type="float">
            <text:p>70304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lwip_accep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385" calcext:value-type="float">
            <text:p>70385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lwip_bind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424" calcext:value-type="float">
            <text:p>70424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lwip_close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478" calcext:value-type="float">
            <text:p>70478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wip_connec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522" calcext:value-type="float">
            <text:p>70522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lwip_listen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561" calcext:value-type="float">
            <text:p>70561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lwip_recvfrom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627" calcext:value-type="float">
            <text:p>7062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lwip_read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639" calcext:value-type="float">
            <text:p>7063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lwip_recv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651" calcext:value-type="float">
            <text:p>70651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lwip_sendto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729" calcext:value-type="float">
            <text:p>70729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lwip_send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766" calcext:value-type="float">
            <text:p>70766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lwip_socke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816" calcext:value-type="float">
            <text:p>7081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lwip_write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828" calcext:value-type="float">
            <text:p>70828</text:p>
          </table:table-cell>
          <table:table-cell table:style-name="ce4" office:value-type="float" office:value="153" calcext:value-type="float">
            <text:p>153</text:p>
          </table:table-cell>
          <table:table-cell table:style-name="ce6" office:value-type="string" calcext:value-type="string">
            <text:p>lwip_selec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0981" calcext:value-type="float">
            <text:p>70981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lwip_shutdown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038" calcext:value-type="float">
            <text:p>71038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wip_setsockop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082" calcext:value-type="float">
            <text:p>71082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lwip_fcntl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130" calcext:value-type="float">
            <text:p>71130</text:p>
          </table:table-cell>
          <table:table-cell table:style-name="ce4" office:value-type="float" office:value="92" calcext:value-type="float">
            <text:p>92</text:p>
          </table:table-cell>
          <table:table-cell table:style-name="ce6" office:value-type="string" calcext:value-type="string">
            <text:p>tcpip_thread</text:p>
          </table:table-cell>
          <table:table-cell table:style-name="ce6" office:value-type="string" calcext:value-type="string">
            <text:p>LWIP (tcp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222" calcext:value-type="float">
            <text:p>71222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tcpip_input</text:p>
          </table:table-cell>
          <table:table-cell table:style-name="ce6" office:value-type="string" calcext:value-type="string">
            <text:p>LWIP (tcp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241" calcext:value-type="float">
            <text:p>71241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cpip_callback</text:p>
          </table:table-cell>
          <table:table-cell table:style-name="ce6" office:value-type="string" calcext:value-type="string">
            <text:p>LWIP (tcp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265" calcext:value-type="float">
            <text:p>7126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tcpip_try_callback</text:p>
          </table:table-cell>
          <table:table-cell table:style-name="ce6" office:value-type="string" calcext:value-type="string">
            <text:p>LWIP (tcp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294" calcext:value-type="float">
            <text:p>71294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tcpip_send_msg_wait_sem</text:p>
          </table:table-cell>
          <table:table-cell table:style-name="ce6" office:value-type="string" calcext:value-type="string">
            <text:p>LWIP (tcp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315" calcext:value-type="float">
            <text:p>7131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tcpip_api_call</text:p>
          </table:table-cell>
          <table:table-cell table:style-name="ce6" office:value-type="string" calcext:value-type="string">
            <text:p>LWIP (tcp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345" calcext:value-type="float">
            <text:p>7134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tcpip_init</text:p>
          </table:table-cell>
          <table:table-cell table:style-name="ce6" office:value-type="string" calcext:value-type="string">
            <text:p>LWIP (tcp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359" calcext:value-type="float">
            <text:p>7135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altcp_alloc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374" calcext:value-type="float">
            <text:p>71374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altcp_free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396" calcext:value-type="float">
            <text:p>71396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ltcp_new_ip_type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419" calcext:value-type="float">
            <text:p>7141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altcp_new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431" calcext:value-type="float">
            <text:p>7143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altcp_arg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443" calcext:value-type="float">
            <text:p>7144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altcp_recv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455" calcext:value-type="float">
            <text:p>7145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ltcp_sen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469" calcext:value-type="float">
            <text:p>71469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ltcp_poll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494" calcext:value-type="float">
            <text:p>7149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ltcp_err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508" calcext:value-type="float">
            <text:p>7150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altcp_recved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529" calcext:value-type="float">
            <text:p>7152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ltcp_connec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552" calcext:value-type="float">
            <text:p>71552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altcp_abor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573" calcext:value-type="float">
            <text:p>71573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altcp_close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595" calcext:value-type="float">
            <text:p>7159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altcp_write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617" calcext:value-type="float">
            <text:p>71617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ltcp_outpu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637" calcext:value-type="float">
            <text:p>71637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altcp_tcp_connected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655" calcext:value-type="float">
            <text:p>7165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altcp_tcp_sen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673" calcext:value-type="float">
            <text:p>7167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altcp_tcp_poll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691" calcext:value-type="float">
            <text:p>7169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ltcp_tcp_mss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704" calcext:value-type="float">
            <text:p>7170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ltcp_tcp_sndbuf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717" calcext:value-type="float">
            <text:p>7171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ltcp_tcp_sndqueuelen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730" calcext:value-type="float">
            <text:p>7173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ltcp_tcp_nagle_disable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744" calcext:value-type="float">
            <text:p>7174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ltcp_tcp_nagle_enable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758" calcext:value-type="float">
            <text:p>7175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ltcp_tcp_nagle_disabled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771" calcext:value-type="float">
            <text:p>7177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altcp_tcp_dealloc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780" calcext:value-type="float">
            <text:p>7178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ltcp_tcp_get_ip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793" calcext:value-type="float">
            <text:p>7179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altcp_tcp_get_por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812" calcext:value-type="float">
            <text:p>7181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ltcp_tcp_setup_callbacks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825" calcext:value-type="float">
            <text:p>7182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altcp_tcp_err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843" calcext:value-type="float">
            <text:p>7184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ltcp_tcp_get_tcp_addrinfo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859" calcext:value-type="float">
            <text:p>7185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ltcp_tcp_setprio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873" calcext:value-type="float">
            <text:p>7187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ltcp_tcp_outpu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889" calcext:value-type="float">
            <text:p>7188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ltcp_tcp_write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905" calcext:value-type="float">
            <text:p>7190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ltcp_tcp_shutdown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921" calcext:value-type="float">
            <text:p>7192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altcp_tcp_close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959" calcext:value-type="float">
            <text:p>7195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ltcp_tcp_abor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973" calcext:value-type="float">
            <text:p>7197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ltcp_tcp_listen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1993" calcext:value-type="float">
            <text:p>7199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altcp_tcp_connec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010" calcext:value-type="float">
            <text:p>7201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ltcp_tcp_bind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026" calcext:value-type="float">
            <text:p>72026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ltcp_tcp_recved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040" calcext:value-type="float">
            <text:p>72040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ltcp_tcp_recv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063" calcext:value-type="float">
            <text:p>7206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ltcp_tcp_set_poll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077" calcext:value-type="float">
            <text:p>72077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altcp_tcp_accept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106" calcext:value-type="float">
            <text:p>7210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ltcp_tcp_new_ip_type</text:p>
          </table:table-cell>
          <table:table-cell table:style-name="ce6" office:value-type="string" calcext:value-type="string">
            <text:p>LWIP (al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131" calcext:value-type="float">
            <text:p>7213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lwip_htons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142" calcext:value-type="float">
            <text:p>7214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lwip_htonl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151" calcext:value-type="float">
            <text:p>7215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lwip_strnicmp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174" calcext:value-type="float">
            <text:p>72174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dns_call_found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193" calcext:value-type="float">
            <text:p>72193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dns_send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260" calcext:value-type="float">
            <text:p>7226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dns_check_entry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325" calcext:value-type="float">
            <text:p>72325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string" calcext:value-type="string">
            <text:p>dns_recv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485" calcext:value-type="float">
            <text:p>7248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dns_init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501" calcext:value-type="float">
            <text:p>7250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dns_setserver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522" calcext:value-type="float">
            <text:p>72522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dns_getserver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537" calcext:value-type="float">
            <text:p>7253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dns_tmr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550" calcext:value-type="float">
            <text:p>72550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dns_gethostbyname_addrtype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634" calcext:value-type="float">
            <text:p>7263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dns_gethostbyname</text:p>
          </table:table-cell>
          <table:table-cell table:style-name="ce6" office:value-type="string" calcext:value-type="string">
            <text:p>LWIP (dn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646" calcext:value-type="float">
            <text:p>72646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lwip_standard_chksum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710" calcext:value-type="float">
            <text:p>72710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inet_chksum_pseudo</text:p>
          </table:table-cell>
          <table:table-cell table:style-name="ce6" office:value-type="string" calcext:value-type="string">
            <text:p>LWIP (ine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749" calcext:value-type="float">
            <text:p>72749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ip_chksum_pseudo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789" calcext:value-type="float">
            <text:p>72789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inet_chksum_pseudo_partial</text:p>
          </table:table-cell>
          <table:table-cell table:style-name="ce6" office:value-type="string" calcext:value-type="string">
            <text:p>LWIP (ine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839" calcext:value-type="float">
            <text:p>72839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ip_chksum_pseudo_partial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890" calcext:value-type="float">
            <text:p>7289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inet_chksum</text:p>
          </table:table-cell>
          <table:table-cell table:style-name="ce6" office:value-type="string" calcext:value-type="string">
            <text:p>LWIP (ine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903" calcext:value-type="float">
            <text:p>72903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inet_chksum_pbuf</text:p>
          </table:table-cell>
          <table:table-cell table:style-name="ce6" office:value-type="string" calcext:value-type="string">
            <text:p>LWIP (ine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932" calcext:value-type="float">
            <text:p>7293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lwip_chksum_copy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946" calcext:value-type="float">
            <text:p>7294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lwip_ini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965" calcext:value-type="float">
            <text:p>7296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dhcp_set_state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981" calcext:value-type="float">
            <text:p>7298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dhcp_option_short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2996" calcext:value-type="float">
            <text:p>7299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dhcp_option_long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013" calcext:value-type="float">
            <text:p>73013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dhcp_create_msg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078" calcext:value-type="float">
            <text:p>73078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dhcp_option_trailer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100" calcext:value-type="float">
            <text:p>73100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dhcp_discover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152" calcext:value-type="float">
            <text:p>7315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dhcp_check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172" calcext:value-type="float">
            <text:p>73172</text:p>
          </table:table-cell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dhcp_bind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273" calcext:value-type="float">
            <text:p>73273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dhcp_inc_pcb_refcount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298" calcext:value-type="float">
            <text:p>73298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dhcp_option_hostname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335" calcext:value-type="float">
            <text:p>73335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dhcp_reboot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399" calcext:value-type="float">
            <text:p>73399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dhcp_select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477" calcext:value-type="float">
            <text:p>7347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dhcp_dec_pcb_refcount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493" calcext:value-type="float">
            <text:p>73493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dhcp_handle_ack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546" calcext:value-type="float">
            <text:p>73546</text:p>
          </table:table-cell>
          <table:table-cell table:style-name="ce4" office:value-type="float" office:value="302" calcext:value-type="float">
            <text:p>302</text:p>
          </table:table-cell>
          <table:table-cell table:style-name="ce6" office:value-type="string" calcext:value-type="string">
            <text:p>dhcp_recv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848" calcext:value-type="float">
            <text:p>73848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dhcp_network_changed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884" calcext:value-type="float">
            <text:p>73884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dhcp_arp_reply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929" calcext:value-type="float">
            <text:p>73929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dhcp_renew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3983" calcext:value-type="float">
            <text:p>7398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dhcp_supplied_address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006" calcext:value-type="float">
            <text:p>74006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dhcp_release_and_stop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064" calcext:value-type="float">
            <text:p>74064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dhcp_start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111" calcext:value-type="float">
            <text:p>74111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dhcp_coarse_tmr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201" calcext:value-type="float">
            <text:p>74201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dhcp_fine_tmr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268" calcext:value-type="float">
            <text:p>74268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dhcp_stop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324" calcext:value-type="float">
            <text:p>7432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etharp_free_entry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341" calcext:value-type="float">
            <text:p>74341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etharp_find_entry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427" calcext:value-type="float">
            <text:p>74427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etharp_raw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467" calcext:value-type="float">
            <text:p>7446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etharp_cleanup_netif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490" calcext:value-type="float">
            <text:p>74490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etharp_input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572" calcext:value-type="float">
            <text:p>7457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etharp_request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585" calcext:value-type="float">
            <text:p>74585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etharp_tmr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632" calcext:value-type="float">
            <text:p>74632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etharp_output_to_arp_index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668" calcext:value-type="float">
            <text:p>74668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etharp_query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742" calcext:value-type="float">
            <text:p>74742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etharp_output</text:p>
          </table:table-cell>
          <table:table-cell table:style-name="ce6" office:value-type="string" calcext:value-type="string">
            <text:p>LWIP (ethar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812" calcext:value-type="float">
            <text:p>74812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igmp_send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873" calcext:value-type="float">
            <text:p>7487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igmp_delaying_member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900" calcext:value-type="float">
            <text:p>7490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igmp_init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911" calcext:value-type="float">
            <text:p>74911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igmp_stop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935" calcext:value-type="float">
            <text:p>74935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igmp_report_groups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955" calcext:value-type="float">
            <text:p>7495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igmp_lookfor_group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4972" calcext:value-type="float">
            <text:p>74972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igmp_lookup_group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007" calcext:value-type="float">
            <text:p>75007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igmp_start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034" calcext:value-type="float">
            <text:p>75034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igmp_input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117" calcext:value-type="float">
            <text:p>75117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igmp_joingroup_netif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157" calcext:value-type="float">
            <text:p>7515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igmp_joingroup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189" calcext:value-type="float">
            <text:p>75189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igmp_leavegroup_netif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235" calcext:value-type="float">
            <text:p>7523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igmp_leavegroup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264" calcext:value-type="float">
            <text:p>75264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igmp_tmr</text:p>
          </table:table-cell>
          <table:table-cell table:style-name="ce6" office:value-type="string" calcext:value-type="string">
            <text:p>LWIP (ig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291" calcext:value-type="float">
            <text:p>7529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ip4_input_accept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319" calcext:value-type="float">
            <text:p>75319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ip4_route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354" calcext:value-type="float">
            <text:p>75354</text:p>
          </table:table-cell>
          <table:table-cell table:style-name="ce4" office:value-type="float" office:value="155" calcext:value-type="float">
            <text:p>155</text:p>
          </table:table-cell>
          <table:table-cell table:style-name="ce6" office:value-type="string" calcext:value-type="string">
            <text:p>ip4_input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509" calcext:value-type="float">
            <text:p>75509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string" calcext:value-type="string">
            <text:p>ip4_output_if_opt_src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631" calcext:value-type="float">
            <text:p>75631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ip4_output_if_opt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649" calcext:value-type="float">
            <text:p>7564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ip4_output_if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664" calcext:value-type="float">
            <text:p>7566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ip4_output_if_src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677" calcext:value-type="float">
            <text:p>7567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ip4_addr_isbroadcast_u32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705" calcext:value-type="float">
            <text:p>75705</text:p>
          </table:table-cell>
          <table:table-cell table:style-name="ce4" office:value-type="float" office:value="139" calcext:value-type="float">
            <text:p>139</text:p>
          </table:table-cell>
          <table:table-cell table:style-name="ce6" office:value-type="string" calcext:value-type="string">
            <text:p>ip4addr_aton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844" calcext:value-type="float">
            <text:p>75844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ipaddr_addr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863" calcext:value-type="float">
            <text:p>75863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ip4addr_ntoa_r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923" calcext:value-type="float">
            <text:p>7592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ip4addr_ntoa</text:p>
          </table:table-cell>
          <table:table-cell table:style-name="ce6" office:value-type="string" calcext:value-type="string">
            <text:p>LWIP (ip4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935" calcext:value-type="float">
            <text:p>7593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em_init</text:p>
          </table:table-cell>
          <table:table-cell table:style-name="ce6" office:value-type="string" calcext:value-type="string">
            <text:p>LWIP (m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5953" calcext:value-type="float">
            <text:p>75953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mem_free</text:p>
          </table:table-cell>
          <table:table-cell table:style-name="ce6" office:value-type="string" calcext:value-type="string">
            <text:p>LWIP (m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028" calcext:value-type="float">
            <text:p>76028</text:p>
          </table:table-cell>
          <table:table-cell table:style-name="ce4" office:value-type="float" office:value="96" calcext:value-type="float">
            <text:p>96</text:p>
          </table:table-cell>
          <table:table-cell table:style-name="ce6" office:value-type="string" calcext:value-type="string">
            <text:p>mem_trim</text:p>
          </table:table-cell>
          <table:table-cell table:style-name="ce6" office:value-type="string" calcext:value-type="string">
            <text:p>LWIP (m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124" calcext:value-type="float">
            <text:p>76124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mem_malloc</text:p>
          </table:table-cell>
          <table:table-cell table:style-name="ce6" office:value-type="string" calcext:value-type="string">
            <text:p>LWIP (m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215" calcext:value-type="float">
            <text:p>76215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do_memp_malloc_pool</text:p>
          </table:table-cell>
          <table:table-cell table:style-name="ce6" office:value-type="string" calcext:value-type="string">
            <text:p>LWIP (m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243" calcext:value-type="float">
            <text:p>76243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emp_init_pool</text:p>
          </table:table-cell>
          <table:table-cell table:style-name="ce6" office:value-type="string" calcext:value-type="string">
            <text:p>LWIP (m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265" calcext:value-type="float">
            <text:p>7626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emp_init</text:p>
          </table:table-cell>
          <table:table-cell table:style-name="ce6" office:value-type="string" calcext:value-type="string">
            <text:p>LWIP (m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287" calcext:value-type="float">
            <text:p>7628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emp_malloc</text:p>
          </table:table-cell>
          <table:table-cell table:style-name="ce6" office:value-type="string" calcext:value-type="string">
            <text:p>LWIP (m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304" calcext:value-type="float">
            <text:p>76304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emp_free</text:p>
          </table:table-cell>
          <table:table-cell table:style-name="ce6" office:value-type="string" calcext:value-type="string">
            <text:p>LWIP (mem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326" calcext:value-type="float">
            <text:p>7632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netif_null_output_ip4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335" calcext:value-type="float">
            <text:p>76335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netif_issue_reports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361" calcext:value-type="float">
            <text:p>7636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netif_do_set_ipaddr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389" calcext:value-type="float">
            <text:p>7638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netif_init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398" calcext:value-type="float">
            <text:p>76398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netif_set_ipaddr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418" calcext:value-type="float">
            <text:p>7641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netif_set_netmask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435" calcext:value-type="float">
            <text:p>7643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netif_set_gw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454" calcext:value-type="float">
            <text:p>76454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netif_set_addr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489" calcext:value-type="float">
            <text:p>76489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netif_add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559" calcext:value-type="float">
            <text:p>7655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netif_set_default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569" calcext:value-type="float">
            <text:p>7656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netif_set_up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591" calcext:value-type="float">
            <text:p>76591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netif_set_down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620" calcext:value-type="float">
            <text:p>7662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netif_remove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665" calcext:value-type="float">
            <text:p>7666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netif_set_status_callback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677" calcext:value-type="float">
            <text:p>76677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netif_set_link_up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704" calcext:value-type="float">
            <text:p>76704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netif_set_link_down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725" calcext:value-type="float">
            <text:p>7672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netif_get_by_index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746" calcext:value-type="float">
            <text:p>76746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netif_find</text:p>
          </table:table-cell>
          <table:table-cell table:style-name="ce6" office:value-type="string" calcext:value-type="string">
            <text:p>LWIP (neti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773" calcext:value-type="float">
            <text:p>76773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pbuf_skip_const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794" calcext:value-type="float">
            <text:p>76794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pbuf_free_ooseq_callback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818" calcext:value-type="float">
            <text:p>76818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pbuf_add_header_impl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863" calcext:value-type="float">
            <text:p>76863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pbuf_alloc_reference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884" calcext:value-type="float">
            <text:p>76884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pbuf_alloced_custom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915" calcext:value-type="float">
            <text:p>7691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pbuf_add_header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927" calcext:value-type="float">
            <text:p>76927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pbuf_remove_header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954" calcext:value-type="float">
            <text:p>7695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pbuf_header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972" calcext:value-type="float">
            <text:p>7697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pbuf_header_force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6990" calcext:value-type="float">
            <text:p>7699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pbuf_free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040" calcext:value-type="float">
            <text:p>77040</text:p>
          </table:table-cell>
          <table:table-cell table:style-name="ce4" office:value-type="float" office:value="102" calcext:value-type="float">
            <text:p>102</text:p>
          </table:table-cell>
          <table:table-cell table:style-name="ce6" office:value-type="string" calcext:value-type="string">
            <text:p>pbuf_alloc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142" calcext:value-type="float">
            <text:p>77142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pbuf_realloc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176" calcext:value-type="float">
            <text:p>77176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pbuf_free_header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207" calcext:value-type="float">
            <text:p>7720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buf_clen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223" calcext:value-type="float">
            <text:p>7722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buf_ref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239" calcext:value-type="float">
            <text:p>7723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pbuf_cat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262" calcext:value-type="float">
            <text:p>7726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pbuf_chain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273" calcext:value-type="float">
            <text:p>77273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pbuf_copy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332" calcext:value-type="float">
            <text:p>77332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pbuf_copy_partial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371" calcext:value-type="float">
            <text:p>7737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buf_take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409" calcext:value-type="float">
            <text:p>77409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pbuf_take_at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450" calcext:value-type="float">
            <text:p>77450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buf_clone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465" calcext:value-type="float">
            <text:p>7746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pbuf_try_get_at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487" calcext:value-type="float">
            <text:p>7748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buf_get_at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502" calcext:value-type="float">
            <text:p>7750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pbuf_put_at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519" calcext:value-type="float">
            <text:p>77519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pbuf_memcmp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566" calcext:value-type="float">
            <text:p>77566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pbuf_memfind</text:p>
          </table:table-cell>
          <table:table-cell table:style-name="ce6" office:value-type="string" calcext:value-type="string">
            <text:p>LWIP (p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593" calcext:value-type="float">
            <text:p>77593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raw_input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654" calcext:value-type="float">
            <text:p>7765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raw_bind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670" calcext:value-type="float">
            <text:p>7767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raw_bind_netif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686" calcext:value-type="float">
            <text:p>7768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raw_connect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701" calcext:value-type="float">
            <text:p>7770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raw_recv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712" calcext:value-type="float">
            <text:p>77712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raw_sendto_if_src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777" calcext:value-type="float">
            <text:p>77777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raw_sendto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813" calcext:value-type="float">
            <text:p>7781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aw_send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825" calcext:value-type="float">
            <text:p>77825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raw_remove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851" calcext:value-type="float">
            <text:p>7785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raw_new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873" calcext:value-type="float">
            <text:p>7787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raw_new_ip_type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885" calcext:value-type="float">
            <text:p>77885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raw_netif_ip_addr_changed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905" calcext:value-type="float">
            <text:p>7790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raw_get_pcbs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914" calcext:value-type="float">
            <text:p>7791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tats_init</text:p>
          </table:table-cell>
          <table:table-cell table:style-name="ce6" office:value-type="string" calcext:value-type="string">
            <text:p>LWIP (stat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926" calcext:value-type="float">
            <text:p>77926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stats_netstat</text:p>
          </table:table-cell>
          <table:table-cell table:style-name="ce6" office:value-type="string" calcext:value-type="string">
            <text:p>LWIP (stat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7981" calcext:value-type="float">
            <text:p>77981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tcp_new_por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018" calcext:value-type="float">
            <text:p>78018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tcp_close_shutdown_fin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062" calcext:value-type="float">
            <text:p>7806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tcp_ini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076" calcext:value-type="float">
            <text:p>7807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cp_fre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086" calcext:value-type="float">
            <text:p>78086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tcp_bind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147" calcext:value-type="float">
            <text:p>7814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cp_bind_netif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163" calcext:value-type="float">
            <text:p>78163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tcp_listen_with_backlog_and_err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242" calcext:value-type="float">
            <text:p>78242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tcp_update_rcv_ann_wnd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274" calcext:value-type="float">
            <text:p>78274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tcp_recved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302" calcext:value-type="float">
            <text:p>7830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cp_seg_fre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319" calcext:value-type="float">
            <text:p>7831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cp_segs_fre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339" calcext:value-type="float">
            <text:p>7833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cp_setprio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351" calcext:value-type="float">
            <text:p>7835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cp_seg_copy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367" calcext:value-type="float">
            <text:p>7836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cp_arg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379" calcext:value-type="float">
            <text:p>7837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cp_recv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391" calcext:value-type="float">
            <text:p>7839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cp_sen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403" calcext:value-type="float">
            <text:p>7840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cp_err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415" calcext:value-type="float">
            <text:p>7841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cp_accep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427" calcext:value-type="float">
            <text:p>7842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tcp_poll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440" calcext:value-type="float">
            <text:p>7844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cp_next_iss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450" calcext:value-type="float">
            <text:p>78450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tcp_eff_send_mss_netif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472" calcext:value-type="float">
            <text:p>78472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tcp_connec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582" calcext:value-type="float">
            <text:p>7858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tcp_debug_state_str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593" calcext:value-type="float">
            <text:p>7859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tcp_tcp_get_tcp_addrinfo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629" calcext:value-type="float">
            <text:p>786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cp_free_ooseq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644" calcext:value-type="float">
            <text:p>78644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tcp_pcb_purg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670" calcext:value-type="float">
            <text:p>78670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tcp_pcb_remov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703" calcext:value-type="float">
            <text:p>78703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tcp_abandon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780" calcext:value-type="float">
            <text:p>7878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cp_abor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790" calcext:value-type="float">
            <text:p>7879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cp_accept_null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800" calcext:value-type="float">
            <text:p>7880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cp_netif_ip_addr_changed_pcblis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818" calcext:value-type="float">
            <text:p>788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tcp_netif_ip_addr_changed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845" calcext:value-type="float">
            <text:p>78845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tcp_kill_stat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876" calcext:value-type="float">
            <text:p>78876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tcp_alloc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975" calcext:value-type="float">
            <text:p>7897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cp_new_ip_typ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8987" calcext:value-type="float">
            <text:p>78987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tcp_close_shutdown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078" calcext:value-type="float">
            <text:p>7907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tcp_clos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097" calcext:value-type="float">
            <text:p>79097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tcp_recv_null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124" calcext:value-type="float">
            <text:p>79124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cp_process_refused_data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172" calcext:value-type="float">
            <text:p>79172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tcp_fasttmr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212" calcext:value-type="float">
            <text:p>79212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tcp_shutdown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256" calcext:value-type="float">
            <text:p>79256</text:p>
          </table:table-cell>
          <table:table-cell table:style-name="ce4" office:value-type="float" office:value="225" calcext:value-type="float">
            <text:p>225</text:p>
          </table:table-cell>
          <table:table-cell table:style-name="ce6" office:value-type="string" calcext:value-type="string">
            <text:p>tcp_slowtmr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481" calcext:value-type="float">
            <text:p>7948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cp_tmr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497" calcext:value-type="float">
            <text:p>7949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cp_get_pcbs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507" calcext:value-type="float">
            <text:p>79507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cp_get_next_optbyt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525" calcext:value-type="float">
            <text:p>79525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tcp_oos_insert_segmen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574" calcext:value-type="float">
            <text:p>79574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tcp_parseop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630" calcext:value-type="float">
            <text:p>7963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cp_input_delayed_clos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648" calcext:value-type="float">
            <text:p>79648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tcp_free_acked_segments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9679" calcext:value-type="float">
            <text:p>79679</text:p>
          </table:table-cell>
          <table:table-cell table:style-name="ce4" office:value-type="float" office:value="415" calcext:value-type="float">
            <text:p>415</text:p>
          </table:table-cell>
          <table:table-cell table:style-name="ce6" office:value-type="string" calcext:value-type="string">
            <text:p>tcp_receiv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0094" calcext:value-type="float">
            <text:p>80094</text:p>
          </table:table-cell>
          <table:table-cell table:style-name="ce4" office:value-type="float" office:value="610" calcext:value-type="float">
            <text:p>610</text:p>
          </table:table-cell>
          <table:table-cell table:style-name="ce6" office:value-type="string" calcext:value-type="string">
            <text:p>tcp_inpu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0704" calcext:value-type="float">
            <text:p>8070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cp_trigger_input_pcb_clos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0714" calcext:value-type="float">
            <text:p>80714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tcp_seg_add_chksum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0735" calcext:value-type="float">
            <text:p>80735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tcp_create_segmen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0796" calcext:value-type="float">
            <text:p>80796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tcp_output_alloc_header_common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0842" calcext:value-type="float">
            <text:p>8084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cp_output_alloc_header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0859" calcext:value-type="float">
            <text:p>80859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tcp_output_control_segmen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0899" calcext:value-type="float">
            <text:p>80899</text:p>
          </table:table-cell>
          <table:table-cell table:style-name="ce4" office:value-type="float" office:value="172" calcext:value-type="float">
            <text:p>172</text:p>
          </table:table-cell>
          <table:table-cell table:style-name="ce6" office:value-type="string" calcext:value-type="string">
            <text:p>tcp_writ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071" calcext:value-type="float">
            <text:p>81071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string" calcext:value-type="string">
            <text:p>tcp_split_unsent_seg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201" calcext:value-type="float">
            <text:p>81201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tcp_enqueue_flags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250" calcext:value-type="float">
            <text:p>81250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tcp_send_fin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286" calcext:value-type="float">
            <text:p>81286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tcp_rexmit_rto_prepar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327" calcext:value-type="float">
            <text:p>81327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tcp_rexmi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364" calcext:value-type="float">
            <text:p>8136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tcp_rexmit_fas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396" calcext:value-type="float">
            <text:p>81396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cp_rs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416" calcext:value-type="float">
            <text:p>8141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tcp_send_empty_ack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449" calcext:value-type="float">
            <text:p>81449</text:p>
          </table:table-cell>
          <table:table-cell table:style-name="ce4" office:value-type="float" office:value="220" calcext:value-type="float">
            <text:p>220</text:p>
          </table:table-cell>
          <table:table-cell table:style-name="ce6" office:value-type="string" calcext:value-type="string">
            <text:p>tcp_outpu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669" calcext:value-type="float">
            <text:p>8166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tcp_rexmit_rto_commit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682" calcext:value-type="float">
            <text:p>8168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cp_rexmit_rto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700" calcext:value-type="float">
            <text:p>8170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cp_keepaliv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720" calcext:value-type="float">
            <text:p>8172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tcp_zero_window_probe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775" calcext:value-type="float">
            <text:p>81775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sys_timeout_abs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814" calcext:value-type="float">
            <text:p>81814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lwip_cyclic_timer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836" calcext:value-type="float">
            <text:p>8183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sys_timeou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849" calcext:value-type="float">
            <text:p>8184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cp_timer_needed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865" calcext:value-type="float">
            <text:p>8186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cpip_tcp_timer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881" calcext:value-type="float">
            <text:p>81881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ys_timeouts_ini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899" calcext:value-type="float">
            <text:p>81899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sys_untimeout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931" calcext:value-type="float">
            <text:p>81931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sys_check_timeouts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957" calcext:value-type="float">
            <text:p>81957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ys_timeouts_sleeptime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977" calcext:value-type="float">
            <text:p>8197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udp_init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1990" calcext:value-type="float">
            <text:p>81990</text:p>
          </table:table-cell>
          <table:table-cell table:style-name="ce4" office:value-type="float" office:value="123" calcext:value-type="float">
            <text:p>123</text:p>
          </table:table-cell>
          <table:table-cell table:style-name="ce6" office:value-type="string" calcext:value-type="string">
            <text:p>udp_input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113" calcext:value-type="float">
            <text:p>82113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udp_bind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190" calcext:value-type="float">
            <text:p>82190</text:p>
          </table:table-cell>
          <table:table-cell table:style-name="ce4" office:value-type="float" office:value="93" calcext:value-type="float">
            <text:p>93</text:p>
          </table:table-cell>
          <table:table-cell table:style-name="ce6" office:value-type="string" calcext:value-type="string">
            <text:p>udp_sendto_if_src_chksum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283" calcext:value-type="float">
            <text:p>8228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udp_sendto_if_chksum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316" calcext:value-type="float">
            <text:p>82316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udp_sendto_chksum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359" calcext:value-type="float">
            <text:p>8235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udp_send_chksum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375" calcext:value-type="float">
            <text:p>8237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udp_sendto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387" calcext:value-type="float">
            <text:p>8238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udp_sendto_if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399" calcext:value-type="float">
            <text:p>8239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udp_sendto_if_src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412" calcext:value-type="float">
            <text:p>824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udp_bind_netif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428" calcext:value-type="float">
            <text:p>82428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udp_connect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466" calcext:value-type="float">
            <text:p>8246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udp_disconnect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484" calcext:value-type="float">
            <text:p>8248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udp_recv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497" calcext:value-type="float">
            <text:p>82497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udp_remove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527" calcext:value-type="float">
            <text:p>8252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udp_new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544" calcext:value-type="float">
            <text:p>8254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udp_new_ip_type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561" calcext:value-type="float">
            <text:p>8256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udp_netif_ip_addr_changed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581" calcext:value-type="float">
            <text:p>8258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udp_get_pcbs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590" calcext:value-type="float">
            <text:p>8259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ethernet_input</text:p>
          </table:table-cell>
          <table:table-cell table:style-name="ce6" office:value-type="string" calcext:value-type="string">
            <text:p>LWIP (etherne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655" calcext:value-type="float">
            <text:p>8265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ethernet_output</text:p>
          </table:table-cell>
          <table:table-cell table:style-name="ce6" office:value-type="string" calcext:value-type="string">
            <text:p>LWIP (etherne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685" calcext:value-type="float">
            <text:p>8268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netconn_apimsg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703" calcext:value-type="float">
            <text:p>8270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netconn_close_shutdown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726" calcext:value-type="float">
            <text:p>82726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netconn_new_with_proto_and_callback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756" calcext:value-type="float">
            <text:p>82756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netconn_prepare_delete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776" calcext:value-type="float">
            <text:p>82776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netconn_delete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797" calcext:value-type="float">
            <text:p>8279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netconn_getaddr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823" calcext:value-type="float">
            <text:p>82823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netconn_bind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847" calcext:value-type="float">
            <text:p>82847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netconn_connect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871" calcext:value-type="float">
            <text:p>8287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netconn_disconnect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890" calcext:value-type="float">
            <text:p>82890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netconn_listen_with_backlog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909" calcext:value-type="float">
            <text:p>82909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netconn_tcp_recvd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933" calcext:value-type="float">
            <text:p>8293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netconn_send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2953" calcext:value-type="float">
            <text:p>82953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netconn_write_vectors_partly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032" calcext:value-type="float">
            <text:p>8303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netconn_write_partly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049" calcext:value-type="float">
            <text:p>8304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netconn_err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067" calcext:value-type="float">
            <text:p>83067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netconn_accept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129" calcext:value-type="float">
            <text:p>83129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string" calcext:value-type="string">
            <text:p>netconn_recv_data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202" calcext:value-type="float">
            <text:p>8320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netconn_recv_udp_raw_netbuf_flags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218" calcext:value-type="float">
            <text:p>83218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netconn_recv_data_tcp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282" calcext:value-type="float">
            <text:p>8328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netconn_recv_tcp_pbuf_flags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298" calcext:value-type="float">
            <text:p>8329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netconn_shutdown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314" calcext:value-type="float">
            <text:p>83314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netconn_join_leave_group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344" calcext:value-type="float">
            <text:p>83344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netconn_gethostbyname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379" calcext:value-type="float">
            <text:p>8337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lwip_netconn_do_dns_found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396" calcext:value-type="float">
            <text:p>83396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recv_udp</text:p>
          </table:table-cell>
          <table:table-cell table:style-name="ce6" office:value-type="string" calcext:value-type="string">
            <text:p>LWIP (ud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444" calcext:value-type="float">
            <text:p>8344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etup_tcp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461" calcext:value-type="float">
            <text:p>83461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lwip_netconn_do_connected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498" calcext:value-type="float">
            <text:p>83498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err_tcp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559" calcext:value-type="float">
            <text:p>83559</text:p>
          </table:table-cell>
          <table:table-cell table:style-name="ce4" office:value-type="float" office:value="144" calcext:value-type="float">
            <text:p>144</text:p>
          </table:table-cell>
          <table:table-cell table:style-name="ce6" office:value-type="string" calcext:value-type="string">
            <text:p>lwip_netconn_do_writemore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703" calcext:value-type="float">
            <text:p>83703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string" calcext:value-type="string">
            <text:p>lwip_netconn_do_close_internal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798" calcext:value-type="float">
            <text:p>8379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oll_tcp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824" calcext:value-type="float">
            <text:p>83824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recv_raw</text:p>
          </table:table-cell>
          <table:table-cell table:style-name="ce6" office:value-type="string" calcext:value-type="string">
            <text:p>LWIP (raw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870" calcext:value-type="float">
            <text:p>83870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sent_tcp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901" calcext:value-type="float">
            <text:p>83901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recv_tcp</text:p>
          </table:table-cell>
          <table:table-cell table:style-name="ce6" office:value-type="string" calcext:value-type="string">
            <text:p>LWIP (t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947" calcext:value-type="float">
            <text:p>83947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lwip_netconn_is_err_msg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3974" calcext:value-type="float">
            <text:p>83974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lwip_netconn_do_newconn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042" calcext:value-type="float">
            <text:p>84042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netconn_alloc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097" calcext:value-type="float">
            <text:p>8409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netconn_free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111" calcext:value-type="float">
            <text:p>84111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netconn_drain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167" calcext:value-type="float">
            <text:p>84167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accept_function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236" calcext:value-type="float">
            <text:p>84236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lwip_netconn_do_delconn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307" calcext:value-type="float">
            <text:p>84307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lwip_netconn_do_bind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345" calcext:value-type="float">
            <text:p>8434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lwip_netconn_do_connect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420" calcext:value-type="float">
            <text:p>84420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lwip_netconn_do_disconnect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439" calcext:value-type="float">
            <text:p>84439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lwip_netconn_do_listen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517" calcext:value-type="float">
            <text:p>84517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lwip_netconn_do_send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576" calcext:value-type="float">
            <text:p>8457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lwip_netconn_do_recv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604" calcext:value-type="float">
            <text:p>84604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lwip_netconn_do_write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642" calcext:value-type="float">
            <text:p>84642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lwip_netconn_do_getaddr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713" calcext:value-type="float">
            <text:p>8471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lwip_netconn_do_close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752" calcext:value-type="float">
            <text:p>8475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lwip_netconn_do_join_leave_group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781" calcext:value-type="float">
            <text:p>8478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lwip_netconn_do_gethostbyname</text:p>
          </table:table-cell>
          <table:table-cell table:style-name="ce6" office:value-type="string" calcext:value-type="string">
            <text:p>LWIP (netcon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803" calcext:value-type="float">
            <text:p>8480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err_to_errno</text:p>
          </table:table-cell>
          <table:table-cell table:style-name="ce6" office:value-type="string" calcext:value-type="string">
            <text:p>LWIP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818" calcext:value-type="float">
            <text:p>8481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netbuf_delete</text:p>
          </table:table-cell>
          <table:table-cell table:style-name="ce6" office:value-type="string" calcext:value-type="string">
            <text:p>LWIP (net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837" calcext:value-type="float">
            <text:p>8483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netbuf_alloc</text:p>
          </table:table-cell>
          <table:table-cell table:style-name="ce6" office:value-type="string" calcext:value-type="string">
            <text:p>LWIP (net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865" calcext:value-type="float">
            <text:p>84865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netbuf_free</text:p>
          </table:table-cell>
          <table:table-cell table:style-name="ce6" office:value-type="string" calcext:value-type="string">
            <text:p>LWIP (netbu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4885" calcext:value-type="float">
            <text:p>84885</text:p>
          </table:table-cell>
          <table:table-cell table:style-name="ce4" office:value-type="float" office:value="127" calcext:value-type="float">
            <text:p>127</text:p>
          </table:table-cell>
          <table:table-cell table:style-name="ce6" office:value-type="string" calcext:value-type="string">
            <text:p>icmp_input</text:p>
          </table:table-cell>
          <table:table-cell table:style-name="ce6" office:value-type="string" calcext:value-type="string">
            <text:p>LWIP (ic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012" calcext:value-type="float">
            <text:p>85012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icmp_dest_unreach</text:p>
          </table:table-cell>
          <table:table-cell table:style-name="ce6" office:value-type="string" calcext:value-type="string">
            <text:p>LWIP (icm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053" calcext:value-type="float">
            <text:p>8505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dhcp_server_option_find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076" calcext:value-type="float">
            <text:p>85076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dhcp_client_find_by_ip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097" calcext:value-type="float">
            <text:p>85097</text:p>
          </table:table-cell>
          <table:table-cell table:style-name="ce4" office:value-type="float" office:value="196" calcext:value-type="float">
            <text:p>196</text:p>
          </table:table-cell>
          <table:table-cell table:style-name="ce6" office:value-type="string" calcext:value-type="string">
            <text:p>dhcp_server_recv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293" calcext:value-type="float">
            <text:p>85293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dhcp_server_start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336" calcext:value-type="float">
            <text:p>8533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dhcp_server_stop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362" calcext:value-type="float">
            <text:p>85362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dhcpd_start</text:p>
          </table:table-cell>
          <table:table-cell table:style-name="ce6" office:value-type="string" calcext:value-type="string">
            <text:p>LWIP (DHC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408" calcext:value-type="float">
            <text:p>85408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string" calcext:value-type="string">
            <text:p>tcpc_entr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481" calcext:value-type="float">
            <text:p>8548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tcpclien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509" calcext:value-type="float">
            <text:p>8550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network_netutils_tcpclinet_cli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520" calcext:value-type="float">
            <text:p>85520</text:p>
          </table:table-cell>
          <table:table-cell table:style-name="ce4" office:value-type="float" office:value="225" calcext:value-type="float">
            <text:p>225</text:p>
          </table:table-cell>
          <table:table-cell table:style-name="ce6" office:value-type="string" calcext:value-type="string">
            <text:p>TCP_Serv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745" calcext:value-type="float">
            <text:p>8574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cmd_tcp_serv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760" calcext:value-type="float">
            <text:p>8576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network_netutils_tcpserver_cli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769" calcext:value-type="float">
            <text:p>8576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iperf_server_udp_entr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785" calcext:value-type="float">
            <text:p>8578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iperf_client_udp_entr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801" calcext:value-type="float">
            <text:p>8580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iperf_server_entr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817" calcext:value-type="float">
            <text:p>8581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iperf_client_tcp_entr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833" calcext:value-type="float">
            <text:p>85833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iperf_server_ud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5876" calcext:value-type="float">
            <text:p>85876</text:p>
          </table:table-cell>
          <table:table-cell table:style-name="ce4" office:value-type="float" office:value="142" calcext:value-type="float">
            <text:p>142</text:p>
          </table:table-cell>
          <table:table-cell table:style-name="ce6" office:value-type="string" calcext:value-type="string">
            <text:p>iperf_server_udp_recv_f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018" calcext:value-type="float">
            <text:p>86018</text:p>
          </table:table-cell>
          <table:table-cell table:style-name="ce4" office:value-type="float" office:value="123" calcext:value-type="float">
            <text:p>123</text:p>
          </table:table-cell>
          <table:table-cell table:style-name="ce6" office:value-type="string" calcext:value-type="string">
            <text:p>iperf_client_ud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141" calcext:value-type="float">
            <text:p>86141</text:p>
          </table:table-cell>
          <table:table-cell table:style-name="ce4" office:value-type="float" office:value="121" calcext:value-type="float">
            <text:p>121</text:p>
          </table:table-cell>
          <table:table-cell table:style-name="ce6" office:value-type="string" calcext:value-type="string">
            <text:p>iperf_serv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262" calcext:value-type="float">
            <text:p>86262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iperf_client_tc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368" calcext:value-type="float">
            <text:p>86368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ipus_tes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392" calcext:value-type="float">
            <text:p>86392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ipu_tes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416" calcext:value-type="float">
            <text:p>86416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ipc_tes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440" calcext:value-type="float">
            <text:p>8644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ips_test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464" calcext:value-type="float">
            <text:p>86464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network_netutils_iperf_cli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473" calcext:value-type="float">
            <text:p>8647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netsta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483" calcext:value-type="float">
            <text:p>8648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network_netutils_netstat_cli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492" calcext:value-type="float">
            <text:p>8649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ping_usag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502" calcext:value-type="float">
            <text:p>86502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ping_fre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527" calcext:value-type="float">
            <text:p>86527</text:p>
          </table:table-cell>
          <table:table-cell table:style-name="ce4" office:value-type="float" office:value="87" calcext:value-type="float">
            <text:p>87</text:p>
          </table:table-cell>
          <table:table-cell table:style-name="ce6" office:value-type="string" calcext:value-type="string">
            <text:p>ping_timeou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614" calcext:value-type="float">
            <text:p>86614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ping_recv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679" calcext:value-type="float">
            <text:p>86679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ping_api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731" calcext:value-type="float">
            <text:p>86731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ping_cm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813" calcext:value-type="float">
            <text:p>8681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network_netutils_ping_cli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822" calcext:value-type="float">
            <text:p>86822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dirent_typ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845" calcext:value-type="float">
            <text:p>8684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dirent_hardfh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858" calcext:value-type="float">
            <text:p>8685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dirent_childadd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870" calcext:value-type="float">
            <text:p>8687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dirent_siz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882" calcext:value-type="float">
            <text:p>8688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romfs_clos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893" calcext:value-type="float">
            <text:p>86893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romfs_ioctl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917" calcext:value-type="float">
            <text:p>86917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romfs_rea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6950" calcext:value-type="float">
            <text:p>86950</text:p>
          </table:table-cell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file_info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044" calcext:value-type="float">
            <text:p>8704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romfs_closedi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058" calcext:value-type="float">
            <text:p>87058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romfs_lsee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110" calcext:value-type="float">
            <text:p>87110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romfs_readdi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177" calcext:value-type="float">
            <text:p>87177</text:p>
          </table:table-cell>
          <table:table-cell table:style-name="ce4" office:value-type="float" office:value="134" calcext:value-type="float">
            <text:p>134</text:p>
          </table:table-cell>
          <table:table-cell table:style-name="ce6" office:value-type="string" calcext:value-type="string">
            <text:p>dirent_fil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311" calcext:value-type="float">
            <text:p>87311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romfs_opendi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365" calcext:value-type="float">
            <text:p>87365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romfs_sta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429" calcext:value-type="float">
            <text:p>87429</text:p>
          </table:table-cell>
          <table:table-cell table:style-name="ce4" office:value-type="float" office:value="119" calcext:value-type="float">
            <text:p>119</text:p>
          </table:table-cell>
          <table:table-cell table:style-name="ce6" office:value-type="string" calcext:value-type="string">
            <text:p>romfs_ope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548" calcext:value-type="float">
            <text:p>87548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romfs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612" calcext:value-type="float">
            <text:p>876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_startup_snt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628" calcext:value-type="float">
            <text:p>87628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cmd_sntp_da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656" calcext:value-type="float">
            <text:p>8765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cmd_sntp_tim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673" calcext:value-type="float">
            <text:p>8767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md_sntp_star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683" calcext:value-type="float">
            <text:p>8768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sntp_cli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692" calcext:value-type="float">
            <text:p>8769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ntp_retry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708" calcext:value-type="float">
            <text:p>87708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sntp_recv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780" calcext:value-type="float">
            <text:p>8778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sntp_send_reques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807" calcext:value-type="float">
            <text:p>87807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sntp_reques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838" calcext:value-type="float">
            <text:p>8783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ntp_dns_foun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854" calcext:value-type="float">
            <text:p>8785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sntp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887" calcext:value-type="float">
            <text:p>8788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ntp_setoperatingmod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897" calcext:value-type="float">
            <text:p>8789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sntp_get_tim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923" calcext:value-type="float">
            <text:p>8792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ntp_setservernam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937" calcext:value-type="float">
            <text:p>87937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utils_bin2hex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959" calcext:value-type="float">
            <text:p>8795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utils_sha256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969" calcext:value-type="float">
            <text:p>8796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utils_sha256_fre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7987" calcext:value-type="float">
            <text:p>87987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utils_sha256_start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007" calcext:value-type="float">
            <text:p>88007</text:p>
          </table:table-cell>
          <table:table-cell table:style-name="ce4" office:value-type="float" office:value="227" calcext:value-type="float">
            <text:p>227</text:p>
          </table:table-cell>
          <table:table-cell table:style-name="ce6" office:value-type="string" calcext:value-type="string">
            <text:p>utils_sha256_process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234" calcext:value-type="float">
            <text:p>88234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utils_sha256_upda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273" calcext:value-type="float">
            <text:p>8827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utils_sha256_upda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289" calcext:value-type="float">
            <text:p>88289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utils_sha256_finish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356" calcext:value-type="float">
            <text:p>8835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bl_print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391" calcext:value-type="float">
            <text:p>88391</text:p>
          </table:table-cell>
          <table:table-cell table:style-name="ce4" office:value-type="float" office:value="112" calcext:value-type="float">
            <text:p>112</text:p>
          </table:table-cell>
          <table:table-cell table:style-name="ce6" office:value-type="string" calcext:value-type="string">
            <text:p>log_buf_ou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503" calcext:value-type="float">
            <text:p>88503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utils_dns_domain_g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537" calcext:value-type="float">
            <text:p>8853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utils_list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548" calcext:value-type="float">
            <text:p>8854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utils_list_push_back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565" calcext:value-type="float">
            <text:p>8856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utils_list_pop_fron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580" calcext:value-type="float">
            <text:p>8858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utils_hexdu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630" calcext:value-type="float">
            <text:p>8863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utils_time_date_from_epoch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691" calcext:value-type="float">
            <text:p>88691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utils_getopt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709" calcext:value-type="float">
            <text:p>88709</text:p>
          </table:table-cell>
          <table:table-cell table:style-name="ce4" office:value-type="float" office:value="111" calcext:value-type="float">
            <text:p>111</text:p>
          </table:table-cell>
          <table:table-cell table:style-name="ce6" office:value-type="string" calcext:value-type="string">
            <text:p>utils_getop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820" calcext:value-type="float">
            <text:p>88820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Bl_F_fas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868" calcext:value-type="float">
            <text:p>8886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utils_wifi_psk_cal_fast_bi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898" calcext:value-type="float">
            <text:p>88898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utils_memp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949" calcext:value-type="float">
            <text:p>8894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utils_memp_de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963" calcext:value-type="float">
            <text:p>88963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utils_memp_mallo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8987" calcext:value-type="float">
            <text:p>88987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utils_memp_fre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011" calcext:value-type="float">
            <text:p>8901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utils_tlv_bl_pack_auto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041" calcext:value-type="float">
            <text:p>89041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utils_tlv_bl_unpack_auto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081" calcext:value-type="float">
            <text:p>89081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utils_hmac_sha1_fas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143" calcext:value-type="float">
            <text:p>89143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vfs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164" calcext:value-type="float">
            <text:p>89164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aos_open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224" calcext:value-type="float">
            <text:p>89224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aos_close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255" calcext:value-type="float">
            <text:p>89255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aos_read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283" calcext:value-type="float">
            <text:p>89283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aos_write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311" calcext:value-type="float">
            <text:p>8931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aos_ioctl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349" calcext:value-type="float">
            <text:p>89349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aos_lseek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379" calcext:value-type="float">
            <text:p>89379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aos_stat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424" calcext:value-type="float">
            <text:p>89424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aos_opendir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465" calcext:value-type="float">
            <text:p>89465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aos_closedir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499" calcext:value-type="float">
            <text:p>89499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aos_readdir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529" calcext:value-type="float">
            <text:p>89529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new_file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555" calcext:value-type="float">
            <text:p>8955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del_file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566" calcext:value-type="float">
            <text:p>8956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get_fd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575" calcext:value-type="float">
            <text:p>8957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get_file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596" calcext:value-type="float">
            <text:p>8959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inode_init</text:p>
          </table:table-cell>
          <table:table-cell table:style-name="ce6" office:value-type="string" calcext:value-type="string">
            <text:p>AliOS (inod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606" calcext:value-type="float">
            <text:p>8960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inode_alloc</text:p>
          </table:table-cell>
          <table:table-cell table:style-name="ce6" office:value-type="string" calcext:value-type="string">
            <text:p>AliOS (inod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628" calcext:value-type="float">
            <text:p>8962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inode_open</text:p>
          </table:table-cell>
          <table:table-cell table:style-name="ce6" office:value-type="string" calcext:value-type="string">
            <text:p>AliOS (inod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658" calcext:value-type="float">
            <text:p>8965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inode_forearch_name</text:p>
          </table:table-cell>
          <table:table-cell table:style-name="ce6" office:value-type="string" calcext:value-type="string">
            <text:p>AliOS (inod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684" calcext:value-type="float">
            <text:p>8968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inode_ref</text:p>
          </table:table-cell>
          <table:table-cell table:style-name="ce6" office:value-type="string" calcext:value-type="string">
            <text:p>AliOS (inod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694" calcext:value-type="float">
            <text:p>8969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inode_unref</text:p>
          </table:table-cell>
          <table:table-cell table:style-name="ce6" office:value-type="string" calcext:value-type="string">
            <text:p>AliOS (inod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706" calcext:value-type="float">
            <text:p>8970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inode_reserve</text:p>
          </table:table-cell>
          <table:table-cell table:style-name="ce6" office:value-type="string" calcext:value-type="string">
            <text:p>AliOS (inod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742" calcext:value-type="float">
            <text:p>89742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aos_register_driver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775" calcext:value-type="float">
            <text:p>89775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aos_register_fs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808" calcext:value-type="float">
            <text:p>89808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vfs_uart_open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845" calcext:value-type="float">
            <text:p>8984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__uart_rx_irq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874" calcext:value-type="float">
            <text:p>89874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__uart_tx_irq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902" calcext:value-type="float">
            <text:p>89902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vfs_uart_close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932" calcext:value-type="float">
            <text:p>89932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vfs_uart_read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964" calcext:value-type="float">
            <text:p>89964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vfs_uart_write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9986" calcext:value-type="float">
            <text:p>8998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vfs_uart_poll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021" calcext:value-type="float">
            <text:p>9002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vfs_uart_sync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049" calcext:value-type="float">
            <text:p>90049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uart_ioctl_cmd_waimode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083" calcext:value-type="float">
            <text:p>9008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uart_ioctl_cmd_setconfig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103" calcext:value-type="float">
            <text:p>90103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vfs_uart_ioctl</text:p>
          </table:table-cell>
          <table:table-cell table:style-name="ce6" office:value-type="string" calcext:value-type="string">
            <text:p>AliOS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148" calcext:value-type="float">
            <text:p>9014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et_context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164" calcext:value-type="float">
            <text:p>9016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os_loop_set_eventfd</text:p>
          </table:table-cell>
          <table:table-cell table:style-name="ce6" office:value-type="string" calcext:value-type="string">
            <text:p>AliOS (Loo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177" calcext:value-type="float">
            <text:p>90177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aos_loop_init</text:p>
          </table:table-cell>
          <table:table-cell table:style-name="ce6" office:value-type="string" calcext:value-type="string">
            <text:p>AliOS (Loo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213" calcext:value-type="float">
            <text:p>90213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aos_poll_read_fd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264" calcext:value-type="float">
            <text:p>90264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aos_post_delayed_action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311" calcext:value-type="float">
            <text:p>90311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string" calcext:value-type="string">
            <text:p>aos_loop_run</text:p>
          </table:table-cell>
          <table:table-cell table:style-name="ce6" office:value-type="string" calcext:value-type="string">
            <text:p>AliOS (Loo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396" calcext:value-type="float">
            <text:p>9039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vfs_poll_notify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406" calcext:value-type="float">
            <text:p>90406</text:p>
          </table:table-cell>
          <table:table-cell table:style-name="ce4" office:value-type="float" office:value="87" calcext:value-type="float">
            <text:p>87</text:p>
          </table:table-cell>
          <table:table-cell table:style-name="ce6" office:value-type="string" calcext:value-type="string">
            <text:p>aos_poll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493" calcext:value-type="float">
            <text:p>9049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aos_fcntl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508" calcext:value-type="float">
            <text:p>9050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dfl_entry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525" calcext:value-type="float">
            <text:p>90525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aos_task_new</text:p>
          </table:table-cell>
          <table:table-cell table:style-name="ce6" office:value-type="string" calcext:value-type="string">
            <text:p>AliOS (Task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563" calcext:value-type="float">
            <text:p>9056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aos_task_exit</text:p>
          </table:table-cell>
          <table:table-cell table:style-name="ce6" office:value-type="string" calcext:value-type="string">
            <text:p>AliOS (Task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573" calcext:value-type="float">
            <text:p>90573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aos_task_key_create</text:p>
          </table:table-cell>
          <table:table-cell table:style-name="ce6" office:value-type="string" calcext:value-type="string">
            <text:p>AliOS (Task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622" calcext:value-type="float">
            <text:p>90622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os_task_setspecific</text:p>
          </table:table-cell>
          <table:table-cell table:style-name="ce6" office:value-type="string" calcext:value-type="string">
            <text:p>AliOS (Task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645" calcext:value-type="float">
            <text:p>9064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aos_task_getspecific</text:p>
          </table:table-cell>
          <table:table-cell table:style-name="ce6" office:value-type="string" calcext:value-type="string">
            <text:p>AliOS (Task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667" calcext:value-type="float">
            <text:p>9066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os_mutex_new</text:p>
          </table:table-cell>
          <table:table-cell table:style-name="ce6" office:value-type="string" calcext:value-type="string">
            <text:p>AliOS (Mutex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680" calcext:value-type="float">
            <text:p>9068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aos_mutex_free</text:p>
          </table:table-cell>
          <table:table-cell table:style-name="ce6" office:value-type="string" calcext:value-type="string">
            <text:p>AliOS (Mutex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690" calcext:value-type="float">
            <text:p>9069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os_mutex_lock</text:p>
          </table:table-cell>
          <table:table-cell table:style-name="ce6" office:value-type="string" calcext:value-type="string">
            <text:p>AliOS (Mutex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704" calcext:value-type="float">
            <text:p>9070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os_mutex_unlock</text:p>
          </table:table-cell>
          <table:table-cell table:style-name="ce6" office:value-type="string" calcext:value-type="string">
            <text:p>AliOS (Mutex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718" calcext:value-type="float">
            <text:p>9071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os_sem_new</text:p>
          </table:table-cell>
          <table:table-cell table:style-name="ce6" office:value-type="string" calcext:value-type="string">
            <text:p>AliOS (Semaphor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731" calcext:value-type="float">
            <text:p>9073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os_sem_free</text:p>
          </table:table-cell>
          <table:table-cell table:style-name="ce6" office:value-type="string" calcext:value-type="string">
            <text:p>AliOS (Semaphor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745" calcext:value-type="float">
            <text:p>9074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s_sem_wait</text:p>
          </table:table-cell>
          <table:table-cell table:style-name="ce6" office:value-type="string" calcext:value-type="string">
            <text:p>AliOS (Semaphor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761" calcext:value-type="float">
            <text:p>90761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aos_sem_signal</text:p>
          </table:table-cell>
          <table:table-cell table:style-name="ce6" office:value-type="string" calcext:value-type="string">
            <text:p>AliOS (Semaphor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785" calcext:value-type="float">
            <text:p>9078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aos_malloc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850" calcext:value-type="float">
            <text:p>90850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aos_free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892" calcext:value-type="float">
            <text:p>90892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os_now_ms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915" calcext:value-type="float">
            <text:p>90915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event_poll</text:p>
          </table:table-cell>
          <table:table-cell table:style-name="ce6" office:value-type="string" calcext:value-type="string">
            <text:p>AliOS (Even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943" calcext:value-type="float">
            <text:p>9094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event_open</text:p>
          </table:table-cell>
          <table:table-cell table:style-name="ce6" office:value-type="string" calcext:value-type="string">
            <text:p>AliOS (Even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0962" calcext:value-type="float">
            <text:p>90962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_event_write</text:p>
          </table:table-cell>
          <table:table-cell table:style-name="ce6" office:value-type="string" calcext:value-type="string">
            <text:p>AliOS (Even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020" calcext:value-type="float">
            <text:p>9102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event_ioctl</text:p>
          </table:table-cell>
          <table:table-cell table:style-name="ce6" office:value-type="string" calcext:value-type="string">
            <text:p>AliOS (Even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036" calcext:value-type="float">
            <text:p>910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event_write</text:p>
          </table:table-cell>
          <table:table-cell table:style-name="ce6" office:value-type="string" calcext:value-type="string">
            <text:p>AliOS (Even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048" calcext:value-type="float">
            <text:p>91048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event_close</text:p>
          </table:table-cell>
          <table:table-cell table:style-name="ce6" office:value-type="string" calcext:value-type="string">
            <text:p>AliOS (Even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081" calcext:value-type="float">
            <text:p>91081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event_read</text:p>
          </table:table-cell>
          <table:table-cell table:style-name="ce6" office:value-type="string" calcext:value-type="string">
            <text:p>AliOS (Even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126" calcext:value-type="float">
            <text:p>9112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fs_device_init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144" calcext:value-type="float">
            <text:p>91144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event_read_cb</text:p>
          </table:table-cell>
          <table:table-cell table:style-name="ce6" office:value-type="string" calcext:value-type="string">
            <text:p>AliOS (Even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175" calcext:value-type="float">
            <text:p>9117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aos_event_service_init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194" calcext:value-type="float">
            <text:p>91194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aos_post_event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215" calcext:value-type="float">
            <text:p>91215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aos_register_event_filter</text:p>
          </table:table-cell>
          <table:table-cell table:style-name="ce6" office:value-type="string" calcext:value-type="string">
            <text:p>AliO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243" calcext:value-type="float">
            <text:p>9124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aws_iot_shadow_ini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278" calcext:value-type="float">
            <text:p>91278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aws_iot_shadow_connec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322" calcext:value-type="float">
            <text:p>91322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ws_iot_shadow_register_delta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345" calcext:value-type="float">
            <text:p>9134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aws_iot_shadow_yield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362" calcext:value-type="float">
            <text:p>91362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aws_iot_shadow_disconnec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432" calcext:value-type="float">
            <text:p>91432</text:p>
          </table:table-cell>
          <table:table-cell table:style-name="ce4" office:value-type="float" office:value="191" calcext:value-type="float">
            <text:p>191</text:p>
          </table:table-cell>
          <table:table-cell table:style-name="ce6" office:value-type="string" calcext:value-type="string">
            <text:p>aws_iot_shadow_set_autoreconnect_status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623" calcext:value-type="float">
            <text:p>91623</text:p>
          </table:table-cell>
          <table:table-cell table:style-name="ce4" office:value-type="float" office:value="120" calcext:value-type="float">
            <text:p>120</text:p>
          </table:table-cell>
          <table:table-cell table:style-name="ce6" office:value-type="string" calcext:value-type="string">
            <text:p>aws_iot_shadow_init_json_documen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743" calcext:value-type="float">
            <text:p>91743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aws_iot_finalize_json_documen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795" calcext:value-type="float">
            <text:p>91795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isJsonValidAndPars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815" calcext:value-type="float">
            <text:p>91815</text:p>
          </table:table-cell>
          <table:table-cell table:style-name="ce4" office:value-type="float" office:value="113" calcext:value-type="float">
            <text:p>113</text:p>
          </table:table-cell>
          <table:table-cell table:style-name="ce6" office:value-type="string" calcext:value-type="string">
            <text:p>isJsonKeyMatchingAndUpdate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928" calcext:value-type="float">
            <text:p>9192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extractClientToken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962" calcext:value-type="float">
            <text:p>91962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extractVersionNumber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1992" calcext:value-type="float">
            <text:p>91992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shadow_delta_callback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047" calcext:value-type="float">
            <text:p>92047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findIndexOfSubscriptionLis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072" calcext:value-type="float">
            <text:p>92072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opicNameFromThingAndAction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120" calcext:value-type="float">
            <text:p>92120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unsubscribeFromAcceptedAndRejected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186" calcext:value-type="float">
            <text:p>92186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AckStatusCallback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256" calcext:value-type="float">
            <text:p>9225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initDeltaTokens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274" calcext:value-type="float">
            <text:p>92274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registerJsonTokenOnDelta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309" calcext:value-type="float">
            <text:p>92309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initializeRecords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334" calcext:value-type="float">
            <text:p>92334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isSubscriptionPresen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374" calcext:value-type="float">
            <text:p>92374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string" calcext:value-type="string">
            <text:p>subscribeToShadowActionAcks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479" calcext:value-type="float">
            <text:p>92479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incrementSubscriptionCn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542" calcext:value-type="float">
            <text:p>92542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getNextFreeIndexOfAckWaitLis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569" calcext:value-type="float">
            <text:p>9256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addToAckWaitLis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592" calcext:value-type="float">
            <text:p>9259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HandleExpiredResponseCallbacks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621" calcext:value-type="float">
            <text:p>9262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has_timer_expired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641" calcext:value-type="float">
            <text:p>9264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countdown_ms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656" calcext:value-type="float">
            <text:p>9265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left_ms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675" calcext:value-type="float">
            <text:p>9267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countdown_sec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689" calcext:value-type="float">
            <text:p>9268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init_timer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701" calcext:value-type="float">
            <text:p>92701</text:p>
          </table:table-cell>
          <table:table-cell table:style-name="ce4" office:value-type="float" office:value="253" calcext:value-type="float">
            <text:p>253</text:p>
          </table:table-cell>
          <table:table-cell table:style-name="ce6" office:value-type="string" calcext:value-type="string">
            <text:p>jsmn_pars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954" calcext:value-type="float">
            <text:p>9295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jsmn_init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966" calcext:value-type="float">
            <text:p>9296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jsoneq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2991" calcext:value-type="float">
            <text:p>9299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parseUnsignedInteger32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014" calcext:value-type="float">
            <text:p>9301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parseUnsignedInteger16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037" calcext:value-type="float">
            <text:p>9303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parseUnsignedInteger8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065" calcext:value-type="float">
            <text:p>9306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parseInteger32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086" calcext:value-type="float">
            <text:p>9308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arseInteger16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112" calcext:value-type="float">
            <text:p>9311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arseInteger8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138" calcext:value-type="float">
            <text:p>9313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parseFloat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159" calcext:value-type="float">
            <text:p>93159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parseDouble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180" calcext:value-type="float">
            <text:p>93180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parseBoolean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208" calcext:value-type="float">
            <text:p>93208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parseStringValue</text:p>
          </table:table-cell>
          <table:table-cell table:style-name="ce6" office:value-type="string" calcext:value-type="string">
            <text:p>AWS Io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232" calcext:value-type="float">
            <text:p>9323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ws_iot_mqtt_get_client_state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245" calcext:value-type="float">
            <text:p>9324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aws_iot_mqtt_client_lock_mutex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266" calcext:value-type="float">
            <text:p>93266</text:p>
          </table:table-cell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aws_iot_mqtt_client_unlock_mutex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367" calcext:value-type="float">
            <text:p>93367</text:p>
          </table:table-cell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aws_iot_mqtt_ini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461" calcext:value-type="float">
            <text:p>9346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aws_iot_mqtt_get_next_packet_id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480" calcext:value-type="float">
            <text:p>9348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ws_iot_mqtt_is_client_connected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493" calcext:value-type="float">
            <text:p>9349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ws_iot_mqtt_autoreconnect_set_status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507" calcext:value-type="float">
            <text:p>93507</text:p>
          </table:table-cell>
          <table:table-cell table:style-name="ce4" office:value-type="float" office:value="209" calcext:value-type="float">
            <text:p>209</text:p>
          </table:table-cell>
          <table:table-cell table:style-name="ce6" office:value-type="string" calcext:value-type="string">
            <text:p>aws_iot_mqtt_connec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716" calcext:value-type="float">
            <text:p>93716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_aws_iot_mqtt_internal_disconnec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748" calcext:value-type="float">
            <text:p>93748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aws_iot_mqtt_disconnec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3787" calcext:value-type="float">
            <text:p>93787</text:p>
          </table:table-cell>
          <table:table-cell table:style-name="ce4" office:value-type="float" office:value="538" calcext:value-type="float">
            <text:p>538</text:p>
          </table:table-cell>
          <table:table-cell table:style-name="ce6" office:value-type="string" calcext:value-type="string">
            <text:p>aws_iot_mqtt_attempt_reconnec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4325" calcext:value-type="float">
            <text:p>94325</text:p>
          </table:table-cell>
          <table:table-cell table:style-name="ce4" office:value-type="float" office:value="225" calcext:value-type="float">
            <text:p>225</text:p>
          </table:table-cell>
          <table:table-cell table:style-name="ce6" office:value-type="string" calcext:value-type="string">
            <text:p>aws_iot_mqtt_resubscribe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4550" calcext:value-type="float">
            <text:p>94550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_aws_iot_mqtt_handle_disconnec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4576" calcext:value-type="float">
            <text:p>94576</text:p>
          </table:table-cell>
          <table:table-cell table:style-name="ce4" office:value-type="float" office:value="179" calcext:value-type="float">
            <text:p>179</text:p>
          </table:table-cell>
          <table:table-cell table:style-name="ce6" office:value-type="string" calcext:value-type="string">
            <text:p>aws_iot_mqtt_yield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4755" calcext:value-type="float">
            <text:p>9475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iot_tls_is_connected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4766" calcext:value-type="float">
            <text:p>94766</text:p>
          </table:table-cell>
          <table:table-cell table:style-name="ce4" office:value-type="float" office:value="245" calcext:value-type="float">
            <text:p>245</text:p>
          </table:table-cell>
          <table:table-cell table:style-name="ce6" office:value-type="string" calcext:value-type="string">
            <text:p>iot_tls_connec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011" calcext:value-type="float">
            <text:p>9501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_iot_tls_verify_cer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032" calcext:value-type="float">
            <text:p>95032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iot_tls_write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072" calcext:value-type="float">
            <text:p>95072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iot_tls_read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132" calcext:value-type="float">
            <text:p>9513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iot_tls_disconnec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146" calcext:value-type="float">
            <text:p>95146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iot_tls_destroy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189" calcext:value-type="float">
            <text:p>9518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ws_iot_thread_mutex_ini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209" calcext:value-type="float">
            <text:p>9520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aws_iot_thread_mutex_lock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219" calcext:value-type="float">
            <text:p>95219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aws_iot_thread_mutex_trylock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238" calcext:value-type="float">
            <text:p>9523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aws_iot_thread_mutex_unlock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257" calcext:value-type="float">
            <text:p>95257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aws_iot_thread_mutex_destroy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301" calcext:value-type="float">
            <text:p>95301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aws_iot_mqtt_internal_write_len_to_buffer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360" calcext:value-type="float">
            <text:p>95360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ws_iot_mqtt_internal_get_final_packet_length_from_remaining_length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385" calcext:value-type="float">
            <text:p>9538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aws_iot_mqtt_internal_read_uint16_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402" calcext:value-type="float">
            <text:p>9540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ws_iot_mqtt_internal_write_uint_16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418" calcext:value-type="float">
            <text:p>9541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ws_iot_mqtt_internal_read_char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431" calcext:value-type="float">
            <text:p>9543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aws_iot_mqtt_internal_write_char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442" calcext:value-type="float">
            <text:p>95442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aws_iot_mqtt_internal_write_utf8_string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492" calcext:value-type="float">
            <text:p>95492</text:p>
          </table:table-cell>
          <table:table-cell table:style-name="ce4" office:value-type="float" office:value="279" calcext:value-type="float">
            <text:p>279</text:p>
          </table:table-cell>
          <table:table-cell table:style-name="ce6" office:value-type="string" calcext:value-type="string">
            <text:p>aws_iot_mqtt_internal_send_packet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771" calcext:value-type="float">
            <text:p>95771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aws_iot_mqtt_internal_flushBuffers</text:p>
          </table:table-cell>
          <table:table-cell table:style-name="ce6" office:value-type="string" calcext:value-type="string">
            <text:p>AWS MQT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5855" calcext:value-type="float">
            <text:p>95855</text:p>
          </table:table-cell>
          <table:table-cell table:style-name="ce4" office:value-type="float" office:value="162" calcext:value-type="float">
            <text:p>162</text:p>
          </table:table-cell>
          <table:table-cell table:style-name="ce6" office:value-type="string" calcext:value-type="string">
            <text:p>format_int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017" calcext:value-type="float">
            <text:p>96017</text:p>
          </table:table-cell>
          <table:table-cell table:style-name="ce4" office:value-type="float" office:value="117" calcext:value-type="float">
            <text:p>117</text:p>
          </table:table-cell>
          <table:table-cell table:style-name="ce6" office:value-type="string" calcext:value-type="string">
            <text:p>cvt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134" calcext:value-type="float">
            <text:p>9613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ecvtbu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147" calcext:value-type="float">
            <text:p>9614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fcvtbu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160" calcext:value-type="float">
            <text:p>96160</text:p>
          </table:table-cell>
          <table:table-cell table:style-name="ce4" office:value-type="float" office:value="295" calcext:value-type="float">
            <text:p>295</text:p>
          </table:table-cell>
          <table:table-cell table:style-name="ce6" office:value-type="string" calcext:value-type="string">
            <text:p>flt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455" calcext:value-type="float">
            <text:p>96455</text:p>
          </table:table-cell>
          <table:table-cell table:style-name="ce4" office:value-type="float" office:value="356" calcext:value-type="float">
            <text:p>356</text:p>
          </table:table-cell>
          <table:table-cell table:style-name="ce6" office:value-type="string" calcext:value-type="string">
            <text:p>vsnprint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811" calcext:value-type="float">
            <text:p>9681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vsprint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823" calcext:value-type="float">
            <text:p>96823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vprint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848" calcext:value-type="float">
            <text:p>9684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putchar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858" calcext:value-type="float">
            <text:p>9685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puts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877" calcext:value-type="float">
            <text:p>96877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rint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912" calcext:value-type="float">
            <text:p>9691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sprint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943" calcext:value-type="float">
            <text:p>96943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snprint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6971" calcext:value-type="float">
            <text:p>96971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sscan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002" calcext:value-type="float">
            <text:p>9700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et_bit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012" calcext:value-type="float">
            <text:p>97012</text:p>
          </table:table-cell>
          <table:table-cell table:style-name="ce4" office:value-type="float" office:value="378" calcext:value-type="float">
            <text:p>378</text:p>
          </table:table-cell>
          <table:table-cell table:style-name="ce6" office:value-type="string" calcext:value-type="string">
            <text:p>vsscan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390" calcext:value-type="float">
            <text:p>97390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strntoumax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467" calcext:value-type="float">
            <text:p>97467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UART_Init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534" calcext:value-type="float">
            <text:p>97534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UART_FifoConfig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561" calcext:value-type="float">
            <text:p>97561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UART_Enable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580" calcext:value-type="float">
            <text:p>97580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UART_Disable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599" calcext:value-type="float">
            <text:p>9759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UART_SetRxTimeoutValue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614" calcext:value-type="float">
            <text:p>97614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UART_TxFreeRun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635" calcext:value-type="float">
            <text:p>97635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UART_IntMask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667" calcext:value-type="float">
            <text:p>9766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UART_GetTxFifoCount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679" calcext:value-type="float">
            <text:p>97679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UART_SendData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714" calcext:value-type="float">
            <text:p>9771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UART_GetRxFifoCount</text:p>
          </table:table-cell>
          <table:table-cell table:style-name="ce6" office:value-type="string" calcext:value-type="string">
            <text:p>BL602 StdDriver (UART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729" calcext:value-type="float">
            <text:p>9772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ADC_Reset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741" calcext:value-type="float">
            <text:p>9774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ADC_Enable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753" calcext:value-type="float">
            <text:p>9775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ADC_Disable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765" calcext:value-type="float">
            <text:p>97765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DC_Channel_Config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785" calcext:value-type="float">
            <text:p>9778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DC_Start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799" calcext:value-type="float">
            <text:p>9779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DC_FIFO_Cfg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812" calcext:value-type="float">
            <text:p>9781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ADC_Get_FIFO_Count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823" calcext:value-type="float">
            <text:p>97823</text:p>
          </table:table-cell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ADC_Parse_Result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931" calcext:value-type="float">
            <text:p>97931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ADC_Tsen_Init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949" calcext:value-type="float">
            <text:p>9794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ADC_SET_TSVBE_LOW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961" calcext:value-type="float">
            <text:p>9796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DC_SET_TSVBE_HIGH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7974" calcext:value-type="float">
            <text:p>97974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TSEN_Get_V_Error</text:p>
          </table:table-cell>
          <table:table-cell table:style-name="ce6" office:value-type="string" calcext:value-type="string">
            <text:p>BL602 StdDriver (TSE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018" calcext:value-type="float">
            <text:p>98018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SEN_Get_Temp</text:p>
          </table:table-cell>
          <table:table-cell table:style-name="ce6" office:value-type="string" calcext:value-type="string">
            <text:p>BL602 StdDriver (TSE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066" calcext:value-type="float">
            <text:p>9806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ADC_Init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101" calcext:value-type="float">
            <text:p>9810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ec_Eng_PKA_Write_Common_OP_First_Cfg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124" calcext:value-type="float">
            <text:p>98124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Sec_Eng_PKA_Wait_ISR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145" calcext:value-type="float">
            <text:p>98145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Sec_Eng_SHA256_Update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213" calcext:value-type="float">
            <text:p>98213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Sec_Eng_SHA256_Init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234" calcext:value-type="float">
            <text:p>9823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ec_Eng_SHA_Start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244" calcext:value-type="float">
            <text:p>98244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Sec_Eng_SHA256_Update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265" calcext:value-type="float">
            <text:p>98265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string" calcext:value-type="string">
            <text:p>Sec_Eng_SHA256_Finish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370" calcext:value-type="float">
            <text:p>9837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ec_Eng_SHA_Enable_Link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382" calcext:value-type="float">
            <text:p>9838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ec_Eng_SHA_Disable_Link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392" calcext:value-type="float">
            <text:p>98392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ec_Eng_SHA256_Link_Init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411" calcext:value-type="float">
            <text:p>98411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Sec_Eng_SHA256_Link_Update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483" calcext:value-type="float">
            <text:p>98483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Sec_Eng_SHA256_Link_Finish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558" calcext:value-type="float">
            <text:p>9855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ec_Eng_AES_Enable_Link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570" calcext:value-type="float">
            <text:p>9857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ec_Eng_AES_Disable_Link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582" calcext:value-type="float">
            <text:p>98582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Sec_Eng_AES_Link_Work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624" calcext:value-type="float">
            <text:p>9862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ec_Eng_PKA_Reset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636" calcext:value-type="float">
            <text:p>986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ec_Eng_PKA_BigEndian_Enable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648" calcext:value-type="float">
            <text:p>9864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ec_Eng_PKA_Clear_Int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658" calcext:value-type="float">
            <text:p>9865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ec_Eng_PKA_Read_Block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674" calcext:value-type="float">
            <text:p>98674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ec_Eng_PKA_Write_Block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694" calcext:value-type="float">
            <text:p>98694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Sec_Eng_PKA_Write_Data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730" calcext:value-type="float">
            <text:p>98730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Sec_Eng_PKA_Read_Data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766" calcext:value-type="float">
            <text:p>9876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Sec_Eng_PKA_CREG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788" calcext:value-type="float">
            <text:p>98788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ec_Eng_PKA_Move_Data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811" calcext:value-type="float">
            <text:p>9881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ec_Eng_PKA_MREM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834" calcext:value-type="float">
            <text:p>98834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Sec_Eng_PKA_MEXP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861" calcext:value-type="float">
            <text:p>98861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ec_Eng_PKA_LCMP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879" calcext:value-type="float">
            <text:p>9887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ec_Eng_PKA_LSUB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902" calcext:value-type="float">
            <text:p>98902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ec_Eng_PKA_LMUL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925" calcext:value-type="float">
            <text:p>9892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ec_Eng_PKA_LDIV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948" calcext:value-type="float">
            <text:p>98948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Sec_Eng_PKA_LMUL2N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8970" calcext:value-type="float">
            <text:p>9897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SEC_Eng_IntMask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048" calcext:value-type="float">
            <text:p>9904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DMA_Enable</text:p>
          </table:table-cell>
          <table:table-cell table:style-name="ce6" office:value-type="string" calcext:value-type="string">
            <text:p>BL602 StdDriver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058" calcext:value-type="float">
            <text:p>9905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DMA_Channel_Enable</text:p>
          </table:table-cell>
          <table:table-cell table:style-name="ce6" office:value-type="string" calcext:value-type="string">
            <text:p>BL602 StdDriver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072" calcext:value-type="float">
            <text:p>99072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DMA_LLI_Init</text:p>
          </table:table-cell>
          <table:table-cell table:style-name="ce6" office:value-type="string" calcext:value-type="string">
            <text:p>BL602 StdDriver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087" calcext:value-type="float">
            <text:p>9908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DMA_LLI_Update</text:p>
          </table:table-cell>
          <table:table-cell table:style-name="ce6" office:value-type="string" calcext:value-type="string">
            <text:p>BL602 StdDriver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101" calcext:value-type="float">
            <text:p>99101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DMA_IntMask</text:p>
          </table:table-cell>
          <table:table-cell table:style-name="ce6" office:value-type="string" calcext:value-type="string">
            <text:p>BL602 StdDriver (DMA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165" calcext:value-type="float">
            <text:p>9916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Default_Handler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177" calcext:value-type="float">
            <text:p>99177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GLB_Set_UART_CLK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199" calcext:value-type="float">
            <text:p>9919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GLB_Set_ADC_CLK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221" calcext:value-type="float">
            <text:p>9922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GLB_UART_Fun_Sel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235" calcext:value-type="float">
            <text:p>9923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GLB_GPIO_Write</text:p>
          </table:table-cell>
          <table:table-cell table:style-name="ce6" office:value-type="string" calcext:value-type="string">
            <text:p>BL602 StdDriver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259" calcext:value-type="float">
            <text:p>9925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GLB_GPIO_Read</text:p>
          </table:table-cell>
          <table:table-cell table:style-name="ce6" office:value-type="string" calcext:value-type="string">
            <text:p>BL602 StdDriver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273" calcext:value-type="float">
            <text:p>9927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HBN_Set_UART_CLK_Sel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287" calcext:value-type="float">
            <text:p>9928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HBN_Get_RTC_Timer_Val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299" calcext:value-type="float">
            <text:p>9929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IMER_SetCompValue</text:p>
          </table:table-cell>
          <table:table-cell table:style-name="ce6" office:value-type="string" calcext:value-type="string">
            <text:p>BL602 StdDriver (Timer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316" calcext:value-type="float">
            <text:p>99316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TIMER_SetCountMode</text:p>
          </table:table-cell>
          <table:table-cell table:style-name="ce6" office:value-type="string" calcext:value-type="string">
            <text:p>BL602 StdDriver (Timer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330" calcext:value-type="float">
            <text:p>9933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IMER_ClearIntStatus</text:p>
          </table:table-cell>
          <table:table-cell table:style-name="ce6" office:value-type="string" calcext:value-type="string">
            <text:p>BL602 StdDriver (Timer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346" calcext:value-type="float">
            <text:p>99346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TIMER_Init</text:p>
          </table:table-cell>
          <table:table-cell table:style-name="ce6" office:value-type="string" calcext:value-type="string">
            <text:p>BL602 StdDriver (Timer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390" calcext:value-type="float">
            <text:p>9939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IMER_Enable</text:p>
          </table:table-cell>
          <table:table-cell table:style-name="ce6" office:value-type="string" calcext:value-type="string">
            <text:p>BL602 StdDriver (Timer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402" calcext:value-type="float">
            <text:p>9940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IMER_Disable</text:p>
          </table:table-cell>
          <table:table-cell table:style-name="ce6" office:value-type="string" calcext:value-type="string">
            <text:p>BL602 StdDriver (Timer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412" calcext:value-type="float">
            <text:p>99412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TIMER_IntMask</text:p>
          </table:table-cell>
          <table:table-cell table:style-name="ce6" office:value-type="string" calcext:value-type="string">
            <text:p>BL602 StdDriver (Timer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474" calcext:value-type="float">
            <text:p>9947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WDT_Set_Clock</text:p>
          </table:table-cell>
          <table:table-cell table:style-name="ce6" office:value-type="string" calcext:value-type="string">
            <text:p>BL602 StdDriver (Watchdo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489" calcext:value-type="float">
            <text:p>9948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WDT_SetCompValue</text:p>
          </table:table-cell>
          <table:table-cell table:style-name="ce6" office:value-type="string" calcext:value-type="string">
            <text:p>BL602 StdDriver (Watchdo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505" calcext:value-type="float">
            <text:p>9950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WDT_ResetCounterValue</text:p>
          </table:table-cell>
          <table:table-cell table:style-name="ce6" office:value-type="string" calcext:value-type="string">
            <text:p>BL602 StdDriver (Watchdo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518" calcext:value-type="float">
            <text:p>9951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WDT_Enable</text:p>
          </table:table-cell>
          <table:table-cell table:style-name="ce6" office:value-type="string" calcext:value-type="string">
            <text:p>BL602 StdDriver (Watchdo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532" calcext:value-type="float">
            <text:p>9953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WDT_Disable</text:p>
          </table:table-cell>
          <table:table-cell table:style-name="ce6" office:value-type="string" calcext:value-type="string">
            <text:p>BL602 StdDriver (Watchdo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545" calcext:value-type="float">
            <text:p>9954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WDT_IntMask</text:p>
          </table:table-cell>
          <table:table-cell table:style-name="ce6" office:value-type="string" calcext:value-type="string">
            <text:p>BL602 StdDriver (Watchdog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567" calcext:value-type="float">
            <text:p>9956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EF_Ctrl_Get_Byte_Zero_Cnt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590" calcext:value-type="float">
            <text:p>99590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EF_Ctrl_Read_MAC_Address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643" calcext:value-type="float">
            <text:p>99643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EF_Ctrl_Is_MAC_Address_Slot_Empty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703" calcext:value-type="float">
            <text:p>99703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EF_Ctrl_Read_MAC_Address_Opt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778" calcext:value-type="float">
            <text:p>99778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EF_Ctrl_Is_CapCode_Slot_Empty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811" calcext:value-type="float">
            <text:p>99811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EF_Ctrl_Read_CapCode_Opt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860" calcext:value-type="float">
            <text:p>99860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EF_Ctrl_Is_PowerOffset_Slot_Empty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906" calcext:value-type="float">
            <text:p>99906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EF_Ctrl_Read_PowerOffset_Opt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970" calcext:value-type="float">
            <text:p>9997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fg_media_read_xtal_capcod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9987" calcext:value-type="float">
            <text:p>9998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fg_media_read_poweroff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004" calcext:value-type="float">
            <text:p>10000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fg_media_read_macadd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021" calcext:value-type="float">
            <text:p>10002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flb_platform_usart_dbg_sen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031" calcext:value-type="float">
            <text:p>10003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bflb_platform_printf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069" calcext:value-type="float">
            <text:p>10006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Default_Handler_Stub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081" calcext:value-type="float">
            <text:p>100081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mfg_efuse_read_xtal_capcod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128" calcext:value-type="float">
            <text:p>100128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mfg_efuse_read_poweroff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200" calcext:value-type="float">
            <text:p>100200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mfg_efuse_read_macadd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249" calcext:value-type="float">
            <text:p>10024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fg_flash_rea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269" calcext:value-type="float">
            <text:p>100269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fg_flash_read_xtal_capcod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295" calcext:value-type="float">
            <text:p>100295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mfg_flash_read_poweroffse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348" calcext:value-type="float">
            <text:p>10034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mfg_flash_read_macadd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377" calcext:value-type="float">
            <text:p>100377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Bl_F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423" calcext:value-type="float">
            <text:p>100423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Bl_PasswordHash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451" calcext:value-type="float">
            <text:p>10045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bl60x_fw_password_hash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478" calcext:value-type="float">
            <text:p>100478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bl_mtd_ope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562" calcext:value-type="float">
            <text:p>10056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mtd_clos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572" calcext:value-type="float">
            <text:p>10057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_mtd_info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585" calcext:value-type="float">
            <text:p>10058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mtd_eras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595" calcext:value-type="float">
            <text:p>10059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mtd_erase_all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605" calcext:value-type="float">
            <text:p>100605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bl_mtd_writ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647" calcext:value-type="float">
            <text:p>10064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_mtd_read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657" calcext:value-type="float">
            <text:p>100657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bloop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681" calcext:value-type="float">
            <text:p>10068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oop_handler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695" calcext:value-type="float">
            <text:p>10069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loop_timer_ini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708" calcext:value-type="float">
            <text:p>10070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bloop_timer_configur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729" calcext:value-type="float">
            <text:p>10072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loop_timer_repeat_enabl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739" calcext:value-type="float">
            <text:p>10073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loop_timer_repeat_reconfigure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757" calcext:value-type="float">
            <text:p>100757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bloop_timer_regist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808" calcext:value-type="float">
            <text:p>10080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loop_wait_startu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820" calcext:value-type="float">
            <text:p>10082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bloop_evt_set_asyn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840" calcext:value-type="float">
            <text:p>10084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loop_evt_set_syn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857" calcext:value-type="float">
            <text:p>10085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oop_evt_unset_sync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0873" calcext:value-type="float">
            <text:p>100873</text:p>
          </table:table-cell>
          <table:table-cell table:style-name="ce4" office:value-type="float" office:value="165" calcext:value-type="float">
            <text:p>165</text:p>
          </table:table-cell>
          <table:table-cell table:style-name="ce6" office:value-type="string" calcext:value-type="string">
            <text:p>bloop_run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038" calcext:value-type="float">
            <text:p>101038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bloop_status_dum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095" calcext:value-type="float">
            <text:p>10109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loop_evt_entity_sys_handler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108" calcext:value-type="float">
            <text:p>10110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loop_evt_entity_sys_evt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138" calcext:value-type="float">
            <text:p>101138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misaligned_load_tra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244" calcext:value-type="float">
            <text:p>101244</text:p>
          </table:table-cell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misaligned_store_trap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338" calcext:value-type="float">
            <text:p>10133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get_f32_re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352" calcext:value-type="float">
            <text:p>10135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put_f32_reg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366" calcext:value-type="float">
            <text:p>10136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acktrace_riscv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377" calcext:value-type="float">
            <text:p>101377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set_if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402" calcext:value-type="float">
            <text:p>101402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block_cipher_df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481" calcext:value-type="float">
            <text:p>101481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ctr_drbg_update_internal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526" calcext:value-type="float">
            <text:p>10152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ctr_drbg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536" calcext:value-type="float">
            <text:p>101536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mbedtls_ctr_drbg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557" calcext:value-type="float">
            <text:p>10155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mbedtls_ctr_drbg_resee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589" calcext:value-type="float">
            <text:p>10158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ctr_drbg_seed_entropy_le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612" calcext:value-type="float">
            <text:p>1016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ctr_drbg_see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628" calcext:value-type="float">
            <text:p>101628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mbedtls_ctr_drbg_random_with_ad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689" calcext:value-type="float">
            <text:p>10168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bedtls_ctr_drbg_random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701" calcext:value-type="float">
            <text:p>10170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entropy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724" calcext:value-type="float">
            <text:p>101724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entropy_gather_internal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766" calcext:value-type="float">
            <text:p>101766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entropy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789" calcext:value-type="float">
            <text:p>10178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entropy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805" calcext:value-type="float">
            <text:p>101805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mbedtls_entropy_fun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868" calcext:value-type="float">
            <text:p>101868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mbedtls_platform_entropy_poll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892" calcext:value-type="float">
            <text:p>10189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bedtls_pk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905" calcext:value-type="float">
            <text:p>10190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pk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928" calcext:value-type="float">
            <text:p>10192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pk_info_from_typ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944" calcext:value-type="float">
            <text:p>101944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bedtls_pk_setu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970" calcext:value-type="float">
            <text:p>10197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pk_can_do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1988" calcext:value-type="float">
            <text:p>101988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mbedtls_pk_verif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031" calcext:value-type="float">
            <text:p>102031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mbedtls_pk_sig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079" calcext:value-type="float">
            <text:p>102079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mbedtls_pk_de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111" calcext:value-type="float">
            <text:p>10211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mbedtls_pk_en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141" calcext:value-type="float">
            <text:p>102141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pk_get_bitle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159" calcext:value-type="float">
            <text:p>102159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mbedtls_pk_verify_ex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215" calcext:value-type="float">
            <text:p>10221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mbedtls_pk_debu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236" calcext:value-type="float">
            <text:p>10223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bedtls_pk_get_nam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249" calcext:value-type="float">
            <text:p>102249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bedtls_pk_get_typ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262" calcext:value-type="float">
            <text:p>10226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pk_use_ecparam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291" calcext:value-type="float">
            <text:p>102291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pk_parse_key_pkcs1_de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349" calcext:value-type="float">
            <text:p>102349</text:p>
          </table:table-cell>
          <table:table-cell table:style-name="ce4" office:value-type="float" office:value="113" calcext:value-type="float">
            <text:p>113</text:p>
          </table:table-cell>
          <table:table-cell table:style-name="ce6" office:value-type="string" calcext:value-type="string">
            <text:p>pk_parse_key_sec1_de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462" calcext:value-type="float">
            <text:p>102462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pk_get_pk_al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492" calcext:value-type="float">
            <text:p>102492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pk_parse_key_pkcs8_unencrypted_de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561" calcext:value-type="float">
            <text:p>102561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mbedtls_pk_load_fil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620" calcext:value-type="float">
            <text:p>102620</text:p>
          </table:table-cell>
          <table:table-cell table:style-name="ce4" office:value-type="float" office:value="102" calcext:value-type="float">
            <text:p>102</text:p>
          </table:table-cell>
          <table:table-cell table:style-name="ce6" office:value-type="string" calcext:value-type="string">
            <text:p>mbedtls_pk_parse_subpub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722" calcext:value-type="float">
            <text:p>102722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mbedtls_pk_parse_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832" calcext:value-type="float">
            <text:p>102832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mbedtls_pk_parse_keyfil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869" calcext:value-type="float">
            <text:p>10286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rsa_can_do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884" calcext:value-type="float">
            <text:p>102884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rsa_get_bitle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893" calcext:value-type="float">
            <text:p>10289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rsa_debu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908" calcext:value-type="float">
            <text:p>10290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eckey_can_do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919" calcext:value-type="float">
            <text:p>10291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eckey_get_bitle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928" calcext:value-type="float">
            <text:p>10292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eckey_debu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940" calcext:value-type="float">
            <text:p>10294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eckeydh_can_do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951" calcext:value-type="float">
            <text:p>10295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rsa_free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962" calcext:value-type="float">
            <text:p>102962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rsa_alloc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977" calcext:value-type="float">
            <text:p>10297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rsa_check_pair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2994" calcext:value-type="float">
            <text:p>102994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rsa_encrypt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014" calcext:value-type="float">
            <text:p>10301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rsa_decrypt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032" calcext:value-type="float">
            <text:p>10303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rsa_sign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046" calcext:value-type="float">
            <text:p>10304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rsa_verify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068" calcext:value-type="float">
            <text:p>10306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eckey_free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079" calcext:value-type="float">
            <text:p>10307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eckey_alloc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094" calcext:value-type="float">
            <text:p>103094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eckey_check_pai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141" calcext:value-type="float">
            <text:p>103141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mgf_mask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183" calcext:value-type="float">
            <text:p>10318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bedtls_rsa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195" calcext:value-type="float">
            <text:p>103195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mbedtls_rsa_check_pub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226" calcext:value-type="float">
            <text:p>103226</text:p>
          </table:table-cell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mbedtls_rsa_check_priv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323" calcext:value-type="float">
            <text:p>10332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rsa_check_pub_priv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339" calcext:value-type="float">
            <text:p>103339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mbedtls_rsa_publi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372" calcext:value-type="float">
            <text:p>103372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mbedtls_rsa_priv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482" calcext:value-type="float">
            <text:p>103482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mbedtls_rsa_rsaes_oaep_en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551" calcext:value-type="float">
            <text:p>103551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mbedtls_rsa_rsaes_pkcs1_v15_en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615" calcext:value-type="float">
            <text:p>10361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mbedtls_rsa_pkcs1_en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639" calcext:value-type="float">
            <text:p>103639</text:p>
          </table:table-cell>
          <table:table-cell table:style-name="ce4" office:value-type="float" office:value="96" calcext:value-type="float">
            <text:p>96</text:p>
          </table:table-cell>
          <table:table-cell table:style-name="ce6" office:value-type="string" calcext:value-type="string">
            <text:p>mbedtls_rsa_rsaes_oaep_de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735" calcext:value-type="float">
            <text:p>103735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mbedtls_rsa_rsaes_pkcs1_v15_de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813" calcext:value-type="float">
            <text:p>10381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bedtls_rsa_pkcs1_de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840" calcext:value-type="float">
            <text:p>103840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mbedtls_rsa_rsassa_pss_sig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3924" calcext:value-type="float">
            <text:p>103924</text:p>
          </table:table-cell>
          <table:table-cell table:style-name="ce4" office:value-type="float" office:value="111" calcext:value-type="float">
            <text:p>111</text:p>
          </table:table-cell>
          <table:table-cell table:style-name="ce6" office:value-type="string" calcext:value-type="string">
            <text:p>mbedtls_rsa_rsassa_pkcs1_v15_sig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035" calcext:value-type="float">
            <text:p>10403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rsa_pkcs1_sig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058" calcext:value-type="float">
            <text:p>104058</text:p>
          </table:table-cell>
          <table:table-cell table:style-name="ce4" office:value-type="float" office:value="109" calcext:value-type="float">
            <text:p>109</text:p>
          </table:table-cell>
          <table:table-cell table:style-name="ce6" office:value-type="string" calcext:value-type="string">
            <text:p>mbedtls_rsa_rsassa_pss_verify_ex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167" calcext:value-type="float">
            <text:p>104167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bedtls_rsa_rsassa_pss_verif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189" calcext:value-type="float">
            <text:p>104189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mbedtls_rsa_rsassa_pkcs1_v15_verif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280" calcext:value-type="float">
            <text:p>104280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rsa_pkcs1_verif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303" calcext:value-type="float">
            <text:p>104303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bedtls_rsa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325" calcext:value-type="float">
            <text:p>10432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sha256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335" calcext:value-type="float">
            <text:p>10433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sha256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353" calcext:value-type="float">
            <text:p>10435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bedtls_sha256_clon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362" calcext:value-type="float">
            <text:p>104362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mbedtls_sha256_star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397" calcext:value-type="float">
            <text:p>104397</text:p>
          </table:table-cell>
          <table:table-cell table:style-name="ce4" office:value-type="float" office:value="226" calcext:value-type="float">
            <text:p>226</text:p>
          </table:table-cell>
          <table:table-cell table:style-name="ce6" office:value-type="string" calcext:value-type="string">
            <text:p>mbedtls_sha256_proces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623" calcext:value-type="float">
            <text:p>10462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mbedtls_sha256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662" calcext:value-type="float">
            <text:p>10466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sha256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676" calcext:value-type="float">
            <text:p>104676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mbedtls_sha256_finish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744" calcext:value-type="float">
            <text:p>10474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sha256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761" calcext:value-type="float">
            <text:p>10476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ssl_own_cer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777" calcext:value-type="float">
            <text:p>10477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zeroiz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793" calcext:value-type="float">
            <text:p>104793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ssl_swap_epoch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825" calcext:value-type="float">
            <text:p>104825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ssl_calc_finished_tls_sha256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863" calcext:value-type="float">
            <text:p>10486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sl_calc_verify_tls_sha256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882" calcext:value-type="float">
            <text:p>10488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sl_flight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899" calcext:value-type="float">
            <text:p>104899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ssl_append_key_cer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934" calcext:value-type="float">
            <text:p>10493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sl_update_checksum_star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944" calcext:value-type="float">
            <text:p>10494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sl_update_checksum_sha256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954" calcext:value-type="float">
            <text:p>10495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bedtls_ssl_hdr_le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969" calcext:value-type="float">
            <text:p>10496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sl_set_time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4986" calcext:value-type="float">
            <text:p>10498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ssl_check_time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011" calcext:value-type="float">
            <text:p>105011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tls_prf_sha256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085" calcext:value-type="float">
            <text:p>105085</text:p>
          </table:table-cell>
          <table:table-cell table:style-name="ce4" office:value-type="float" office:value="228" calcext:value-type="float">
            <text:p>228</text:p>
          </table:table-cell>
          <table:table-cell table:style-name="ce6" office:value-type="string" calcext:value-type="string">
            <text:p>mbedtls_ssl_derive_key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313" calcext:value-type="float">
            <text:p>105313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mbedtls_ssl_flush_outpu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372" calcext:value-type="float">
            <text:p>10537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bedtls_ssl_recv_flight_complete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392" calcext:value-type="float">
            <text:p>105392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ssl_send_flight_complete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415" calcext:value-type="float">
            <text:p>10541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ssl_update_handshake_statu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433" calcext:value-type="float">
            <text:p>10543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ssl_optimize_checksum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449" calcext:value-type="float">
            <text:p>10544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ssl_reset_checksum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459" calcext:value-type="float">
            <text:p>10545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ssl_session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469" calcext:value-type="float">
            <text:p>10546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ssl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479" calcext:value-type="float">
            <text:p>10547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bedtls_ssl_conf_authmod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490" calcext:value-type="float">
            <text:p>10549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bedtls_ssl_conf_verif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503" calcext:value-type="float">
            <text:p>105503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bedtls_ssl_conf_rn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514" calcext:value-type="float">
            <text:p>10551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ssl_set_bio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528" calcext:value-type="float">
            <text:p>10552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ssl_conf_read_timeou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538" calcext:value-type="float">
            <text:p>10553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bedtls_ssl_conf_own_cer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551" calcext:value-type="float">
            <text:p>10555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bedtls_ssl_conf_ca_chai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563" calcext:value-type="float">
            <text:p>10556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mbedtls_ssl_set_hostnam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596" calcext:value-type="float">
            <text:p>10559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bedtls_ssl_conf_alpn_protocol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622" calcext:value-type="float">
            <text:p>10562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ssl_get_verify_resul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639" calcext:value-type="float">
            <text:p>10563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ssl_get_ciphersui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655" calcext:value-type="float">
            <text:p>105655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bedtls_ssl_get_versio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683" calcext:value-type="float">
            <text:p>10568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mbedtls_ssl_get_record_expansio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722" calcext:value-type="float">
            <text:p>10572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ssl_get_max_frag_le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738" calcext:value-type="float">
            <text:p>10573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ssl_get_peer_cer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752" calcext:value-type="float">
            <text:p>105752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bedtls_ssl_handshake_ste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779" calcext:value-type="float">
            <text:p>105779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mbedtls_ssl_handshak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804" calcext:value-type="float">
            <text:p>10580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ssl_transform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822" calcext:value-type="float">
            <text:p>105822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bedtls_ssl_handshake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849" calcext:value-type="float">
            <text:p>10584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ssl_handshake_wrapup_free_hs_transform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872" calcext:value-type="float">
            <text:p>105872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bedtls_ssl_session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891" calcext:value-type="float">
            <text:p>10589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mbedtls_ssl_handshake_wrapu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5929" calcext:value-type="float">
            <text:p>105929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ssl_handshake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007" calcext:value-type="float">
            <text:p>106007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mbedtls_ssl_setu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059" calcext:value-type="float">
            <text:p>106059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mbedtls_ssl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108" calcext:value-type="float">
            <text:p>1061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ssl_config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118" calcext:value-type="float">
            <text:p>106118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mbedtls_ssl_config_defaul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167" calcext:value-type="float">
            <text:p>10616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bedtls_ssl_config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186" calcext:value-type="float">
            <text:p>10618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bedtls_ssl_sig_from_pk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198" calcext:value-type="float">
            <text:p>10619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bedtls_ssl_pk_alg_from_si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209" calcext:value-type="float">
            <text:p>10620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ssl_md_alg_from_hash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225" calcext:value-type="float">
            <text:p>10622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bedtls_ssl_hash_from_md_al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238" calcext:value-type="float">
            <text:p>106238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bedtls_ssl_check_curv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260" calcext:value-type="float">
            <text:p>10626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mbedtls_ssl_check_cert_usag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304" calcext:value-type="float">
            <text:p>106304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bedtls_ssl_write_versio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326" calcext:value-type="float">
            <text:p>106326</text:p>
          </table:table-cell>
          <table:table-cell table:style-name="ce4" office:value-type="float" office:value="279" calcext:value-type="float">
            <text:p>279</text:p>
          </table:table-cell>
          <table:table-cell table:style-name="ce6" office:value-type="string" calcext:value-type="string">
            <text:p>mbedtls_ssl_write_recor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605" calcext:value-type="float">
            <text:p>106605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mbedtls_ssl_resen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654" calcext:value-type="float">
            <text:p>106654</text:p>
          </table:table-cell>
          <table:table-cell table:style-name="ce4" office:value-type="float" office:value="156" calcext:value-type="float">
            <text:p>156</text:p>
          </table:table-cell>
          <table:table-cell table:style-name="ce6" office:value-type="string" calcext:value-type="string">
            <text:p>mbedtls_ssl_fetch_inpu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6810" calcext:value-type="float">
            <text:p>106810</text:p>
          </table:table-cell>
          <table:table-cell table:style-name="ce4" office:value-type="float" office:value="234" calcext:value-type="float">
            <text:p>234</text:p>
          </table:table-cell>
          <table:table-cell table:style-name="ce6" office:value-type="string" calcext:value-type="string">
            <text:p>mbedtls_ssl_prepare_handshake_recor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044" calcext:value-type="float">
            <text:p>107044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mbedtls_ssl_handle_message_typ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089" calcext:value-type="float">
            <text:p>107089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bedtls_ssl_send_alert_messag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117" calcext:value-type="float">
            <text:p>10711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bedtls_ssl_send_fatal_handshake_failur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129" calcext:value-type="float">
            <text:p>107129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mbedtls_ssl_close_notif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159" calcext:value-type="float">
            <text:p>107159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mbedtls_ssl_write_certific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233" calcext:value-type="float">
            <text:p>10723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ssl_write_change_cipher_spe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256" calcext:value-type="float">
            <text:p>107256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mbedtls_ssl_write_finishe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321" calcext:value-type="float">
            <text:p>107321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mbedtls_ssl_wri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387" calcext:value-type="float">
            <text:p>10738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ssl_read_versio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410" calcext:value-type="float">
            <text:p>107410</text:p>
          </table:table-cell>
          <table:table-cell table:style-name="ce4" office:value-type="float" office:value="424" calcext:value-type="float">
            <text:p>424</text:p>
          </table:table-cell>
          <table:table-cell table:style-name="ce6" office:value-type="string" calcext:value-type="string">
            <text:p>mbedtls_ssl_read_record_laye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834" calcext:value-type="float">
            <text:p>107834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mbedtls_ssl_read_recor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7869" calcext:value-type="float">
            <text:p>107869</text:p>
          </table:table-cell>
          <table:table-cell table:style-name="ce4" office:value-type="float" office:value="201" calcext:value-type="float">
            <text:p>201</text:p>
          </table:table-cell>
          <table:table-cell table:style-name="ce6" office:value-type="string" calcext:value-type="string">
            <text:p>mbedtls_ssl_parse_certific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070" calcext:value-type="float">
            <text:p>108070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mbedtls_ssl_parse_change_cipher_spe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126" calcext:value-type="float">
            <text:p>108126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mbedtls_ssl_parse_finishe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197" calcext:value-type="float">
            <text:p>108197</text:p>
          </table:table-cell>
          <table:table-cell table:style-name="ce4" office:value-type="float" office:value="107" calcext:value-type="float">
            <text:p>107</text:p>
          </table:table-cell>
          <table:table-cell table:style-name="ce6" office:value-type="string" calcext:value-type="string">
            <text:p>mbedtls_ssl_rea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304" calcext:value-type="float">
            <text:p>10830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ssl_set_calc_verify_m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318" calcext:value-type="float">
            <text:p>10831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zeroiz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334" calcext:value-type="float">
            <text:p>108334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x509_memcasecm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358" calcext:value-type="float">
            <text:p>10835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x509_name_cm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392" calcext:value-type="float">
            <text:p>108392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x509_check_wildcar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434" calcext:value-type="float">
            <text:p>108434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x509_profile_check_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464" calcext:value-type="float">
            <text:p>108464</text:p>
          </table:table-cell>
          <table:table-cell table:style-name="ce4" office:value-type="float" office:value="329" calcext:value-type="float">
            <text:p>329</text:p>
          </table:table-cell>
          <table:table-cell table:style-name="ce6" office:value-type="string" calcext:value-type="string">
            <text:p>mbedtls_x509_crt_info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793" calcext:value-type="float">
            <text:p>108793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bedtls_x509_crt_verify_info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827" calcext:value-type="float">
            <text:p>10882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x509_crt_check_key_usag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844" calcext:value-type="float">
            <text:p>10884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x509_crt_check_paren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873" calcext:value-type="float">
            <text:p>108873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x509_crt_verify_to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8983" calcext:value-type="float">
            <text:p>108983</text:p>
          </table:table-cell>
          <table:table-cell table:style-name="ce4" office:value-type="float" office:value="102" calcext:value-type="float">
            <text:p>102</text:p>
          </table:table-cell>
          <table:table-cell table:style-name="ce6" office:value-type="string" calcext:value-type="string">
            <text:p>x509_crt_verify_chil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085" calcext:value-type="float">
            <text:p>109085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bedtls_x509_crt_check_extended_key_usag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113" calcext:value-type="float">
            <text:p>109113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mbedtls_x509_crt_verify_with_profil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203" calcext:value-type="float">
            <text:p>10920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x509_crt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213" calcext:value-type="float">
            <text:p>109213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mbedtls_x509_crt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283" calcext:value-type="float">
            <text:p>109283</text:p>
          </table:table-cell>
          <table:table-cell table:style-name="ce4" office:value-type="float" office:value="435" calcext:value-type="float">
            <text:p>435</text:p>
          </table:table-cell>
          <table:table-cell table:style-name="ce6" office:value-type="string" calcext:value-type="string">
            <text:p>mbedtls_x509_crt_parse_de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718" calcext:value-type="float">
            <text:p>109718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mbedtls_x509_crt_pars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785" calcext:value-type="float">
            <text:p>109785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bedtls_x509_crt_parse_fil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805" calcext:value-type="float">
            <text:p>10980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net_would_block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822" calcext:value-type="float">
            <text:p>10982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net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832" calcext:value-type="float">
            <text:p>109832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mbedtls_net_connec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884" calcext:value-type="float">
            <text:p>10988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net_set_block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898" calcext:value-type="float">
            <text:p>109898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mbedtls_net_recv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933" calcext:value-type="float">
            <text:p>10993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mbedtls_net_sen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9970" calcext:value-type="float">
            <text:p>10997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mbedtls_net_recv_timeou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020" calcext:value-type="float">
            <text:p>11002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net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034" calcext:value-type="float">
            <text:p>11003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ycallo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047" calcext:value-type="float">
            <text:p>110047</text:p>
          </table:table-cell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aes_gen_table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155" calcext:value-type="float">
            <text:p>11015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aes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165" calcext:value-type="float">
            <text:p>11016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aes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183" calcext:value-type="float">
            <text:p>110183</text:p>
          </table:table-cell>
          <table:table-cell table:style-name="ce4" office:value-type="float" office:value="121" calcext:value-type="float">
            <text:p>121</text:p>
          </table:table-cell>
          <table:table-cell table:style-name="ce6" office:value-type="string" calcext:value-type="string">
            <text:p>mbedtls_aes_setkey_en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304" calcext:value-type="float">
            <text:p>110304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mbedtls_aes_setkey_de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354" calcext:value-type="float">
            <text:p>110354</text:p>
          </table:table-cell>
          <table:table-cell table:style-name="ce4" office:value-type="float" office:value="115" calcext:value-type="float">
            <text:p>115</text:p>
          </table:table-cell>
          <table:table-cell table:style-name="ce6" office:value-type="string" calcext:value-type="string">
            <text:p>mbedtls_aes_en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469" calcext:value-type="float">
            <text:p>110469</text:p>
          </table:table-cell>
          <table:table-cell table:style-name="ce4" office:value-type="float" office:value="115" calcext:value-type="float">
            <text:p>115</text:p>
          </table:table-cell>
          <table:table-cell table:style-name="ce6" office:value-type="string" calcext:value-type="string">
            <text:p>mbedtls_aes_de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584" calcext:value-type="float">
            <text:p>11058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aes_crypt_ecb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598" calcext:value-type="float">
            <text:p>110598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mbedtls_aes_crypt_cb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657" calcext:value-type="float">
            <text:p>110657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mbedtls_aes_crypt_cfb128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700" calcext:value-type="float">
            <text:p>110700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mbedtls_aes_crypt_ct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738" calcext:value-type="float">
            <text:p>110738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mbedtls_asn1_get_le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800" calcext:value-type="float">
            <text:p>110800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asn1_get_ta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823" calcext:value-type="float">
            <text:p>11082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asn1_get_bool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846" calcext:value-type="float">
            <text:p>110846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bedtls_asn1_get_in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873" calcext:value-type="float">
            <text:p>11087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asn1_get_mpi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891" calcext:value-type="float">
            <text:p>11089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mbedtls_asn1_get_bitstrin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929" calcext:value-type="float">
            <text:p>110929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bedtls_asn1_get_bitstring_null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948" calcext:value-type="float">
            <text:p>110948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mbedtls_asn1_get_sequence_of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0996" calcext:value-type="float">
            <text:p>110996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mbedtls_asn1_get_al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052" calcext:value-type="float">
            <text:p>111052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mpi_sub_hl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090" calcext:value-type="float">
            <text:p>111090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string" calcext:value-type="string">
            <text:p>mpi_mul_hl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320" calcext:value-type="float">
            <text:p>11132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mpi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334" calcext:value-type="float">
            <text:p>111334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bedtls_mpi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362" calcext:value-type="float">
            <text:p>111362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mbedtls_mpi_grow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402" calcext:value-type="float">
            <text:p>111402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mbedtls_mpi_shrink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449" calcext:value-type="float">
            <text:p>111449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bedtls_mpi_cop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483" calcext:value-type="float">
            <text:p>11148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mbedtls_mpi_safe_cond_assig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516" calcext:value-type="float">
            <text:p>11151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bedtls_mpi_lse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538" calcext:value-type="float">
            <text:p>11153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bedtls_mpi_get_b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551" calcext:value-type="float">
            <text:p>111551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mbedtls_mpi_lsb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580" calcext:value-type="float">
            <text:p>11158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mbedtls_mpi_bitle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610" calcext:value-type="float">
            <text:p>11161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bedtls_mpi_siz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622" calcext:value-type="float">
            <text:p>111622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mbedtls_mpi_read_binar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655" calcext:value-type="float">
            <text:p>111655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mbedtls_mpi_write_binar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687" calcext:value-type="float">
            <text:p>111687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mbedtls_mpi_shift_l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733" calcext:value-type="float">
            <text:p>111733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mbedtls_mpi_shift_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791" calcext:value-type="float">
            <text:p>111791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mbedtls_mpi_cmp_ab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834" calcext:value-type="float">
            <text:p>111834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mpi_montmul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888" calcext:value-type="float">
            <text:p>111888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mbedtls_mpi_cmp_mpi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947" calcext:value-type="float">
            <text:p>111947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mpi_cmp_in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1965" calcext:value-type="float">
            <text:p>111965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mbedtls_mpi_add_ab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026" calcext:value-type="float">
            <text:p>112026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mbedtls_mpi_sub_ab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064" calcext:value-type="float">
            <text:p>11206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mbedtls_mpi_add_mpi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093" calcext:value-type="float">
            <text:p>112093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mbedtls_mpi_sub_mpi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122" calcext:value-type="float">
            <text:p>11212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bedtls_mpi_sub_in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142" calcext:value-type="float">
            <text:p>112142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mbedtls_mpi_mul_mpi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190" calcext:value-type="float">
            <text:p>11219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mpi_mul_in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207" calcext:value-type="float">
            <text:p>112207</text:p>
          </table:table-cell>
          <table:table-cell table:style-name="ce4" office:value-type="float" office:value="183" calcext:value-type="float">
            <text:p>183</text:p>
          </table:table-cell>
          <table:table-cell table:style-name="ce6" office:value-type="string" calcext:value-type="string">
            <text:p>mbedtls_mpi_div_mpi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390" calcext:value-type="float">
            <text:p>112390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bedtls_mpi_mod_mpi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424" calcext:value-type="float">
            <text:p>112424</text:p>
          </table:table-cell>
          <table:table-cell table:style-name="ce4" office:value-type="float" office:value="210" calcext:value-type="float">
            <text:p>210</text:p>
          </table:table-cell>
          <table:table-cell table:style-name="ce6" office:value-type="string" calcext:value-type="string">
            <text:p>mbedtls_mpi_exp_mo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634" calcext:value-type="float">
            <text:p>112634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mbedtls_mpi_gc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705" calcext:value-type="float">
            <text:p>112705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mbedtls_mpi_fill_random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730" calcext:value-type="float">
            <text:p>112730</text:p>
          </table:table-cell>
          <table:table-cell table:style-name="ce4" office:value-type="float" office:value="141" calcext:value-type="float">
            <text:p>141</text:p>
          </table:table-cell>
          <table:table-cell table:style-name="ce6" office:value-type="string" calcext:value-type="string">
            <text:p>mbedtls_mpi_inv_mo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871" calcext:value-type="float">
            <text:p>11287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cipher_get_block_siz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885" calcext:value-type="float">
            <text:p>11288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dd_pkcs_paddin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901" calcext:value-type="float">
            <text:p>112901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get_pkcs_paddin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936" calcext:value-type="float">
            <text:p>11293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add_zeros_paddin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951" calcext:value-type="float">
            <text:p>11295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get_no_paddin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965" calcext:value-type="float">
            <text:p>11296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get_zeros_paddin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2989" calcext:value-type="float">
            <text:p>112989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mbedtls_cipher_info_from_typ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029" calcext:value-type="float">
            <text:p>11302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cipher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039" calcext:value-type="float">
            <text:p>113039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mbedtls_cipher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064" calcext:value-type="float">
            <text:p>113064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mbedtls_cipher_set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104" calcext:value-type="float">
            <text:p>11310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mbedtls_cipher_set_iv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137" calcext:value-type="float">
            <text:p>11313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bedtls_cipher_rese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152" calcext:value-type="float">
            <text:p>113152</text:p>
          </table:table-cell>
          <table:table-cell table:style-name="ce4" office:value-type="float" office:value="115" calcext:value-type="float">
            <text:p>115</text:p>
          </table:table-cell>
          <table:table-cell table:style-name="ce6" office:value-type="string" calcext:value-type="string">
            <text:p>mbedtls_cipher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267" calcext:value-type="float">
            <text:p>113267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mbedtls_cipher_finish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341" calcext:value-type="float">
            <text:p>113341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mbedtls_cipher_set_padding_mod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378" calcext:value-type="float">
            <text:p>11337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bedtls_cipher_setu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412" calcext:value-type="float">
            <text:p>113412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mbedtls_cipher_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433" calcext:value-type="float">
            <text:p>113433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mbedtls_cipher_auth_en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455" calcext:value-type="float">
            <text:p>11345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bedtls_cipher_auth_de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482" calcext:value-type="float">
            <text:p>11348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gcm_ctx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493" calcext:value-type="float">
            <text:p>11349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gcm_ctx_allo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508" calcext:value-type="float">
            <text:p>11350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gcm_aes_setkey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520" calcext:value-type="float">
            <text:p>11352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aes_ctx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531" calcext:value-type="float">
            <text:p>11353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aes_ctx_allo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546" calcext:value-type="float">
            <text:p>113546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aes_setkey_dec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595" calcext:value-type="float">
            <text:p>113595</text:p>
          </table:table-cell>
          <table:table-cell table:style-name="ce4" office:value-type="float" office:value="121" calcext:value-type="float">
            <text:p>121</text:p>
          </table:table-cell>
          <table:table-cell table:style-name="ce6" office:value-type="string" calcext:value-type="string">
            <text:p>aes_setkey_enc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716" calcext:value-type="float">
            <text:p>113716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aes_crypt_ctr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754" calcext:value-type="float">
            <text:p>113754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aes_crypt_cfb128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798" calcext:value-type="float">
            <text:p>113798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aes_crypt_cbc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857" calcext:value-type="float">
            <text:p>11385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aes_crypt_ecb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872" calcext:value-type="float">
            <text:p>11387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debug_send_lin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884" calcext:value-type="float">
            <text:p>113884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mbedtls_debug_print_mpi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945" calcext:value-type="float">
            <text:p>113945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mbedtls_debug_print_ms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978" calcext:value-type="float">
            <text:p>11397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bedtls_debug_print_re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3997" calcext:value-type="float">
            <text:p>113997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mbedtls_debug_print_buf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057" calcext:value-type="float">
            <text:p>11405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debug_print_mpi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074" calcext:value-type="float">
            <text:p>11407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debug_print_ec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092" calcext:value-type="float">
            <text:p>11409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debug_print_ec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110" calcext:value-type="float">
            <text:p>11411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string" calcext:value-type="string">
            <text:p>mbedtls_debug_print_cr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190" calcext:value-type="float">
            <text:p>114190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ecp_get_typ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205" calcext:value-type="float">
            <text:p>11420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ecp_safe_invert_ja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227" calcext:value-type="float">
            <text:p>114227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ecp_select_comb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257" calcext:value-type="float">
            <text:p>114257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ecp_mod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298" calcext:value-type="float">
            <text:p>114298</text:p>
          </table:table-cell>
          <table:table-cell table:style-name="ce4" office:value-type="float" office:value="192" calcext:value-type="float">
            <text:p>192</text:p>
          </table:table-cell>
          <table:table-cell table:style-name="ce6" office:value-type="string" calcext:value-type="string">
            <text:p>ecp_double_ja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490" calcext:value-type="float">
            <text:p>11449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ecp_normalize_ja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530" calcext:value-type="float">
            <text:p>114530</text:p>
          </table:table-cell>
          <table:table-cell table:style-name="ce4" office:value-type="float" office:value="96" calcext:value-type="float">
            <text:p>96</text:p>
          </table:table-cell>
          <table:table-cell table:style-name="ce6" office:value-type="string" calcext:value-type="string">
            <text:p>ecp_normalize_jac_man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626" calcext:value-type="float">
            <text:p>11462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bedtls_ecp_point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638" calcext:value-type="float">
            <text:p>11463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bedtls_ecp_point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650" calcext:value-type="float">
            <text:p>114650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ecp_grp_id_lis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673" calcext:value-type="float">
            <text:p>11467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ecp_point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687" calcext:value-type="float">
            <text:p>11468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ecp_group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701" calcext:value-type="float">
            <text:p>11470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ecp_keypair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717" calcext:value-type="float">
            <text:p>11471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ecp_point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731" calcext:value-type="float">
            <text:p>114731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mbedtls_ecp_group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767" calcext:value-type="float">
            <text:p>11476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ecp_keypair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783" calcext:value-type="float">
            <text:p>11478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ecp_cop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800" calcext:value-type="float">
            <text:p>11480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bedtls_ecp_group_cop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812" calcext:value-type="float">
            <text:p>11481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ecp_set_zero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829" calcext:value-type="float">
            <text:p>11482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string" calcext:value-type="string">
            <text:p>ecp_add_mixe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4997" calcext:value-type="float">
            <text:p>114997</text:p>
          </table:table-cell>
          <table:table-cell table:style-name="ce4" office:value-type="float" office:value="239" calcext:value-type="float">
            <text:p>239</text:p>
          </table:table-cell>
          <table:table-cell table:style-name="ce6" office:value-type="string" calcext:value-type="string">
            <text:p>ecp_mul_comb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236" calcext:value-type="float">
            <text:p>115236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mbedtls_ecp_point_read_binar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278" calcext:value-type="float">
            <text:p>115278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string" calcext:value-type="string">
            <text:p>mbedtls_ecp_check_pub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363" calcext:value-type="float">
            <text:p>115363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mbedtls_ecp_check_priv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388" calcext:value-type="float">
            <text:p>11538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bedtls_ecp_mul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415" calcext:value-type="float">
            <text:p>115415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mbedtls_ecp_check_pub_priv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462" calcext:value-type="float">
            <text:p>115462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ecp_mod_koblitz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524" calcext:value-type="float">
            <text:p>11552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ecp_mod_p224k1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536" calcext:value-type="float">
            <text:p>1155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ecp_mod_p256k1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548" calcext:value-type="float">
            <text:p>115548</text:p>
          </table:table-cell>
          <table:table-cell table:style-name="ce4" office:value-type="float" office:value="92" calcext:value-type="float">
            <text:p>92</text:p>
          </table:table-cell>
          <table:table-cell table:style-name="ce6" office:value-type="string" calcext:value-type="string">
            <text:p>mbedtls_ecp_group_loa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640" calcext:value-type="float">
            <text:p>11564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gcm_mul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701" calcext:value-type="float">
            <text:p>11570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bedtls_gcm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714" calcext:value-type="float">
            <text:p>115714</text:p>
          </table:table-cell>
          <table:table-cell table:style-name="ce4" office:value-type="float" office:value="107" calcext:value-type="float">
            <text:p>107</text:p>
          </table:table-cell>
          <table:table-cell table:style-name="ce6" office:value-type="string" calcext:value-type="string">
            <text:p>mbedtls_gcm_set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821" calcext:value-type="float">
            <text:p>115821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string" calcext:value-type="string">
            <text:p>mbedtls_gcm_star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916" calcext:value-type="float">
            <text:p>115916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mbedtls_gcm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5993" calcext:value-type="float">
            <text:p>115993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mbedtls_gcm_finish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067" calcext:value-type="float">
            <text:p>11606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gcm_crypt_and_ta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090" calcext:value-type="float">
            <text:p>116090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mbedtls_gcm_auth_de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132" calcext:value-type="float">
            <text:p>11613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gcm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149" calcext:value-type="float">
            <text:p>11614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md_info_from_typ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165" calcext:value-type="float">
            <text:p>11616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md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175" calcext:value-type="float">
            <text:p>116175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mbedtls_md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211" calcext:value-type="float">
            <text:p>116211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bedtls_md_setu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245" calcext:value-type="float">
            <text:p>11624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md_star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259" calcext:value-type="float">
            <text:p>11625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md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273" calcext:value-type="float">
            <text:p>11627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md_finish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287" calcext:value-type="float">
            <text:p>11628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m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301" calcext:value-type="float">
            <text:p>116301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mbedtls_md_hmac_star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360" calcext:value-type="float">
            <text:p>11636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md_hmac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377" calcext:value-type="float">
            <text:p>11637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bedtls_md_hmac_finish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405" calcext:value-type="float">
            <text:p>116405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mbedtls_md_hmac_rese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430" calcext:value-type="float">
            <text:p>11643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md_proces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444" calcext:value-type="float">
            <text:p>11644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bedtls_md_get_siz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457" calcext:value-type="float">
            <text:p>116457</text:p>
          </table:table-cell>
          <table:table-cell table:style-name="ce4" office:value-type="float" office:value="185" calcext:value-type="float">
            <text:p>185</text:p>
          </table:table-cell>
          <table:table-cell table:style-name="ce6" office:value-type="string" calcext:value-type="string">
            <text:p>md5_process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642" calcext:value-type="float">
            <text:p>11664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d5_clone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652" calcext:value-type="float">
            <text:p>11665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md5_ctx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663" calcext:value-type="float">
            <text:p>11666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d5_ctx_allo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678" calcext:value-type="float">
            <text:p>116678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md5_finish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719" calcext:value-type="float">
            <text:p>11671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d5_update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733" calcext:value-type="float">
            <text:p>11673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d5_starts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6748" calcext:value-type="float">
            <text:p>116748</text:p>
          </table:table-cell>
          <table:table-cell table:style-name="ce4" office:value-type="float" office:value="439" calcext:value-type="float">
            <text:p>439</text:p>
          </table:table-cell>
          <table:table-cell table:style-name="ce6" office:value-type="string" calcext:value-type="string">
            <text:p>sha1_process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187" calcext:value-type="float">
            <text:p>11718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ha1_clone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197" calcext:value-type="float">
            <text:p>11719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sha1_ctx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208" calcext:value-type="float">
            <text:p>117208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ha1_ctx_allo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223" calcext:value-type="float">
            <text:p>117223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sha1_finish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278" calcext:value-type="float">
            <text:p>11727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ha1_update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292" calcext:value-type="float">
            <text:p>11729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ha1_starts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308" calcext:value-type="float">
            <text:p>117308</text:p>
          </table:table-cell>
          <table:table-cell table:style-name="ce4" office:value-type="float" office:value="251" calcext:value-type="float">
            <text:p>251</text:p>
          </table:table-cell>
          <table:table-cell table:style-name="ce6" office:value-type="string" calcext:value-type="string">
            <text:p>sha224_process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559" calcext:value-type="float">
            <text:p>11755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ha224_clone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569" calcext:value-type="float">
            <text:p>11756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sha224_ctx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580" calcext:value-type="float">
            <text:p>117580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ha224_ctx_allo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595" calcext:value-type="float">
            <text:p>11759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ha224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605" calcext:value-type="float">
            <text:p>11760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ha256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615" calcext:value-type="float">
            <text:p>117615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sha224_finish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684" calcext:value-type="float">
            <text:p>11768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ha224_update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698" calcext:value-type="float">
            <text:p>11769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ha224_starts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708" calcext:value-type="float">
            <text:p>1177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ha256_starts_wra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718" calcext:value-type="float">
            <text:p>117718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oid_sig_alg_from_asn1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743" calcext:value-type="float">
            <text:p>117743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mbedtls_oid_get_attr_short_nam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773" calcext:value-type="float">
            <text:p>117773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mbedtls_oid_get_x509_ext_typ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803" calcext:value-type="float">
            <text:p>11780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bedtls_oid_get_extended_key_usag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830" calcext:value-type="float">
            <text:p>11783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mbedtls_oid_get_sig_alg_desc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854" calcext:value-type="float">
            <text:p>117854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bedtls_oid_get_sig_al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880" calcext:value-type="float">
            <text:p>11788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mbedtls_oid_get_pk_al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910" calcext:value-type="float">
            <text:p>11791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mbedtls_oid_get_ec_gr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940" calcext:value-type="float">
            <text:p>11794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mbedtls_oid_get_md_al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970" calcext:value-type="float">
            <text:p>11797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bedtls_oid_get_oid_by_m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7997" calcext:value-type="float">
            <text:p>117997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pem_aes_decryp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058" calcext:value-type="float">
            <text:p>11805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pem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068" calcext:value-type="float">
            <text:p>118068</text:p>
          </table:table-cell>
          <table:table-cell table:style-name="ce4" office:value-type="float" office:value="179" calcext:value-type="float">
            <text:p>179</text:p>
          </table:table-cell>
          <table:table-cell table:style-name="ce6" office:value-type="string" calcext:value-type="string">
            <text:p>mbedtls_pem_read_buffe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247" calcext:value-type="float">
            <text:p>118247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pem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265" calcext:value-type="float">
            <text:p>11826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md5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275" calcext:value-type="float">
            <text:p>11827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md5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293" calcext:value-type="float">
            <text:p>11829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bedtls_md5_clon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302" calcext:value-type="float">
            <text:p>11830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md5_star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316" calcext:value-type="float">
            <text:p>118316</text:p>
          </table:table-cell>
          <table:table-cell table:style-name="ce4" office:value-type="float" office:value="184" calcext:value-type="float">
            <text:p>184</text:p>
          </table:table-cell>
          <table:table-cell table:style-name="ce6" office:value-type="string" calcext:value-type="string">
            <text:p>mbedtls_md5_proces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500" calcext:value-type="float">
            <text:p>118500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mbedtls_md5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539" calcext:value-type="float">
            <text:p>11853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md5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553" calcext:value-type="float">
            <text:p>118553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mbedtls_md5_finish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593" calcext:value-type="float">
            <text:p>11859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md5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610" calcext:value-type="float">
            <text:p>11861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mbedtls_sha1_ini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620" calcext:value-type="float">
            <text:p>11862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sha1_fre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638" calcext:value-type="float">
            <text:p>11863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bedtls_sha1_clon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647" calcext:value-type="float">
            <text:p>11864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bedtls_sha1_star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8662" calcext:value-type="float">
            <text:p>118662</text:p>
          </table:table-cell>
          <table:table-cell table:style-name="ce4" office:value-type="float" office:value="438" calcext:value-type="float">
            <text:p>438</text:p>
          </table:table-cell>
          <table:table-cell table:style-name="ce6" office:value-type="string" calcext:value-type="string">
            <text:p>mbedtls_sha1_proces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100" calcext:value-type="float">
            <text:p>119100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mbedtls_sha1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139" calcext:value-type="float">
            <text:p>11913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bedtls_sha1_updat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153" calcext:value-type="float">
            <text:p>119153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mbedtls_sha1_finish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205" calcext:value-type="float">
            <text:p>11920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bedtls_sha1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222" calcext:value-type="float">
            <text:p>11922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mbedtls_ssl_ciphersuite_from_id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242" calcext:value-type="float">
            <text:p>119242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bedtls_ssl_list_ciphersuite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270" calcext:value-type="float">
            <text:p>119270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bedtls_ssl_get_ciphersuite_nam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289" calcext:value-type="float">
            <text:p>11928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mbedtls_ssl_get_ciphersuite_sig_pk_al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312" calcext:value-type="float">
            <text:p>1193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bedtls_ssl_own_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328" calcext:value-type="float">
            <text:p>119328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bedtls_ssl_hs_hdr_len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9343" calcext:value-type="float">
            <text:p>119343</text:p>
          </table:table-cell>
          <table:table-cell table:style-name="ce4" office:value-type="float" office:value="1037" calcext:value-type="float">
            <text:p>1037</text:p>
          </table:table-cell>
          <table:table-cell table:style-name="ce6" office:value-type="string" calcext:value-type="string">
            <text:p>mbedtls_ssl_handshake_client_ste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0380" calcext:value-type="float">
            <text:p>12038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bedtls_ssl_own_key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0398" calcext:value-type="float">
            <text:p>120398</text:p>
          </table:table-cell>
          <table:table-cell table:style-name="ce4" office:value-type="float" office:value="1204" calcext:value-type="float">
            <text:p>1204</text:p>
          </table:table-cell>
          <table:table-cell table:style-name="ce6" office:value-type="string" calcext:value-type="string">
            <text:p>mbedtls_ssl_handshake_server_step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602" calcext:value-type="float">
            <text:p>121602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mbedtls_x509_get_serial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635" calcext:value-type="float">
            <text:p>12163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bedtls_x509_get_al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650" calcext:value-type="float">
            <text:p>121650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mbedtls_x509_get_nam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733" calcext:value-type="float">
            <text:p>121733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mbedtls_x509_get_si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764" calcext:value-type="float">
            <text:p>121764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mbedtls_x509_get_sig_alg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790" calcext:value-type="float">
            <text:p>12179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mbedtls_x509_get_ex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825" calcext:value-type="float">
            <text:p>121825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mbedtls_x509_dn_ge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897" calcext:value-type="float">
            <text:p>121897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mbedtls_x509_serial_ge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940" calcext:value-type="float">
            <text:p>12194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mbedtls_x509_sig_alg_gets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967" calcext:value-type="float">
            <text:p>121967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bedtls_x509_key_size_helper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986" calcext:value-type="float">
            <text:p>12198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bedtls_x509_time_is_past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1995" calcext:value-type="float">
            <text:p>12199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bedtls_x509_time_is_futur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004" calcext:value-type="float">
            <text:p>122004</text:p>
          </table:table-cell>
          <table:table-cell table:style-name="ce4" office:value-type="float" office:value="119" calcext:value-type="float">
            <text:p>119</text:p>
          </table:table-cell>
          <table:table-cell table:style-name="ce6" office:value-type="string" calcext:value-type="string">
            <text:p>mbedtls_base64_decode</text:p>
          </table:table-cell>
          <table:table-cell table:style-name="ce6" office:value-type="string" calcext:value-type="string">
            <text:p>Mbed TL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123" calcext:value-type="float">
            <text:p>122123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mod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170" calcext:value-type="float">
            <text:p>12217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__lshrdi3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181" calcext:value-type="float">
            <text:p>12218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__clzsi2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201" calcext:value-type="float">
            <text:p>12220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__floatundis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224" calcext:value-type="float">
            <text:p>12222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__divdi3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237" calcext:value-type="float">
            <text:p>12223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__moddi3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250" calcext:value-type="float">
            <text:p>12225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__udivdi3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263" calcext:value-type="float">
            <text:p>122263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__umoddi3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276" calcext:value-type="float">
            <text:p>122276</text:p>
          </table:table-cell>
          <table:table-cell table:style-name="ce4" office:value-type="float" office:value="133" calcext:value-type="float">
            <text:p>133</text:p>
          </table:table-cell>
          <table:table-cell table:style-name="ce6" office:value-type="string" calcext:value-type="string">
            <text:p>__adddf3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409" calcext:value-type="float">
            <text:p>122409</text:p>
          </table:table-cell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__divdf3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510" calcext:value-type="float">
            <text:p>122510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__eqdf2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549" calcext:value-type="float">
            <text:p>122549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__gedf2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633" calcext:value-type="float">
            <text:p>122633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__ledf2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719" calcext:value-type="float">
            <text:p>122719</text:p>
          </table:table-cell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__muldf3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816" calcext:value-type="float">
            <text:p>122816</text:p>
          </table:table-cell>
          <table:table-cell table:style-name="ce4" office:value-type="float" office:value="136" calcext:value-type="float">
            <text:p>136</text:p>
          </table:table-cell>
          <table:table-cell table:style-name="ce6" office:value-type="string" calcext:value-type="string">
            <text:p>__subdf3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952" calcext:value-type="float">
            <text:p>122952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__fixdfsi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2989" calcext:value-type="float">
            <text:p>122989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__fixunsdfsi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044" calcext:value-type="float">
            <text:p>12304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__floatsid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058" calcext:value-type="float">
            <text:p>12305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__floatunsidf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072" calcext:value-type="float">
            <text:p>12307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__extendsfdf2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090" calcext:value-type="float">
            <text:p>12309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string" calcext:value-type="string">
            <text:p>__truncdfsf2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170" calcext:value-type="float">
            <text:p>12317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atoi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182" calcext:value-type="float">
            <text:p>12318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_atoi_r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192" calcext:value-type="float">
            <text:p>12319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__errno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201" calcext:value-type="float">
            <text:p>123201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memchr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262" calcext:value-type="float">
            <text:p>123262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memcmp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308" calcext:value-type="float">
            <text:p>123308</text:p>
          </table:table-cell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memcpy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405" calcext:value-type="float">
            <text:p>123405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memmove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486" calcext:value-type="float">
            <text:p>123486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memset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537" calcext:value-type="float">
            <text:p>123537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strchr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623" calcext:value-type="float">
            <text:p>123623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strcmp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722" calcext:value-type="float">
            <text:p>123722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strcpy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770" calcext:value-type="float">
            <text:p>123770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strlen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808" calcext:value-type="float">
            <text:p>123808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strncmp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872" calcext:value-type="float">
            <text:p>123872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strncpy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936" calcext:value-type="float">
            <text:p>12393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strnlen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961" calcext:value-type="float">
            <text:p>12396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strrchr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3983" calcext:value-type="float">
            <text:p>123983</text:p>
          </table:table-cell>
          <table:table-cell table:style-name="ce4" office:value-type="float" office:value="225" calcext:value-type="float">
            <text:p>225</text:p>
          </table:table-cell>
          <table:table-cell table:style-name="ce6" office:value-type="string" calcext:value-type="string">
            <text:p>two_way_long_needle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208" calcext:value-type="float">
            <text:p>124208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string" calcext:value-type="string">
            <text:p>strstr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338" calcext:value-type="float">
            <text:p>124338</text:p>
          </table:table-cell>
          <table:table-cell table:style-name="ce4" office:value-type="float" office:value="109" calcext:value-type="float">
            <text:p>109</text:p>
          </table:table-cell>
          <table:table-cell table:style-name="ce6" office:value-type="string" calcext:value-type="string">
            <text:p>_strtol_l_isra_0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447" calcext:value-type="float">
            <text:p>124447</text:p>
          </table:table-cell>
          <table:table-cell table:style-name="ce4" office:value-type="float" office:value="107" calcext:value-type="float">
            <text:p>107</text:p>
          </table:table-cell>
          <table:table-cell table:style-name="ce6" office:value-type="string" calcext:value-type="string">
            <text:p>_strtol_r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554" calcext:value-type="float">
            <text:p>12455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trtol_l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566" calcext:value-type="float">
            <text:p>12456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trtol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578" calcext:value-type="float">
            <text:p>12457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stat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590" calcext:value-type="float">
            <text:p>12459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_stat_r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608" calcext:value-type="float">
            <text:p>124608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_stat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627" calcext:value-type="float">
            <text:p>124627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_conv_stat</text:p>
          </table:table-cell>
          <table:table-cell table:style-name="ce6" office:value-type="string" calcext:value-type="string">
            <text:p>C StdLib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685" calcext:value-type="float">
            <text:p>12468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n_BG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701" calcext:value-type="float">
            <text:p>12470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ff_BG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717" calcext:value-type="float">
            <text:p>12471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n_LDO11_SOC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733" calcext:value-type="float">
            <text:p>12473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ff_LDO11_SOC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749" calcext:value-type="float">
            <text:p>12474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n_LDO15_RF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765" calcext:value-type="float">
            <text:p>12476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ff_LDO15_RF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781" calcext:value-type="float">
            <text:p>12478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n_SFReg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797" calcext:value-type="float">
            <text:p>12479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ff_SFReg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813" calcext:value-type="float">
            <text:p>12481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LowPower_Enter_PDS0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829" calcext:value-type="float">
            <text:p>12482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LowPower_Exit_PDS0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845" calcext:value-type="float">
            <text:p>12484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SM_Delay_Us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859" calcext:value-type="float">
            <text:p>12485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602_Delay_US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873" calcext:value-type="float">
            <text:p>12487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BL602_Delay_MS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887" calcext:value-type="float">
            <text:p>12488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602_MemCpy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903" calcext:value-type="float">
            <text:p>12490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BL602_MemCpy4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918" calcext:value-type="float">
            <text:p>12491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602_MemCpy_Fast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934" calcext:value-type="float">
            <text:p>12493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BL602_MemSet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949" calcext:value-type="float">
            <text:p>12494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602_MemSet4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965" calcext:value-type="float">
            <text:p>12496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L602_MemCmp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981" calcext:value-type="float">
            <text:p>12498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F_Ctrl_Sw_AHB_Clk_0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4995" calcext:value-type="float">
            <text:p>12499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F_Ctrl_Program_Efuse_0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009" calcext:value-type="float">
            <text:p>12500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F_Ctrl_Load_Efuse_R0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023" calcext:value-type="float">
            <text:p>12502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EF_Ctrl_Busy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039" calcext:value-type="float">
            <text:p>12503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EF_Ctrl_AutoLoad_Done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055" calcext:value-type="float">
            <text:p>12505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F_Ctrl_Clear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069" calcext:value-type="float">
            <text:p>12506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W_System_Reset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085" calcext:value-type="float">
            <text:p>12508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W_CPU_Reset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101" calcext:value-type="float">
            <text:p>12510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W_POR_Reset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117" calcext:value-type="float">
            <text:p>12511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elect_Internal_Flash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133" calcext:value-type="float">
            <text:p>12513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elect_External_Flash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149" calcext:value-type="float">
            <text:p>12514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Deswap_Flash_Pin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165" calcext:value-type="float">
            <text:p>12516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wap_Flash_Pin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181" calcext:value-type="float">
            <text:p>12518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GPIO_Init</text:p>
          </table:table-cell>
          <table:table-cell table:style-name="ce6" office:value-type="string" calcext:value-type="string">
            <text:p>BL602 StdDriver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197" calcext:value-type="float">
            <text:p>12519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GPIO_OUTPUT_Enable</text:p>
          </table:table-cell>
          <table:table-cell table:style-name="ce6" office:value-type="string" calcext:value-type="string">
            <text:p>BL602 StdDriver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213" calcext:value-type="float">
            <text:p>12521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GPIO_OUTPUT_Disable</text:p>
          </table:table-cell>
          <table:table-cell table:style-name="ce6" office:value-type="string" calcext:value-type="string">
            <text:p>BL602 StdDriver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229" calcext:value-type="float">
            <text:p>12522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GPIO_Set_HZ</text:p>
          </table:table-cell>
          <table:table-cell table:style-name="ce6" office:value-type="string" calcext:value-type="string">
            <text:p>BL602 StdDriver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245" calcext:value-type="float">
            <text:p>12524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GPIO_Get_Fun</text:p>
          </table:table-cell>
          <table:table-cell table:style-name="ce6" office:value-type="string" calcext:value-type="string">
            <text:p>BL602 StdDriver (GPIO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261" calcext:value-type="float">
            <text:p>12526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HBN_Mode_Enter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275" calcext:value-type="float">
            <text:p>12527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HBN_Power_Down_Flash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289" calcext:value-type="float">
            <text:p>12528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HBN_Enable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303" calcext:value-type="float">
            <text:p>12530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Reset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319" calcext:value-type="float">
            <text:p>12531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Set_Ldo11_Aon_Vout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335" calcext:value-type="float">
            <text:p>12533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Set_Ldo11_Rt_Vout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351" calcext:value-type="float">
            <text:p>12535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Set_Ldo11_Soc_Vout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367" calcext:value-type="float">
            <text:p>12536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Hw_Pu_Pd_Cfg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383" calcext:value-type="float">
            <text:p>12538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Pin_WakeUp_Mask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399" calcext:value-type="float">
            <text:p>12539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HBN_GPIO7_Dbg_Pull_Cfg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416" calcext:value-type="float">
            <text:p>12541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Set_Embedded_Flash_Pullup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432" calcext:value-type="float">
            <text:p>12543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L1C_Set_Wrap</text:p>
          </table:table-cell>
          <table:table-cell table:style-name="ce6" office:value-type="string" calcext:value-type="string">
            <text:p>BL602 StdDriver (L1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448" calcext:value-type="float">
            <text:p>12544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L1C_Set_Way_Disable</text:p>
          </table:table-cell>
          <table:table-cell table:style-name="ce6" office:value-type="string" calcext:value-type="string">
            <text:p>BL602 StdDriver (L1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464" calcext:value-type="float">
            <text:p>12546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L1C_IROM_2T_Access_Set</text:p>
          </table:table-cell>
          <table:table-cell table:style-name="ce6" office:value-type="string" calcext:value-type="string">
            <text:p>BL602 StdDriver (L1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480" calcext:value-type="float">
            <text:p>12548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Reset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496" calcext:value-type="float">
            <text:p>12549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Force_Config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512" calcext:value-type="float">
            <text:p>1255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RAM_Config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528" calcext:value-type="float">
            <text:p>12552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PDS_Default_Level_Config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546" calcext:value-type="float">
            <text:p>125546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EC_Eng_Turn_On_Sec_Ring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560" calcext:value-type="float">
            <text:p>12556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EC_Eng_Turn_Off_Sec_Ring</text:p>
          </table:table-cell>
          <table:table-cell table:style-name="ce6" office:value-type="string" calcext:value-type="string">
            <text:p>BL602 StdDriver (Security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574" calcext:value-type="float">
            <text:p>12557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Init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588" calcext:value-type="float">
            <text:p>12558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SetSPIMod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604" calcext:value-type="float">
            <text:p>12560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Flash_Read_Reg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621" calcext:value-type="float">
            <text:p>12562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Flash_Write_Reg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638" calcext:value-type="float">
            <text:p>12563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Busy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654" calcext:value-type="float">
            <text:p>12565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Write_Enabl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670" calcext:value-type="float">
            <text:p>12567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Qspi_Enabl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686" calcext:value-type="float">
            <text:p>125686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Volatile_Reg_Write_Enabl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700" calcext:value-type="float">
            <text:p>12570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Chip_Eras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716" calcext:value-type="float">
            <text:p>12571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Sector_Eras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732" calcext:value-type="float">
            <text:p>12573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Blk32_Eras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748" calcext:value-type="float">
            <text:p>12574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Blk64_Eras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764" calcext:value-type="float">
            <text:p>12576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Eras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780" calcext:value-type="float">
            <text:p>12578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Flash_Program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798" calcext:value-type="float">
            <text:p>12579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GetUniqueId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812" calcext:value-type="float">
            <text:p>12581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GetJedecId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826" calcext:value-type="float">
            <text:p>125826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GetDeviceId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840" calcext:value-type="float">
            <text:p>12584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Powerdown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854" calcext:value-type="float">
            <text:p>12585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Releae_Powerdown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868" calcext:value-type="float">
            <text:p>12586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SetBurstWrap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882" calcext:value-type="float">
            <text:p>12588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DisableBurstWrap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896" calcext:value-type="float">
            <text:p>12589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Software_Reset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912" calcext:value-type="float">
            <text:p>12591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Reset_Continue_Read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926" calcext:value-type="float">
            <text:p>12592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Flash_Set_IDbus_Cfg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945" calcext:value-type="float">
            <text:p>12594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SFlash_IDbus_Read_Enabl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962" calcext:value-type="float">
            <text:p>12596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Cache_Enable_Set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978" calcext:value-type="float">
            <text:p>12597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Cache_Flush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5994" calcext:value-type="float">
            <text:p>12599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Flash_Cache_Read_Enabl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012" calcext:value-type="float">
            <text:p>12601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Cache_Hit_Count_Get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026" calcext:value-type="float">
            <text:p>12602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lash_Cache_Miss_Count_Get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042" calcext:value-type="float">
            <text:p>12604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lash_Cache_Read_Disable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056" calcext:value-type="float">
            <text:p>12605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Flash_Read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074" calcext:value-type="float">
            <text:p>12607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Flash_Read_Reg_With_Cmd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092" calcext:value-type="float">
            <text:p>12609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SFlash_Write_Reg_With_Cmd</text:p>
          </table:table-cell>
          <table:table-cell table:style-name="ce6" office:value-type="string" calcext:value-type="string">
            <text:p>BL602 StdDriver (SFlash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110" calcext:value-type="float">
            <text:p>12611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fg_Init_Ext_Flash_Gpio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124" calcext:value-type="float">
            <text:p>12612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fg_Init_Internal_Flash_Gpio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138" calcext:value-type="float">
            <text:p>12613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fg_Deinit_Ext_Flash_Gpio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152" calcext:value-type="float">
            <text:p>12615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fg_Restore_GPIO17_Fun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166" calcext:value-type="float">
            <text:p>12616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_Cfg_Get_Flash_Cfg_Need_Lock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182" calcext:value-type="float">
            <text:p>12618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fg_Init_Flash_Gpio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196" calcext:value-type="float">
            <text:p>12619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SF_Cfg_Flash_Identify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215" calcext:value-type="float">
            <text:p>12621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Enabl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229" calcext:value-type="float">
            <text:p>12622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Select_Pad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243" calcext:value-type="float">
            <text:p>12624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Set_Owner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257" calcext:value-type="float">
            <text:p>12625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Disabl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271" calcext:value-type="float">
            <text:p>12627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AES_Enable_B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285" calcext:value-type="float">
            <text:p>12628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AES_Enable_L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299" calcext:value-type="float">
            <text:p>12629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_Ctrl_AES_Set_Region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315" calcext:value-type="float">
            <text:p>12631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AES_Set_Key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329" calcext:value-type="float">
            <text:p>12632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AES_Set_Key_B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343" calcext:value-type="float">
            <text:p>12634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AES_Set_IV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357" calcext:value-type="float">
            <text:p>12635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AES_Set_IV_B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371" calcext:value-type="float">
            <text:p>12637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AES_Enabl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385" calcext:value-type="float">
            <text:p>12638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AES_Disabl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399" calcext:value-type="float">
            <text:p>12639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Set_Flash_Image_Offset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413" calcext:value-type="float">
            <text:p>12641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_Ctrl_Get_Flash_Image_Offset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429" calcext:value-type="float">
            <text:p>126429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Select_Clock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443" calcext:value-type="float">
            <text:p>12644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SendCmd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457" calcext:value-type="float">
            <text:p>12645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Icache_Set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471" calcext:value-type="float">
            <text:p>12647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Icache2_Set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485" calcext:value-type="float">
            <text:p>12648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_Ctrl_GetBusyStat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501" calcext:value-type="float">
            <text:p>12650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_Ctrl_Is_AES_Enable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517" calcext:value-type="float">
            <text:p>12651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F_Ctrl_Get_Clock_Delay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533" calcext:value-type="float">
            <text:p>12653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F_Ctrl_Set_Clock_Delay</text:p>
          </table:table-cell>
          <table:table-cell table:style-name="ce6" office:value-type="string" calcext:value-type="string">
            <text:p>BL602 StdDriver (SF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547" calcext:value-type="float">
            <text:p>12654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XIP_SFlash_State_Save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563" calcext:value-type="float">
            <text:p>12656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XIP_SFlash_State_Restore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579" calcext:value-type="float">
            <text:p>12657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XIP_SFlash_Erase_Need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596" calcext:value-type="float">
            <text:p>12659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XIP_SFlash_Write_Need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613" calcext:value-type="float">
            <text:p>12661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XIP_SFlash_Read_Need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630" calcext:value-type="float">
            <text:p>12663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XIP_SFlash_GetJedecId_Need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646" calcext:value-type="float">
            <text:p>12664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XIP_SFlash_GetDeviceId_Need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662" calcext:value-type="float">
            <text:p>12666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XIP_SFlash_GetUniqueId_Need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679" calcext:value-type="float">
            <text:p>12667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XIP_SFlash_Read_Via_Cache_Need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695" calcext:value-type="float">
            <text:p>12669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XIP_SFlash_Read_With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711" calcext:value-type="float">
            <text:p>12671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XIP_SFlash_Write_With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727" calcext:value-type="float">
            <text:p>12672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XIP_SFlash_Erase_With_Lock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743" calcext:value-type="float">
            <text:p>12674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XIP_SFlash_Opt_Enter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757" calcext:value-type="float">
            <text:p>12675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XIP_SFlash_Opt_Exit</text:p>
          </table:table-cell>
          <table:table-cell table:style-name="ce6" office:value-type="string" calcext:value-type="string">
            <text:p>BL602 StdDriver (XIP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771" calcext:value-type="float">
            <text:p>12677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BFLB_Soft_CRC32</text:p>
          </table:table-cell>
          <table:table-cell table:style-name="ce6" office:value-type="string" calcext:value-type="string">
            <text:p>BL602 StdDriver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787" calcext:value-type="float">
            <text:p>126787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ADC_Trim_TSEN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845" calcext:value-type="float">
            <text:p>12684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ADC_Gain_Trim</text:p>
          </table:table-cell>
          <table:table-cell table:style-name="ce6" office:value-type="string" calcext:value-type="string">
            <text:p>BL602 StdDriver (ADC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886" calcext:value-type="float">
            <text:p>126886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EF_Ctrl_Get_Trim_Parity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909" calcext:value-type="float">
            <text:p>126909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EF_Ctrl_Read_RC32M_Trim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930" calcext:value-type="float">
            <text:p>12693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EF_Ctrl_Read_RC32K_Trim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946" calcext:value-type="float">
            <text:p>12694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EF_Ctrl_Read_TSEN_Trim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972" calcext:value-type="float">
            <text:p>12697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EF_Ctrl_Read_ADC_Gain_Trim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6988" calcext:value-type="float">
            <text:p>12698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n_MBG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004" calcext:value-type="float">
            <text:p>12700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ff_MBG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020" calcext:value-type="float">
            <text:p>12702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n_XTAL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036" calcext:value-type="float">
            <text:p>12703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Set_Xtal_CapCode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052" calcext:value-type="float">
            <text:p>12705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Get_Xtal_CapCode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068" calcext:value-type="float">
            <text:p>12706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AON_Power_Off_XTAL</text:p>
          </table:table-cell>
          <table:table-cell table:style-name="ce6" office:value-type="string" calcext:value-type="string">
            <text:p>BL602 StdDriver (AO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084" calcext:value-type="float">
            <text:p>12708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EF_Ctrl_Get_Trim_Parity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100" calcext:value-type="float">
            <text:p>12710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F_Ctrl_Read_RC32M_Trim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114" calcext:value-type="float">
            <text:p>12711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F_Ctrl_Read_RC32K_Trim</text:p>
          </table:table-cell>
          <table:table-cell table:style-name="ce6" office:value-type="string" calcext:value-type="string">
            <text:p>BL602 StdDriver (EFuse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128" calcext:value-type="float">
            <text:p>12712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Get_Root_CLK_Sel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144" calcext:value-type="float">
            <text:p>12714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et_System_CLK_Div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160" calcext:value-type="float">
            <text:p>12716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Get_BCLK_Div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176" calcext:value-type="float">
            <text:p>12717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Get_HCLK_Div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192" calcext:value-type="float">
            <text:p>12719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Update_SystemCoreClockWith_XTAL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208" calcext:value-type="float">
            <text:p>12720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et_System_CLK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224" calcext:value-type="float">
            <text:p>12722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ystem_Core_Clock_Update_From_RC32M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240" calcext:value-type="float">
            <text:p>12724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et_SF_CLK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256" calcext:value-type="float">
            <text:p>12725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LB_Set_PKA_CLK_Sel</text:p>
          </table:table-cell>
          <table:table-cell table:style-name="ce6" office:value-type="string" calcext:value-type="string">
            <text:p>BL602 StdDriver (GLB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272" calcext:value-type="float">
            <text:p>12727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32K_Sel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288" calcext:value-type="float">
            <text:p>12728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Set_ROOT_CLK_Sel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304" calcext:value-type="float">
            <text:p>12730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Power_On_Xtal_32K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320" calcext:value-type="float">
            <text:p>12732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Power_Off_Xtal_32K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336" calcext:value-type="float">
            <text:p>12733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Power_On_RC32K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352" calcext:value-type="float">
            <text:p>12735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Power_Off_RC32K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368" calcext:value-type="float">
            <text:p>12736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HBN_Trim_RC32K</text:p>
          </table:table-cell>
          <table:table-cell table:style-name="ce6" office:value-type="string" calcext:value-type="string">
            <text:p>BL602 StdDriver (HBN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384" calcext:value-type="float">
            <text:p>12738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Trim_RC32M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400" calcext:value-type="float">
            <text:p>12740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Select_RC32M_As_PLL_Ref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416" calcext:value-type="float">
            <text:p>12741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Select_XTAL_As_PLL_Ref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432" calcext:value-type="float">
            <text:p>12743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Power_On_PLL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448" calcext:value-type="float">
            <text:p>12744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Enable_PLL_All_Clks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464" calcext:value-type="float">
            <text:p>127464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Disable_PLL_All_Clks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480" calcext:value-type="float">
            <text:p>12748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Enable_PLL_Clk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496" calcext:value-type="float">
            <text:p>12749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DS_Disable_PLL_Clk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7512" calcext:value-type="float">
            <text:p>127512</text:p>
          </table:table-cell>
          <table:table-cell table:style-name="ce4"/>
          <table:table-cell table:style-name="ce6" office:value-type="string" calcext:value-type="string">
            <text:p>PDS_Power_Off_PLL</text:p>
          </table:table-cell>
          <table:table-cell table:style-name="ce6" office:value-type="string" calcext:value-type="string">
            <text:p>BL602 StdDriver (PDS)</text:p>
          </table:table-cell>
          <table:table-cell table:style-name="ce8"/>
          <table:table-cell table:number-columns-repeated="1019"/>
        </table:table-row>
        <table:table-row table:style-name="ro2" table:number-rows-repeated="104558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17CBAD8_272B_41F3_978E_390363A8D323_.wvu.FilterData" table:base-cell-address="$bl602_demo_wifi.$A$1" table:cell-range-address="$bl602_demo_wifi.$A$1:.$E$2993"/>
        </table:named-expressions>
        <calcext:conditional-formats>
          <calcext:conditional-format calcext:target-range-address="bl602_demo_wifi.B1:bl602_demo_wifi.B2993">
            <calcext:color-scale>
              <calcext:color-scale-entry calcext:value="70" calcext:type="percentile" calcext:color="#ffffff"/>
              <calcext:color-scale-entry calcext:value="90" calcext:type="percentile" calcext:color="#f3beb9"/>
              <calcext:color-scale-entry calcext:value="100" calcext:type="percentile" calcext:color="#e67c73"/>
            </calcext:color-scale>
          </calcext:conditional-format>
        </calcext:conditional-formats>
      </table:table>
      <table:table table:name="LOC by Module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20" table:default-cell-style-name="Default"/>
        <table:table-row table:style-name="ro1">
          <table:table-cell table:style-name="ce11"/>
          <table:table-cell table:style-name="ce17" office:value-type="string" calcext:value-type="string">
            <text:p>Data</text:p>
          </table:table-cell>
          <table:table-cell table:style-name="ce24"/>
          <table:table-cell table:style-name="ce31" table:number-columns-repeated="227"/>
          <table:table-cell table:number-columns-repeated="794"/>
        </table:table-row>
        <table:table-row table:style-name="ro1">
          <table:table-cell table:style-name="ce12" office:value-type="string" calcext:value-type="string">
            <text:p>Module</text:p>
          </table:table-cell>
          <table:table-cell table:style-name="ce18" office:value-type="string" calcext:value-type="string">
            <text:p>Count - Function Name</text:p>
          </table:table-cell>
          <table:table-cell table:style-name="ce25" office:value-type="string" calcext:value-type="string">
            <text:p>Sum - Lines of Code</text:p>
          </table:table-cell>
          <table:table-cell table:style-name="ce6" office:value-type="string" calcext:value-type="string">
            <text:p>(To be classified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3" office:value-type="string" calcext:value-type="string">
            <text:p>???BL602 WiFi</text:p>
          </table:table-cell>
          <table:table-cell table:style-name="ce19" office:value-type="float" office:value="26" calcext:value-type="float">
            <text:p>26</text:p>
          </table:table-cell>
          <table:table-cell table:style-name="ce26" office:value-type="float" office:value="507" calcext:value-type="float">
            <text:p>507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RivieraWaves APM</text:p>
          </table:table-cell>
          <table:table-cell table:style-name="ce20" office:value-type="float" office:value="29" calcext:value-type="float">
            <text:p>29</text:p>
          </table:table-cell>
          <table:table-cell table:style-name="ce27" office:value-type="float" office:value="1173" calcext:value-type="float">
            <text:p>1173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RivieraWaves CFG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205" calcext:value-type="float">
            <text:p>205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RivieraWaves CHAN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1275" calcext:value-type="float">
            <text:p>1275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RivieraWaves HAL</text:p>
          </table:table-cell>
          <table:table-cell table:style-name="ce20" office:value-type="float" office:value="13" calcext:value-type="float">
            <text:p>13</text:p>
          </table:table-cell>
          <table:table-cell table:style-name="ce27" office:value-type="float" office:value="478" calcext:value-type="float">
            <text:p>478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RivieraWaves MM</text:p>
          </table:table-cell>
          <table:table-cell table:style-name="ce20" office:value-type="float" office:value="72" calcext:value-type="float">
            <text:p>72</text:p>
          </table:table-cell>
          <table:table-cell table:style-name="ce27" office:value-type="float" office:value="2412" calcext:value-type="float">
            <text:p>2412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RivieraWaves RXL</text:p>
          </table:table-cell>
          <table:table-cell table:style-name="ce20" office:value-type="float" office:value="15" calcext:value-type="float">
            <text:p>15</text:p>
          </table:table-cell>
          <table:table-cell table:style-name="ce27" office:value-type="float" office:value="660" calcext:value-type="float">
            <text:p>660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RivieraWaves RXU</text:p>
          </table:table-cell>
          <table:table-cell table:style-name="ce20" office:value-type="float" office:value="14" calcext:value-type="float">
            <text:p>14</text:p>
          </table:table-cell>
          <table:table-cell table:style-name="ce27" office:value-type="float" office:value="1035" calcext:value-type="float">
            <text:p>1035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RivieraWaves STA</text:p>
          </table:table-cell>
          <table:table-cell table:style-name="ce20" office:value-type="float" office:value="7" calcext:value-type="float">
            <text:p>7</text:p>
          </table:table-cell>
          <table:table-cell table:style-name="ce27" office:value-type="float" office:value="256" calcext:value-type="float">
            <text:p>256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RivieraWaves TXL</text:p>
          </table:table-cell>
          <table:table-cell table:style-name="ce20" office:value-type="float" office:value="43" calcext:value-type="float">
            <text:p>43</text:p>
          </table:table-cell>
          <table:table-cell table:style-name="ce27" office:value-type="float" office:value="1658" calcext:value-type="float">
            <text:p>1658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???WPA Supplicant</text:p>
          </table:table-cell>
          <table:table-cell table:style-name="ce20" office:value-type="float" office:value="20" calcext:value-type="float">
            <text:p>20</text:p>
          </table:table-cell>
          <table:table-cell table:style-name="ce27" office:value-type="float" office:value="886" calcext:value-type="float">
            <text:p>886</text:p>
          </table:table-cell>
          <table:table-cell table:style-name="ce6" office:value-type="string" calcext:value-type="string">
            <text:p>(Needs reverse engineering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AliOS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957" calcext:value-type="float">
            <text:p>95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liOS (CLI)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78" calcext:value-type="float">
            <text:p>78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liOS (Event)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float" office:value="242" calcext:value-type="float">
            <text:p>242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liOS (inode)</text:p>
          </table:table-cell>
          <table:table-cell table:style-name="ce20" office:value-type="float" office:value="7" calcext:value-type="float">
            <text:p>7</text:p>
          </table:table-cell>
          <table:table-cell table:style-name="ce27" office:value-type="float" office:value="146" calcext:value-type="float">
            <text:p>146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liOS (Loop)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206" calcext:value-type="float">
            <text:p>206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liOS (Mutex)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51" calcext:value-type="float">
            <text:p>51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liOS (Semaphore)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67" calcext:value-type="float">
            <text:p>6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liOS (Task)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42" calcext:value-type="float">
            <text:p>142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liOS (uart)</text:p>
          </table:table-cell>
          <table:table-cell table:style-name="ce20" office:value-type="float" office:value="11" calcext:value-type="float">
            <text:p>11</text:p>
          </table:table-cell>
          <table:table-cell table:style-name="ce27" office:value-type="float" office:value="340" calcext:value-type="float">
            <text:p>340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WS IoT</text:p>
          </table:table-cell>
          <table:table-cell table:style-name="ce20" office:value-type="float" office:value="44" calcext:value-type="float">
            <text:p>44</text:p>
          </table:table-cell>
          <table:table-cell table:style-name="ce27" office:value-type="float" office:value="1989" calcext:value-type="float">
            <text:p>1989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AWS MQTT</text:p>
          </table:table-cell>
          <table:table-cell table:style-name="ce20" office:value-type="float" office:value="36" calcext:value-type="float">
            <text:p>36</text:p>
          </table:table-cell>
          <table:table-cell table:style-name="ce27" office:value-type="float" office:value="2905" calcext:value-type="float">
            <text:p>2905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Easy Flash</text:p>
          </table:table-cell>
          <table:table-cell table:style-name="ce20" office:value-type="float" office:value="19" calcext:value-type="float">
            <text:p>19</text:p>
          </table:table-cell>
          <table:table-cell table:style-name="ce27" office:value-type="float" office:value="587" calcext:value-type="float">
            <text:p>58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</text:p>
          </table:table-cell>
          <table:table-cell table:style-name="ce20" office:value-type="float" office:value="9" calcext:value-type="float">
            <text:p>9</text:p>
          </table:table-cell>
          <table:table-cell table:style-name="ce27" office:value-type="float" office:value="181" calcext:value-type="float">
            <text:p>181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Board)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1177" calcext:value-type="float">
            <text:p>117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Boot2)</text:p>
          </table:table-cell>
          <table:table-cell table:style-name="ce20" office:value-type="float" office:value="12" calcext:value-type="float">
            <text:p>12</text:p>
          </table:table-cell>
          <table:table-cell table:style-name="ce27" office:value-type="float" office:value="322" calcext:value-type="float">
            <text:p>322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Chip)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80" calcext:value-type="float">
            <text:p>80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CKS)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374" calcext:value-type="float">
            <text:p>374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DMA)</text:p>
          </table:table-cell>
          <table:table-cell table:style-name="ce20" office:value-type="float" office:value="7" calcext:value-type="float">
            <text:p>7</text:p>
          </table:table-cell>
          <table:table-cell table:style-name="ce27" office:value-type="float" office:value="326" calcext:value-type="float">
            <text:p>326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EFuse)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49" calcext:value-type="float">
            <text:p>49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Flash)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137" calcext:value-type="float">
            <text:p>13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GPIO)</text:p>
          </table:table-cell>
          <table:table-cell table:style-name="ce20" office:value-type="float" office:value="6" calcext:value-type="float">
            <text:p>6</text:p>
          </table:table-cell>
          <table:table-cell table:style-name="ce27" office:value-type="float" office:value="315" calcext:value-type="float">
            <text:p>315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IRQ)</text:p>
          </table:table-cell>
          <table:table-cell table:style-name="ce20" office:value-type="float" office:value="14" calcext:value-type="float">
            <text:p>14</text:p>
          </table:table-cell>
          <table:table-cell table:style-name="ce27" office:value-type="float" office:value="383" calcext:value-type="float">
            <text:p>383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Partition Table)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140" calcext:value-type="float">
            <text:p>140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PKA)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204" calcext:value-type="float">
            <text:p>204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RNG)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37" calcext:value-type="float">
            <text:p>13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RTC)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Security)</text:p>
          </table:table-cell>
          <table:table-cell table:style-name="ce20" office:value-type="float" office:value="11" calcext:value-type="float">
            <text:p>11</text:p>
          </table:table-cell>
          <table:table-cell table:style-name="ce27" office:value-type="float" office:value="229" calcext:value-type="float">
            <text:p>229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System)</text:p>
          </table:table-cell>
          <table:table-cell table:style-name="ce20" office:value-type="float" office:value="12" calcext:value-type="float">
            <text:p>12</text:p>
          </table:table-cell>
          <table:table-cell table:style-name="ce27" office:value-type="float" office:value="186" calcext:value-type="float">
            <text:p>186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Timer)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39" calcext:value-type="float">
            <text:p>39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UART)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1063" calcext:value-type="float">
            <text:p>1063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Watchdog)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43" calcext:value-type="float">
            <text:p>43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HAL (WiFi)</text:p>
          </table:table-cell>
          <table:table-cell table:style-name="ce20" office:value-type="float" office:value="9" calcext:value-type="float">
            <text:p>9</text:p>
          </table:table-cell>
          <table:table-cell table:style-name="ce27" office:value-type="float" office:value="114" calcext:value-type="float">
            <text:p>114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PHY</text:p>
          </table:table-cell>
          <table:table-cell table:style-name="ce20" office:value-type="float" office:value="105" calcext:value-type="float">
            <text:p>105</text:p>
          </table:table-cell>
          <table:table-cell table:style-name="ce27" office:value-type="float" office:value="3548" calcext:value-type="float">
            <text:p>3548</text:p>
          </table:table-cell>
          <table:table-cell table:style-name="ce6" office:value-type="string" calcext:value-type="string">
            <text:p>(Some differenc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</text:p>
          </table:table-cell>
          <table:table-cell table:style-name="ce20" office:value-type="float" office:value="10" calcext:value-type="float">
            <text:p>10</text:p>
          </table:table-cell>
          <table:table-cell table:style-name="ce27" office:value-type="float" office:value="152" calcext:value-type="float">
            <text:p>152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ADC)</text:p>
          </table:table-cell>
          <table:table-cell table:style-name="ce20" office:value-type="float" office:value="14" calcext:value-type="float">
            <text:p>14</text:p>
          </table:table-cell>
          <table:table-cell table:style-name="ce27" office:value-type="float" office:value="379" calcext:value-type="float">
            <text:p>379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AON)</text:p>
          </table:table-cell>
          <table:table-cell table:style-name="ce20" office:value-type="float" office:value="16" calcext:value-type="float">
            <text:p>16</text:p>
          </table:table-cell>
          <table:table-cell table:style-name="ce27" office:value-type="float" office:value="256" calcext:value-type="float">
            <text:p>256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DMA)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17" calcext:value-type="float">
            <text:p>11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EFuse)</text:p>
          </table:table-cell>
          <table:table-cell table:style-name="ce20" office:value-type="float" office:value="22" calcext:value-type="float">
            <text:p>22</text:p>
          </table:table-cell>
          <table:table-cell table:style-name="ce27" office:value-type="float" office:value="637" calcext:value-type="float">
            <text:p>63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GLB)</text:p>
          </table:table-cell>
          <table:table-cell table:style-name="ce20" office:value-type="float" office:value="20" calcext:value-type="float">
            <text:p>20</text:p>
          </table:table-cell>
          <table:table-cell table:style-name="ce27" office:value-type="float" office:value="326" calcext:value-type="float">
            <text:p>326</text:p>
          </table:table-cell>
          <table:table-cell table:style-name="ce6"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GPIO)</text:p>
          </table:table-cell>
          <table:table-cell table:style-name="ce20" office:value-type="float" office:value="7" calcext:value-type="float">
            <text:p>7</text:p>
          </table:table-cell>
          <table:table-cell table:style-name="ce27" office:value-type="float" office:value="118" calcext:value-type="float">
            <text:p>118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HBN)</text:p>
          </table:table-cell>
          <table:table-cell table:style-name="ce20" office:value-type="float" office:value="20" calcext:value-type="float">
            <text:p>20</text:p>
          </table:table-cell>
          <table:table-cell table:style-name="ce27" office:value-type="float" office:value="309" calcext:value-type="float">
            <text:p>309</text:p>
          </table:table-cell>
          <table:table-cell table:style-name="ce6"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L1C)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48" calcext:value-type="float">
            <text:p>48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PDS)</text:p>
          </table:table-cell>
          <table:table-cell table:style-name="ce20" office:value-type="float" office:value="13" calcext:value-type="float">
            <text:p>13</text:p>
          </table:table-cell>
          <table:table-cell table:style-name="ce27" office:value-type="float" office:value="194" calcext:value-type="float">
            <text:p>194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Security)</text:p>
          </table:table-cell>
          <table:table-cell table:style-name="ce20" office:value-type="float" office:value="37" calcext:value-type="float">
            <text:p>37</text:p>
          </table:table-cell>
          <table:table-cell table:style-name="ce27" office:value-type="float" office:value="1159" calcext:value-type="float">
            <text:p>1159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SF)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437" calcext:value-type="float">
            <text:p>437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SFlash)</text:p>
          </table:table-cell>
          <table:table-cell table:style-name="ce20" office:value-type="float" office:value="34" calcext:value-type="float">
            <text:p>34</text:p>
          </table:table-cell>
          <table:table-cell table:style-name="ce27" office:value-type="float" office:value="536" calcext:value-type="float">
            <text:p>536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Timer)</text:p>
          </table:table-cell>
          <table:table-cell table:style-name="ce20" office:value-type="float" office:value="7" calcext:value-type="float">
            <text:p>7</text:p>
          </table:table-cell>
          <table:table-cell table:style-name="ce27" office:value-type="float" office:value="175" calcext:value-type="float">
            <text:p>175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TSEN)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92" calcext:value-type="float">
            <text:p>92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UART)</text:p>
          </table:table-cell>
          <table:table-cell table:style-name="ce20" office:value-type="float" office:value="10" calcext:value-type="float">
            <text:p>10</text:p>
          </table:table-cell>
          <table:table-cell table:style-name="ce27" office:value-type="float" office:value="262" calcext:value-type="float">
            <text:p>262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Watchdog)</text:p>
          </table:table-cell>
          <table:table-cell table:style-name="ce20" office:value-type="float" office:value="6" calcext:value-type="float">
            <text:p>6</text:p>
          </table:table-cell>
          <table:table-cell table:style-name="ce27" office:value-type="float" office:value="93" calcext:value-type="float">
            <text:p>93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StdDriver (XIP)</text:p>
          </table:table-cell>
          <table:table-cell table:style-name="ce20" office:value-type="float" office:value="14" calcext:value-type="float">
            <text:p>14</text:p>
          </table:table-cell>
          <table:table-cell table:style-name="ce27" office:value-type="float" office:value="224" calcext:value-type="float">
            <text:p>224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BL602 WiFi Driver</text:p>
          </table:table-cell>
          <table:table-cell table:style-name="ce20" office:value-type="float" office:value="313" calcext:value-type="float">
            <text:p>313</text:p>
          </table:table-cell>
          <table:table-cell table:style-name="ce27" office:value-type="float" office:value="7519" calcext:value-type="float">
            <text:p>7519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C StdLib</text:p>
          </table:table-cell>
          <table:table-cell table:style-name="ce20" office:value-type="float" office:value="64" calcext:value-type="float">
            <text:p>64</text:p>
          </table:table-cell>
          <table:table-cell table:style-name="ce27" office:value-type="float" office:value="4174" calcext:value-type="float">
            <text:p>4174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FreeRTOS</text:p>
          </table:table-cell>
          <table:table-cell table:style-name="ce20" office:value-type="float" office:value="103" calcext:value-type="float">
            <text:p>103</text:p>
          </table:table-cell>
          <table:table-cell table:style-name="ce27" office:value-type="float" office:value="4224" calcext:value-type="float">
            <text:p>4224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</text:p>
          </table:table-cell>
          <table:table-cell table:style-name="ce20" office:value-type="float" office:value="47" calcext:value-type="float">
            <text:p>47</text:p>
          </table:table-cell>
          <table:table-cell table:style-name="ce27" office:value-type="float" office:value="2212" calcext:value-type="float">
            <text:p>2212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altcp)</text:p>
          </table:table-cell>
          <table:table-cell table:style-name="ce20" office:value-type="float" office:value="44" calcext:value-type="float">
            <text:p>44</text:p>
          </table:table-cell>
          <table:table-cell table:style-name="ce27" office:value-type="float" office:value="772" calcext:value-type="float">
            <text:p>772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dhcp)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1714" calcext:value-type="float">
            <text:p>1714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dns)</text:p>
          </table:table-cell>
          <table:table-cell table:style-name="ce20" office:value-type="float" office:value="10" calcext:value-type="float">
            <text:p>10</text:p>
          </table:table-cell>
          <table:table-cell table:style-name="ce27" office:value-type="float" office:value="472" calcext:value-type="float">
            <text:p>472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etharp)</text:p>
          </table:table-cell>
          <table:table-cell table:style-name="ce20" office:value-type="float" office:value="10" calcext:value-type="float">
            <text:p>10</text:p>
          </table:table-cell>
          <table:table-cell table:style-name="ce27" office:value-type="float" office:value="488" calcext:value-type="float">
            <text:p>488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ethernet)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95" calcext:value-type="float">
            <text:p>95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httpc)</text:p>
          </table:table-cell>
          <table:table-cell table:style-name="ce20" office:value-type="float" office:value="12" calcext:value-type="float">
            <text:p>12</text:p>
          </table:table-cell>
          <table:table-cell table:style-name="ce27" office:value-type="float" office:value="477" calcext:value-type="float">
            <text:p>47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icmp)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168" calcext:value-type="float">
            <text:p>168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igmp)</text:p>
          </table:table-cell>
          <table:table-cell table:style-name="ce20" office:value-type="float" office:value="14" calcext:value-type="float">
            <text:p>14</text:p>
          </table:table-cell>
          <table:table-cell table:style-name="ce27" office:value-type="float" office:value="479" calcext:value-type="float">
            <text:p>479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inet)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131" calcext:value-type="float">
            <text:p>131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ip4)</text:p>
          </table:table-cell>
          <table:table-cell table:style-name="ce20" office:value-type="float" office:value="12" calcext:value-type="float">
            <text:p>12</text:p>
          </table:table-cell>
          <table:table-cell table:style-name="ce27" office:value-type="float" office:value="644" calcext:value-type="float">
            <text:p>644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mem)</text:p>
          </table:table-cell>
          <table:table-cell table:style-name="ce20" office:value-type="float" office:value="9" calcext:value-type="float">
            <text:p>9</text:p>
          </table:table-cell>
          <table:table-cell table:style-name="ce27" office:value-type="float" office:value="391" calcext:value-type="float">
            <text:p>391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netbuf)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67" calcext:value-type="float">
            <text:p>67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netconn)</text:p>
          </table:table-cell>
          <table:table-cell table:style-name="ce20" office:value-type="float" office:value="44" calcext:value-type="float">
            <text:p>44</text:p>
          </table:table-cell>
          <table:table-cell table:style-name="ce27" office:value-type="float" office:value="1774" calcext:value-type="float">
            <text:p>1774</text:p>
          </table:table-cell>
          <table:table-cell table:style-name="ce16" table:number-columns-repeated="227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netif)</text:p>
          </table:table-cell>
          <table:table-cell table:style-name="ce20" office:value-type="float" office:value="18" calcext:value-type="float">
            <text:p>18</text:p>
          </table:table-cell>
          <table:table-cell table:style-name="ce27" office:value-type="float" office:value="447" calcext:value-type="float">
            <text:p>447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netifapi)</text:p>
          </table:table-cell>
          <table:table-cell table:style-name="ce20" office:value-type="float" office:value="6" calcext:value-type="float">
            <text:p>6</text:p>
          </table:table-cell>
          <table:table-cell table:style-name="ce27" office:value-type="float" office:value="126" calcext:value-type="float">
            <text:p>126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pbuf)</text:p>
          </table:table-cell>
          <table:table-cell table:style-name="ce20" office:value-type="float" office:value="27" calcext:value-type="float">
            <text:p>27</text:p>
          </table:table-cell>
          <table:table-cell table:style-name="ce27" office:value-type="float" office:value="820" calcext:value-type="float">
            <text:p>820</text:p>
          </table:table-cell>
          <table:table-cell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raw)</text:p>
          </table:table-cell>
          <table:table-cell table:style-name="ce20" office:value-type="float" office:value="14" calcext:value-type="float">
            <text:p>14</text:p>
          </table:table-cell>
          <table:table-cell table:style-name="ce27" office:value-type="float" office:value="367" calcext:value-type="float">
            <text:p>367</text:p>
          </table:table-cell>
          <table:table-cell table:style-name="ce6"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stats)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67" calcext:value-type="float">
            <text:p>67</text:p>
          </table:table-cell>
          <table:table-cell table:style-name="ce6"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tcp)</text:p>
          </table:table-cell>
          <table:table-cell table:style-name="ce20" office:value-type="float" office:value="77" calcext:value-type="float">
            <text:p>77</text:p>
          </table:table-cell>
          <table:table-cell table:style-name="ce27" office:value-type="float" office:value="4014" calcext:value-type="float">
            <text:p>4014</text:p>
          </table:table-cell>
          <table:table-cell table:style-name="ce6"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tcpip)</text:p>
          </table:table-cell>
          <table:table-cell table:style-name="ce20" office:value-type="float" office:value="7" calcext:value-type="float">
            <text:p>7</text:p>
          </table:table-cell>
          <table:table-cell table:style-name="ce27" office:value-type="float" office:value="229" calcext:value-type="float">
            <text:p>229</text:p>
          </table:table-cell>
          <table:table-cell table:style-name="ce6"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LWIP (udp)</text:p>
          </table:table-cell>
          <table:table-cell table:style-name="ce20" office:value-type="float" office:value="20" calcext:value-type="float">
            <text:p>20</text:p>
          </table:table-cell>
          <table:table-cell table:style-name="ce27" office:value-type="float" office:value="661" calcext:value-type="float">
            <text:p>661</text:p>
          </table:table-cell>
          <table:table-cell table:style-name="ce6"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Mbed TLS</text:p>
          </table:table-cell>
          <table:table-cell table:style-name="ce20" office:value-type="float" office:value="411" calcext:value-type="float">
            <text:p>411</text:p>
          </table:table-cell>
          <table:table-cell table:style-name="ce27" office:value-type="float" office:value="20597" calcext:value-type="float">
            <text:p>20597</text:p>
          </table:table-cell>
          <table:table-cell table:style-name="ce6"/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CO</text:p>
          </table:table-cell>
          <table:table-cell table:style-name="ce20" office:value-type="float" office:value="11" calcext:value-type="float">
            <text:p>11</text:p>
          </table:table-cell>
          <table:table-cell table:style-name="ce27" office:value-type="float" office:value="257" calcext:value-type="float">
            <text:p>257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KE</text:p>
          </table:table-cell>
          <table:table-cell table:style-name="ce20" office:value-type="float" office:value="22" calcext:value-type="float">
            <text:p>22</text:p>
          </table:table-cell>
          <table:table-cell table:style-name="ce27" office:value-type="float" office:value="626" calcext:value-type="float">
            <text:p>626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ME</text:p>
          </table:table-cell>
          <table:table-cell table:style-name="ce20" office:value-type="float" office:value="60" calcext:value-type="float">
            <text:p>60</text:p>
          </table:table-cell>
          <table:table-cell table:style-name="ce27" office:value-type="float" office:value="2603" calcext:value-type="float">
            <text:p>2603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PS</text:p>
          </table:table-cell>
          <table:table-cell table:style-name="ce20" office:value-type="float" office:value="13" calcext:value-type="float">
            <text:p>13</text:p>
          </table:table-cell>
          <table:table-cell table:style-name="ce27" office:value-type="float" office:value="563" calcext:value-type="float">
            <text:p>563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RC</text:p>
          </table:table-cell>
          <table:table-cell table:style-name="ce20" office:value-type="float" office:value="20" calcext:value-type="float">
            <text:p>20</text:p>
          </table:table-cell>
          <table:table-cell table:style-name="ce27" office:value-type="float" office:value="1397" calcext:value-type="float">
            <text:p>1397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SCAN</text:p>
          </table:table-cell>
          <table:table-cell table:style-name="ce20" office:value-type="float" office:value="10" calcext:value-type="float">
            <text:p>10</text:p>
          </table:table-cell>
          <table:table-cell table:style-name="ce27" office:value-type="float" office:value="243" calcext:value-type="float">
            <text:p>243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SCANU</text:p>
          </table:table-cell>
          <table:table-cell table:style-name="ce20" office:value-type="float" office:value="16" calcext:value-type="float">
            <text:p>16</text:p>
          </table:table-cell>
          <table:table-cell table:style-name="ce27" office:value-type="float" office:value="1036" calcext:value-type="float">
            <text:p>1036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SM</text:p>
          </table:table-cell>
          <table:table-cell table:style-name="ce20" office:value-type="float" office:value="24" calcext:value-type="float">
            <text:p>24</text:p>
          </table:table-cell>
          <table:table-cell table:style-name="ce27" office:value-type="float" office:value="1008" calcext:value-type="float">
            <text:p>1008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TD</text:p>
          </table:table-cell>
          <table:table-cell table:style-name="ce20" office:value-type="float" office:value="6" calcext:value-type="float">
            <text:p>6</text:p>
          </table:table-cell>
          <table:table-cell table:style-name="ce27" office:value-type="float" office:value="149" calcext:value-type="float">
            <text:p>149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TXU</text:p>
          </table:table-cell>
          <table:table-cell table:style-name="ce20" office:value-type="float" office:value="7" calcext:value-type="float">
            <text:p>7</text:p>
          </table:table-cell>
          <table:table-cell table:style-name="ce27" office:value-type="float" office:value="529" calcext:value-type="float">
            <text:p>529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RivieraWaves VIF</text:p>
          </table:table-cell>
          <table:table-cell table:style-name="ce20" office:value-type="float" office:value="13" calcext:value-type="float">
            <text:p>13</text:p>
          </table:table-cell>
          <table:table-cell table:style-name="ce27" office:value-type="float" office:value="414" calcext:value-type="float">
            <text:p>414</text:p>
          </table:table-cell>
          <table:table-cell table:style-name="ce6" office:value-type="string" calcext:value-type="string">
            <text:p>(Identical to RivieraWaves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WPA Supplicant (RK3399)</text:p>
          </table:table-cell>
          <table:table-cell table:style-name="ce20" office:value-type="float" office:value="87" calcext:value-type="float">
            <text:p>87</text:p>
          </table:table-cell>
          <table:table-cell table:style-name="ce27" office:value-type="float" office:value="2493" calcext:value-type="float">
            <text:p>2493</text:p>
          </table:table-cell>
          <table:table-cell table:style-name="ce6" office:value-type="string" calcext:value-type="string">
            <text:p>(Identical to RK3399)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4" office:value-type="string" calcext:value-type="string">
            <text:p>(empty)</text:p>
          </table:table-cell>
          <table:table-cell table:style-name="ce21" office:value-type="float" office:value="431" calcext:value-type="float">
            <text:p>431</text:p>
          </table:table-cell>
          <table:table-cell table:style-name="ce28" office:value-type="float" office:value="15717" calcext:value-type="float">
            <text:p>15717</text:p>
          </table:table-cell>
          <table:table-cell table:style-name="ce32" table:formula="of:=&quot;   Lines Classified: &quot; &amp; [.$C103]-[.$C$2]" office:value-type="string" office:string-value="" calcext:value-type="error">
            <text:p>#VALUE!</text:p>
          </table:table-cell>
          <table:table-cell table:style-name="ce16" table:number-columns-repeated="226"/>
          <table:table-cell table:number-columns-repeated="794"/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2" office:value-type="float" office:value="2992" calcext:value-type="float">
            <text:p>2992</text:p>
          </table:table-cell>
          <table:table-cell table:style-name="ce29" office:value-type="float" office:value="113007" calcext:value-type="float">
            <text:p>113007</text:p>
          </table:table-cell>
          <table:table-cell table:style-name="ce16" table:number-columns-repeated="227"/>
          <table:table-cell table:number-columns-repeated="794"/>
        </table:table-row>
        <table:table-row table:style-name="ro1" table:number-rows-repeated="902">
          <table:table-cell table:style-name="ce16"/>
          <table:table-cell table:style-name="ce23"/>
          <table:table-cell table:style-name="ce30"/>
          <table:table-cell table:style-name="ce16" table:number-columns-repeated="227"/>
          <table:table-cell table:number-columns-repeated="794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OC by Module'.B2:'LOC by Module'.B1006">
            <calcext:color-scale>
              <calcext:color-scale-entry calcext:value="50" calcext:type="percentile" calcext:color="#ffffff"/>
              <calcext:color-scale-entry calcext:value="80" calcext:type="percentile" calcext:color="#f3beb9"/>
              <calcext:color-scale-entry calcext:value="100" calcext:type="percentile" calcext:color="#e67c73"/>
            </calcext:color-scale>
          </calcext:conditional-format>
          <calcext:conditional-format calcext:target-range-address="'LOC by Module'.C2:'LOC by Module'.C1006">
            <calcext:color-scale>
              <calcext:color-scale-entry calcext:value="50" calcext:type="percentile" calcext:color="#ffffff"/>
              <calcext:color-scale-entry calcext:value="80" calcext:type="percentile" calcext:color="#f3beb9"/>
              <calcext:color-scale-entry calcext:value="100" calcext:type="percentile" calcext:color="#e67c73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bl602_demo_wifi.A1:bl602_demo_wifi.E2993"/>
        <table:database-range table:name="Table_2" table:target-range-address="'LOC by Module'.A1:'LOC by Module'.HV1006" table:contains-header="false"/>
      </table:database-ranges>
      <table:data-pilot-tables>
        <table:data-pilot-table table:name="LOC by Module" table:application-data="" table:target-range-address="'LOC by Module'.A1:'LOC by Module'.C104" table:buttons="'LOC by Module'.A2 'LOC by Module'.B1" table:show-filter-button="false">
          <table:source-cell-range table:cell-range-address="bl602_demo_wifi.B1:bl602_demo_wifi.D2993"/>
          <table:data-pilot-field table:source-field-name="Modul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???BL602 WiFi" table:display="true" table:show-details="true"/>
                <table:data-pilot-member table:name="???RivieraWaves APM" table:display="true" table:show-details="true"/>
                <table:data-pilot-member table:name="???RivieraWaves CFG" table:display="true" table:show-details="true"/>
                <table:data-pilot-member table:name="???RivieraWaves CHAN" table:display="true" table:show-details="true"/>
                <table:data-pilot-member table:name="???RivieraWaves HAL" table:display="true" table:show-details="true"/>
                <table:data-pilot-member table:name="???RivieraWaves MM" table:display="true" table:show-details="true"/>
                <table:data-pilot-member table:name="???RivieraWaves RXL" table:display="true" table:show-details="true"/>
                <table:data-pilot-member table:name="???RivieraWaves RXU" table:display="true" table:show-details="true"/>
                <table:data-pilot-member table:name="???RivieraWaves STA" table:display="true" table:show-details="true"/>
                <table:data-pilot-member table:name="???RivieraWaves TXL" table:display="true" table:show-details="true"/>
                <table:data-pilot-member table:name="???WPA Supplicant" table:display="true" table:show-details="true"/>
                <table:data-pilot-member table:name="AliOS" table:display="true" table:show-details="true"/>
                <table:data-pilot-member table:name="AliOS (CLI)" table:display="true" table:show-details="true"/>
                <table:data-pilot-member table:name="AliOS (Event)" table:display="true" table:show-details="true"/>
                <table:data-pilot-member table:name="AliOS (inode)" table:display="true" table:show-details="true"/>
                <table:data-pilot-member table:name="AliOS (Loop)" table:display="true" table:show-details="true"/>
                <table:data-pilot-member table:name="AliOS (Mutex)" table:display="true" table:show-details="true"/>
                <table:data-pilot-member table:name="AliOS (Semaphore)" table:display="true" table:show-details="true"/>
                <table:data-pilot-member table:name="AliOS (Task)" table:display="true" table:show-details="true"/>
                <table:data-pilot-member table:name="AliOS (uart)" table:display="true" table:show-details="true"/>
                <table:data-pilot-member table:name="AWS IoT" table:display="true" table:show-details="true"/>
                <table:data-pilot-member table:name="AWS MQTT" table:display="true" table:show-details="true"/>
                <table:data-pilot-member table:name="BL602 Easy Flash" table:display="true" table:show-details="true"/>
                <table:data-pilot-member table:name="BL602 HAL" table:display="true" table:show-details="true"/>
                <table:data-pilot-member table:name="BL602 HAL (Board)" table:display="true" table:show-details="true"/>
                <table:data-pilot-member table:name="BL602 HAL (Boot2)" table:display="true" table:show-details="true"/>
                <table:data-pilot-member table:name="BL602 HAL (Chip)" table:display="true" table:show-details="true"/>
                <table:data-pilot-member table:name="BL602 HAL (CKS)" table:display="true" table:show-details="true"/>
                <table:data-pilot-member table:name="BL602 HAL (DMA)" table:display="true" table:show-details="true"/>
                <table:data-pilot-member table:name="BL602 HAL (EFuse)" table:display="true" table:show-details="true"/>
                <table:data-pilot-member table:name="BL602 HAL (Flash)" table:display="true" table:show-details="true"/>
                <table:data-pilot-member table:name="BL602 HAL (GPIO)" table:display="true" table:show-details="true"/>
                <table:data-pilot-member table:name="BL602 HAL (IRQ)" table:display="true" table:show-details="true"/>
                <table:data-pilot-member table:name="BL602 HAL (Partition Table)" table:display="true" table:show-details="true"/>
                <table:data-pilot-member table:name="BL602 HAL (PKA)" table:display="true" table:show-details="true"/>
                <table:data-pilot-member table:name="BL602 HAL (RNG)" table:display="true" table:show-details="true"/>
                <table:data-pilot-member table:name="BL602 HAL (RTC)" table:display="true" table:show-details="true"/>
                <table:data-pilot-member table:name="BL602 HAL (Security)" table:display="true" table:show-details="true"/>
                <table:data-pilot-member table:name="BL602 HAL (System)" table:display="true" table:show-details="true"/>
                <table:data-pilot-member table:name="BL602 HAL (Timer)" table:display="true" table:show-details="true"/>
                <table:data-pilot-member table:name="BL602 HAL (UART)" table:display="true" table:show-details="true"/>
                <table:data-pilot-member table:name="BL602 HAL (Watchdog)" table:display="true" table:show-details="true"/>
                <table:data-pilot-member table:name="BL602 HAL (WiFi)" table:display="true" table:show-details="true"/>
                <table:data-pilot-member table:name="BL602 PHY" table:display="true" table:show-details="true"/>
                <table:data-pilot-member table:name="BL602 StdDriver" table:display="true" table:show-details="true"/>
                <table:data-pilot-member table:name="BL602 StdDriver (ADC)" table:display="true" table:show-details="true"/>
                <table:data-pilot-member table:name="BL602 StdDriver (AON)" table:display="true" table:show-details="true"/>
                <table:data-pilot-member table:name="BL602 StdDriver (DMA)" table:display="true" table:show-details="true"/>
                <table:data-pilot-member table:name="BL602 StdDriver (EFuse)" table:display="true" table:show-details="true"/>
                <table:data-pilot-member table:name="BL602 StdDriver (GLB)" table:display="true" table:show-details="true"/>
                <table:data-pilot-member table:name="BL602 StdDriver (GPIO)" table:display="true" table:show-details="true"/>
                <table:data-pilot-member table:name="BL602 StdDriver (HBN)" table:display="true" table:show-details="true"/>
                <table:data-pilot-member table:name="BL602 StdDriver (L1C)" table:display="true" table:show-details="true"/>
                <table:data-pilot-member table:name="BL602 StdDriver (PDS)" table:display="true" table:show-details="true"/>
                <table:data-pilot-member table:name="BL602 StdDriver (Security)" table:display="true" table:show-details="true"/>
                <table:data-pilot-member table:name="BL602 StdDriver (SF)" table:display="true" table:show-details="true"/>
                <table:data-pilot-member table:name="BL602 StdDriver (SFlash)" table:display="true" table:show-details="true"/>
                <table:data-pilot-member table:name="BL602 StdDriver (Timer)" table:display="true" table:show-details="true"/>
                <table:data-pilot-member table:name="BL602 StdDriver (TSEN)" table:display="true" table:show-details="true"/>
                <table:data-pilot-member table:name="BL602 StdDriver (UART)" table:display="true" table:show-details="true"/>
                <table:data-pilot-member table:name="BL602 StdDriver (Watchdog)" table:display="true" table:show-details="true"/>
                <table:data-pilot-member table:name="BL602 StdDriver (XIP)" table:display="true" table:show-details="true"/>
                <table:data-pilot-member table:name="BL602 WiFi Driver" table:display="true" table:show-details="true"/>
                <table:data-pilot-member table:name="C StdLib" table:display="true" table:show-details="true"/>
                <table:data-pilot-member table:name="FreeRTOS" table:display="true" table:show-details="true"/>
                <table:data-pilot-member table:name="LWIP" table:display="true" table:show-details="true"/>
                <table:data-pilot-member table:name="LWIP (altcp)" table:display="true" table:show-details="true"/>
                <table:data-pilot-member table:name="LWIP (dhcp)" table:display="true" table:show-details="true"/>
                <table:data-pilot-member table:name="LWIP (dns)" table:display="true" table:show-details="true"/>
                <table:data-pilot-member table:name="LWIP (etharp)" table:display="true" table:show-details="true"/>
                <table:data-pilot-member table:name="LWIP (ethernet)" table:display="true" table:show-details="true"/>
                <table:data-pilot-member table:name="LWIP (httpc)" table:display="true" table:show-details="true"/>
                <table:data-pilot-member table:name="LWIP (icmp)" table:display="true" table:show-details="true"/>
                <table:data-pilot-member table:name="LWIP (igmp)" table:display="true" table:show-details="true"/>
                <table:data-pilot-member table:name="LWIP (inet)" table:display="true" table:show-details="true"/>
                <table:data-pilot-member table:name="LWIP (ip4)" table:display="true" table:show-details="true"/>
                <table:data-pilot-member table:name="LWIP (mem)" table:display="true" table:show-details="true"/>
                <table:data-pilot-member table:name="LWIP (netbuf)" table:display="true" table:show-details="true"/>
                <table:data-pilot-member table:name="LWIP (netconn)" table:display="true" table:show-details="true"/>
                <table:data-pilot-member table:name="LWIP (netif)" table:display="true" table:show-details="true"/>
                <table:data-pilot-member table:name="LWIP (netifapi)" table:display="true" table:show-details="true"/>
                <table:data-pilot-member table:name="LWIP (pbuf)" table:display="true" table:show-details="true"/>
                <table:data-pilot-member table:name="LWIP (raw)" table:display="true" table:show-details="true"/>
                <table:data-pilot-member table:name="LWIP (stats)" table:display="true" table:show-details="true"/>
                <table:data-pilot-member table:name="LWIP (tcp)" table:display="true" table:show-details="true"/>
                <table:data-pilot-member table:name="LWIP (tcpip)" table:display="true" table:show-details="true"/>
                <table:data-pilot-member table:name="LWIP (udp)" table:display="true" table:show-details="true"/>
                <table:data-pilot-member table:name="Mbed TLS" table:display="true" table:show-details="true"/>
                <table:data-pilot-member table:name="RivieraWaves CO" table:display="true" table:show-details="true"/>
                <table:data-pilot-member table:name="RivieraWaves KE" table:display="true" table:show-details="true"/>
                <table:data-pilot-member table:name="RivieraWaves ME" table:display="true" table:show-details="true"/>
                <table:data-pilot-member table:name="RivieraWaves PS" table:display="true" table:show-details="true"/>
                <table:data-pilot-member table:name="RivieraWaves RC" table:display="true" table:show-details="true"/>
                <table:data-pilot-member table:name="RivieraWaves SCAN" table:display="true" table:show-details="true"/>
                <table:data-pilot-member table:name="RivieraWaves SCANU" table:display="true" table:show-details="true"/>
                <table:data-pilot-member table:name="RivieraWaves SM" table:display="true" table:show-details="true"/>
                <table:data-pilot-member table:name="RivieraWaves TD" table:display="true" table:show-details="true"/>
                <table:data-pilot-member table:name="RivieraWaves TXU" table:display="true" table:show-details="true"/>
                <table:data-pilot-member table:name="RivieraWaves VIF" table:display="true" table:show-details="true"/>
                <table:data-pilot-member table:name="WPA Supplicant (RK3399)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Function Nam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b_httpc_result" table:display="true" table:show-details="true"/>
                <table:data-pilot-member table:name="cb_altcp_recv_fn" table:display="true" table:show-details="true"/>
                <table:data-pilot-member table:name="cmd_stack_wifi" table:display="true" table:show-details="true"/>
                <table:data-pilot-member table:name="cmd_exception_illegal_ins" table:display="true" table:show-details="true"/>
                <table:data-pilot-member table:name="cmd_exception_store" table:display="true" table:show-details="true"/>
                <table:data-pilot-member table:name="cmd_exception_l_illegal" table:display="true" table:show-details="true"/>
                <table:data-pilot-member table:name="cmd_exception_load" table:display="true" table:show-details="true"/>
                <table:data-pilot-member table:name="cmd_dma" table:display="true" table:show-details="true"/>
                <table:data-pilot-member table:name="cmd_cks" table:display="true" table:show-details="true"/>
                <table:data-pilot-member table:name="cmd_aes" table:display="true" table:show-details="true"/>
                <table:data-pilot-member table:name="cmd_trng" table:display="true" table:show-details="true"/>
                <table:data-pilot-member table:name="cmd_sha" table:display="true" table:show-details="true"/>
                <table:data-pilot-member table:name="cmd_wifi" table:display="true" table:show-details="true"/>
                <table:data-pilot-member table:name="cmd_pka" table:display="true" table:show-details="true"/>
                <table:data-pilot-member table:name="cmd_aws" table:display="true" table:show-details="true"/>
                <table:data-pilot-member table:name="proc_hellow_entry" table:display="true" table:show-details="true"/>
                <table:data-pilot-member table:name="char_to_hex" table:display="true" table:show-details="true"/>
                <table:data-pilot-member table:name="cmd_httpc_test" table:display="true" table:show-details="true"/>
                <table:data-pilot-member table:name="get_dts_addr" table:display="true" table:show-details="true"/>
                <table:data-pilot-member table:name="client_demo" table:display="true" table:show-details="true"/>
                <table:data-pilot-member table:name="http_test_cmd" table:display="true" table:show-details="true"/>
                <table:data-pilot-member table:name="aos_loop_proc" table:display="true" table:show-details="true"/>
                <table:data-pilot-member table:name="vApplicationStackOverflowHook" table:display="true" table:show-details="true"/>
                <table:data-pilot-member table:name="vApplicationMallocFailedHook" table:display="true" table:show-details="true"/>
                <table:data-pilot-member table:name="vApplicationIdleHook" table:display="true" table:show-details="true"/>
                <table:data-pilot-member table:name="check_dts_config" table:display="true" table:show-details="true"/>
                <table:data-pilot-member table:name="_connect_wifi" table:display="true" table:show-details="true"/>
                <table:data-pilot-member table:name="event_cb_wifi_event" table:display="true" table:show-details="true"/>
                <table:data-pilot-member table:name="vApplicationGetIdleTaskMemory" table:display="true" table:show-details="true"/>
                <table:data-pilot-member table:name="vApplicationGetTimerTaskMemory" table:display="true" table:show-details="true"/>
                <table:data-pilot-member table:name="vAssertCalled" table:display="true" table:show-details="true"/>
                <table:data-pilot-member table:name="bfl_main" table:display="true" table:show-details="true"/>
                <table:data-pilot-member table:name="ShadowUpdateStatusCallback" table:display="true" table:show-details="true"/>
                <table:data-pilot-member table:name="windowActuate_Callback" table:display="true" table:show-details="true"/>
                <table:data-pilot-member table:name="aws_main_entry" table:display="true" table:show-details="true"/>
                <table:data-pilot-member table:name="cmd_coex_dump" table:display="true" table:show-details="true"/>
                <table:data-pilot-member table:name="codex_debug_cli_init" table:display="true" table:show-details="true"/>
                <table:data-pilot-member table:name="mm_rx_filter_set" table:display="true" table:show-details="true"/>
                <table:data-pilot-member table:name="element_notify_status_enabled" table:display="true" table:show-details="true"/>
                <table:data-pilot-member table:name="blmac_ap_setf" table:display="true" table:show-details="true"/>
                <table:data-pilot-member table:name="ascii_to_hex" table:display="true" table:show-details="true"/>
                <table:data-pilot-member table:name="element_notify_time_last_received_set" table:display="true" table:show-details="true"/>
                <table:data-pilot-member table:name="blmac_encr_cntrl_pack" table:display="true" table:show-details="true"/>
                <table:data-pilot-member table:name="element_notify_keepalive_received" table:display="true" table:show-details="true"/>
                <table:data-pilot-member table:name="hal_machw_rx_duration" table:display="true" table:show-details="true"/>
                <table:data-pilot-member table:name="mm_env_max_ampdu_duration_set" table:display="true" table:show-details="true"/>
                <table:data-pilot-member table:name="mm_env_init" table:display="true" table:show-details="true"/>
                <table:data-pilot-member table:name="mm_init" table:display="true" table:show-details="true"/>
                <table:data-pilot-member table:name="mm_active" table:display="true" table:show-details="true"/>
                <table:data-pilot-member table:name="mm_reset" table:display="true" table:show-details="true"/>
                <table:data-pilot-member table:name="mm_tbtt_evt" table:display="true" table:show-details="true"/>
                <table:data-pilot-member table:name="mm_sec_machwaddr_wr" table:display="true" table:show-details="true"/>
                <table:data-pilot-member table:name="mm_sec_keydump" table:display="true" table:show-details="true"/>
                <table:data-pilot-member table:name="mm_sec_machwkey_wr" table:display="true" table:show-details="true"/>
                <table:data-pilot-member table:name="mm_sec_machwkey_del" table:display="true" table:show-details="true"/>
                <table:data-pilot-member table:name="mm_sec_machwaddr_del" table:display="true" table:show-details="true"/>
                <table:data-pilot-member table:name="mm_hw_idle_evt" table:display="true" table:show-details="true"/>
                <table:data-pilot-member table:name="mm_hw_info_set" table:display="true" table:show-details="true"/>
                <table:data-pilot-member table:name="mm_hw_ap_info_set" table:display="true" table:show-details="true"/>
                <table:data-pilot-member table:name="mm_hw_ap_info_reset" table:display="true" table:show-details="true"/>
                <table:data-pilot-member table:name="mm_back_to_host_idle" table:display="true" table:show-details="true"/>
                <table:data-pilot-member table:name="mm_force_idle_req" table:display="true" table:show-details="true"/>
                <table:data-pilot-member table:name="mm_sta_add" table:display="true" table:show-details="true"/>
                <table:data-pilot-member table:name="mm_sta_del" table:display="true" table:show-details="true"/>
                <table:data-pilot-member table:name="mm_cfg_element_keepalive_timestamp_update" table:display="true" table:show-details="true"/>
                <table:data-pilot-member table:name="mm_send_connection_loss_ind" table:display="true" table:show-details="true"/>
                <table:data-pilot-member table:name="mm_ap_probe_cfm" table:display="true" table:show-details="true"/>
                <table:data-pilot-member table:name="mm_check_rssi" table:display="true" table:show-details="true"/>
                <table:data-pilot-member table:name="mm_send_csa_traffic_ind" table:display="true" table:show-details="true"/>
                <table:data-pilot-member table:name="mm_check_beacon" table:display="true" table:show-details="true"/>
                <table:data-pilot-member table:name="mm_sta_tbtt" table:display="true" table:show-details="true"/>
                <table:data-pilot-member table:name="mm_get_rsn_wpa_ie" table:display="true" table:show-details="true"/>
                <table:data-pilot-member table:name="mm_tim_update_proceed" table:display="true" table:show-details="true"/>
                <table:data-pilot-member table:name="mm_bcn_init" table:display="true" table:show-details="true"/>
                <table:data-pilot-member table:name="mm_bcn_init_vif" table:display="true" table:show-details="true"/>
                <table:data-pilot-member table:name="mm_tim_update" table:display="true" table:show-details="true"/>
                <table:data-pilot-member table:name="mm_bcn_transmit" table:display="true" table:show-details="true"/>
                <table:data-pilot-member table:name="mm_bcn_updated" table:display="true" table:show-details="true"/>
                <table:data-pilot-member table:name="mm_bcn_update" table:display="true" table:show-details="true"/>
                <table:data-pilot-member table:name="mm_bcn_transmitted" table:display="true" table:show-details="true"/>
                <table:data-pilot-member table:name="mm_bcn_change" table:display="true" table:show-details="true"/>
                <table:data-pilot-member table:name="mm_timer_hw_set" table:display="true" table:show-details="true"/>
                <table:data-pilot-member table:name="cmp_abs_time" table:display="true" table:show-details="true"/>
                <table:data-pilot-member table:name="mm_timer_init" table:display="true" table:show-details="true"/>
                <table:data-pilot-member table:name="mm_timer_set" table:display="true" table:show-details="true"/>
                <table:data-pilot-member table:name="mm_timer_clear" table:display="true" table:show-details="true"/>
                <table:data-pilot-member table:name="mm_timer_schedule" table:display="true" table:show-details="true"/>
                <table:data-pilot-member table:name="ps_uapsd_timer_handle" table:display="true" table:show-details="true"/>
                <table:data-pilot-member table:name="blmac_pwr_mgt_setf" table:display="true" table:show-details="true"/>
                <table:data-pilot-member table:name="ps_dpsm_update" table:display="true" table:show-details="true"/>
                <table:data-pilot-member table:name="ps_send_pspoll" table:display="true" table:show-details="true"/>
                <table:data-pilot-member table:name="ps_init" table:display="true" table:show-details="true"/>
                <table:data-pilot-member table:name="ps_set_mode" table:display="true" table:show-details="true"/>
                <table:data-pilot-member table:name="ps_enable_cfm" table:display="true" table:show-details="true"/>
                <table:data-pilot-member table:name="ps_disable_cfm" table:display="true" table:show-details="true"/>
                <table:data-pilot-member table:name="ps_polling_frame" table:display="true" table:show-details="true"/>
                <table:data-pilot-member table:name="ps_check_beacon" table:display="true" table:show-details="true"/>
                <table:data-pilot-member table:name="ps_check_frame" table:display="true" table:show-details="true"/>
                <table:data-pilot-member table:name="ps_check_tx_frame" table:display="true" table:show-details="true"/>
                <table:data-pilot-member table:name="ps_uapsd_set" table:display="true" table:show-details="true"/>
                <table:data-pilot-member table:name="ps_traffic_status_update" table:display="true" table:show-details="true"/>
                <table:data-pilot-member table:name="mm_ps_change_ind" table:display="true" table:show-details="true"/>
                <table:data-pilot-member table:name="rxl_mpdu_transfer" table:display="true" table:show-details="true"/>
                <table:data-pilot-member table:name="rxl_init" table:display="true" table:show-details="true"/>
                <table:data-pilot-member table:name="rxl_cntrl_dump" table:display="true" table:show-details="true"/>
                <table:data-pilot-member table:name="rxl_timer_int_handler" table:display="true" table:show-details="true"/>
                <table:data-pilot-member table:name="rxl_timeout_int_handler" table:display="true" table:show-details="true"/>
                <table:data-pilot-member table:name="rxl_dma_int_handler" table:display="true" table:show-details="true"/>
                <table:data-pilot-member table:name="rxl_dma_evt" table:display="true" table:show-details="true"/>
                <table:data-pilot-member table:name="rxl_frame_release" table:display="true" table:show-details="true"/>
                <table:data-pilot-member table:name="rxl_mpdu_free" table:display="true" table:show-details="true"/>
                <table:data-pilot-member table:name="rxl_cntrl_evt" table:display="true" table:show-details="true"/>
                <table:data-pilot-member table:name="bl60x_firmwre_mpdu_free" table:display="true" table:show-details="true"/>
                <table:data-pilot-member table:name="rxl_reset" table:display="true" table:show-details="true"/>
                <table:data-pilot-member table:name="rxl_hwdesc_dump" table:display="true" table:show-details="true"/>
                <table:data-pilot-member table:name="rxl_hwdesc_init" table:display="true" table:show-details="true"/>
                <table:data-pilot-member table:name="rxl_hd_append" table:display="true" table:show-details="true"/>
                <table:data-pilot-member table:name="rxl_pd_append" table:display="true" table:show-details="true"/>
                <table:data-pilot-member table:name="scan_search_ds" table:display="true" table:show-details="true"/>
                <table:data-pilot-member table:name="scan_init" table:display="true" table:show-details="true"/>
                <table:data-pilot-member table:name="scan_set_channel_request" table:display="true" table:show-details="true"/>
                <table:data-pilot-member table:name="dma_cb" table:display="true" table:show-details="true"/>
                <table:data-pilot-member table:name="scan_ie_download" table:display="true" table:show-details="true"/>
                <table:data-pilot-member table:name="scan_probe_req_tx" table:display="true" table:show-details="true"/>
                <table:data-pilot-member table:name="scan_send_cancel_cfm" table:display="true" table:show-details="true"/>
                <table:data-pilot-member table:name="sta_mgmt_entry_init" table:display="true" table:show-details="true"/>
                <table:data-pilot-member table:name="sta_mgmt_init" table:display="true" table:show-details="true"/>
                <table:data-pilot-member table:name="sta_mgmt_register" table:display="true" table:show-details="true"/>
                <table:data-pilot-member table:name="sta_mgmt_unregister" table:display="true" table:show-details="true"/>
                <table:data-pilot-member table:name="sta_mgmt_add_key" table:display="true" table:show-details="true"/>
                <table:data-pilot-member table:name="sta_mgmt_del_key" table:display="true" table:show-details="true"/>
                <table:data-pilot-member table:name="sta_mgmt_send_postponed_frame" table:display="true" table:show-details="true"/>
                <table:data-pilot-member table:name="td_timer_end" table:display="true" table:show-details="true"/>
                <table:data-pilot-member table:name="td_reset" table:display="true" table:show-details="true"/>
                <table:data-pilot-member table:name="td_init" table:display="true" table:show-details="true"/>
                <table:data-pilot-member table:name="td_start" table:display="true" table:show-details="true"/>
                <table:data-pilot-member table:name="td_pck_ind" table:display="true" table:show-details="true"/>
                <table:data-pilot-member table:name="td_pck_ps_ind" table:display="true" table:show-details="true"/>
                <table:data-pilot-member table:name="bl_tpc_update_power_table" table:display="true" table:show-details="true"/>
                <table:data-pilot-member table:name="bl_tpc_power_table_get" table:display="true" table:show-details="true"/>
                <table:data-pilot-member table:name="bl_tpc_update_power_rate_11b" table:display="true" table:show-details="true"/>
                <table:data-pilot-member table:name="bl_tpc_update_power_rate_11g" table:display="true" table:show-details="true"/>
                <table:data-pilot-member table:name="bl_tpc_update_power_rate_11n" table:display="true" table:show-details="true"/>
                <table:data-pilot-member table:name="tpc_update_tx_power" table:display="true" table:show-details="true"/>
                <table:data-pilot-member table:name="tpc_update_vif_tx_power" table:display="true" table:show-details="true"/>
                <table:data-pilot-member table:name="tpc_get_vif_tx_power_vs_rate" table:display="true" table:show-details="true"/>
                <table:data-pilot-member table:name="tpc_update_frame_tx_power" table:display="true" table:show-details="true"/>
                <table:data-pilot-member table:name="txl_int_fake_transfer" table:display="true" table:show-details="true"/>
                <table:data-pilot-member table:name="blmac_abs_timer_set" table:display="true" table:show-details="true"/>
                <table:data-pilot-member table:name="txl_machdr_format" table:display="true" table:show-details="true"/>
                <table:data-pilot-member table:name="txl_cntrl_init" table:display="true" table:show-details="true"/>
                <table:data-pilot-member table:name="txl_cntrl_tx_check" table:display="true" table:show-details="true"/>
                <table:data-pilot-member table:name="txl_cntrl_halt_ac" table:display="true" table:show-details="true"/>
                <table:data-pilot-member table:name="txl_cntrl_flush_ac" table:display="true" table:show-details="true"/>
                <table:data-pilot-member table:name="txl_cntrl_clear_bcn_ac" table:display="true" table:show-details="true"/>
                <table:data-pilot-member table:name="txl_cntrl_clear_all_ac" table:display="true" table:show-details="true"/>
                <table:data-pilot-member table:name="txl_cntrl_inc_pck_cnt" table:display="true" table:show-details="true"/>
                <table:data-pilot-member table:name="txl_payload_handle" table:display="true" table:show-details="true"/>
                <table:data-pilot-member table:name="txl_payload_handle_backup" table:display="true" table:show-details="true"/>
                <table:data-pilot-member table:name="txl_cntrl_push_int" table:display="true" table:show-details="true"/>
                <table:data-pilot-member table:name="txl_cntrl_push_int_force" table:display="true" table:show-details="true"/>
                <table:data-pilot-member table:name="txl_cntrl_push" table:display="true" table:show-details="true"/>
                <table:data-pilot-member table:name="txl_transmit_trigger" table:display="true" table:show-details="true"/>
                <table:data-pilot-member table:name="txl_reset" table:display="true" table:show-details="true"/>
                <table:data-pilot-member table:name="txl_cntrl_env_dump" table:display="true" table:show-details="true"/>
                <table:data-pilot-member table:name="txl_frame_init_desc" table:display="true" table:show-details="true"/>
                <table:data-pilot-member table:name="txl_frame_init" table:display="true" table:show-details="true"/>
                <table:data-pilot-member table:name="txl_frame_get" table:display="true" table:show-details="true"/>
                <table:data-pilot-member table:name="txl_frame_push" table:display="true" table:show-details="true"/>
                <table:data-pilot-member table:name="txl_frame_push_force" table:display="true" table:show-details="true"/>
                <table:data-pilot-member table:name="txl_frame_cfm" table:display="true" table:show-details="true"/>
                <table:data-pilot-member table:name="txl_frame_release" table:display="true" table:show-details="true"/>
                <table:data-pilot-member table:name="txl_frame_evt" table:display="true" table:show-details="true"/>
                <table:data-pilot-member table:name="txl_frame_send_null_frame" table:display="true" table:show-details="true"/>
                <table:data-pilot-member table:name="txl_frame_send_qosnull_frame" table:display="true" table:show-details="true"/>
                <table:data-pilot-member table:name="txl_frame_send_eapol_frame" table:display="true" table:show-details="true"/>
                <table:data-pilot-member table:name="txl_frame_dump" table:display="true" table:show-details="true"/>
                <table:data-pilot-member table:name="txl_hwdesc_init" table:display="true" table:show-details="true"/>
                <table:data-pilot-member table:name="txl_hwdesc_reset" table:display="true" table:show-details="true"/>
                <table:data-pilot-member table:name="vif_mgmt_bcn_to_evt" table:display="true" table:show-details="true"/>
                <table:data-pilot-member table:name="vif_mgmt_init" table:display="true" table:show-details="true"/>
                <table:data-pilot-member table:name="vif_mgmt_register" table:display="true" table:show-details="true"/>
                <table:data-pilot-member table:name="vif_mgmt_unregister" table:display="true" table:show-details="true"/>
                <table:data-pilot-member table:name="vif_mgmt_add_key" table:display="true" table:show-details="true"/>
                <table:data-pilot-member table:name="vif_mgmt_del_key" table:display="true" table:show-details="true"/>
                <table:data-pilot-member table:name="vif_mgmt_send_postponed_frame" table:display="true" table:show-details="true"/>
                <table:data-pilot-member table:name="vif_mgmt_reset" table:display="true" table:show-details="true"/>
                <table:data-pilot-member table:name="vif_mgmt_bcn_to_prog" table:display="true" table:show-details="true"/>
                <table:data-pilot-member table:name="vif_mgmt_bcn_recv" table:display="true" table:show-details="true"/>
                <table:data-pilot-member table:name="vif_mgmt_set_ap_bcn_int" table:display="true" table:show-details="true"/>
                <table:data-pilot-member table:name="vif_mgmt_switch_channel" table:display="true" table:show-details="true"/>
                <table:data-pilot-member table:name="vif_mgmt_get_first_ap_inf" table:display="true" table:show-details="true"/>
                <table:data-pilot-member table:name="me_init" table:display="true" table:show-details="true"/>
                <table:data-pilot-member table:name="me_freq_to_chan_ptr" table:display="true" table:show-details="true"/>
                <table:data-pilot-member table:name="michael_block" table:display="true" table:show-details="true"/>
                <table:data-pilot-member table:name="me_mic_init" table:display="true" table:show-details="true"/>
                <table:data-pilot-member table:name="me_mic_calc" table:display="true" table:show-details="true"/>
                <table:data-pilot-member table:name="me_mic_end" table:display="true" table:show-details="true"/>
                <table:data-pilot-member table:name="me_set_sta_ht_vht_param" table:display="true" table:show-details="true"/>
                <table:data-pilot-member table:name="me_11n_nss_max" table:display="true" table:show-details="true"/>
                <table:data-pilot-member table:name="me_legacy_ridx_min" table:display="true" table:show-details="true"/>
                <table:data-pilot-member table:name="me_legacy_ridx_max" table:display="true" table:show-details="true"/>
                <table:data-pilot-member table:name="me_rate_translate" table:display="true" table:show-details="true"/>
                <table:data-pilot-member table:name="me_get_basic_rates" table:display="true" table:show-details="true"/>
                <table:data-pilot-member table:name="me_legacy_rate_bitfield_build" table:display="true" table:show-details="true"/>
                <table:data-pilot-member table:name="me_build_capability" table:display="true" table:show-details="true"/>
                <table:data-pilot-member table:name="me_init_bcmc_rate" table:display="true" table:show-details="true"/>
                <table:data-pilot-member table:name="me_tx_cfm_singleton" table:display="true" table:show-details="true"/>
                <table:data-pilot-member table:name="me_check_rc" table:display="true" table:show-details="true"/>
                <table:data-pilot-member table:name="me_update_buffer_control" table:display="true" table:show-details="true"/>
                <table:data-pilot-member table:name="me_init_rate" table:display="true" table:show-details="true"/>
                <table:data-pilot-member table:name="me_bw_check" table:display="true" table:show-details="true"/>
                <table:data-pilot-member table:name="me_beacon_check" table:display="true" table:show-details="true"/>
                <table:data-pilot-member table:name="me_sta_bw_nss_max_upd" table:display="true" table:show-details="true"/>
                <table:data-pilot-member table:name="me_add_chan_ctx" table:display="true" table:show-details="true"/>
                <table:data-pilot-member table:name="rc_get_nss" table:display="true" table:show-details="true"/>
                <table:data-pilot-member table:name="rc_get_mcs_index" table:display="true" table:show-details="true"/>
                <table:data-pilot-member table:name="rc_set_previous_mcs_index" table:display="true" table:show-details="true"/>
                <table:data-pilot-member table:name="rc_set_next_mcs_index" table:display="true" table:show-details="true"/>
                <table:data-pilot-member table:name="is_cck_group" table:display="true" table:show-details="true"/>
                <table:data-pilot-member table:name="rc_update_retry_chain" table:display="true" table:show-details="true"/>
                <table:data-pilot-member table:name="rc_get_lowest_rate_config" table:display="true" table:show-details="true"/>
                <table:data-pilot-member table:name="rc_sort_samples_tp" table:display="true" table:show-details="true"/>
                <table:data-pilot-member table:name="rc_get_initial_rate_config" table:display="true" table:show-details="true"/>
                <table:data-pilot-member table:name="rc_calc_prob_ewma" table:display="true" table:show-details="true"/>
                <table:data-pilot-member table:name="rc_check_valid_rate" table:display="true" table:show-details="true"/>
                <table:data-pilot-member table:name="rc_new_random_rate" table:display="true" table:show-details="true"/>
                <table:data-pilot-member table:name="rc_update_counters" table:display="true" table:show-details="true"/>
                <table:data-pilot-member table:name="rc_get_duration" table:display="true" table:show-details="true"/>
                <table:data-pilot-member table:name="rc_update_bw_nss_max" table:display="true" table:show-details="true"/>
                <table:data-pilot-member table:name="rc_init_bcmc_rate" table:display="true" table:show-details="true"/>
                <table:data-pilot-member table:name="rc_check_fixed_rate_config" table:display="true" table:show-details="true"/>
                <table:data-pilot-member table:name="rc_calc_tp" table:display="true" table:show-details="true"/>
                <table:data-pilot-member table:name="rc_update_stats" table:display="true" table:show-details="true"/>
                <table:data-pilot-member table:name="rc_init" table:display="true" table:show-details="true"/>
                <table:data-pilot-member table:name="rc_check" table:display="true" table:show-details="true"/>
                <table:data-pilot-member table:name="rxu_cntrl_machdr_len_get" table:display="true" table:show-details="true"/>
                <table:data-pilot-member table:name="rxu_cntrl_protected_handle" table:display="true" table:show-details="true"/>
                <table:data-pilot-member table:name="rxu_mpdu_upload_and_indicate" table:display="true" table:show-details="true"/>
                <table:data-pilot-member table:name="rxu_mgt_frame_check" table:display="true" table:show-details="true"/>
                <table:data-pilot-member table:name="rxu_cntrl_init" table:display="true" table:show-details="true"/>
                <table:data-pilot-member table:name="rxu_cntrl_frame_handle" table:display="true" table:show-details="true"/>
                <table:data-pilot-member table:name="rxu_cntrl_monitor_pm" table:display="true" table:show-details="true"/>
                <table:data-pilot-member table:name="rxu_cntrl_get_pm" table:display="true" table:show-details="true"/>
                <table:data-pilot-member table:name="rxu_cntrl_evt" table:display="true" table:show-details="true"/>
                <table:data-pilot-member table:name="rxu_swdesc_upload_evt" table:display="true" table:show-details="true"/>
                <table:data-pilot-member table:name="scanu_confirm" table:display="true" table:show-details="true"/>
                <table:data-pilot-member table:name="scanu_raw_send_cfm" table:display="true" table:show-details="true"/>
                <table:data-pilot-member table:name="scanu_init" table:display="true" table:show-details="true"/>
                <table:data-pilot-member table:name="scanu_find_result" table:display="true" table:show-details="true"/>
                <table:data-pilot-member table:name="scanu_frame_handler" table:display="true" table:show-details="true"/>
                <table:data-pilot-member table:name="scanu_search_by_bssid" table:display="true" table:show-details="true"/>
                <table:data-pilot-member table:name="scanu_search_by_ssid" table:display="true" table:show-details="true"/>
                <table:data-pilot-member table:name="scanu_rm_exist_ssid" table:display="true" table:show-details="true"/>
                <table:data-pilot-member table:name="scanu_scan_next" table:display="true" table:show-details="true"/>
                <table:data-pilot-member table:name="scanu_dma_cb" table:display="true" table:show-details="true"/>
                <table:data-pilot-member table:name="scanu_start" table:display="true" table:show-details="true"/>
                <table:data-pilot-member table:name="txl_get_seq_ctrl" table:display="true" table:show-details="true"/>
                <table:data-pilot-member table:name="sm_delete_resources" table:display="true" table:show-details="true"/>
                <table:data-pilot-member table:name="sm_frame_tx_cfm_handler" table:display="true" table:show-details="true"/>
                <table:data-pilot-member table:name="sm_init" table:display="true" table:show-details="true"/>
                <table:data-pilot-member table:name="sm_get_bss_params" table:display="true" table:show-details="true"/>
                <table:data-pilot-member table:name="sm_scan_bss" table:display="true" table:show-details="true"/>
                <table:data-pilot-member table:name="sm_join_bss" table:display="true" table:show-details="true"/>
                <table:data-pilot-member table:name="sm_add_chan_ctx" table:display="true" table:show-details="true"/>
                <table:data-pilot-member table:name="sm_send_next_bss_param" table:display="true" table:show-details="true"/>
                <table:data-pilot-member table:name="sm_set_bss_param" table:display="true" table:show-details="true"/>
                <table:data-pilot-member table:name="sm_disconnect_process" table:display="true" table:show-details="true"/>
                <table:data-pilot-member table:name="sm_deauth_cfm" table:display="true" table:show-details="true"/>
                <table:data-pilot-member table:name="sm_disconnect" table:display="true" table:show-details="true"/>
                <table:data-pilot-member table:name="sm_connect_ind" table:display="true" table:show-details="true"/>
                <table:data-pilot-member table:name="sm_supplicant_deauth_cfm" table:display="true" table:show-details="true"/>
                <table:data-pilot-member table:name="sm_auth_send" table:display="true" table:show-details="true"/>
                <table:data-pilot-member table:name="sm_assoc_req_send" table:display="true" table:show-details="true"/>
                <table:data-pilot-member table:name="sm_assoc_done" table:display="true" table:show-details="true"/>
                <table:data-pilot-member table:name="sm_auth_handler" table:display="true" table:show-details="true"/>
                <table:data-pilot-member table:name="sm_assoc_rsp_handler" table:display="true" table:show-details="true"/>
                <table:data-pilot-member table:name="sm_deauth_handler" table:display="true" table:show-details="true"/>
                <table:data-pilot-member table:name="sm_handle_supplicant_result" table:display="true" table:show-details="true"/>
                <table:data-pilot-member table:name="txu_cntrl_sec_hdr_append" table:display="true" table:show-details="true"/>
                <table:data-pilot-member table:name="txu_cntrl_sechdr_len_compute" table:display="true" table:show-details="true"/>
                <table:data-pilot-member table:name="txu_cntrl_frame_build" table:display="true" table:show-details="true"/>
                <table:data-pilot-member table:name="txu_cntrl_push" table:display="true" table:show-details="true"/>
                <table:data-pilot-member table:name="txu_cntrl_tkip_mic_append" table:display="true" table:show-details="true"/>
                <table:data-pilot-member table:name="txu_cntrl_cfm" table:display="true" table:show-details="true"/>
                <table:data-pilot-member table:name="txu_cntrl_protect_mgmt_frame" table:display="true" table:show-details="true"/>
                <table:data-pilot-member table:name="_aid_list_delete" table:display="true" table:show-details="true"/>
                <table:data-pilot-member table:name="apm_sta_delete" table:display="true" table:show-details="true"/>
                <table:data-pilot-member table:name="apm_tx_cfm_handler" table:display="true" table:show-details="true"/>
                <table:data-pilot-member table:name="apm_init" table:display="true" table:show-details="true"/>
                <table:data-pilot-member table:name="apm_start_cfm" table:display="true" table:show-details="true"/>
                <table:data-pilot-member table:name="apm_send_next_bss_param" table:display="true" table:show-details="true"/>
                <table:data-pilot-member table:name="apm_set_bss_param" table:display="true" table:show-details="true"/>
                <table:data-pilot-member table:name="apm_stop" table:display="true" table:show-details="true"/>
                <table:data-pilot-member table:name="apm_tx_int_ps_check" table:display="true" table:show-details="true"/>
                <table:data-pilot-member table:name="apm_tx_int_ps_postpone" table:display="true" table:show-details="true"/>
                <table:data-pilot-member table:name="apm_tx_int_ps_get_postpone" table:display="true" table:show-details="true"/>
                <table:data-pilot-member table:name="apm_tx_int_ps_clear" table:display="true" table:show-details="true"/>
                <table:data-pilot-member table:name="apm_sta_fw_delete" table:display="true" table:show-details="true"/>
                <table:data-pilot-member table:name="apm_sta_add" table:display="true" table:show-details="true"/>
                <table:data-pilot-member table:name="apm_send_mlme" table:display="true" table:show-details="true"/>
                <table:data-pilot-member table:name="apm_embedded_enabled" table:display="true" table:show-details="true"/>
                <table:data-pilot-member table:name="apm_bcn_set" table:display="true" table:show-details="true"/>
                <table:data-pilot-member table:name="apm_probe_req_handler" table:display="true" table:show-details="true"/>
                <table:data-pilot-member table:name="apm_auth_handler" table:display="true" table:show-details="true"/>
                <table:data-pilot-member table:name="apm_assoc_req_handler" table:display="true" table:show-details="true"/>
                <table:data-pilot-member table:name="apm_deauth_handler" table:display="true" table:show-details="true"/>
                <table:data-pilot-member table:name="apm_disassoc_handler" table:display="true" table:show-details="true"/>
                <table:data-pilot-member table:name="apm_beacon_handler" table:display="true" table:show-details="true"/>
                <table:data-pilot-member table:name="apm_sta_remove" table:display="true" table:show-details="true"/>
                <table:data-pilot-member table:name="cfg_api_element_dump" table:display="true" table:show-details="true"/>
                <table:data-pilot-member table:name="cfg_api_element_general_set" table:display="true" table:show-details="true"/>
                <table:data-pilot-member table:name="cfg_api_element_general_get" table:display="true" table:show-details="true"/>
                <table:data-pilot-member table:name="cfg_api_element_set" table:display="true" table:show-details="true"/>
                <table:data-pilot-member table:name="co_list_init" table:display="true" table:show-details="true"/>
                <table:data-pilot-member table:name="co_list_push_back" table:display="true" table:show-details="true"/>
                <table:data-pilot-member table:name="co_list_push_front" table:display="true" table:show-details="true"/>
                <table:data-pilot-member table:name="co_list_pop_front" table:display="true" table:show-details="true"/>
                <table:data-pilot-member table:name="co_list_extract" table:display="true" table:show-details="true"/>
                <table:data-pilot-member table:name="co_list_cnt" table:display="true" table:show-details="true"/>
                <table:data-pilot-member table:name="co_list_insert" table:display="true" table:show-details="true"/>
                <table:data-pilot-member table:name="co_list_insert_after" table:display="true" table:show-details="true"/>
                <table:data-pilot-member table:name="co_list_remove" table:display="true" table:show-details="true"/>
                <table:data-pilot-member table:name="co_crc32" table:display="true" table:show-details="true"/>
                <table:data-pilot-member table:name="ke_evt_set" table:display="true" table:show-details="true"/>
                <table:data-pilot-member table:name="ke_evt_clear" table:display="true" table:show-details="true"/>
                <table:data-pilot-member table:name="bl_event_handle" table:display="true" table:show-details="true"/>
                <table:data-pilot-member table:name="bl_fw_statistic_dump" table:display="true" table:show-details="true"/>
                <table:data-pilot-member table:name="bl60x_fw_dump_statistic" table:display="true" table:show-details="true"/>
                <table:data-pilot-member table:name="ke_evt_schedule" table:display="true" table:show-details="true"/>
                <table:data-pilot-member table:name="ke_init" table:display="true" table:show-details="true"/>
                <table:data-pilot-member table:name="ke_mem_init" table:display="true" table:show-details="true"/>
                <table:data-pilot-member table:name="ke_malloc" table:display="true" table:show-details="true"/>
                <table:data-pilot-member table:name="ke_free" table:display="true" table:show-details="true"/>
                <table:data-pilot-member table:name="ke_msg_alloc" table:display="true" table:show-details="true"/>
                <table:data-pilot-member table:name="ke_msg_send" table:display="true" table:show-details="true"/>
                <table:data-pilot-member table:name="ke_msg_send_basic" table:display="true" table:show-details="true"/>
                <table:data-pilot-member table:name="ke_msg_forward_and_change_id" table:display="true" table:show-details="true"/>
                <table:data-pilot-member table:name="ke_msg_free" table:display="true" table:show-details="true"/>
                <table:data-pilot-member table:name="cmp_dest_id" table:display="true" table:show-details="true"/>
                <table:data-pilot-member table:name="ke_task_local" table:display="true" table:show-details="true"/>
                <table:data-pilot-member table:name="ke_handler_search" table:display="true" table:show-details="true"/>
                <table:data-pilot-member table:name="ke_state_set" table:display="true" table:show-details="true"/>
                <table:data-pilot-member table:name="ke_state_get" table:display="true" table:show-details="true"/>
                <table:data-pilot-member table:name="ke_task_schedule" table:display="true" table:show-details="true"/>
                <table:data-pilot-member table:name="ke_msg_discard" table:display="true" table:show-details="true"/>
                <table:data-pilot-member table:name="ke_msg_save" table:display="true" table:show-details="true"/>
                <table:data-pilot-member table:name="ke_timer_hw_set" table:display="true" table:show-details="true"/>
                <table:data-pilot-member table:name="cmp_timer_id" table:display="true" table:show-details="true"/>
                <table:data-pilot-member table:name="ke_timer_set" table:display="true" table:show-details="true"/>
                <table:data-pilot-member table:name="ke_timer_clear" table:display="true" table:show-details="true"/>
                <table:data-pilot-member table:name="ke_timer_schedule" table:display="true" table:show-details="true"/>
                <table:data-pilot-member table:name="bl60x_current_time_us" table:display="true" table:show-details="true"/>
                <table:data-pilot-member table:name="mac_ie_find" table:display="true" table:show-details="true"/>
                <table:data-pilot-member table:name="mac_vsie_find" table:display="true" table:show-details="true"/>
                <table:data-pilot-member table:name="GetTxEAPOLBuffer" table:display="true" table:show-details="true"/>
                <table:data-pilot-member table:name="UpdateEAPOLWcbLenAndTransmit" table:display="true" table:show-details="true"/>
                <table:data-pilot-member table:name="keyMgmtProcessMsgExt" table:display="true" table:show-details="true"/>
                <table:data-pilot-member table:name="KeyMgmtInitSta" table:display="true" table:show-details="true"/>
                <table:data-pilot-member table:name="keyMgmtSta_StartSession" table:display="true" table:show-details="true"/>
                <table:data-pilot-member table:name="init_customApp_mibs" table:display="true" table:show-details="true"/>
                <table:data-pilot-member table:name="supplicantIsEnabled" table:display="true" table:show-details="true"/>
                <table:data-pilot-member table:name="supplicantInitSession" table:display="true" table:show-details="true"/>
                <table:data-pilot-member table:name="supplicantDisable" table:display="true" table:show-details="true"/>
                <table:data-pilot-member table:name="supplicantEnable" table:display="true" table:show-details="true"/>
                <table:data-pilot-member table:name="keyMgmtFormatWpaRsnIe" table:display="true" table:show-details="true"/>
                <table:data-pilot-member table:name="GeneratePWKMsg2" table:display="true" table:show-details="true"/>
                <table:data-pilot-member table:name="KeyMgmtStaHsk_Recvd_PWKMsg1" table:display="true" table:show-details="true"/>
                <table:data-pilot-member table:name="supplicantInit" table:display="true" table:show-details="true"/>
                <table:data-pilot-member table:name="allocSupplicantData" table:display="true" table:show-details="true"/>
                <table:data-pilot-member table:name="keyMgmtGetKeySize" table:display="true" table:show-details="true"/>
                <table:data-pilot-member table:name="add_key_to_mac" table:display="true" table:show-details="true"/>
                <table:data-pilot-member table:name="keyMgmtKeyGroupTxDone" table:display="true" table:show-details="true"/>
                <table:data-pilot-member table:name="GenerateGrpMsg2" table:display="true" table:show-details="true"/>
                <table:data-pilot-member table:name="KeyMgmtStaHsk_Recvd_GrpMsg1" table:display="true" table:show-details="true"/>
                <table:data-pilot-member table:name="add_mfp_key_to_mac" table:display="true" table:show-details="true"/>
                <table:data-pilot-member table:name="keyMgmtPlumbPairwiseKey" table:display="true" table:show-details="true"/>
                <table:data-pilot-member table:name="keyMgmtKeyPairwiseTxDone" table:display="true" table:show-details="true"/>
                <table:data-pilot-member table:name="GeneratePWKMsg4" table:display="true" table:show-details="true"/>
                <table:data-pilot-member table:name="KeyMgmtStaHsk_Recvd_PWKMsg3" table:display="true" table:show-details="true"/>
                <table:data-pilot-member table:name="ProcessKeyMgmtDataSta" table:display="true" table:show-details="true"/>
                <table:data-pilot-member table:name="ProcessEAPoLPkt" table:display="true" table:show-details="true"/>
                <table:data-pilot-member table:name="process_rsn_ie" table:display="true" table:show-details="true"/>
                <table:data-pilot-member table:name="process_wpa_ie" table:display="true" table:show-details="true"/>
                <table:data-pilot-member table:name="keyMgmtStaRsnSecuredTimeoutHandler" table:display="true" table:show-details="true"/>
                <table:data-pilot-member table:name="supplicantGenerateRand" table:display="true" table:show-details="true"/>
                <table:data-pilot-member table:name="ComputeEAPOL_MIC" table:display="true" table:show-details="true"/>
                <table:data-pilot-member table:name="keyMgmtGetKeySize_internal" table:display="true" table:show-details="true"/>
                <table:data-pilot-member table:name="isApReplayCounterFresh" table:display="true" table:show-details="true"/>
                <table:data-pilot-member table:name="updateApReplayCounter" table:display="true" table:show-details="true"/>
                <table:data-pilot-member table:name="formEAPOLEthHdr" table:display="true" table:show-details="true"/>
                <table:data-pilot-member table:name="IsEAPOL_MICValid" table:display="true" table:show-details="true"/>
                <table:data-pilot-member table:name="KeyMgmtSta_PopulateEAPOLLengthMic" table:display="true" table:show-details="true"/>
                <table:data-pilot-member table:name="parseKeyKDE" table:display="true" table:show-details="true"/>
                <table:data-pilot-member table:name="parseKeyKDE_DataType" table:display="true" table:show-details="true"/>
                <table:data-pilot-member table:name="parseKeyDataGTK" table:display="true" table:show-details="true"/>
                <table:data-pilot-member table:name="KeyMgmtSta_ApplyKEK" table:display="true" table:show-details="true"/>
                <table:data-pilot-member table:name="KeyMgmtSta_IsRxEAPOLValid" table:display="true" table:show-details="true"/>
                <table:data-pilot-member table:name="KeyMgmtSta_PrepareEAPOLFrame" table:display="true" table:show-details="true"/>
                <table:data-pilot-member table:name="supplicantAkmIsWpaWpa2" table:display="true" table:show-details="true"/>
                <table:data-pilot-member table:name="supplicantAkmIsWpa2" table:display="true" table:show-details="true"/>
                <table:data-pilot-member table:name="supplicantAkmIsWpaWpa2Psk" table:display="true" table:show-details="true"/>
                <table:data-pilot-member table:name="supplicantAkmUsesKdf" table:display="true" table:show-details="true"/>
                <table:data-pilot-member table:name="supplicantConstructContext" table:display="true" table:show-details="true"/>
                <table:data-pilot-member table:name="KeyMgmt_DerivePTK" table:display="true" table:show-details="true"/>
                <table:data-pilot-member table:name="KeyMgmtSta_DeriveKeys" table:display="true" table:show-details="true"/>
                <table:data-pilot-member table:name="SetEAPOLKeyDescTypeVersion" table:display="true" table:show-details="true"/>
                <table:data-pilot-member table:name="GetKeyMsgNonceFromEAPOL" table:display="true" table:show-details="true"/>
                <table:data-pilot-member table:name="ProcessRxEAPOL_PwkMsg3" table:display="true" table:show-details="true"/>
                <table:data-pilot-member table:name="ProcessRxEAPOL_GrpMsg1" table:display="true" table:show-details="true"/>
                <table:data-pilot-member table:name="KeyMgmtResetCounter" table:display="true" table:show-details="true"/>
                <table:data-pilot-member table:name="keyMgmtSta_StartSession_internal" table:display="true" table:show-details="true"/>
                <table:data-pilot-member table:name="KeyMgmtSta_InitSession" table:display="true" table:show-details="true"/>
                <table:data-pilot-member table:name="set_psk" table:display="true" table:show-details="true"/>
                <table:data-pilot-member table:name="remove_psk" table:display="true" table:show-details="true"/>
                <table:data-pilot-member table:name="bl_sha256_crypto_kdf" table:display="true" table:show-details="true"/>
                <table:data-pilot-member table:name="pmkCacheFindPSK" table:display="true" table:show-details="true"/>
                <table:data-pilot-member table:name="pmkCacheSetPassphrase" table:display="true" table:show-details="true"/>
                <table:data-pilot-member table:name="pmkCacheInit" table:display="true" table:show-details="true"/>
                <table:data-pilot-member table:name="pmkCacheRomInit" table:display="true" table:show-details="true"/>
                <table:data-pilot-member table:name="pmkCacheNewElement" table:display="true" table:show-details="true"/>
                <table:data-pilot-member table:name="pmkCacheUpdateReplacementRank" table:display="true" table:show-details="true"/>
                <table:data-pilot-member table:name="pmkCacheFindPSKElement" table:display="true" table:show-details="true"/>
                <table:data-pilot-member table:name="pmkCacheAddPSK" table:display="true" table:show-details="true"/>
                <table:data-pilot-member table:name="pmkCacheDeletePSK" table:display="true" table:show-details="true"/>
                <table:data-pilot-member table:name="pmkCacheGetHexNibble" table:display="true" table:show-details="true"/>
                <table:data-pilot-member table:name="pmkCacheGeneratePSK" table:display="true" table:show-details="true"/>
                <table:data-pilot-member table:name="prepare_key" table:display="true" table:show-details="true"/>
                <table:data-pilot-member table:name="rc4" table:display="true" table:show-details="true"/>
                <table:data-pilot-member table:name="RC4_Encrypt" table:display="true" table:show-details="true"/>
                <table:data-pilot-member table:name="sha256_compress" table:display="true" table:show-details="true"/>
                <table:data-pilot-member table:name="sha256_init" table:display="true" table:show-details="true"/>
                <table:data-pilot-member table:name="sha256_vector" table:display="true" table:show-details="true"/>
                <table:data-pilot-member table:name="hmac_sha256_vector" table:display="true" table:show-details="true"/>
                <table:data-pilot-member table:name="KeyMgmtInit" table:display="true" table:show-details="true"/>
                <table:data-pilot-member table:name="PrepDefaultEapolMsg" table:display="true" table:show-details="true"/>
                <table:data-pilot-member table:name="GeneratePWKMsg1" table:display="true" table:show-details="true"/>
                <table:data-pilot-member table:name="GeneratePWKMsg3" table:display="true" table:show-details="true"/>
                <table:data-pilot-member table:name="ProcessPWKMsg4" table:display="true" table:show-details="true"/>
                <table:data-pilot-member table:name="GenerateApEapolMsg" table:display="true" table:show-details="true"/>
                <table:data-pilot-member table:name="ProcessPWKMsg2" table:display="true" table:show-details="true"/>
                <table:data-pilot-member table:name="SendEAPOLMsgUsingBufDesc" table:display="true" table:show-details="true"/>
                <table:data-pilot-member table:name="ProcessKeyMgmtDataAp" table:display="true" table:show-details="true"/>
                <table:data-pilot-member table:name="InitStaKeyInfo" table:display="true" table:show-details="true"/>
                <table:data-pilot-member table:name="RemoveAPKeyInfo" table:display="true" table:show-details="true"/>
                <table:data-pilot-member table:name="InitGroupKey" table:display="true" table:show-details="true"/>
                <table:data-pilot-member table:name="GenerateGTK_internal" table:display="true" table:show-details="true"/>
                <table:data-pilot-member table:name="PopulateKeyMsg" table:display="true" table:show-details="true"/>
                <table:data-pilot-member table:name="prepareKDE" table:display="true" table:show-details="true"/>
                <table:data-pilot-member table:name="Encrypt_keyData" table:display="true" table:show-details="true"/>
                <table:data-pilot-member table:name="KeyMgmtAp_DerivePTK" table:display="true" table:show-details="true"/>
                <table:data-pilot-member table:name="KeyData_CopyWPAWP2" table:display="true" table:show-details="true"/>
                <table:data-pilot-member table:name="KeyData_UpdateKeyMaterial" table:display="true" table:show-details="true"/>
                <table:data-pilot-member table:name="ROM_InitGTK" table:display="true" table:show-details="true"/>
                <table:data-pilot-member table:name="InitKeyMgmtInfo" table:display="true" table:show-details="true"/>
                <table:data-pilot-member table:name="cm_GetApInfo" table:display="true" table:show-details="true"/>
                <table:data-pilot-member table:name="cm_GetApData" table:display="true" table:show-details="true"/>
                <table:data-pilot-member table:name="cm_AllocAPResources" table:display="true" table:show-details="true"/>
                <table:data-pilot-member table:name="cm_AllocResources" table:display="true" table:show-details="true"/>
                <table:data-pilot-member table:name="cm_DeleteConnection" table:display="true" table:show-details="true"/>
                <table:data-pilot-member table:name="cm_SetPeerAddr" table:display="true" table:show-details="true"/>
                <table:data-pilot-member table:name="cm_SetComData" table:display="true" table:show-details="true"/>
                <table:data-pilot-member table:name="assert_rec" table:display="true" table:show-details="true"/>
                <table:data-pilot-member table:name="assert_err" table:display="true" table:show-details="true"/>
                <table:data-pilot-member table:name="assert_warn" table:display="true" table:show-details="true"/>
                <table:data-pilot-member table:name="coex_dump_pta" table:display="true" table:show-details="true"/>
                <table:data-pilot-member table:name="coex_dump_wifi" table:display="true" table:show-details="true"/>
                <table:data-pilot-member table:name="coex_wifi_rf_forece_enable" table:display="true" table:show-details="true"/>
                <table:data-pilot-member table:name="coex_wifi_pti_forece_enable" table:display="true" table:show-details="true"/>
                <table:data-pilot-member table:name="coex_wifi_pta_forece_enable" table:display="true" table:show-details="true"/>
                <table:data-pilot-member table:name="wifi_main" table:display="true" table:show-details="true"/>
                <table:data-pilot-member table:name="ipc_emb_notify" table:display="true" table:show-details="true"/>
                <table:data-pilot-member table:name="ipc_emb_wait" table:display="true" table:show-details="true"/>
                <table:data-pilot-member table:name="ipc_emb_init" table:display="true" table:show-details="true"/>
                <table:data-pilot-member table:name="ipc_emb_tx_irq" table:display="true" table:show-details="true"/>
                <table:data-pilot-member table:name="ipc_emb_tx_evt" table:display="true" table:show-details="true"/>
                <table:data-pilot-member table:name="ipc_emb_cfmback_irq" table:display="true" table:show-details="true"/>
                <table:data-pilot-member table:name="ipc_emb_txcfm_ind" table:display="true" table:show-details="true"/>
                <table:data-pilot-member table:name="ipc_emb_msg_irq" table:display="true" table:show-details="true"/>
                <table:data-pilot-member table:name="ipc_emb_msg_evt" table:display="true" table:show-details="true"/>
                <table:data-pilot-member table:name="ipc_emb_msg_dma_int_handler" table:display="true" table:show-details="true"/>
                <table:data-pilot-member table:name="ipc_emb_dbg_dma_int_handler" table:display="true" table:show-details="true"/>
                <table:data-pilot-member table:name="ipc_emb_dump" table:display="true" table:show-details="true"/>
                <table:data-pilot-member table:name="rf_set_channel" table:display="true" table:show-details="true"/>
                <table:data-pilot-member table:name="rf_dump_status" table:display="true" table:show-details="true"/>
                <table:data-pilot-member table:name="mdm_txcbwmax_setf" table:display="true" table:show-details="true"/>
                <table:data-pilot-member table:name="phy_config_rxgain" table:display="true" table:show-details="true"/>
                <table:data-pilot-member table:name="agc_config" table:display="true" table:show-details="true"/>
                <table:data-pilot-member table:name="mdm_reset" table:display="true" table:show-details="true"/>
                <table:data-pilot-member table:name="phy_powroffset_set" table:display="true" table:show-details="true"/>
                <table:data-pilot-member table:name="phy_hw_set_channel" table:display="true" table:show-details="true"/>
                <table:data-pilot-member table:name="phy_get_channel" table:display="true" table:show-details="true"/>
                <table:data-pilot-member table:name="phy_set_channel" table:display="true" table:show-details="true"/>
                <table:data-pilot-member table:name="phy_get_version" table:display="true" table:show-details="true"/>
                <table:data-pilot-member table:name="phy_vht_supported" table:display="true" table:show-details="true"/>
                <table:data-pilot-member table:name="phy_init" table:display="true" table:show-details="true"/>
                <table:data-pilot-member table:name="phy_get_nss" table:display="true" table:show-details="true"/>
                <table:data-pilot-member table:name="phy_get_ntx" table:display="true" table:show-details="true"/>
                <table:data-pilot-member table:name="phy_stop" table:display="true" table:show-details="true"/>
                <table:data-pilot-member table:name="phy_ldpc_tx_supported" table:display="true" table:show-details="true"/>
                <table:data-pilot-member table:name="phy_get_mac_freq" table:display="true" table:show-details="true"/>
                <table:data-pilot-member table:name="phy_get_rf_gain_idx" table:display="true" table:show-details="true"/>
                <table:data-pilot-member table:name="phy_get_rf_gain_capab" table:display="true" table:show-details="true"/>
                <table:data-pilot-member table:name="mpif_clk_init" table:display="true" table:show-details="true"/>
                <table:data-pilot-member table:name="phy_mdm_isr" table:display="true" table:show-details="true"/>
                <table:data-pilot-member table:name="phy_rc_isr" table:display="true" table:show-details="true"/>
                <table:data-pilot-member table:name="pa_init" table:display="true" table:show-details="true"/>
                <table:data-pilot-member table:name="pa_input" table:display="true" table:show-details="true"/>
                <table:data-pilot-member table:name="pa_adapt" table:display="true" table:show-details="true"/>
                <table:data-pilot-member table:name="hal_get_capcode" table:display="true" table:show-details="true"/>
                <table:data-pilot-member table:name="hal_set_capcode" table:display="true" table:show-details="true"/>
                <table:data-pilot-member table:name="hal_get_temperature" table:display="true" table:show-details="true"/>
                <table:data-pilot-member table:name="hal_set_temperature" table:display="true" table:show-details="true"/>
                <table:data-pilot-member table:name="trpc_update_power" table:display="true" table:show-details="true"/>
                <table:data-pilot-member table:name="trpc_power_get" table:display="true" table:show-details="true"/>
                <table:data-pilot-member table:name="trpc_update_power_11b" table:display="true" table:show-details="true"/>
                <table:data-pilot-member table:name="trpc_update_power_11g" table:display="true" table:show-details="true"/>
                <table:data-pilot-member table:name="trpc_update_power_11n" table:display="true" table:show-details="true"/>
                <table:data-pilot-member table:name="trpc_init" table:display="true" table:show-details="true"/>
                <table:data-pilot-member table:name="trpc_get_rf_max_power" table:display="true" table:show-details="true"/>
                <table:data-pilot-member table:name="trpc_get_rf_min_power" table:display="true" table:show-details="true"/>
                <table:data-pilot-member table:name="trpc_get_power_idx" table:display="true" table:show-details="true"/>
                <table:data-pilot-member table:name="trpc_get_default_power_idx" table:display="true" table:show-details="true"/>
                <table:data-pilot-member table:name="trpc_update_vs_channel" table:display="true" table:show-details="true"/>
                <table:data-pilot-member table:name="trpc_update_vs_temperature" table:display="true" table:show-details="true"/>
                <table:data-pilot-member table:name="phy_tcal_reset" table:display="true" table:show-details="true"/>
                <table:data-pilot-member table:name="phy_tcal_start" table:display="true" table:show-details="true"/>
                <table:data-pilot-member table:name="phy_tcal_txpwr" table:display="true" table:show-details="true"/>
                <table:data-pilot-member table:name="phy_tcal_handle" table:display="true" table:show-details="true"/>
                <table:data-pilot-member table:name="phy_tcal_callback" table:display="true" table:show-details="true"/>
                <table:data-pilot-member table:name="rf_fsm_ctrl_en_setf" table:display="true" table:show-details="true"/>
                <table:data-pilot-member table:name="rf_fsm_st_dbg_en_setf" table:display="true" table:show-details="true"/>
                <table:data-pilot-member table:name="rf_tx_dvga_gain_qdb_gc3_setf" table:display="true" table:show-details="true"/>
                <table:data-pilot-member table:name="rf_tx_dvga_gain_qdb_gc2_setf" table:display="true" table:show-details="true"/>
                <table:data-pilot-member table:name="rf_tx_dvga_gain_qdb_gc1_setf" table:display="true" table:show-details="true"/>
                <table:data-pilot-member table:name="rf_tx_dvga_gain_qdb_gc0_setf" table:display="true" table:show-details="true"/>
                <table:data-pilot-member table:name="rf_tx_dvga_gain_qdb_gc7_setf" table:display="true" table:show-details="true"/>
                <table:data-pilot-member table:name="rf_tx_dvga_gain_qdb_gc6_setf" table:display="true" table:show-details="true"/>
                <table:data-pilot-member table:name="rf_tx_dvga_gain_qdb_gc5_setf" table:display="true" table:show-details="true"/>
                <table:data-pilot-member table:name="rf_tx_dvga_gain_qdb_gc4_setf" table:display="true" table:show-details="true"/>
                <table:data-pilot-member table:name="rf_tx_dvga_gain_qdb_gc11_setf" table:display="true" table:show-details="true"/>
                <table:data-pilot-member table:name="rf_tx_dvga_gain_qdb_gc10_setf" table:display="true" table:show-details="true"/>
                <table:data-pilot-member table:name="rf_tx_dvga_gain_qdb_gc9_setf" table:display="true" table:show-details="true"/>
                <table:data-pilot-member table:name="rf_tx_dvga_gain_qdb_gc8_setf" table:display="true" table:show-details="true"/>
                <table:data-pilot-member table:name="rf_tx_dvga_gain_qdb_gc15_setf" table:display="true" table:show-details="true"/>
                <table:data-pilot-member table:name="rf_tx_dvga_gain_qdb_gc14_setf" table:display="true" table:show-details="true"/>
                <table:data-pilot-member table:name="rf_tx_dvga_gain_qdb_gc13_setf" table:display="true" table:show-details="true"/>
                <table:data-pilot-member table:name="rf_tx_dvga_gain_qdb_gc12_setf" table:display="true" table:show-details="true"/>
                <table:data-pilot-member table:name="wait_us" table:display="true" table:show-details="true"/>
                <table:data-pilot-member table:name="_print_channel_info" table:display="true" table:show-details="true"/>
                <table:data-pilot-member table:name="rfc_init" table:display="true" table:show-details="true"/>
                <table:data-pilot-member table:name="rfc_rxdfe_set_notch0" table:display="true" table:show-details="true"/>
                <table:data-pilot-member table:name="rfc_config_channel" table:display="true" table:show-details="true"/>
                <table:data-pilot-member table:name="rfc_coex_force_to" table:display="true" table:show-details="true"/>
                <table:data-pilot-member table:name="rfc_get_power_level" table:display="true" table:show-details="true"/>
                <table:data-pilot-member table:name="rfc_apply_tx_dvga" table:display="true" table:show-details="true"/>
                <table:data-pilot-member table:name="rfc_apply_tx_power_offset" table:display="true" table:show-details="true"/>
                <table:data-pilot-member table:name="rf_pri_set_gain_table_regs" table:display="true" table:show-details="true"/>
                <table:data-pilot-member table:name="rf_pri_manu_pu" table:display="true" table:show-details="true"/>
                <table:data-pilot-member table:name="rf_pri_save_state_for_cal" table:display="true" table:show-details="true"/>
                <table:data-pilot-member table:name="rf_pri_restore_state_for_cal" table:display="true" table:show-details="true"/>
                <table:data-pilot-member table:name="rf_pri_singen_start" table:display="true" table:show-details="true"/>
                <table:data-pilot-member table:name="rf_pri_pm_pwr" table:display="true" table:show-details="true"/>
                <table:data-pilot-member table:name="rf_pri_start_txdfe" table:display="true" table:show-details="true"/>
                <table:data-pilot-member table:name="rf_pri_pm_pwr_avg" table:display="true" table:show-details="true"/>
                <table:data-pilot-member table:name="rf_pri_txcal_config_hw" table:display="true" table:show-details="true"/>
                <table:data-pilot-member table:name="rf_pri_fcal_meas" table:display="true" table:show-details="true"/>
                <table:data-pilot-member table:name="rf_pri_rccal_config" table:display="true" table:show-details="true"/>
                <table:data-pilot-member table:name="rf_pri_txcal_config" table:display="true" table:show-details="true"/>
                <table:data-pilot-member table:name="rf_pri_txcal_search_core" table:display="true" table:show-details="true"/>
                <table:data-pilot-member table:name="rf_pri_singen_config" table:display="true" table:show-details="true"/>
                <table:data-pilot-member table:name="rf_pri_rccal_iq" table:display="true" table:show-details="true"/>
                <table:data-pilot-member table:name="rf_pri_config_channel" table:display="true" table:show-details="true"/>
                <table:data-pilot-member table:name="rf_pri_roscal_iq" table:display="true" table:show-details="true"/>
                <table:data-pilot-member table:name="rf_pri_chipv" table:display="true" table:show-details="true"/>
                <table:data-pilot-member table:name="rf_pri_update_tx_power_offset" table:display="true" table:show-details="true"/>
                <table:data-pilot-member table:name="rf_pri_get_notch_param" table:display="true" table:show-details="true"/>
                <table:data-pilot-member table:name="rf_pri_update_param" table:display="true" table:show-details="true"/>
                <table:data-pilot-member table:name="rf_pri_xtalfreq" table:display="true" table:show-details="true"/>
                <table:data-pilot-member table:name="rf_pri_get_vco_freq_cw" table:display="true" table:show-details="true"/>
                <table:data-pilot-member table:name="rf_pri_get_vco_idac_cw" table:display="true" table:show-details="true"/>
                <table:data-pilot-member table:name="rf_pri_get_txgain_max" table:display="true" table:show-details="true"/>
                <table:data-pilot-member table:name="rf_pri_get_txgain_min" table:display="true" table:show-details="true"/>
                <table:data-pilot-member table:name="rf_pri_get_txgain_index" table:display="true" table:show-details="true"/>
                <table:data-pilot-member table:name="rf_pri_query_txgain_table" table:display="true" table:show-details="true"/>
                <table:data-pilot-member table:name="rf_pri_update_dvga_os" table:display="true" table:show-details="true"/>
                <table:data-pilot-member table:name="rf_pri_tx_gain_comp" table:display="true" table:show-details="true"/>
                <table:data-pilot-member table:name="rf_pri_txcal" table:display="true" table:show-details="true"/>
                <table:data-pilot-member table:name="rf_pri_roscal" table:display="true" table:show-details="true"/>
                <table:data-pilot-member table:name="rf_pri_rccal" table:display="true" table:show-details="true"/>
                <table:data-pilot-member table:name="rf_pri_lo_acal" table:display="true" table:show-details="true"/>
                <table:data-pilot-member table:name="rf_pri_fcal" table:display="true" table:show-details="true"/>
                <table:data-pilot-member table:name="rf_pri_full_cal" table:display="true" table:show-details="true"/>
                <table:data-pilot-member table:name="rf_pri_restore_cal_reg" table:display="true" table:show-details="true"/>
                <table:data-pilot-member table:name="rf_pri_init" table:display="true" table:show-details="true"/>
                <table:data-pilot-member table:name="rf_pri_update_power_offset" table:display="true" table:show-details="true"/>
                <table:data-pilot-member table:name="phyif_utils_decode" table:display="true" table:show-details="true"/>
                <table:data-pilot-member table:name="sysctrl_init" table:display="true" table:show-details="true"/>
                <table:data-pilot-member table:name="intc_spurious" table:display="true" table:show-details="true"/>
                <table:data-pilot-member table:name="intc_enable_irq" table:display="true" table:show-details="true"/>
                <table:data-pilot-member table:name="intc_init" table:display="true" table:show-details="true"/>
                <table:data-pilot-member table:name="mac_irq" table:display="true" table:show-details="true"/>
                <table:data-pilot-member table:name="bl_irq_handler" table:display="true" table:show-details="true"/>
                <table:data-pilot-member table:name="chan_get_next_chan" table:display="true" table:show-details="true"/>
                <table:data-pilot-member table:name="chan_conn_less_delay_prog" table:display="true" table:show-details="true"/>
                <table:data-pilot-member table:name="chan_upd_nb_rem_slots" table:display="true" table:show-details="true"/>
                <table:data-pilot-member table:name="chan_tbtt_detect_conflict" table:display="true" table:show-details="true"/>
                <table:data-pilot-member table:name="chan_tbtt_insert" table:display="true" table:show-details="true"/>
                <table:data-pilot-member table:name="chan_upd_ctxt_status" table:display="true" table:show-details="true"/>
                <table:data-pilot-member table:name="chan_switch_start" table:display="true" table:show-details="true"/>
                <table:data-pilot-member table:name="chan_conn_less_delay_evt" table:display="true" table:show-details="true"/>
                <table:data-pilot-member table:name="chan_tbtt_switch_evt" table:display="true" table:show-details="true"/>
                <table:data-pilot-member table:name="chan_tbtt_schedule" table:display="true" table:show-details="true"/>
                <table:data-pilot-member table:name="chan_cde_evt" table:display="true" table:show-details="true"/>
                <table:data-pilot-member table:name="chan_pre_switch_channel" table:display="true" table:show-details="true"/>
                <table:data-pilot-member table:name="chan_goto_idle_cb" table:display="true" table:show-details="true"/>
                <table:data-pilot-member table:name="chan_tx_cfm" table:display="true" table:show-details="true"/>
                <table:data-pilot-member table:name="chan_ctxt_op_evt" table:display="true" table:show-details="true"/>
                <table:data-pilot-member table:name="chan_init" table:display="true" table:show-details="true"/>
                <table:data-pilot-member table:name="chan_scan_req" table:display="true" table:show-details="true"/>
                <table:data-pilot-member table:name="chan_roc_req" table:display="true" table:show-details="true"/>
                <table:data-pilot-member table:name="chan_ctxt_add" table:display="true" table:show-details="true"/>
                <table:data-pilot-member table:name="chan_ctxt_del" table:display="true" table:show-details="true"/>
                <table:data-pilot-member table:name="chan_ctxt_update" table:display="true" table:show-details="true"/>
                <table:data-pilot-member table:name="chan_tbtt_switch_update" table:display="true" table:show-details="true"/>
                <table:data-pilot-member table:name="chan_bcn_to_evt" table:display="true" table:show-details="true"/>
                <table:data-pilot-member table:name="chan_bcn_detect_start" table:display="true" table:show-details="true"/>
                <table:data-pilot-member table:name="chan_is_on_channel" table:display="true" table:show-details="true"/>
                <table:data-pilot-member table:name="chan_is_tx_allowed" table:display="true" table:show-details="true"/>
                <table:data-pilot-member table:name="chan_is_on_operational_channel" table:display="true" table:show-details="true"/>
                <table:data-pilot-member table:name="chan_update_tx_power" table:display="true" table:show-details="true"/>
                <table:data-pilot-member table:name="chan_ctxt_link" table:display="true" table:show-details="true"/>
                <table:data-pilot-member table:name="chan_ctxt_unlink" table:display="true" table:show-details="true"/>
                <table:data-pilot-member table:name="hal_dma_init" table:display="true" table:show-details="true"/>
                <table:data-pilot-member table:name="hal_dma_push" table:display="true" table:show-details="true"/>
                <table:data-pilot-member table:name="hal_dma_evt" table:display="true" table:show-details="true"/>
                <table:data-pilot-member table:name="blmac_soft_reset_getf" table:display="true" table:show-details="true"/>
                <table:data-pilot-member table:name="blmac_wt_2_crypt_clk_ratio_setf" table:display="true" table:show-details="true"/>
                <table:data-pilot-member table:name="blmac_rx_flow_cntrl_en_setf" table:display="true" table:show-details="true"/>
                <table:data-pilot-member table:name="blmac_key_sto_ram_reset_setf" table:display="true" table:show-details="true"/>
                <table:data-pilot-member table:name="hal_machw_idle_req" table:display="true" table:show-details="true"/>
                <table:data-pilot-member table:name="hal_machw_stop" table:display="true" table:show-details="true"/>
                <table:data-pilot-member table:name="hal_machw_init" table:display="true" table:show-details="true"/>
                <table:data-pilot-member table:name="hal_machw_disable_int" table:display="true" table:show-details="true"/>
                <table:data-pilot-member table:name="hal_machw_reset" table:display="true" table:show-details="true"/>
                <table:data-pilot-member table:name="hal_machw_search_addr" table:display="true" table:show-details="true"/>
                <table:data-pilot-member table:name="hal_machw_monitor_mode" table:display="true" table:show-details="true"/>
                <table:data-pilot-member table:name="hal_machw_sleep_check" table:display="true" table:show-details="true"/>
                <table:data-pilot-member table:name="hal_machw_gen_handler" table:display="true" table:show-details="true"/>
                <table:data-pilot-member table:name="hal_mib_dump" table:display="true" table:show-details="true"/>
                <table:data-pilot-member table:name="mm_monitor_channel_req_handler" table:display="true" table:show-details="true"/>
                <table:data-pilot-member table:name="mm_monitor_enable_req_handler" table:display="true" table:show-details="true"/>
                <table:data-pilot-member table:name="mm_cfg_rssi_req_handler" table:display="true" table:show-details="true"/>
                <table:data-pilot-member table:name="mm_set_ps_options_req_handler" table:display="true" table:show-details="true"/>
                <table:data-pilot-member table:name="mm_tim_update_req_handler" table:display="true" table:show-details="true"/>
                <table:data-pilot-member table:name="mm_bcn_change_req_handler" table:display="true" table:show-details="true"/>
                <table:data-pilot-member table:name="mm_remain_on_channel_req_handler" table:display="true" table:show-details="true"/>
                <table:data-pilot-member table:name="mm_sta_del_req_handler" table:display="true" table:show-details="true"/>
                <table:data-pilot-member table:name="mm_sta_add_req_handler" table:display="true" table:show-details="true"/>
                <table:data-pilot-member table:name="mm_key_del_req_handler" table:display="true" table:show-details="true"/>
                <table:data-pilot-member table:name="mm_key_add_req_handler" table:display="true" table:show-details="true"/>
                <table:data-pilot-member table:name="mm_set_power_req_handler" table:display="true" table:show-details="true"/>
                <table:data-pilot-member table:name="mm_set_idle_req_handler" table:display="true" table:show-details="true"/>
                <table:data-pilot-member table:name="mm_reset_req_handler" table:display="true" table:show-details="true"/>
                <table:data-pilot-member table:name="mm_version_req_handler" table:display="true" table:show-details="true"/>
                <table:data-pilot-member table:name="mm_start_req_handler" table:display="true" table:show-details="true"/>
                <table:data-pilot-member table:name="mm_set_ps_mode_req_handler" table:display="true" table:show-details="true"/>
                <table:data-pilot-member table:name="mm_force_idle_req_handler" table:display="true" table:show-details="true"/>
                <table:data-pilot-member table:name="mm_hw_config_handler" table:display="true" table:show-details="true"/>
                <table:data-pilot-member table:name="bl60x_edca_get" table:display="true" table:show-details="true"/>
                <table:data-pilot-member table:name="bl_init" table:display="true" table:show-details="true"/>
                <table:data-pilot-member table:name="bl_reset_evt" table:display="true" table:show-details="true"/>
                <table:data-pilot-member table:name="bl_sleep" table:display="true" table:show-details="true"/>
                <table:data-pilot-member table:name="bl_nap_calculate" table:display="true" table:show-details="true"/>
                <table:data-pilot-member table:name="rx_swdesc_init" table:display="true" table:show-details="true"/>
                <table:data-pilot-member table:name="scan_cancel_req_handler" table:display="true" table:show-details="true"/>
                <table:data-pilot-member table:name="scan_start_req_handler" table:display="true" table:show-details="true"/>
                <table:data-pilot-member table:name="mm_scan_channel_end_ind_handler" table:display="true" table:show-details="true"/>
                <table:data-pilot-member table:name="mm_scan_channel_start_ind_handler" table:display="true" table:show-details="true"/>
                <table:data-pilot-member table:name="txl_buffer_reinit" table:display="true" table:show-details="true"/>
                <table:data-pilot-member table:name="txl_buffer_init" table:display="true" table:show-details="true"/>
                <table:data-pilot-member table:name="txl_buffer_reset" table:display="true" table:show-details="true"/>
                <table:data-pilot-member table:name="txl_buffer_alloc" table:display="true" table:show-details="true"/>
                <table:data-pilot-member table:name="txl_buffer_update_thd" table:display="true" table:show-details="true"/>
                <table:data-pilot-member table:name="txl_cfm_init" table:display="true" table:show-details="true"/>
                <table:data-pilot-member table:name="txl_cfm_push" table:display="true" table:show-details="true"/>
                <table:data-pilot-member table:name="txl_cfm_evt" table:display="true" table:show-details="true"/>
                <table:data-pilot-member table:name="txl_cfm_flush" table:display="true" table:show-details="true"/>
                <table:data-pilot-member table:name="txl_cfm_dma_int_handler" table:display="true" table:show-details="true"/>
                <table:data-pilot-member table:name="txl_cfm_dump" table:display="true" table:show-details="true"/>
                <table:data-pilot-member table:name="bam_init" table:display="true" table:show-details="true"/>
                <table:data-pilot-member table:name="bam_send_air_action_frame" table:display="true" table:show-details="true"/>
                <table:data-pilot-member table:name="rxu_mgt_ind_handler" table:display="true" table:show-details="true"/>
                <table:data-pilot-member table:name="co_pack8p" table:display="true" table:show-details="true"/>
                <table:data-pilot-member table:name="phy_freq_to_channel" table:display="true" table:show-details="true"/>
                <table:data-pilot-member table:name="phy_channel_to_freq" table:display="true" table:show-details="true"/>
                <table:data-pilot-member table:name="me_add_ie_ssid" table:display="true" table:show-details="true"/>
                <table:data-pilot-member table:name="me_add_ie_supp_rates" table:display="true" table:show-details="true"/>
                <table:data-pilot-member table:name="me_add_ie_ext_supp_rates" table:display="true" table:show-details="true"/>
                <table:data-pilot-member table:name="me_add_ie_ds" table:display="true" table:show-details="true"/>
                <table:data-pilot-member table:name="me_add_ie_erp" table:display="true" table:show-details="true"/>
                <table:data-pilot-member table:name="me_add_ie_rsn" table:display="true" table:show-details="true"/>
                <table:data-pilot-member table:name="me_add_ie_wpa" table:display="true" table:show-details="true"/>
                <table:data-pilot-member table:name="me_add_ie_tim" table:display="true" table:show-details="true"/>
                <table:data-pilot-member table:name="me_add_ie_ht_capa" table:display="true" table:show-details="true"/>
                <table:data-pilot-member table:name="me_add_ie_ht_oper" table:display="true" table:show-details="true"/>
                <table:data-pilot-member table:name="me_build_authenticate" table:display="true" table:show-details="true"/>
                <table:data-pilot-member table:name="me_build_deauthenticate" table:display="true" table:show-details="true"/>
                <table:data-pilot-member table:name="me_build_associate_req" table:display="true" table:show-details="true"/>
                <table:data-pilot-member table:name="me_build_add_ba_req" table:display="true" table:show-details="true"/>
                <table:data-pilot-member table:name="me_build_add_ba_rsp" table:display="true" table:show-details="true"/>
                <table:data-pilot-member table:name="me_build_del_ba" table:display="true" table:show-details="true"/>
                <table:data-pilot-member table:name="me_extract_rate_set" table:display="true" table:show-details="true"/>
                <table:data-pilot-member table:name="me_extract_power_constraint" table:display="true" table:show-details="true"/>
                <table:data-pilot-member table:name="me_extract_country_reg" table:display="true" table:show-details="true"/>
                <table:data-pilot-member table:name="me_extract_mobility_domain" table:display="true" table:show-details="true"/>
                <table:data-pilot-member table:name="me_extract_csa" table:display="true" table:show-details="true"/>
                <table:data-pilot-member table:name="me_build_beacon" table:display="true" table:show-details="true"/>
                <table:data-pilot-member table:name="me_build_probe_rsp" table:display="true" table:show-details="true"/>
                <table:data-pilot-member table:name="me_build_associate_rsp" table:display="true" table:show-details="true"/>
                <table:data-pilot-member table:name="me_rc_set_rate_req_handler" table:display="true" table:show-details="true"/>
                <table:data-pilot-member table:name="me_rc_stats_req_handler" table:display="true" table:show-details="true"/>
                <table:data-pilot-member table:name="me_traffic_ind_req_handler" table:display="true" table:show-details="true"/>
                <table:data-pilot-member table:name="me_sta_del_req_handler" table:display="true" table:show-details="true"/>
                <table:data-pilot-member table:name="me_set_control_port_req_handler" table:display="true" table:show-details="true"/>
                <table:data-pilot-member table:name="me_chan_config_req_handler" table:display="true" table:show-details="true"/>
                <table:data-pilot-member table:name="mm_set_ps_mode_cfm_handler" table:display="true" table:show-details="true"/>
                <table:data-pilot-member table:name="mm_set_idle_cfm_handler" table:display="true" table:show-details="true"/>
                <table:data-pilot-member table:name="me_config_req_handler" table:display="true" table:show-details="true"/>
                <table:data-pilot-member table:name="me_set_ps_disable_req_handler" table:display="true" table:show-details="true"/>
                <table:data-pilot-member table:name="me_set_active_req_handler" table:display="true" table:show-details="true"/>
                <table:data-pilot-member table:name="me_sta_add_req_handler" table:display="true" table:show-details="true"/>
                <table:data-pilot-member table:name="cfm_raw_send" table:display="true" table:show-details="true"/>
                <table:data-pilot-member table:name="scanu_raw_send_req_handler" table:display="true" table:show-details="true"/>
                <table:data-pilot-member table:name="scanu_join_req_handler" table:display="true" table:show-details="true"/>
                <table:data-pilot-member table:name="scanu_start_req_handler" table:display="true" table:show-details="true"/>
                <table:data-pilot-member table:name="scan_done_ind_handler" table:display="true" table:show-details="true"/>
                <table:data-pilot-member table:name="scan_start_cfm_handler" table:display="true" table:show-details="true"/>
                <table:data-pilot-member table:name="me_set_ps_disable_cfm_handler" table:display="true" table:show-details="true"/>
                <table:data-pilot-member table:name="mm_bss_param_setting_handler" table:display="true" table:show-details="true"/>
                <table:data-pilot-member table:name="sm_rsp_timeout_ind_handler" table:display="true" table:show-details="true"/>
                <table:data-pilot-member table:name="scanu_start_cfm_handler" table:display="true" table:show-details="true"/>
                <table:data-pilot-member table:name="mm_connection_loss_ind_handler" table:display="true" table:show-details="true"/>
                <table:data-pilot-member table:name="scanu_join_cfm_handler" table:display="true" table:show-details="true"/>
                <table:data-pilot-member table:name="sm_connect_req_handler" table:display="true" table:show-details="true"/>
                <table:data-pilot-member table:name="mm_set_vif_state_cfm_handler" table:display="true" table:show-details="true"/>
                <table:data-pilot-member table:name="me_set_active_cfm_handler" table:display="true" table:show-details="true"/>
                <table:data-pilot-member table:name="mm_sta_add_cfm_handler" table:display="true" table:show-details="true"/>
                <table:data-pilot-member table:name="sm_disconnect_req_handler" table:display="true" table:show-details="true"/>
                <table:data-pilot-member table:name="apm_sta_connect_timeout_ind_handler" table:display="true" table:show-details="true"/>
                <table:data-pilot-member table:name="apm_sta_add_cfm_handler" table:display="true" table:show-details="true"/>
                <table:data-pilot-member table:name="apm_sta_del_req_handler" table:display="true" table:show-details="true"/>
                <table:data-pilot-member table:name="apm_stop_cac_req_handler" table:display="true" table:show-details="true"/>
                <table:data-pilot-member table:name="apm_conf_max_sta_req_handler" table:display="true" table:show-details="true"/>
                <table:data-pilot-member table:name="apm_start_cac_req_handler" table:display="true" table:show-details="true"/>
                <table:data-pilot-member table:name="mm_bcn_change_cfm_handler" table:display="true" table:show-details="true"/>
                <table:data-pilot-member table:name="apm_stop_req_handler" table:display="true" table:show-details="true"/>
                <table:data-pilot-member table:name="apm_start_req_handler" table:display="true" table:show-details="true"/>
                <table:data-pilot-member table:name="hostapd_mgt_ind_handler" table:display="true" table:show-details="true"/>
                <table:data-pilot-member table:name="dump_cfg_entries" table:display="true" table:show-details="true"/>
                <table:data-pilot-member table:name="cfg_start_req_handler" table:display="true" table:show-details="true"/>
                <table:data-pilot-member table:name="dbg_init" table:display="true" table:show-details="true"/>
                <table:data-pilot-member table:name="dbg_test_print" table:display="true" table:show-details="true"/>
                <table:data-pilot-member table:name="dbg_get_sys_stat_req_handler" table:display="true" table:show-details="true"/>
                <table:data-pilot-member table:name="dbg_mem_write_req_handler" table:display="true" table:show-details="true"/>
                <table:data-pilot-member table:name="dbg_mem_read_req_handler" table:display="true" table:show-details="true"/>
                <table:data-pilot-member table:name="dbg_set_sev_filter_req_handler" table:display="true" table:show-details="true"/>
                <table:data-pilot-member table:name="dbg_set_mod_filter_req_handler" table:display="true" table:show-details="true"/>
                <table:data-pilot-member table:name="bl_aes_128" table:display="true" table:show-details="true"/>
                <table:data-pilot-member table:name="xor_128" table:display="true" table:show-details="true"/>
                <table:data-pilot-member table:name="leftshift_onebit" table:display="true" table:show-details="true"/>
                <table:data-pilot-member table:name="generate_subkey" table:display="true" table:show-details="true"/>
                <table:data-pilot-member table:name="padding" table:display="true" table:show-details="true"/>
                <table:data-pilot-member table:name="bl_aes_cmac" table:display="true" table:show-details="true"/>
                <table:data-pilot-member table:name="BL_AES_MEMCMP" table:display="true" table:show-details="true"/>
                <table:data-pilot-member table:name="BL_AES_MEMSET" table:display="true" table:show-details="true"/>
                <table:data-pilot-member table:name="BL_AES_MEMCPY" table:display="true" table:show-details="true"/>
                <table:data-pilot-member table:name="BL_AesEncrypt" table:display="true" table:show-details="true"/>
                <table:data-pilot-member table:name="BL_AesWrap" table:display="true" table:show-details="true"/>
                <table:data-pilot-member table:name="BL_AesUnWrap" table:display="true" table:show-details="true"/>
                <table:data-pilot-member table:name="Bl_hmac_md5" table:display="true" table:show-details="true"/>
                <table:data-pilot-member table:name="Bl_hmac_sha1" table:display="true" table:show-details="true"/>
                <table:data-pilot-member table:name="Bl_PRF" table:display="true" table:show-details="true"/>
                <table:data-pilot-member table:name="wpa_MD5Transform" table:display="true" table:show-details="true"/>
                <table:data-pilot-member table:name="wpa_MD5Init" table:display="true" table:show-details="true"/>
                <table:data-pilot-member table:name="wpa_MD5Update" table:display="true" table:show-details="true"/>
                <table:data-pilot-member table:name="wpa_MD5Final" table:display="true" table:show-details="true"/>
                <table:data-pilot-member table:name="rijndaelKeySetupEnc" table:display="true" table:show-details="true"/>
                <table:data-pilot-member table:name="rijndael_set_key" table:display="true" table:show-details="true"/>
                <table:data-pilot-member table:name="rijndael_decrypt" table:display="true" table:show-details="true"/>
                <table:data-pilot-member table:name="rijndael_encrypt" table:display="true" table:show-details="true"/>
                <table:data-pilot-member table:name="Bl_SHA1ProcessMessageBlock" table:display="true" table:show-details="true"/>
                <table:data-pilot-member table:name="Bl_SHA1Init" table:display="true" table:show-details="true"/>
                <table:data-pilot-member table:name="Bl_SHA1Final" table:display="true" table:show-details="true"/>
                <table:data-pilot-member table:name="Bl_SHA1Update" table:display="true" table:show-details="true"/>
                <table:data-pilot-member table:name="supplicantRestoreDefaults" table:display="true" table:show-details="true"/>
                <table:data-pilot-member table:name="supplicantFuncInit" table:display="true" table:show-details="true"/>
                <table:data-pilot-member table:name="ap_setpsk" table:display="true" table:show-details="true"/>
                <table:data-pilot-member table:name="ap_resetConfiguration" table:display="true" table:show-details="true"/>
                <table:data-pilot-member table:name="InitializeAp" table:display="true" table:show-details="true"/>
                <table:data-pilot-member table:name="bl60x_check_mac_status" table:display="true" table:show-details="true"/>
                <table:data-pilot-member table:name="helper_record_dump" table:display="true" table:show-details="true"/>
                <table:data-pilot-member table:name="helper_record_rc_rf_states" table:display="true" table:show-details="true"/>
                <table:data-pilot-member table:name="helper_record_all_states" table:display="true" table:show-details="true"/>
                <table:data-pilot-member table:name="ipc_emb2app_rawstatus_get" table:display="true" table:show-details="true"/>
                <table:data-pilot-member table:name="ipc_host_init" table:display="true" table:show-details="true"/>
                <table:data-pilot-member table:name="ipc_host_msg_push" table:display="true" table:show-details="true"/>
                <table:data-pilot-member table:name="ipc_host_get_rawstatus" table:display="true" table:show-details="true"/>
                <table:data-pilot-member table:name="ipc_host_txdesc_get" table:display="true" table:show-details="true"/>
                <table:data-pilot-member table:name="ipc_host_txdesc_push" table:display="true" table:show-details="true"/>
                <table:data-pilot-member table:name="ipc_host_irq" table:display="true" table:show-details="true"/>
                <table:data-pilot-member table:name="ipc_host_enable_irq" table:display="true" table:show-details="true"/>
                <table:data-pilot-member table:name="ipc_host_disable_irq_e2a" table:display="true" table:show-details="true"/>
                <table:data-pilot-member table:name="bl_main_disconnect" table:display="true" table:show-details="true"/>
                <table:data-pilot-member table:name="bl_main_powersaving" table:display="true" table:show-details="true"/>
                <table:data-pilot-member table:name="bl_main_denoise" table:display="true" table:show-details="true"/>
                <table:data-pilot-member table:name="bl_main_monitor" table:display="true" table:show-details="true"/>
                <table:data-pilot-member table:name="bl_main_phy_up" table:display="true" table:show-details="true"/>
                <table:data-pilot-member table:name="bl_main_monitor_channel_set" table:display="true" table:show-details="true"/>
                <table:data-pilot-member table:name="bl_main_if_remove" table:display="true" table:show-details="true"/>
                <table:data-pilot-member table:name="bl_main_raw_send" table:display="true" table:show-details="true"/>
                <table:data-pilot-member table:name="bl_main_rate_config" table:display="true" table:show-details="true"/>
                <table:data-pilot-member table:name="bl_main_set_country_code" table:display="true" table:show-details="true"/>
                <table:data-pilot-member table:name="bl_main_get_channel_nums" table:display="true" table:show-details="true"/>
                <table:data-pilot-member table:name="bl_main_if_add" table:display="true" table:show-details="true"/>
                <table:data-pilot-member table:name="bl_main_apm_start" table:display="true" table:show-details="true"/>
                <table:data-pilot-member table:name="bl_main_apm_stop" table:display="true" table:show-details="true"/>
                <table:data-pilot-member table:name="bl_main_apm_sta_cnt_get" table:display="true" table:show-details="true"/>
                <table:data-pilot-member table:name="bl_main_apm_sta_info_get" table:display="true" table:show-details="true"/>
                <table:data-pilot-member table:name="bl_main_apm_sta_delete" table:display="true" table:show-details="true"/>
                <table:data-pilot-member table:name="bl_main_apm_remove_all_sta" table:display="true" table:show-details="true"/>
                <table:data-pilot-member table:name="bl_main_conf_max_sta" table:display="true" table:show-details="true"/>
                <table:data-pilot-member table:name="bl_main_cfg_task_req" table:display="true" table:show-details="true"/>
                <table:data-pilot-member table:name="bl_main_scan" table:display="true" table:show-details="true"/>
                <table:data-pilot-member table:name="bl_cfg80211_connect" table:display="true" table:show-details="true"/>
                <table:data-pilot-member table:name="bl_main_connect" table:display="true" table:show-details="true"/>
                <table:data-pilot-member table:name="bl_main_event_handle" table:display="true" table:show-details="true"/>
                <table:data-pilot-member table:name="bl_main_lowlevel_init" table:display="true" table:show-details="true"/>
                <table:data-pilot-member table:name="bl_main_rtthread_start" table:display="true" table:show-details="true"/>
                <table:data-pilot-member table:name="bl_handle_dynparams" table:display="true" table:show-details="true"/>
                <table:data-pilot-member table:name="bl_send_msg" table:display="true" table:show-details="true"/>
                <table:data-pilot-member table:name="bl_msg_zalloc" table:display="true" table:show-details="true"/>
                <table:data-pilot-member table:name="bl_msg_update_channel_cfg" table:display="true" table:show-details="true"/>
                <table:data-pilot-member table:name="bl_msg_get_channel_nums" table:display="true" table:show-details="true"/>
                <table:data-pilot-member table:name="bl_send_reset" table:display="true" table:show-details="true"/>
                <table:data-pilot-member table:name="bl_send_monitor_enable" table:display="true" table:show-details="true"/>
                <table:data-pilot-member table:name="bl_send_monitor_channel_set" table:display="true" table:show-details="true"/>
                <table:data-pilot-member table:name="bl_send_version_req" table:display="true" table:show-details="true"/>
                <table:data-pilot-member table:name="bl_send_me_config_req" table:display="true" table:show-details="true"/>
                <table:data-pilot-member table:name="bl_send_me_chan_config_req" table:display="true" table:show-details="true"/>
                <table:data-pilot-member table:name="bl_send_me_rate_config_req" table:display="true" table:show-details="true"/>
                <table:data-pilot-member table:name="bl_send_start" table:display="true" table:show-details="true"/>
                <table:data-pilot-member table:name="bl_send_add_if" table:display="true" table:show-details="true"/>
                <table:data-pilot-member table:name="bl_send_remove_if" table:display="true" table:show-details="true"/>
                <table:data-pilot-member table:name="bl_send_scanu_req" table:display="true" table:show-details="true"/>
                <table:data-pilot-member table:name="bl_send_scanu_raw_send" table:display="true" table:show-details="true"/>
                <table:data-pilot-member table:name="bl_send_sm_connect_req" table:display="true" table:show-details="true"/>
                <table:data-pilot-member table:name="bl_send_sm_disconnect_req" table:display="true" table:show-details="true"/>
                <table:data-pilot-member table:name="bl_send_mm_powersaving_req" table:display="true" table:show-details="true"/>
                <table:data-pilot-member table:name="bl_send_mm_denoise_req" table:display="true" table:show-details="true"/>
                <table:data-pilot-member table:name="bl_send_apm_start_req" table:display="true" table:show-details="true"/>
                <table:data-pilot-member table:name="bl_send_apm_stop_req" table:display="true" table:show-details="true"/>
                <table:data-pilot-member table:name="bl_send_apm_sta_del_req" table:display="true" table:show-details="true"/>
                <table:data-pilot-member table:name="bl_send_apm_conf_max_sta_req" table:display="true" table:show-details="true"/>
                <table:data-pilot-member table:name="bl_send_cfg_task_req" table:display="true" table:show-details="true"/>
                <table:data-pilot-member table:name="bl_platform_on" table:display="true" table:show-details="true"/>
                <table:data-pilot-member table:name="bl_rx_chan_pre_switch_ind" table:display="true" table:show-details="true"/>
                <table:data-pilot-member table:name="bl_rx_rssi_status_ind" table:display="true" table:show-details="true"/>
                <table:data-pilot-member table:name="bl_rx_apm_sta_del_ind" table:display="true" table:show-details="true"/>
                <table:data-pilot-member table:name="bl_rx_apm_sta_add_ind" table:display="true" table:show-details="true"/>
                <table:data-pilot-member table:name="notify_event_scan_done" table:display="true" table:show-details="true"/>
                <table:data-pilot-member table:name="bl_rx_scanu_join_cfm" table:display="true" table:show-details="true"/>
                <table:data-pilot-member table:name="bl_rx_scanu_start_cfm" table:display="true" table:show-details="true"/>
                <table:data-pilot-member table:name="bl_rx_chan_switch_ind" table:display="true" table:show-details="true"/>
                <table:data-pilot-member table:name="bl_rx_sm_connect_ind" table:display="true" table:show-details="true"/>
                <table:data-pilot-member table:name="bl_rx_sm_disconnect_ind" table:display="true" table:show-details="true"/>
                <table:data-pilot-member table:name="bl_rx_scanu_result_ind" table:display="true" table:show-details="true"/>
                <table:data-pilot-member table:name="bl_rx_mesh_path_update_ind" table:display="true" table:show-details="true"/>
                <table:data-pilot-member table:name="bl_rx_mesh_proxy_update_ind" table:display="true" table:show-details="true"/>
                <table:data-pilot-member table:name="bl_rx_remain_on_channel_exp_ind" table:display="true" table:show-details="true"/>
                <table:data-pilot-member table:name="bl_rx_ps_change_ind" table:display="true" table:show-details="true"/>
                <table:data-pilot-member table:name="bl_rx_traffic_req_ind" table:display="true" table:show-details="true"/>
                <table:data-pilot-member table:name="bl_rx_csa_counter_ind" table:display="true" table:show-details="true"/>
                <table:data-pilot-member table:name="bl_rx_csa_finish_ind" table:display="true" table:show-details="true"/>
                <table:data-pilot-member table:name="bl_rx_csa_traffic_ind" table:display="true" table:show-details="true"/>
                <table:data-pilot-member table:name="bl_rx_channel_survey_ind" table:display="true" table:show-details="true"/>
                <table:data-pilot-member table:name="bl_rx_dbg_error_ind" table:display="true" table:show-details="true"/>
                <table:data-pilot-member table:name="bl_rx_tdls_chan_switch_cfm" table:display="true" table:show-details="true"/>
                <table:data-pilot-member table:name="bl_rx_tdls_chan_switch_ind" table:display="true" table:show-details="true"/>
                <table:data-pilot-member table:name="bl_rx_tdls_chan_switch_base_ind" table:display="true" table:show-details="true"/>
                <table:data-pilot-member table:name="bl_rx_tdls_peer_ps_ind" table:display="true" table:show-details="true"/>
                <table:data-pilot-member table:name="bl_rx_me_tkip_mic_failure_ind" table:display="true" table:show-details="true"/>
                <table:data-pilot-member table:name="bl_rx_me_tx_credits_update_ind" table:display="true" table:show-details="true"/>
                <table:data-pilot-member table:name="bl_rx_mesh_path_create_cfm" table:display="true" table:show-details="true"/>
                <table:data-pilot-member table:name="bl_rx_mesh_peer_update_ind" table:display="true" table:show-details="true"/>
                <table:data-pilot-member table:name="bl_rx_sm_connect_ind_cb_register" table:display="true" table:show-details="true"/>
                <table:data-pilot-member table:name="bl_rx_sm_disconnect_ind_cb_register" table:display="true" table:show-details="true"/>
                <table:data-pilot-member table:name="bl_rx_beacon_ind_cb_register" table:display="true" table:show-details="true"/>
                <table:data-pilot-member table:name="bl_rx_probe_resp_ind_cb_register" table:display="true" table:show-details="true"/>
                <table:data-pilot-member table:name="bl_rx_pkt_cb_register" table:display="true" table:show-details="true"/>
                <table:data-pilot-member table:name="bl_rx_pkt_cb_unregister" table:display="true" table:show-details="true"/>
                <table:data-pilot-member table:name="bl_rx_rssi_cb_register" table:display="true" table:show-details="true"/>
                <table:data-pilot-member table:name="bl_rx_event_register" table:display="true" table:show-details="true"/>
                <table:data-pilot-member table:name="bl_rx_e2a_handler" table:display="true" table:show-details="true"/>
                <table:data-pilot-member table:name="bl_rx_pkt_cb" table:display="true" table:show-details="true"/>
                <table:data-pilot-member table:name="bl_tx_push" table:display="true" table:show-details="true"/>
                <table:data-pilot-member table:name="bl_tx_resend" table:display="true" table:show-details="true"/>
                <table:data-pilot-member table:name="bl_tx_try_flush" table:display="true" table:show-details="true"/>
                <table:data-pilot-member table:name="bl_txdatacfm" table:display="true" table:show-details="true"/>
                <table:data-pilot-member table:name="bl_tx_notify" table:display="true" table:show-details="true"/>
                <table:data-pilot-member table:name="bl_output" table:display="true" table:show-details="true"/>
                <table:data-pilot-member table:name="bl_radarind" table:display="true" table:show-details="true"/>
                <table:data-pilot-member table:name="bl_msgackind" table:display="true" table:show-details="true"/>
                <table:data-pilot-member table:name="bl_prim_tbtt_ind" table:display="true" table:show-details="true"/>
                <table:data-pilot-member table:name="my_pbuf_free_custom" table:display="true" table:show-details="true"/>
                <table:data-pilot-member table:name="bl_dbgind" table:display="true" table:show-details="true"/>
                <table:data-pilot-member table:name="bl_sec_tbtt_ind" table:display="true" table:show-details="true"/>
                <table:data-pilot-member table:name="my_pbuf_free_custom_fake" table:display="true" table:show-details="true"/>
                <table:data-pilot-member table:name="tcpip_stack_input" table:display="true" table:show-details="true"/>
                <table:data-pilot-member table:name="bl_utils_idx_lookup" table:display="true" table:show-details="true"/>
                <table:data-pilot-member table:name="bl_ipc_init" table:display="true" table:show-details="true"/>
                <table:data-pilot-member table:name="bl_utils_dump" table:display="true" table:show-details="true"/>
                <table:data-pilot-member table:name="stateSnifferGuard" table:display="true" table:show-details="true"/>
                <table:data-pilot-member table:name="stateConnectedIPYesGuard_ip_update" table:display="true" table:show-details="true"/>
                <table:data-pilot-member table:name="printErrMsg" table:display="true" table:show-details="true"/>
                <table:data-pilot-member table:name="stateSnifferExit" table:display="true" table:show-details="true"/>
                <table:data-pilot-member table:name="stateSnifferAction" table:display="true" table:show-details="true"/>
                <table:data-pilot-member table:name="stateConnectedIPNoAction_ipgot" table:display="true" table:show-details="true"/>
                <table:data-pilot-member table:name="stateGlobalEnter" table:display="true" table:show-details="true"/>
                <table:data-pilot-member table:name="stateGlobalAction" table:display="true" table:show-details="true"/>
                <table:data-pilot-member table:name="stateConnectingEnter" table:display="true" table:show-details="true"/>
                <table:data-pilot-member table:name="stateSnifferGuard_ChannelSet" table:display="true" table:show-details="true"/>
                <table:data-pilot-member table:name="stateIdleGuard_sniffer" table:display="true" table:show-details="true"/>
                <table:data-pilot-member table:name="stateConnectedIPNoExit" table:display="true" table:show-details="true"/>
                <table:data-pilot-member table:name="stateDisconnect_action_idle" table:display="true" table:show-details="true"/>
                <table:data-pilot-member table:name="stateDisconnect_action_reconnect" table:display="true" table:show-details="true"/>
                <table:data-pilot-member table:name="ip_obtaining_timeout" table:display="true" table:show-details="true"/>
                <table:data-pilot-member table:name="stateConnectedIPNoEnter" table:display="true" table:show-details="true"/>
                <table:data-pilot-member table:name="stateConnectedIPNoGuard_disconnect" table:display="true" table:show-details="true"/>
                <table:data-pilot-member table:name="stateConnectedIPYesGuard_disconnect" table:display="true" table:show-details="true"/>
                <table:data-pilot-member table:name="stateConnectedIPYesGuard_rcconfig" table:display="true" table:show-details="true"/>
                <table:data-pilot-member table:name="stateIdleAction_connect" table:display="true" table:show-details="true"/>
                <table:data-pilot-member table:name="stateGlobal_cfg_req" table:display="true" table:show-details="true"/>
                <table:data-pilot-member table:name="stateGlobalGuard_fw_powersaving" table:display="true" table:show-details="true"/>
                <table:data-pilot-member table:name="stateGlobalGuard_conf_max_sta" table:display="true" table:show-details="true"/>
                <table:data-pilot-member table:name="stateGlobalGuard_AP" table:display="true" table:show-details="true"/>
                <table:data-pilot-member table:name="stateGlobalGuard_scan_beacon" table:display="true" table:show-details="true"/>
                <table:data-pilot-member table:name="__reload_tsen" table:display="true" table:show-details="true"/>
                <table:data-pilot-member table:name="event_cb_wifi_event_mgmr" table:display="true" table:show-details="true"/>
                <table:data-pilot-member table:name="trigger_auto_denoise" table:display="true" table:show-details="true"/>
                <table:data-pilot-member table:name="stateDisconnect_exit" table:display="true" table:show-details="true"/>
                <table:data-pilot-member table:name="disconnect_retry" table:display="true" table:show-details="true"/>
                <table:data-pilot-member table:name="stateGlobalGuard_fw_disconnect" table:display="true" table:show-details="true"/>
                <table:data-pilot-member table:name="stateConnectedIPYes_exit" table:display="true" table:show-details="true"/>
                <table:data-pilot-member table:name="stateGlobalGuard_denoise" table:display="true" table:show-details="true"/>
                <table:data-pilot-member table:name="stateIdleGuard_connect" table:display="true" table:show-details="true"/>
                <table:data-pilot-member table:name="stateIfaceDownGuard_phyup" table:display="true" table:show-details="true"/>
                <table:data-pilot-member table:name="stateSnifferGuard_raw_send" table:display="true" table:show-details="true"/>
                <table:data-pilot-member table:name="stateGlobalGuard_stop" table:display="true" table:show-details="true"/>
                <table:data-pilot-member table:name="stateGlobalGuard_enable_autoreconnect" table:display="true" table:show-details="true"/>
                <table:data-pilot-member table:name="stateGlobalGuard_disable_autoreconnect" table:display="true" table:show-details="true"/>
                <table:data-pilot-member table:name="stateDisconnect_enter" table:display="true" table:show-details="true"/>
                <table:data-pilot-member table:name="stateGlobalGuard_fw_scan" table:display="true" table:show-details="true"/>
                <table:data-pilot-member table:name="stateDisconnect_guard" table:display="true" table:show-details="true"/>
                <table:data-pilot-member table:name="stateGlobalExit" table:display="true" table:show-details="true"/>
                <table:data-pilot-member table:name="stateSnifferEnter" table:display="true" table:show-details="true"/>
                <table:data-pilot-member table:name="stateConnectingGuard" table:display="true" table:show-details="true"/>
                <table:data-pilot-member table:name="stateConnectingAction_connected" table:display="true" table:show-details="true"/>
                <table:data-pilot-member table:name="stateConnectingAction_disconnect" table:display="true" table:show-details="true"/>
                <table:data-pilot-member table:name="stateConnectingExit" table:display="true" table:show-details="true"/>
                <table:data-pilot-member table:name="stateIdleAction_sniffer" table:display="true" table:show-details="true"/>
                <table:data-pilot-member table:name="stateIdleEnter" table:display="true" table:show-details="true"/>
                <table:data-pilot-member table:name="stateIdleExit" table:display="true" table:show-details="true"/>
                <table:data-pilot-member table:name="stateIfaceDownAction_phyup" table:display="true" table:show-details="true"/>
                <table:data-pilot-member table:name="stateIfaceDownEnter" table:display="true" table:show-details="true"/>
                <table:data-pilot-member table:name="stateIfaceDownExit" table:display="true" table:show-details="true"/>
                <table:data-pilot-member table:name="stateConnectedIPNoGuard" table:display="true" table:show-details="true"/>
                <table:data-pilot-member table:name="stateConnectedIPNoAction_disconnect" table:display="true" table:show-details="true"/>
                <table:data-pilot-member table:name="stateConnectedIPYesGuard" table:display="true" table:show-details="true"/>
                <table:data-pilot-member table:name="stateConnectedIPYes_action" table:display="true" table:show-details="true"/>
                <table:data-pilot-member table:name="stateConnectedIPYes_enter" table:display="true" table:show-details="true"/>
                <table:data-pilot-member table:name="wifi_mgmr_auth_to_str" table:display="true" table:show-details="true"/>
                <table:data-pilot-member table:name="wifi_mgmr_cipher_to_str" table:display="true" table:show-details="true"/>
                <table:data-pilot-member table:name="wifi_mgmr_event_notify" table:display="true" table:show-details="true"/>
                <table:data-pilot-member table:name="wifi_mgmr_start" table:display="true" table:show-details="true"/>
                <table:data-pilot-member table:name="_wifi_mgmr_entry" table:display="true" table:show-details="true"/>
                <table:data-pilot-member table:name="wifi_mgmr_start_background" table:display="true" table:show-details="true"/>
                <table:data-pilot-member table:name="wifi_mgmr_init" table:display="true" table:show-details="true"/>
                <table:data-pilot-member table:name="wifi_mgmr_state_get_internal" table:display="true" table:show-details="true"/>
                <table:data-pilot-member table:name="wifi_mgmr_set_connect_stat_info" table:display="true" table:show-details="true"/>
                <table:data-pilot-member table:name="wifi_mgmr_set_country_code_internal" table:display="true" table:show-details="true"/>
                <table:data-pilot-member table:name="wifi_mgmr_ap_sta_cnt_get_internal" table:display="true" table:show-details="true"/>
                <table:data-pilot-member table:name="wifi_mgmr_ap_sta_info_get_internal" table:display="true" table:show-details="true"/>
                <table:data-pilot-member table:name="wifi_mgmr_ap_sta_delete_internal" table:display="true" table:show-details="true"/>
                <table:data-pilot-member table:name="wifi_mgmr_scan_complete_notify" table:display="true" table:show-details="true"/>
                <table:data-pilot-member table:name="wifi_mgmr_api_connect" table:display="true" table:show-details="true"/>
                <table:data-pilot-member table:name="wifi_mgmr_api_cfg_req" table:display="true" table:show-details="true"/>
                <table:data-pilot-member table:name="wifi_mgmr_api_ip_got" table:display="true" table:show-details="true"/>
                <table:data-pilot-member table:name="wifi_mgmr_api_ip_update" table:display="true" table:show-details="true"/>
                <table:data-pilot-member table:name="wifi_mgmr_api_reconnect" table:display="true" table:show-details="true"/>
                <table:data-pilot-member table:name="wifi_mgmr_api_disable_autoreconnect" table:display="true" table:show-details="true"/>
                <table:data-pilot-member table:name="wifi_mgmr_api_enable_autoreconnect" table:display="true" table:show-details="true"/>
                <table:data-pilot-member table:name="wifi_mgmr_api_disconnect" table:display="true" table:show-details="true"/>
                <table:data-pilot-member table:name="wifi_mgmr_api_rate_config" table:display="true" table:show-details="true"/>
                <table:data-pilot-member table:name="wifi_mgmr_api_conf_max_sta" table:display="true" table:show-details="true"/>
                <table:data-pilot-member table:name="wifi_mgmr_api_ifaceup" table:display="true" table:show-details="true"/>
                <table:data-pilot-member table:name="wifi_mgmr_api_sniffer_enable" table:display="true" table:show-details="true"/>
                <table:data-pilot-member table:name="wifi_mgmr_api_scan_item_beacon" table:display="true" table:show-details="true"/>
                <table:data-pilot-member table:name="wifi_mgmr_api_fw_disconnect" table:display="true" table:show-details="true"/>
                <table:data-pilot-member table:name="wifi_mgmr_api_fw_tsen_reload" table:display="true" table:show-details="true"/>
                <table:data-pilot-member table:name="wifi_mgmr_api_fw_scan" table:display="true" table:show-details="true"/>
                <table:data-pilot-member table:name="wifi_mgmr_api_fw_powersaving" table:display="true" table:show-details="true"/>
                <table:data-pilot-member table:name="wifi_mgmr_api_ap_start" table:display="true" table:show-details="true"/>
                <table:data-pilot-member table:name="wifi_mgmr_api_ap_stop" table:display="true" table:show-details="true"/>
                <table:data-pilot-member table:name="wifi_mgmr_api_idle" table:display="true" table:show-details="true"/>
                <table:data-pilot-member table:name="wifi_mgmr_api_denoise_enable" table:display="true" table:show-details="true"/>
                <table:data-pilot-member table:name="wifi_mgmr_api_denoise_disable" table:display="true" table:show-details="true"/>
                <table:data-pilot-member table:name="wifi_mgmr_api_raw_send" table:display="true" table:show-details="true"/>
                <table:data-pilot-member table:name="wifi_mgmr_api_set_country_code" table:display="true" table:show-details="true"/>
                <table:data-pilot-member table:name="cmd_rf_dump" table:display="true" table:show-details="true"/>
                <table:data-pilot-member table:name="cmd_dump_reset" table:display="true" table:show-details="true"/>
                <table:data-pilot-member table:name="cmd_wifi_power_table_update" table:display="true" table:show-details="true"/>
                <table:data-pilot-member table:name="cmd_wifi_state_get" table:display="true" table:show-details="true"/>
                <table:data-pilot-member table:name="wifi_sta_get_state_cmd" table:display="true" table:show-details="true"/>
                <table:data-pilot-member table:name="wifi_edca_dump_cmd" table:display="true" table:show-details="true"/>
                <table:data-pilot-member table:name="wifi_ap_sta_list_get_cmd" table:display="true" table:show-details="true"/>
                <table:data-pilot-member table:name="wifi_ap_sta_delete_cmd" table:display="true" table:show-details="true"/>
                <table:data-pilot-member table:name="cmd_wifi_coex_pta_force_off" table:display="true" table:show-details="true"/>
                <table:data-pilot-member table:name="cmd_wifi_coex_pta_force_on" table:display="true" table:show-details="true"/>
                <table:data-pilot-member table:name="cmd_wifi_coex_pti_force_off" table:display="true" table:show-details="true"/>
                <table:data-pilot-member table:name="cmd_wifi_coex_pti_force_on" table:display="true" table:show-details="true"/>
                <table:data-pilot-member table:name="cmd_wifi_coex_rf_force_off" table:display="true" table:show-details="true"/>
                <table:data-pilot-member table:name="cmd_wifi_coex_rf_force_on" table:display="true" table:show-details="true"/>
                <table:data-pilot-member table:name="cmd_wifi_mib" table:display="true" table:show-details="true"/>
                <table:data-pilot-member table:name="cmd_wifi_cfg" table:display="true" table:show-details="true"/>
                <table:data-pilot-member table:name="cmd_wifi_ap_stop" table:display="true" table:show-details="true"/>
                <table:data-pilot-member table:name="cmd_wifi_ap_start" table:display="true" table:show-details="true"/>
                <table:data-pilot-member table:name="wifi_sniffer_off_cmd" table:display="true" table:show-details="true"/>
                <table:data-pilot-member table:name="wifi_sniffer_on_cmd" table:display="true" table:show-details="true"/>
                <table:data-pilot-member table:name="wifi_denoise_disable_cmd" table:display="true" table:show-details="true"/>
                <table:data-pilot-member table:name="wifi_denoise_enable_cmd" table:display="true" table:show-details="true"/>
                <table:data-pilot-member table:name="wifi_power_saving_off_cmd" table:display="true" table:show-details="true"/>
                <table:data-pilot-member table:name="wifi_power_saving_on_cmd" table:display="true" table:show-details="true"/>
                <table:data-pilot-member table:name="wifi_rc_fixed_disable" table:display="true" table:show-details="true"/>
                <table:data-pilot-member table:name="wifi_disable_autoreconnect_cmd" table:display="true" table:show-details="true"/>
                <table:data-pilot-member table:name="wifi_enable_autoreconnect_cmd" table:display="true" table:show-details="true"/>
                <table:data-pilot-member table:name="wifi_disconnect_cmd" table:display="true" table:show-details="true"/>
                <table:data-pilot-member table:name="wifi_sta_ip_unset_cmd" table:display="true" table:show-details="true"/>
                <table:data-pilot-member table:name="wifi_sta_ip_info" table:display="true" table:show-details="true"/>
                <table:data-pilot-member table:name="cmd_wifi_raw_send" table:display="true" table:show-details="true"/>
                <table:data-pilot-member table:name="wifi_scan_cmd" table:display="true" table:show-details="true"/>
                <table:data-pilot-member table:name="sniffer_cb" table:display="true" table:show-details="true"/>
                <table:data-pilot-member table:name="cmd_wifi_dump" table:display="true" table:show-details="true"/>
                <table:data-pilot-member table:name="cmd_wifi_ap_conf_max_sta" table:display="true" table:show-details="true"/>
                <table:data-pilot-member table:name="wifi_mon_cmd" table:display="true" table:show-details="true"/>
                <table:data-pilot-member table:name="wifi_rc_fixed_enable" table:display="true" table:show-details="true"/>
                <table:data-pilot-member table:name="wifi_connect_cmd" table:display="true" table:show-details="true"/>
                <table:data-pilot-member table:name="wifi_sta_ip_set_cmd" table:display="true" table:show-details="true"/>
                <table:data-pilot-member table:name="wifi_scan_filter_cmd" table:display="true" table:show-details="true"/>
                <table:data-pilot-member table:name="wifi_capcode_cmd" table:display="true" table:show-details="true"/>
                <table:data-pilot-member table:name="wifi_mgmr_cli_scanlist" table:display="true" table:show-details="true"/>
                <table:data-pilot-member table:name="wifi_mgmr_ext_dump_needed" table:display="true" table:show-details="true"/>
                <table:data-pilot-member table:name="wifi_mgmr_cli_init" table:display="true" table:show-details="true"/>
                <table:data-pilot-member table:name="mac_is_unvalid" table:display="true" table:show-details="true"/>
                <table:data-pilot-member table:name="wifi_mgmr_psk_cal" table:display="true" table:show-details="true"/>
                <table:data-pilot-member table:name="wifi_mgmr_drv_init" table:display="true" table:show-details="true"/>
                <table:data-pilot-member table:name="wifi_mgmr_sta_enable" table:display="true" table:show-details="true"/>
                <table:data-pilot-member table:name="wifi_mgmr_sta_disable" table:display="true" table:show-details="true"/>
                <table:data-pilot-member table:name="wifi_mgmr_sta_ip_get" table:display="true" table:show-details="true"/>
                <table:data-pilot-member table:name="wifi_mgmr_sta_dns_get" table:display="true" table:show-details="true"/>
                <table:data-pilot-member table:name="wifi_mgmr_sta_ip_set" table:display="true" table:show-details="true"/>
                <table:data-pilot-member table:name="wifi_mgmr_sta_ip_unset" table:display="true" table:show-details="true"/>
                <table:data-pilot-member table:name="wifi_mgmr_sta_disconnect" table:display="true" table:show-details="true"/>
                <table:data-pilot-member table:name="wifi_mgmr_sta_powersaving" table:display="true" table:show-details="true"/>
                <table:data-pilot-member table:name="wifi_mgmr_sta_autoconnect_enable" table:display="true" table:show-details="true"/>
                <table:data-pilot-member table:name="wifi_mgmr_sta_autoconnect_disable" table:display="true" table:show-details="true"/>
                <table:data-pilot-member table:name="wifi_mgmr_sta_ssid_set" table:display="true" table:show-details="true"/>
                <table:data-pilot-member table:name="wifi_mgmr_sta_psk_set" table:display="true" table:show-details="true"/>
                <table:data-pilot-member table:name="wifi_mgmr_sta_connect" table:display="true" table:show-details="true"/>
                <table:data-pilot-member table:name="wifi_mgmr_ap_enable" table:display="true" table:show-details="true"/>
                <table:data-pilot-member table:name="wifi_mgmr_ap_start" table:display="true" table:show-details="true"/>
                <table:data-pilot-member table:name="wifi_mgmr_ap_stop" table:display="true" table:show-details="true"/>
                <table:data-pilot-member table:name="wifi_mgmr_ap_sta_cnt_get" table:display="true" table:show-details="true"/>
                <table:data-pilot-member table:name="wifi_mgmr_ap_sta_info_get" table:display="true" table:show-details="true"/>
                <table:data-pilot-member table:name="wifi_mgmr_ap_sta_delete" table:display="true" table:show-details="true"/>
                <table:data-pilot-member table:name="wifi_mgmr_sniffer_register" table:display="true" table:show-details="true"/>
                <table:data-pilot-member table:name="wifi_mgmr_sniffer_unregister" table:display="true" table:show-details="true"/>
                <table:data-pilot-member table:name="wifi_mgmr_sniffer_enable" table:display="true" table:show-details="true"/>
                <table:data-pilot-member table:name="wifi_mgmr_sniffer_disable" table:display="true" table:show-details="true"/>
                <table:data-pilot-member table:name="wifi_mgmr_rate_config" table:display="true" table:show-details="true"/>
                <table:data-pilot-member table:name="wifi_mgmr_conf_max_sta" table:display="true" table:show-details="true"/>
                <table:data-pilot-member table:name="wifi_mgmr_state_get" table:display="true" table:show-details="true"/>
                <table:data-pilot-member table:name="wifi_mgmr_rssi_get" table:display="true" table:show-details="true"/>
                <table:data-pilot-member table:name="wifi_mgmr_raw_80211_send" table:display="true" table:show-details="true"/>
                <table:data-pilot-member table:name="wifi_mgmr_scan" table:display="true" table:show-details="true"/>
                <table:data-pilot-member table:name="wifi_mgmr_cfg_req" table:display="true" table:show-details="true"/>
                <table:data-pilot-member table:name="wifi_mgmr_scan_filter_hidden_ssid" table:display="true" table:show-details="true"/>
                <table:data-pilot-member table:name="wifi_mgmr_scan_complete_callback" table:display="true" table:show-details="true"/>
                <table:data-pilot-member table:name="wifi_mgmr_status_code_str" table:display="true" table:show-details="true"/>
                <table:data-pilot-member table:name="wifi_mgmr_profile_add" table:display="true" table:show-details="true"/>
                <table:data-pilot-member table:name="wifi_mgmr_profile_get" table:display="true" table:show-details="true"/>
                <table:data-pilot-member table:name="wifi_mgmr_profile_autoreconnect_is_enabled" table:display="true" table:show-details="true"/>
                <table:data-pilot-member table:name="wifi_mgmr_profile_autoreconnect_disable" table:display="true" table:show-details="true"/>
                <table:data-pilot-member table:name="wifi_mgmr_profile_autoreconnect_enable" table:display="true" table:show-details="true"/>
                <table:data-pilot-member table:name="wifi_netif_dhcp_start" table:display="true" table:show-details="true"/>
                <table:data-pilot-member table:name="cb_rssi_ind" table:display="true" table:show-details="true"/>
                <table:data-pilot-member table:name="cb_probe_resp_ind" table:display="true" table:show-details="true"/>
                <table:data-pilot-member table:name="cb_beacon_ind" table:display="true" table:show-details="true"/>
                <table:data-pilot-member table:name="cb_disconnect_ind" table:display="true" table:show-details="true"/>
                <table:data-pilot-member table:name="cb_connect_ind" table:display="true" table:show-details="true"/>
                <table:data-pilot-member table:name="cb_event_ind" table:display="true" table:show-details="true"/>
                <table:data-pilot-member table:name="wifi_mgmr_event_init" table:display="true" table:show-details="true"/>
                <table:data-pilot-member table:name="cmd_mgr_print" table:display="true" table:show-details="true"/>
                <table:data-pilot-member table:name="cmd_complete" table:display="true" table:show-details="true"/>
                <table:data-pilot-member table:name="cmd_mgr_msgind" table:display="true" table:show-details="true"/>
                <table:data-pilot-member table:name="cmd_mgr_llind" table:display="true" table:show-details="true"/>
                <table:data-pilot-member table:name="cmd_mgr_queue" table:display="true" table:show-details="true"/>
                <table:data-pilot-member table:name="cmd_mgr_drain" table:display="true" table:show-details="true"/>
                <table:data-pilot-member table:name="bl_cmd_mgr_init" table:display="true" table:show-details="true"/>
                <table:data-pilot-member table:name="bl_irqs_init" table:display="true" table:show-details="true"/>
                <table:data-pilot-member table:name="bl_irq_bottomhalf" table:display="true" table:show-details="true"/>
                <table:data-pilot-member table:name="goToErrorState" table:display="true" table:show-details="true"/>
                <table:data-pilot-member table:name="stateM_init" table:display="true" table:show-details="true"/>
                <table:data-pilot-member table:name="stateM_handleEvent" table:display="true" table:show-details="true"/>
                <table:data-pilot-member table:name="netif_status_callback" table:display="true" table:show-details="true"/>
                <table:data-pilot-member table:name="wifi_tx" table:display="true" table:show-details="true"/>
                <table:data-pilot-member table:name="bl606a0_wifi_netif_init" table:display="true" table:show-details="true"/>
                <table:data-pilot-member table:name="bl606a0_wifi_init" table:display="true" table:show-details="true"/>
                <table:data-pilot-member table:name="fdt32_ld" table:display="true" table:show-details="true"/>
                <table:data-pilot-member table:name="nextprop_" table:display="true" table:show-details="true"/>
                <table:data-pilot-member table:name="fdt_get_property_by_offset_" table:display="true" table:show-details="true"/>
                <table:data-pilot-member table:name="fdt_get_string" table:display="true" table:show-details="true"/>
                <table:data-pilot-member table:name="fdt_get_name" table:display="true" table:show-details="true"/>
                <table:data-pilot-member table:name="fdt_subnode_offset_namelen" table:display="true" table:show-details="true"/>
                <table:data-pilot-member table:name="fdt_subnode_offset" table:display="true" table:show-details="true"/>
                <table:data-pilot-member table:name="fdt_first_property_offset" table:display="true" table:show-details="true"/>
                <table:data-pilot-member table:name="fdt_next_property_offset" table:display="true" table:show-details="true"/>
                <table:data-pilot-member table:name="fdt_getprop_namelen" table:display="true" table:show-details="true"/>
                <table:data-pilot-member table:name="fdt_getprop" table:display="true" table:show-details="true"/>
                <table:data-pilot-member table:name="fdt_stringlist_count" table:display="true" table:show-details="true"/>
                <table:data-pilot-member table:name="fdt_stringlist_get" table:display="true" table:show-details="true"/>
                <table:data-pilot-member table:name="blfdt" table:display="true" table:show-details="true"/>
                <table:data-pilot-member table:name="blfdt_cli_init" table:display="true" table:show-details="true"/>
                <table:data-pilot-member table:name="fdt_ro_probe_" table:display="true" table:show-details="true"/>
                <table:data-pilot-member table:name="fdt_offset_ptr" table:display="true" table:show-details="true"/>
                <table:data-pilot-member table:name="fdt_next_tag" table:display="true" table:show-details="true"/>
                <table:data-pilot-member table:name="fdt_check_node_offset_" table:display="true" table:show-details="true"/>
                <table:data-pilot-member table:name="fdt_check_prop_offset_" table:display="true" table:show-details="true"/>
                <table:data-pilot-member table:name="fdt_next_node" table:display="true" table:show-details="true"/>
                <table:data-pilot-member table:name="fdt32_to_cpu" table:display="true" table:show-details="true"/>
                <table:data-pilot-member table:name="fdt64_to_cpu" table:display="true" table:show-details="true"/>
                <table:data-pilot-member table:name="util_is_printable_string" table:display="true" table:show-details="true"/>
                <table:data-pilot-member table:name="utilfdt_print_data" table:display="true" table:show-details="true"/>
                <table:data-pilot-member table:name="tc_blfdtdump" table:display="true" table:show-details="true"/>
                <table:data-pilot-member table:name="tc_fdt_wifi_module" table:display="true" table:show-details="true"/>
                <table:data-pilot-member table:name="tc_fdt_wifi" table:display="true" table:show-details="true"/>
                <table:data-pilot-member table:name="cmd_blog_info_dump" table:display="true" table:show-details="true"/>
                <table:data-pilot-member table:name="cmd_blog_set_level" table:display="true" table:show-details="true"/>
                <table:data-pilot-member table:name="blog_init" table:display="true" table:show-details="true"/>
                <table:data-pilot-member table:name="ota_dump_cmd" table:display="true" table:show-details="true"/>
                <table:data-pilot-member table:name="ota_tcp_cmd" table:display="true" table:show-details="true"/>
                <table:data-pilot-member table:name="bl_sys_ota_cli_init" table:display="true" table:show-details="true"/>
                <table:data-pilot-member table:name="cmd_sys_time_now" table:display="true" table:show-details="true"/>
                <table:data-pilot-member table:name="bl_sys_time_cli_init" table:display="true" table:show-details="true"/>
                <table:data-pilot-member table:name="bl_sys_time_update" table:display="true" table:show-details="true"/>
                <table:data-pilot-member table:name="bl_sys_time_get" table:display="true" table:show-details="true"/>
                <table:data-pilot-member table:name="bl_sys_time_sync_state" table:display="true" table:show-details="true"/>
                <table:data-pilot-member table:name="cli_command_get" table:display="true" table:show-details="true"/>
                <table:data-pilot-member table:name="exit_cmd" table:display="true" table:show-details="true"/>
                <table:data-pilot-member table:name="cb_idnoe" table:display="true" table:show-details="true"/>
                <table:data-pilot-member table:name="ota_cmd" table:display="true" table:show-details="true"/>
                <table:data-pilot-member table:name="tftp_ota_thread" table:display="true" table:show-details="true"/>
                <table:data-pilot-member table:name="cat_cmd" table:display="true" table:show-details="true"/>
                <table:data-pilot-member table:name="hexdump_cmd" table:display="true" table:show-details="true"/>
                <table:data-pilot-member table:name="aos_cli_init" table:display="true" table:show-details="true"/>
                <table:data-pilot-member table:name="aos_cli_event_cb_read_get" table:display="true" table:show-details="true"/>
                <table:data-pilot-member table:name="cli_putstr" table:display="true" table:show-details="true"/>
                <table:data-pilot-member table:name="ps_cmd" table:display="true" table:show-details="true"/>
                <table:data-pilot-member table:name="aos_cli_printf" table:display="true" table:show-details="true"/>
                <table:data-pilot-member table:name="proc_onecmd" table:display="true" table:show-details="true"/>
                <table:data-pilot-member table:name="ls_cmd" table:display="true" table:show-details="true"/>
                <table:data-pilot-member table:name="uptime_cmd" table:display="true" table:show-details="true"/>
                <table:data-pilot-member table:name="reset_cmd" table:display="true" table:show-details="true"/>
                <table:data-pilot-member table:name="poweroff_cmd" table:display="true" table:show-details="true"/>
                <table:data-pilot-member table:name="reboot_cmd" table:display="true" table:show-details="true"/>
                <table:data-pilot-member table:name="version_cmd" table:display="true" table:show-details="true"/>
                <table:data-pilot-member table:name="devname_cmd" table:display="true" table:show-details="true"/>
                <table:data-pilot-member table:name="echo_cmd" table:display="true" table:show-details="true"/>
                <table:data-pilot-member table:name="mmem_cmd" table:display="true" table:show-details="true"/>
                <table:data-pilot-member table:name="pmem_cmd" table:display="true" table:show-details="true"/>
                <table:data-pilot-member table:name="help_cmd" table:display="true" table:show-details="true"/>
                <table:data-pilot-member table:name="cli_getchar" table:display="true" table:show-details="true"/>
                <table:data-pilot-member table:name="cli_main_input" table:display="true" table:show-details="true"/>
                <table:data-pilot-member table:name="console_cb_read" table:display="true" table:show-details="true"/>
                <table:data-pilot-member table:name="get_dns_request" table:display="true" table:show-details="true"/>
                <table:data-pilot-member table:name="dns_server_init" table:display="true" table:show-details="true"/>
                <table:data-pilot-member table:name="easyflash_init" table:display="true" table:show-details="true"/>
                <table:data-pilot-member table:name="get_status" table:display="true" table:show-details="true"/>
                <table:data-pilot-member table:name="update_sector_cache" table:display="true" table:show-details="true"/>
                <table:data-pilot-member table:name="get_next_sector_addr" table:display="true" table:show-details="true"/>
                <table:data-pilot-member table:name="gc_check_cb" table:display="true" table:show-details="true"/>
                <table:data-pilot-member table:name="update_env_cache" table:display="true" table:show-details="true"/>
                <table:data-pilot-member table:name="find_env_cb" table:display="true" table:show-details="true"/>
                <table:data-pilot-member table:name="sector_statistics_cb" table:display="true" table:show-details="true"/>
                <table:data-pilot-member table:name="alloc_env_cb" table:display="true" table:show-details="true"/>
                <table:data-pilot-member table:name="write_status" table:display="true" table:show-details="true"/>
                <table:data-pilot-member table:name="read_env" table:display="true" table:show-details="true"/>
                <table:data-pilot-member table:name="update_sec_status" table:display="true" table:show-details="true"/>
                <table:data-pilot-member table:name="format_sector" table:display="true" table:show-details="true"/>
                <table:data-pilot-member table:name="check_sec_hdr_cb" table:display="true" table:show-details="true"/>
                <table:data-pilot-member table:name="print_env_cb" table:display="true" table:show-details="true"/>
                <table:data-pilot-member table:name="get_next_env_addr" table:display="true" table:show-details="true"/>
                <table:data-pilot-member table:name="read_sector_meta_data" table:display="true" table:show-details="true"/>
                <table:data-pilot-member table:name="sector_iterator" table:display="true" table:show-details="true"/>
                <table:data-pilot-member table:name="alloc_env" table:display="true" table:show-details="true"/>
                <table:data-pilot-member table:name="gc_collect" table:display="true" table:show-details="true"/>
                <table:data-pilot-member table:name="new_env" table:display="true" table:show-details="true"/>
                <table:data-pilot-member table:name="check_and_recovery_gc_cb" table:display="true" table:show-details="true"/>
                <table:data-pilot-member table:name="env_iterator" table:display="true" table:show-details="true"/>
                <table:data-pilot-member table:name="find_env" table:display="true" table:show-details="true"/>
                <table:data-pilot-member table:name="del_env" table:display="true" table:show-details="true"/>
                <table:data-pilot-member table:name="move_env" table:display="true" table:show-details="true"/>
                <table:data-pilot-member table:name="check_and_recovery_env_cb" table:display="true" table:show-details="true"/>
                <table:data-pilot-member table:name="do_gc" table:display="true" table:show-details="true"/>
                <table:data-pilot-member table:name="create_env_blob" table:display="true" table:show-details="true"/>
                <table:data-pilot-member table:name="ef_get_env_blob" table:display="true" table:show-details="true"/>
                <table:data-pilot-member table:name="ef_del_env" table:display="true" table:show-details="true"/>
                <table:data-pilot-member table:name="ef_set_env_blob" table:display="true" table:show-details="true"/>
                <table:data-pilot-member table:name="ef_set_env" table:display="true" table:show-details="true"/>
                <table:data-pilot-member table:name="ef_save_env" table:display="true" table:show-details="true"/>
                <table:data-pilot-member table:name="ef_env_set_default" table:display="true" table:show-details="true"/>
                <table:data-pilot-member table:name="ef_print_env" table:display="true" table:show-details="true"/>
                <table:data-pilot-member table:name="ef_load_env" table:display="true" table:show-details="true"/>
                <table:data-pilot-member table:name="ef_env_init" table:display="true" table:show-details="true"/>
                <table:data-pilot-member table:name="ef_port_read" table:display="true" table:show-details="true"/>
                <table:data-pilot-member table:name="ef_port_write" table:display="true" table:show-details="true"/>
                <table:data-pilot-member table:name="ef_port_env_lock" table:display="true" table:show-details="true"/>
                <table:data-pilot-member table:name="ef_port_env_unlock" table:display="true" table:show-details="true"/>
                <table:data-pilot-member table:name="ef_log_debug" table:display="true" table:show-details="true"/>
                <table:data-pilot-member table:name="ef_port_erase" table:display="true" table:show-details="true"/>
                <table:data-pilot-member table:name="ef_log_info" table:display="true" table:show-details="true"/>
                <table:data-pilot-member table:name="ef_port_init" table:display="true" table:show-details="true"/>
                <table:data-pilot-member table:name="ef_print" table:display="true" table:show-details="true"/>
                <table:data-pilot-member table:name="ef_calc_crc32" table:display="true" table:show-details="true"/>
                <table:data-pilot-member table:name="psm_get_cmd" table:display="true" table:show-details="true"/>
                <table:data-pilot-member table:name="psm_test_cmd" table:display="true" table:show-details="true"/>
                <table:data-pilot-member table:name="psm_erase_cmd" table:display="true" table:show-details="true"/>
                <table:data-pilot-member table:name="psm_dump_cmd" table:display="true" table:show-details="true"/>
                <table:data-pilot-member table:name="psm_unset_cmd" table:display="true" table:show-details="true"/>
                <table:data-pilot-member table:name="psm_set_cmd" table:display="true" table:show-details="true"/>
                <table:data-pilot-member table:name="easyflash_cli_init" table:display="true" table:show-details="true"/>
                <table:data-pilot-member table:name="xEventGroupCreateStatic" table:display="true" table:show-details="true"/>
                <table:data-pilot-member table:name="xEventGroup,EventBits_t" table:display="true" table:show-details="true"/>
                <table:data-pilot-member table:name="xEventGroupSetBits" table:display="true" table:show-details="true"/>
                <table:data-pilot-member table:name="vEventGroupDelete" table:display="true" table:show-details="true"/>
                <table:data-pilot-member table:name="vListInitialise" table:display="true" table:show-details="true"/>
                <table:data-pilot-member table:name="vListInitialiseItem" table:display="true" table:show-details="true"/>
                <table:data-pilot-member table:name="vListInsertEnd" table:display="true" table:show-details="true"/>
                <table:data-pilot-member table:name="vListInsert" table:display="true" table:show-details="true"/>
                <table:data-pilot-member table:name="uxListRemove" table:display="true" table:show-details="true"/>
                <table:data-pilot-member table:name="prvCopyDataToQueue" table:display="true" table:show-details="true"/>
                <table:data-pilot-member table:name="prvCopyDataFromQueue" table:display="true" table:show-details="true"/>
                <table:data-pilot-member table:name="prvUnlockQueue" table:display="true" table:show-details="true"/>
                <table:data-pilot-member table:name="xQueueGenericReset" table:display="true" table:show-details="true"/>
                <table:data-pilot-member table:name="uxQueueLength,UBaseType_t" table:display="true" table:show-details="true"/>
                <table:data-pilot-member table:name="xQueueCreateCountingSemaphore" table:display="true" table:show-details="true"/>
                <table:data-pilot-member table:name="xQueue,void" table:display="true" table:show-details="true"/>
                <table:data-pilot-member table:name="xQueueCreateMutexStatic" table:display="true" table:show-details="true"/>
                <table:data-pilot-member table:name="xQueueGiveMutexRecursive" table:display="true" table:show-details="true"/>
                <table:data-pilot-member table:name="xQueueCreateMutex" table:display="true" table:show-details="true"/>
                <table:data-pilot-member table:name="xQueueGiveFromISR" table:display="true" table:show-details="true"/>
                <table:data-pilot-member table:name="xQueueReceive" table:display="true" table:show-details="true"/>
                <table:data-pilot-member table:name="xQueueSemaphoreTake" table:display="true" table:show-details="true"/>
                <table:data-pilot-member table:name="xQueueTakeMutexRecursive" table:display="true" table:show-details="true"/>
                <table:data-pilot-member table:name="uxQueueMessagesWaiting" table:display="true" table:show-details="true"/>
                <table:data-pilot-member table:name="vQueueDelete" table:display="true" table:show-details="true"/>
                <table:data-pilot-member table:name="vQueueAddToRegistry" table:display="true" table:show-details="true"/>
                <table:data-pilot-member table:name="vQueueWaitForMessageRestricted" table:display="true" table:show-details="true"/>
                <table:data-pilot-member table:name="prvInitialiseNewStreamBuffer" table:display="true" table:show-details="true"/>
                <table:data-pilot-member table:name="prvWriteBytesToBuffer" table:display="true" table:show-details="true"/>
                <table:data-pilot-member table:name="prvReadBytesFromBuffer" table:display="true" table:show-details="true"/>
                <table:data-pilot-member table:name="vStreamBufferDelete" table:display="true" table:show-details="true"/>
                <table:data-pilot-member table:name="xStreamBufferSpacesAvailable" table:display="true" table:show-details="true"/>
                <table:data-pilot-member table:name="xStreamBufferSend" table:display="true" table:show-details="true"/>
                <table:data-pilot-member table:name="xStreamBufferSendFromISR" table:display="true" table:show-details="true"/>
                <table:data-pilot-member table:name="xStreamBufferReceive" table:display="true" table:show-details="true"/>
                <table:data-pilot-member table:name="xStreamBufferReceiveFromISR" table:display="true" table:show-details="true"/>
                <table:data-pilot-member table:name="xStreamBufferIsEmpty" table:display="true" table:show-details="true"/>
                <table:data-pilot-member table:name="prvResetNextTaskUnblockTime" table:display="true" table:show-details="true"/>
                <table:data-pilot-member table:name="prvInitialiseNewTask" table:display="true" table:show-details="true"/>
                <table:data-pilot-member table:name="prvDeleteTCB" table:display="true" table:show-details="true"/>
                <table:data-pilot-member table:name="prvAddCurrentTaskToDelayedList" table:display="true" table:show-details="true"/>
                <table:data-pilot-member table:name="vTaskEnterCritical" table:display="true" table:show-details="true"/>
                <table:data-pilot-member table:name="vTaskExitCritical" table:display="true" table:show-details="true"/>
                <table:data-pilot-member table:name="prvAddNewTaskToReadyList" table:display="true" table:show-details="true"/>
                <table:data-pilot-member table:name="prvIdleTask" table:display="true" table:show-details="true"/>
                <table:data-pilot-member table:name="*pxTaskCode,char" table:display="true" table:show-details="true"/>
                <table:data-pilot-member table:name="vTaskDelete" table:display="true" table:show-details="true"/>
                <table:data-pilot-member table:name="eTaskGetState" table:display="true" table:show-details="true"/>
                <table:data-pilot-member table:name="vTaskStartScheduler" table:display="true" table:show-details="true"/>
                <table:data-pilot-member table:name="vTaskSuspendAll" table:display="true" table:show-details="true"/>
                <table:data-pilot-member table:name="xTaskGetTickCount" table:display="true" table:show-details="true"/>
                <table:data-pilot-member table:name="xTaskGetTickCount2" table:display="true" table:show-details="true"/>
                <table:data-pilot-member table:name="xTaskGetTickCountFromISR" table:display="true" table:show-details="true"/>
                <table:data-pilot-member table:name="pcTaskGetName" table:display="true" table:show-details="true"/>
                <table:data-pilot-member table:name="xTaskIncrementTick" table:display="true" table:show-details="true"/>
                <table:data-pilot-member table:name="xTaskResumeAll" table:display="true" table:show-details="true"/>
                <table:data-pilot-member table:name="vTaskDelay" table:display="true" table:show-details="true"/>
                <table:data-pilot-member table:name="vTaskSwitchContext" table:display="true" table:show-details="true"/>
                <table:data-pilot-member table:name="vTaskPlaceOnEventList" table:display="true" table:show-details="true"/>
                <table:data-pilot-member table:name="vTaskPlaceOnUnorderedEventList" table:display="true" table:show-details="true"/>
                <table:data-pilot-member table:name="vTaskPlaceOnEventListRestricted" table:display="true" table:show-details="true"/>
                <table:data-pilot-member table:name="xTaskRemoveFromEventList" table:display="true" table:show-details="true"/>
                <table:data-pilot-member table:name="vTaskRemoveFromUnorderedEventList" table:display="true" table:show-details="true"/>
                <table:data-pilot-member table:name="vTaskSetTimeOutState" table:display="true" table:show-details="true"/>
                <table:data-pilot-member table:name="vTaskInternalSetTimeOutState" table:display="true" table:show-details="true"/>
                <table:data-pilot-member table:name="xTaskCheckForTimeOut" table:display="true" table:show-details="true"/>
                <table:data-pilot-member table:name="vTaskMissedYield" table:display="true" table:show-details="true"/>
                <table:data-pilot-member table:name="vTaskGetInfo" table:display="true" table:show-details="true"/>
                <table:data-pilot-member table:name="uxTaskGetStackHighWaterMark" table:display="true" table:show-details="true"/>
                <table:data-pilot-member table:name="xTaskGetCurrentTaskHandle" table:display="true" table:show-details="true"/>
                <table:data-pilot-member table:name="xTaskGetSchedulerState" table:display="true" table:show-details="true"/>
                <table:data-pilot-member table:name="xTaskPriorityInherit" table:display="true" table:show-details="true"/>
                <table:data-pilot-member table:name="xTaskPriorityDisinherit" table:display="true" table:show-details="true"/>
                <table:data-pilot-member table:name="vTaskPriorityDisinheritAfterTimeout" table:display="true" table:show-details="true"/>
                <table:data-pilot-member table:name="vTaskList" table:display="true" table:show-details="true"/>
                <table:data-pilot-member table:name="uxTaskResetEventItemValue" table:display="true" table:show-details="true"/>
                <table:data-pilot-member table:name="pvTaskIncrementMutexHeldCount" table:display="true" table:show-details="true"/>
                <table:data-pilot-member table:name="ulTaskNotifyTake" table:display="true" table:show-details="true"/>
                <table:data-pilot-member table:name="vTaskNotifyGiveFromISR" table:display="true" table:show-details="true"/>
                <table:data-pilot-member table:name="xTaskNotifyStateClear" table:display="true" table:show-details="true"/>
                <table:data-pilot-member table:name="prvCheckForValidListAndQueue" table:display="true" table:show-details="true"/>
                <table:data-pilot-member table:name="xTimerCreateTimerTask" table:display="true" table:show-details="true"/>
                <table:data-pilot-member table:name="prvSwitchTimerLists" table:display="true" table:show-details="true"/>
                <table:data-pilot-member table:name="prvTimerTask" table:display="true" table:show-details="true"/>
                <table:data-pilot-member table:name="pvTimerGetTimerID" table:display="true" table:show-details="true"/>
                <table:data-pilot-member table:name="vPortSetupTimerInterrupt" table:display="true" table:show-details="true"/>
                <table:data-pilot-member table:name="xPortStartScheduler" table:display="true" table:show-details="true"/>
                <table:data-pilot-member table:name="xPortStartFirstTask" table:display="true" table:show-details="true"/>
                <table:data-pilot-member table:name="pxPortInitialiseStack" table:display="true" table:show-details="true"/>
                <table:data-pilot-member table:name="prvInsertBlockIntoFreeList" table:display="true" table:show-details="true"/>
                <table:data-pilot-member table:name="pvPortMalloc" table:display="true" table:show-details="true"/>
                <table:data-pilot-member table:name="vPortFree" table:display="true" table:show-details="true"/>
                <table:data-pilot-member table:name="xPortGetFreeHeapSize" table:display="true" table:show-details="true"/>
                <table:data-pilot-member table:name="vPortDefineHeapRegions" table:display="true" table:show-details="true"/>
                <table:data-pilot-member table:name="uart_generic_notify_handler" table:display="true" table:show-details="true"/>
                <table:data-pilot-member table:name="UART0_IRQHandler" table:display="true" table:show-details="true"/>
                <table:data-pilot-member table:name="UART1_IRQHandler" table:display="true" table:show-details="true"/>
                <table:data-pilot-member table:name="bl_uart_init" table:display="true" table:show-details="true"/>
                <table:data-pilot-member table:name="bl_uart_data_send" table:display="true" table:show-details="true"/>
                <table:data-pilot-member table:name="bl_uart_data_recv" table:display="true" table:show-details="true"/>
                <table:data-pilot-member table:name="bl_uart_int_rx_enable" table:display="true" table:show-details="true"/>
                <table:data-pilot-member table:name="bl_uart_int_rx_disable" table:display="true" table:show-details="true"/>
                <table:data-pilot-member table:name="bl_uart_int_tx_enable" table:display="true" table:show-details="true"/>
                <table:data-pilot-member table:name="bl_uart_int_tx_disable" table:display="true" table:show-details="true"/>
                <table:data-pilot-member table:name="bl_uart_flush" table:display="true" table:show-details="true"/>
                <table:data-pilot-member table:name="bl_uart_getdefconfig" table:display="true" table:show-details="true"/>
                <table:data-pilot-member table:name="bl_uart_setconfig" table:display="true" table:show-details="true"/>
                <table:data-pilot-member table:name="bl_uart_setbaud" table:display="true" table:show-details="true"/>
                <table:data-pilot-member table:name="bl_uart_int_enable" table:display="true" table:show-details="true"/>
                <table:data-pilot-member table:name="bl_uart_int_disable" table:display="true" table:show-details="true"/>
                <table:data-pilot-member table:name="bl_uart_int_rx_notify_register" table:display="true" table:show-details="true"/>
                <table:data-pilot-member table:name="bl_uart_int_tx_notify_register" table:display="true" table:show-details="true"/>
                <table:data-pilot-member table:name="bl_chip_info" table:display="true" table:show-details="true"/>
                <table:data-pilot-member table:name="bl_chip_banner" table:display="true" table:show-details="true"/>
                <table:data-pilot-member table:name="bl_chip_memory_ram" table:display="true" table:show-details="true"/>
                <table:data-pilot-member table:name="_cb_cmd" table:display="true" table:show-details="true"/>
                <table:data-pilot-member table:name="bl_cks_test" table:display="true" table:show-details="true"/>
                <table:data-pilot-member table:name="bl_dma_int_process" table:display="true" table:show-details="true"/>
                <table:data-pilot-member table:name="bl_dma_int_clear" table:display="true" table:show-details="true"/>
                <table:data-pilot-member table:name="bl_dma_IRQHandler" table:display="true" table:show-details="true"/>
                <table:data-pilot-member table:name="bl_dma_copy" table:display="true" table:show-details="true"/>
                <table:data-pilot-member table:name="bl_dma_irq_register" table:display="true" table:show-details="true"/>
                <table:data-pilot-member table:name="bl_dma_init" table:display="true" table:show-details="true"/>
                <table:data-pilot-member table:name="bl_dma_test" table:display="true" table:show-details="true"/>
                <table:data-pilot-member table:name="_irq_num_check" table:display="true" table:show-details="true"/>
                <table:data-pilot-member table:name="bl_irq_enable" table:display="true" table:show-details="true"/>
                <table:data-pilot-member table:name="bl_irq_disable" table:display="true" table:show-details="true"/>
                <table:data-pilot-member table:name="bl_irq_exception_trigger" table:display="true" table:show-details="true"/>
                <table:data-pilot-member table:name="bl_irq_register_with_ctx" table:display="true" table:show-details="true"/>
                <table:data-pilot-member table:name="bl_irq_ctx_get" table:display="true" table:show-details="true"/>
                <table:data-pilot-member table:name="bl_irq_register" table:display="true" table:show-details="true"/>
                <table:data-pilot-member table:name="bl_irq_unregister" table:display="true" table:show-details="true"/>
                <table:data-pilot-member table:name="interrupt_entry" table:display="true" table:show-details="true"/>
                <table:data-pilot-member table:name="exception_entry" table:display="true" table:show-details="true"/>
                <table:data-pilot-member table:name="bl_irq_init" table:display="true" table:show-details="true"/>
                <table:data-pilot-member table:name="_trng_trigger" table:display="true" table:show-details="true"/>
                <table:data-pilot-member table:name="wait_trng4feed" table:display="true" table:show-details="true"/>
                <table:data-pilot-member table:name="sec_trng_IRQHandler" table:display="true" table:show-details="true"/>
                <table:data-pilot-member table:name="bl_sec_pka_IRQHandler" table:display="true" table:show-details="true"/>
                <table:data-pilot-member table:name="bl_sec_get_random_word" table:display="true" table:show-details="true"/>
                <table:data-pilot-member table:name="bl_rand_stream" table:display="true" table:show-details="true"/>
                <table:data-pilot-member table:name="bl_rand" table:display="true" table:show-details="true"/>
                <table:data-pilot-member table:name="bl_sec_init" table:display="true" table:show-details="true"/>
                <table:data-pilot-member table:name="bl_sec_test" table:display="true" table:show-details="true"/>
                <table:data-pilot-member table:name="_dump_rsa_data" table:display="true" table:show-details="true"/>
                <table:data-pilot-member table:name="_pka_test_case_xgcd" table:display="true" table:show-details="true"/>
                <table:data-pilot-member table:name="_pka_test_case2" table:display="true" table:show-details="true"/>
                <table:data-pilot-member table:name="bl_pka_test" table:display="true" table:show-details="true"/>
                <table:data-pilot-member table:name="int_timer_cb" table:display="true" table:show-details="true"/>
                <table:data-pilot-member table:name="bl_timer_now_us" table:display="true" table:show-details="true"/>
                <table:data-pilot-member table:name="bl_timer_tick_enable" table:display="true" table:show-details="true"/>
                <table:data-pilot-member table:name="cmd_gpio_get" table:display="true" table:show-details="true"/>
                <table:data-pilot-member table:name="cmd_gpio_set" table:display="true" table:show-details="true"/>
                <table:data-pilot-member table:name="cmd_gpio_func" table:display="true" table:show-details="true"/>
                <table:data-pilot-member table:name="bl_gpio_cli_init" table:display="true" table:show-details="true"/>
                <table:data-pilot-member table:name="bl_efuse_read_mac" table:display="true" table:show-details="true"/>
                <table:data-pilot-member table:name="bl_efuse_read_mac_factory" table:display="true" table:show-details="true"/>
                <table:data-pilot-member table:name="bl_efuse_read_capcode" table:display="true" table:show-details="true"/>
                <table:data-pilot-member table:name="bl_efuse_read_pwroft" table:display="true" table:show-details="true"/>
                <table:data-pilot-member table:name="Aes_Compare_Data" table:display="true" table:show-details="true"/>
                <table:data-pilot-member table:name="_dump_iv_status" table:display="true" table:show-details="true"/>
                <table:data-pilot-member table:name="bl_sec_aes_IRQHandler" table:display="true" table:show-details="true"/>
                <table:data-pilot-member table:name="Sec_Eng_AES_Link_Case_CBC_128" table:display="true" table:show-details="true"/>
                <table:data-pilot-member table:name="Sec_Eng_AES_Link_Case_CTR_128" table:display="true" table:show-details="true"/>
                <table:data-pilot-member table:name="Sec_Eng_AES_Link_Case_ECB_128" table:display="true" table:show-details="true"/>
                <table:data-pilot-member table:name="bl_sec_aes_test" table:display="true" table:show-details="true"/>
                <table:data-pilot-member table:name="bl_sec_sha_IRQHandler" table:display="true" table:show-details="true"/>
                <table:data-pilot-member table:name="bl_sha_mutex_take" table:display="true" table:show-details="true"/>
                <table:data-pilot-member table:name="bl_sha_mutex_give" table:display="true" table:show-details="true"/>
                <table:data-pilot-member table:name="bl_sha_init" table:display="true" table:show-details="true"/>
                <table:data-pilot-member table:name="bl_sha_update" table:display="true" table:show-details="true"/>
                <table:data-pilot-member table:name="bl_sha_finish" table:display="true" table:show-details="true"/>
                <table:data-pilot-member table:name="sha256_test_case0" table:display="true" table:show-details="true"/>
                <table:data-pilot-member table:name="bl_sec_sha_test" table:display="true" table:show-details="true"/>
                <table:data-pilot-member table:name="bl_wifi_clock_enable" table:display="true" table:show-details="true"/>
                <table:data-pilot-member table:name="bl_wifi_enable_irq" table:display="true" table:show-details="true"/>
                <table:data-pilot-member table:name="bl_wifi_sta_mac_addr_set" table:display="true" table:show-details="true"/>
                <table:data-pilot-member table:name="bl_wifi_ap_mac_addr_set" table:display="true" table:show-details="true"/>
                <table:data-pilot-member table:name="bl_wifi_mac_addr_get" table:display="true" table:show-details="true"/>
                <table:data-pilot-member table:name="bl_wifi_country_code_set" table:display="true" table:show-details="true"/>
                <table:data-pilot-member table:name="bl_wifi_ap_info_set" table:display="true" table:show-details="true"/>
                <table:data-pilot-member table:name="bl_wifi_sta_info_set" table:display="true" table:show-details="true"/>
                <table:data-pilot-member table:name="bl_wifi_sta_info_get" table:display="true" table:show-details="true"/>
                <table:data-pilot-member table:name="cmd_timer_start" table:display="true" table:show-details="true"/>
                <table:data-pilot-member table:name="cmd_wdt_disable" table:display="true" table:show-details="true"/>
                <table:data-pilot-member table:name="cmd_wdt_feed" table:display="true" table:show-details="true"/>
                <table:data-pilot-member table:name="cmd_wdt_init" table:display="true" table:show-details="true"/>
                <table:data-pilot-member table:name="bl_wdt_cli_init" table:display="true" table:show-details="true"/>
                <table:data-pilot-member table:name="dev_uart_init" table:display="true" table:show-details="true"/>
                <table:data-pilot-member table:name="hal_uart_send_trigger" table:display="true" table:show-details="true"/>
                <table:data-pilot-member table:name="hal_uart_send_trigger_off" table:display="true" table:show-details="true"/>
                <table:data-pilot-member table:name="hal_uart_init" table:display="true" table:show-details="true"/>
                <table:data-pilot-member table:name="hal_uart_recv_II" table:display="true" table:show-details="true"/>
                <table:data-pilot-member table:name="hal_uart_send" table:display="true" table:show-details="true"/>
                <table:data-pilot-member table:name="hal_uart_finalize" table:display="true" table:show-details="true"/>
                <table:data-pilot-member table:name="hal_uart_notify_register" table:display="true" table:show-details="true"/>
                <table:data-pilot-member table:name="vfs_uart_init" table:display="true" table:show-details="true"/>
                <table:data-pilot-member table:name="hal_uart_send_flush" table:display="true" table:show-details="true"/>
                <table:data-pilot-member table:name="hal_uart_setbaud" table:display="true" table:show-details="true"/>
                <table:data-pilot-member table:name="hal_uart_setconfig" table:display="true" table:show-details="true"/>
                <table:data-pilot-member table:name="hal_gpio_init_from_dts" table:display="true" table:show-details="true"/>
                <table:data-pilot-member table:name="_dump_partition" table:display="true" table:show-details="true"/>
                <table:data-pilot-member table:name="hal_boot2_update_ptable" table:display="true" table:show-details="true"/>
                <table:data-pilot-member table:name="hal_boot2_get_flash_addr" table:display="true" table:show-details="true"/>
                <table:data-pilot-member table:name="hal_boot2_partition_bus_addr" table:display="true" table:show-details="true"/>
                <table:data-pilot-member table:name="hal_boot2_partition_bus_addr_active" table:display="true" table:show-details="true"/>
                <table:data-pilot-member table:name="hal_boot2_partition_bus_addr_inactive" table:display="true" table:show-details="true"/>
                <table:data-pilot-member table:name="hal_boot2_partition_addr" table:display="true" table:show-details="true"/>
                <table:data-pilot-member table:name="hal_boot2_partition_addr_active" table:display="true" table:show-details="true"/>
                <table:data-pilot-member table:name="hal_boot2_partition_addr_inactive" table:display="true" table:show-details="true"/>
                <table:data-pilot-member table:name="hal_boot2_get_active_partition" table:display="true" table:show-details="true"/>
                <table:data-pilot-member table:name="hal_boot2_get_active_entries" table:display="true" table:show-details="true"/>
                <table:data-pilot-member table:name="hal_boot2_dump" table:display="true" table:show-details="true"/>
                <table:data-pilot-member table:name="hal_boot2_init" table:display="true" table:show-details="true"/>
                <table:data-pilot-member table:name="hal_reboot" table:display="true" table:show-details="true"/>
                <table:data-pilot-member table:name="hal_sys_reset" table:display="true" table:show-details="true"/>
                <table:data-pilot-member table:name="hal_poweroff" table:display="true" table:show-details="true"/>
                <table:data-pilot-member table:name="hal_sys_capcode_update" table:display="true" table:show-details="true"/>
                <table:data-pilot-member table:name="hal_sys_capcode_get" table:display="true" table:show-details="true"/>
                <table:data-pilot-member table:name="hal_board_get_factory_addr" table:display="true" table:show-details="true"/>
                <table:data-pilot-member table:name="hal_board_cfg" table:display="true" table:show-details="true"/>
                <table:data-pilot-member table:name="bl_tsen_adc_get" table:display="true" table:show-details="true"/>
                <table:data-pilot-member table:name="bl_rtc_get_counter" table:display="true" table:show-details="true"/>
                <table:data-pilot-member table:name="bl_rtc_get_timestamp_ms" table:display="true" table:show-details="true"/>
                <table:data-pilot-member table:name="hal_wifi_start_firmware_task" table:display="true" table:show-details="true"/>
                <table:data-pilot-member table:name="bl_sys_reset_por" table:display="true" table:show-details="true"/>
                <table:data-pilot-member table:name="bl_sys_reset_system" table:display="true" table:show-details="true"/>
                <table:data-pilot-member table:name="bl_sys_isxipaddr" table:display="true" table:show-details="true"/>
                <table:data-pilot-member table:name="PtTable_Update_Entry" table:display="true" table:show-details="true"/>
                <table:data-pilot-member table:name="PtTable_Get_Active_Entries" table:display="true" table:show-details="true"/>
                <table:data-pilot-member table:name="bl_gpio_enable_output" table:display="true" table:show-details="true"/>
                <table:data-pilot-member table:name="bl_gpio_enable_input" table:display="true" table:show-details="true"/>
                <table:data-pilot-member table:name="bl_gpio_output_set" table:display="true" table:show-details="true"/>
                <table:data-pilot-member table:name="bl_gpio_input_get" table:display="true" table:show-details="true"/>
                <table:data-pilot-member table:name="bl_flash_erase" table:display="true" table:show-details="true"/>
                <table:data-pilot-member table:name="bl_flash_write" table:display="true" table:show-details="true"/>
                <table:data-pilot-member table:name="bl_flash_read" table:display="true" table:show-details="true"/>
                <table:data-pilot-member table:name="bl_flash_config_update" table:display="true" table:show-details="true"/>
                <table:data-pilot-member table:name="bl_wdt_feed" table:display="true" table:show-details="true"/>
                <table:data-pilot-member table:name="bl_wdt_disable" table:display="true" table:show-details="true"/>
                <table:data-pilot-member table:name="bl_wdt_init" table:display="true" table:show-details="true"/>
                <table:data-pilot-member table:name="httpc_tcp_sent" table:display="true" table:show-details="true"/>
                <table:data-pilot-member table:name="httpc_get_internal_addr" table:display="true" table:show-details="true"/>
                <table:data-pilot-member table:name="httpc_free_state" table:display="true" table:show-details="true"/>
                <table:data-pilot-member table:name="httpc_close" table:display="true" table:show-details="true"/>
                <table:data-pilot-member table:name="httpc_tcp_recv" table:display="true" table:show-details="true"/>
                <table:data-pilot-member table:name="httpc_dns_found" table:display="true" table:show-details="true"/>
                <table:data-pilot-member table:name="httpc_tcp_poll" table:display="true" table:show-details="true"/>
                <table:data-pilot-member table:name="httpc_tcp_err" table:display="true" table:show-details="true"/>
                <table:data-pilot-member table:name="httpc_tcp_connected" table:display="true" table:show-details="true"/>
                <table:data-pilot-member table:name="httpc_create_request_string" table:display="true" table:show-details="true"/>
                <table:data-pilot-member table:name="httpc_init_connection_common" table:display="true" table:show-details="true"/>
                <table:data-pilot-member table:name="httpc_get_file_dns" table:display="true" table:show-details="true"/>
                <table:data-pilot-member table:name="proc_entry_looprt" table:display="true" table:show-details="true"/>
                <table:data-pilot-member table:name="looprt_evt_notify_async" table:display="true" table:show-details="true"/>
                <table:data-pilot-member table:name="looprt_evt_status_dump" table:display="true" table:show-details="true"/>
                <table:data-pilot-member table:name="looprt_evt_schedule" table:display="true" table:show-details="true"/>
                <table:data-pilot-member table:name="looprt_start" table:display="true" table:show-details="true"/>
                <table:data-pilot-member table:name="looprt_start_auto" table:display="true" table:show-details="true"/>
                <table:data-pilot-member table:name="looprt_handler_register" table:display="true" table:show-details="true"/>
                <table:data-pilot-member table:name="looprt_timer_register" table:display="true" table:show-details="true"/>
                <table:data-pilot-member table:name="cmd_looprt_test" table:display="true" table:show-details="true"/>
                <table:data-pilot-member table:name="cmd_looprt_test_status" table:display="true" table:show-details="true"/>
                <table:data-pilot-member table:name="cmd_looprt_test_evt" table:display="true" table:show-details="true"/>
                <table:data-pilot-member table:name="cmd_looprt_test_evt_dump" table:display="true" table:show-details="true"/>
                <table:data-pilot-member table:name="cmd_looprt_test_schedule_evt1" table:display="true" table:show-details="true"/>
                <table:data-pilot-member table:name="cmd_looprt_test_schedule_evt2" table:display="true" table:show-details="true"/>
                <table:data-pilot-member table:name="looprt_test_cli_init" table:display="true" table:show-details="true"/>
                <table:data-pilot-member table:name="_cb_led_trigger" table:display="true" table:show-details="true"/>
                <table:data-pilot-member table:name="_led_bloop_msg" table:display="true" table:show-details="true"/>
                <table:data-pilot-member table:name="_led_bloop_evt" table:display="true" table:show-details="true"/>
                <table:data-pilot-member table:name="loopset_led_hook_on_looprt" table:display="true" table:show-details="true"/>
                <table:data-pilot-member table:name="loopset_led_trigger" table:display="true" table:show-details="true"/>
                <table:data-pilot-member table:name="sys_mbox_new" table:display="true" table:show-details="true"/>
                <table:data-pilot-member table:name="sys_mbox_free" table:display="true" table:show-details="true"/>
                <table:data-pilot-member table:name="sys_mbox_post" table:display="true" table:show-details="true"/>
                <table:data-pilot-member table:name="sys_mbox_trypost" table:display="true" table:show-details="true"/>
                <table:data-pilot-member table:name="sys_arch_mbox_fetch" table:display="true" table:show-details="true"/>
                <table:data-pilot-member table:name="sys_arch_mbox_tryfetch" table:display="true" table:show-details="true"/>
                <table:data-pilot-member table:name="sys_mbox_valid" table:display="true" table:show-details="true"/>
                <table:data-pilot-member table:name="sys_mbox_set_invalid" table:display="true" table:show-details="true"/>
                <table:data-pilot-member table:name="sys_sem_new" table:display="true" table:show-details="true"/>
                <table:data-pilot-member table:name="sys_arch_sem_wait" table:display="true" table:show-details="true"/>
                <table:data-pilot-member table:name="sys_sem_free" table:display="true" table:show-details="true"/>
                <table:data-pilot-member table:name="sys_sem_valid" table:display="true" table:show-details="true"/>
                <table:data-pilot-member table:name="sys_sem_set_invalid" table:display="true" table:show-details="true"/>
                <table:data-pilot-member table:name="sys_init" table:display="true" table:show-details="true"/>
                <table:data-pilot-member table:name="sys_mutex_new" table:display="true" table:show-details="true"/>
                <table:data-pilot-member table:name="sys_mutex_lock" table:display="true" table:show-details="true"/>
                <table:data-pilot-member table:name="sys_mutex_unlock" table:display="true" table:show-details="true"/>
                <table:data-pilot-member table:name="sys_sem_signal" table:display="true" table:show-details="true"/>
                <table:data-pilot-member table:name="sys_thread_new" table:display="true" table:show-details="true"/>
                <table:data-pilot-member table:name="sys_arch_protect" table:display="true" table:show-details="true"/>
                <table:data-pilot-member table:name="sys_arch_unprotect" table:display="true" table:show-details="true"/>
                <table:data-pilot-member table:name="sys_now" table:display="true" table:show-details="true"/>
                <table:data-pilot-member table:name="lwip_gethostbyname" table:display="true" table:show-details="true"/>
                <table:data-pilot-member table:name="lwip_freeaddrinfo" table:display="true" table:show-details="true"/>
                <table:data-pilot-member table:name="lwip_getaddrinfo" table:display="true" table:show-details="true"/>
                <table:data-pilot-member table:name="netifapi_do_netif_add" table:display="true" table:show-details="true"/>
                <table:data-pilot-member table:name="netifapi_do_netif_set_addr" table:display="true" table:show-details="true"/>
                <table:data-pilot-member table:name="netifapi_do_netif_common" table:display="true" table:show-details="true"/>
                <table:data-pilot-member table:name="netifapi_netif_add" table:display="true" table:show-details="true"/>
                <table:data-pilot-member table:name="netifapi_netif_set_addr" table:display="true" table:show-details="true"/>
                <table:data-pilot-member table:name="netifapi_netif_common" table:display="true" table:show-details="true"/>
                <table:data-pilot-member table:name="alloc_socket" table:display="true" table:show-details="true"/>
                <table:data-pilot-member table:name="lwip_link_select_cb" table:display="true" table:show-details="true"/>
                <table:data-pilot-member table:name="lwip_unlink_select_cb" table:display="true" table:show-details="true"/>
                <table:data-pilot-member table:name="lwip_selscan" table:display="true" table:show-details="true"/>
                <table:data-pilot-member table:name="lwip_recv_tcp" table:display="true" table:show-details="true"/>
                <table:data-pilot-member table:name="lwip_sock_make_addr" table:display="true" table:show-details="true"/>
                <table:data-pilot-member table:name="free_socket" table:display="true" table:show-details="true"/>
                <table:data-pilot-member table:name="lwip_recvfrom_udp_raw" table:display="true" table:show-details="true"/>
                <table:data-pilot-member table:name="get_socket" table:display="true" table:show-details="true"/>
                <table:data-pilot-member table:name="lwip_setsockopt_callback" table:display="true" table:show-details="true"/>
                <table:data-pilot-member table:name="lwip_accept" table:display="true" table:show-details="true"/>
                <table:data-pilot-member table:name="lwip_bind" table:display="true" table:show-details="true"/>
                <table:data-pilot-member table:name="lwip_close" table:display="true" table:show-details="true"/>
                <table:data-pilot-member table:name="lwip_connect" table:display="true" table:show-details="true"/>
                <table:data-pilot-member table:name="lwip_listen" table:display="true" table:show-details="true"/>
                <table:data-pilot-member table:name="lwip_recvfrom" table:display="true" table:show-details="true"/>
                <table:data-pilot-member table:name="lwip_read" table:display="true" table:show-details="true"/>
                <table:data-pilot-member table:name="lwip_recv" table:display="true" table:show-details="true"/>
                <table:data-pilot-member table:name="lwip_sendto" table:display="true" table:show-details="true"/>
                <table:data-pilot-member table:name="lwip_send" table:display="true" table:show-details="true"/>
                <table:data-pilot-member table:name="lwip_socket" table:display="true" table:show-details="true"/>
                <table:data-pilot-member table:name="lwip_write" table:display="true" table:show-details="true"/>
                <table:data-pilot-member table:name="lwip_select" table:display="true" table:show-details="true"/>
                <table:data-pilot-member table:name="lwip_shutdown" table:display="true" table:show-details="true"/>
                <table:data-pilot-member table:name="lwip_setsockopt" table:display="true" table:show-details="true"/>
                <table:data-pilot-member table:name="lwip_fcntl" table:display="true" table:show-details="true"/>
                <table:data-pilot-member table:name="tcpip_thread" table:display="true" table:show-details="true"/>
                <table:data-pilot-member table:name="tcpip_input" table:display="true" table:show-details="true"/>
                <table:data-pilot-member table:name="tcpip_callback" table:display="true" table:show-details="true"/>
                <table:data-pilot-member table:name="tcpip_try_callback" table:display="true" table:show-details="true"/>
                <table:data-pilot-member table:name="tcpip_send_msg_wait_sem" table:display="true" table:show-details="true"/>
                <table:data-pilot-member table:name="tcpip_api_call" table:display="true" table:show-details="true"/>
                <table:data-pilot-member table:name="tcpip_init" table:display="true" table:show-details="true"/>
                <table:data-pilot-member table:name="altcp_alloc" table:display="true" table:show-details="true"/>
                <table:data-pilot-member table:name="altcp_free" table:display="true" table:show-details="true"/>
                <table:data-pilot-member table:name="altcp_new_ip_type" table:display="true" table:show-details="true"/>
                <table:data-pilot-member table:name="altcp_new" table:display="true" table:show-details="true"/>
                <table:data-pilot-member table:name="altcp_arg" table:display="true" table:show-details="true"/>
                <table:data-pilot-member table:name="altcp_recv" table:display="true" table:show-details="true"/>
                <table:data-pilot-member table:name="altcp_sent" table:display="true" table:show-details="true"/>
                <table:data-pilot-member table:name="altcp_poll" table:display="true" table:show-details="true"/>
                <table:data-pilot-member table:name="altcp_err" table:display="true" table:show-details="true"/>
                <table:data-pilot-member table:name="altcp_recved" table:display="true" table:show-details="true"/>
                <table:data-pilot-member table:name="altcp_connect" table:display="true" table:show-details="true"/>
                <table:data-pilot-member table:name="altcp_abort" table:display="true" table:show-details="true"/>
                <table:data-pilot-member table:name="altcp_close" table:display="true" table:show-details="true"/>
                <table:data-pilot-member table:name="altcp_write" table:display="true" table:show-details="true"/>
                <table:data-pilot-member table:name="altcp_output" table:display="true" table:show-details="true"/>
                <table:data-pilot-member table:name="altcp_tcp_connected" table:display="true" table:show-details="true"/>
                <table:data-pilot-member table:name="altcp_tcp_sent" table:display="true" table:show-details="true"/>
                <table:data-pilot-member table:name="altcp_tcp_poll" table:display="true" table:show-details="true"/>
                <table:data-pilot-member table:name="altcp_tcp_mss" table:display="true" table:show-details="true"/>
                <table:data-pilot-member table:name="altcp_tcp_sndbuf" table:display="true" table:show-details="true"/>
                <table:data-pilot-member table:name="altcp_tcp_sndqueuelen" table:display="true" table:show-details="true"/>
                <table:data-pilot-member table:name="altcp_tcp_nagle_disable" table:display="true" table:show-details="true"/>
                <table:data-pilot-member table:name="altcp_tcp_nagle_enable" table:display="true" table:show-details="true"/>
                <table:data-pilot-member table:name="altcp_tcp_nagle_disabled" table:display="true" table:show-details="true"/>
                <table:data-pilot-member table:name="altcp_tcp_dealloc" table:display="true" table:show-details="true"/>
                <table:data-pilot-member table:name="altcp_tcp_get_ip" table:display="true" table:show-details="true"/>
                <table:data-pilot-member table:name="altcp_tcp_get_port" table:display="true" table:show-details="true"/>
                <table:data-pilot-member table:name="altcp_tcp_setup_callbacks" table:display="true" table:show-details="true"/>
                <table:data-pilot-member table:name="altcp_tcp_err" table:display="true" table:show-details="true"/>
                <table:data-pilot-member table:name="altcp_tcp_get_tcp_addrinfo" table:display="true" table:show-details="true"/>
                <table:data-pilot-member table:name="altcp_tcp_setprio" table:display="true" table:show-details="true"/>
                <table:data-pilot-member table:name="altcp_tcp_output" table:display="true" table:show-details="true"/>
                <table:data-pilot-member table:name="altcp_tcp_write" table:display="true" table:show-details="true"/>
                <table:data-pilot-member table:name="altcp_tcp_shutdown" table:display="true" table:show-details="true"/>
                <table:data-pilot-member table:name="altcp_tcp_close" table:display="true" table:show-details="true"/>
                <table:data-pilot-member table:name="altcp_tcp_abort" table:display="true" table:show-details="true"/>
                <table:data-pilot-member table:name="altcp_tcp_listen" table:display="true" table:show-details="true"/>
                <table:data-pilot-member table:name="altcp_tcp_connect" table:display="true" table:show-details="true"/>
                <table:data-pilot-member table:name="altcp_tcp_bind" table:display="true" table:show-details="true"/>
                <table:data-pilot-member table:name="altcp_tcp_recved" table:display="true" table:show-details="true"/>
                <table:data-pilot-member table:name="altcp_tcp_recv" table:display="true" table:show-details="true"/>
                <table:data-pilot-member table:name="altcp_tcp_set_poll" table:display="true" table:show-details="true"/>
                <table:data-pilot-member table:name="altcp_tcp_accept" table:display="true" table:show-details="true"/>
                <table:data-pilot-member table:name="altcp_tcp_new_ip_type" table:display="true" table:show-details="true"/>
                <table:data-pilot-member table:name="lwip_htons" table:display="true" table:show-details="true"/>
                <table:data-pilot-member table:name="lwip_htonl" table:display="true" table:show-details="true"/>
                <table:data-pilot-member table:name="lwip_strnicmp" table:display="true" table:show-details="true"/>
                <table:data-pilot-member table:name="dns_call_found" table:display="true" table:show-details="true"/>
                <table:data-pilot-member table:name="dns_send" table:display="true" table:show-details="true"/>
                <table:data-pilot-member table:name="dns_check_entry" table:display="true" table:show-details="true"/>
                <table:data-pilot-member table:name="dns_recv" table:display="true" table:show-details="true"/>
                <table:data-pilot-member table:name="dns_init" table:display="true" table:show-details="true"/>
                <table:data-pilot-member table:name="dns_setserver" table:display="true" table:show-details="true"/>
                <table:data-pilot-member table:name="dns_getserver" table:display="true" table:show-details="true"/>
                <table:data-pilot-member table:name="dns_tmr" table:display="true" table:show-details="true"/>
                <table:data-pilot-member table:name="dns_gethostbyname_addrtype" table:display="true" table:show-details="true"/>
                <table:data-pilot-member table:name="dns_gethostbyname" table:display="true" table:show-details="true"/>
                <table:data-pilot-member table:name="lwip_standard_chksum" table:display="true" table:show-details="true"/>
                <table:data-pilot-member table:name="inet_chksum_pseudo" table:display="true" table:show-details="true"/>
                <table:data-pilot-member table:name="ip_chksum_pseudo" table:display="true" table:show-details="true"/>
                <table:data-pilot-member table:name="inet_chksum_pseudo_partial" table:display="true" table:show-details="true"/>
                <table:data-pilot-member table:name="ip_chksum_pseudo_partial" table:display="true" table:show-details="true"/>
                <table:data-pilot-member table:name="inet_chksum" table:display="true" table:show-details="true"/>
                <table:data-pilot-member table:name="inet_chksum_pbuf" table:display="true" table:show-details="true"/>
                <table:data-pilot-member table:name="lwip_chksum_copy" table:display="true" table:show-details="true"/>
                <table:data-pilot-member table:name="lwip_init" table:display="true" table:show-details="true"/>
                <table:data-pilot-member table:name="dhcp_set_state" table:display="true" table:show-details="true"/>
                <table:data-pilot-member table:name="dhcp_option_short" table:display="true" table:show-details="true"/>
                <table:data-pilot-member table:name="dhcp_option_long" table:display="true" table:show-details="true"/>
                <table:data-pilot-member table:name="dhcp_create_msg" table:display="true" table:show-details="true"/>
                <table:data-pilot-member table:name="dhcp_option_trailer" table:display="true" table:show-details="true"/>
                <table:data-pilot-member table:name="dhcp_discover" table:display="true" table:show-details="true"/>
                <table:data-pilot-member table:name="dhcp_check" table:display="true" table:show-details="true"/>
                <table:data-pilot-member table:name="dhcp_bind" table:display="true" table:show-details="true"/>
                <table:data-pilot-member table:name="dhcp_inc_pcb_refcount" table:display="true" table:show-details="true"/>
                <table:data-pilot-member table:name="dhcp_option_hostname" table:display="true" table:show-details="true"/>
                <table:data-pilot-member table:name="dhcp_reboot" table:display="true" table:show-details="true"/>
                <table:data-pilot-member table:name="dhcp_select" table:display="true" table:show-details="true"/>
                <table:data-pilot-member table:name="dhcp_dec_pcb_refcount" table:display="true" table:show-details="true"/>
                <table:data-pilot-member table:name="dhcp_handle_ack" table:display="true" table:show-details="true"/>
                <table:data-pilot-member table:name="dhcp_recv" table:display="true" table:show-details="true"/>
                <table:data-pilot-member table:name="dhcp_network_changed" table:display="true" table:show-details="true"/>
                <table:data-pilot-member table:name="dhcp_arp_reply" table:display="true" table:show-details="true"/>
                <table:data-pilot-member table:name="dhcp_renew" table:display="true" table:show-details="true"/>
                <table:data-pilot-member table:name="dhcp_supplied_address" table:display="true" table:show-details="true"/>
                <table:data-pilot-member table:name="dhcp_release_and_stop" table:display="true" table:show-details="true"/>
                <table:data-pilot-member table:name="dhcp_start" table:display="true" table:show-details="true"/>
                <table:data-pilot-member table:name="dhcp_coarse_tmr" table:display="true" table:show-details="true"/>
                <table:data-pilot-member table:name="dhcp_fine_tmr" table:display="true" table:show-details="true"/>
                <table:data-pilot-member table:name="dhcp_stop" table:display="true" table:show-details="true"/>
                <table:data-pilot-member table:name="etharp_free_entry" table:display="true" table:show-details="true"/>
                <table:data-pilot-member table:name="etharp_find_entry" table:display="true" table:show-details="true"/>
                <table:data-pilot-member table:name="etharp_raw" table:display="true" table:show-details="true"/>
                <table:data-pilot-member table:name="etharp_cleanup_netif" table:display="true" table:show-details="true"/>
                <table:data-pilot-member table:name="etharp_input" table:display="true" table:show-details="true"/>
                <table:data-pilot-member table:name="etharp_request" table:display="true" table:show-details="true"/>
                <table:data-pilot-member table:name="etharp_tmr" table:display="true" table:show-details="true"/>
                <table:data-pilot-member table:name="etharp_output_to_arp_index" table:display="true" table:show-details="true"/>
                <table:data-pilot-member table:name="etharp_query" table:display="true" table:show-details="true"/>
                <table:data-pilot-member table:name="etharp_output" table:display="true" table:show-details="true"/>
                <table:data-pilot-member table:name="igmp_send" table:display="true" table:show-details="true"/>
                <table:data-pilot-member table:name="igmp_delaying_member" table:display="true" table:show-details="true"/>
                <table:data-pilot-member table:name="igmp_init" table:display="true" table:show-details="true"/>
                <table:data-pilot-member table:name="igmp_stop" table:display="true" table:show-details="true"/>
                <table:data-pilot-member table:name="igmp_report_groups" table:display="true" table:show-details="true"/>
                <table:data-pilot-member table:name="igmp_lookfor_group" table:display="true" table:show-details="true"/>
                <table:data-pilot-member table:name="igmp_lookup_group" table:display="true" table:show-details="true"/>
                <table:data-pilot-member table:name="igmp_start" table:display="true" table:show-details="true"/>
                <table:data-pilot-member table:name="igmp_input" table:display="true" table:show-details="true"/>
                <table:data-pilot-member table:name="igmp_joingroup_netif" table:display="true" table:show-details="true"/>
                <table:data-pilot-member table:name="igmp_joingroup" table:display="true" table:show-details="true"/>
                <table:data-pilot-member table:name="igmp_leavegroup_netif" table:display="true" table:show-details="true"/>
                <table:data-pilot-member table:name="igmp_leavegroup" table:display="true" table:show-details="true"/>
                <table:data-pilot-member table:name="igmp_tmr" table:display="true" table:show-details="true"/>
                <table:data-pilot-member table:name="ip4_input_accept" table:display="true" table:show-details="true"/>
                <table:data-pilot-member table:name="ip4_route" table:display="true" table:show-details="true"/>
                <table:data-pilot-member table:name="ip4_input" table:display="true" table:show-details="true"/>
                <table:data-pilot-member table:name="ip4_output_if_opt_src" table:display="true" table:show-details="true"/>
                <table:data-pilot-member table:name="ip4_output_if_opt" table:display="true" table:show-details="true"/>
                <table:data-pilot-member table:name="ip4_output_if" table:display="true" table:show-details="true"/>
                <table:data-pilot-member table:name="ip4_output_if_src" table:display="true" table:show-details="true"/>
                <table:data-pilot-member table:name="ip4_addr_isbroadcast_u32" table:display="true" table:show-details="true"/>
                <table:data-pilot-member table:name="ip4addr_aton" table:display="true" table:show-details="true"/>
                <table:data-pilot-member table:name="ipaddr_addr" table:display="true" table:show-details="true"/>
                <table:data-pilot-member table:name="ip4addr_ntoa_r" table:display="true" table:show-details="true"/>
                <table:data-pilot-member table:name="ip4addr_ntoa" table:display="true" table:show-details="true"/>
                <table:data-pilot-member table:name="mem_init" table:display="true" table:show-details="true"/>
                <table:data-pilot-member table:name="mem_free" table:display="true" table:show-details="true"/>
                <table:data-pilot-member table:name="mem_trim" table:display="true" table:show-details="true"/>
                <table:data-pilot-member table:name="mem_malloc" table:display="true" table:show-details="true"/>
                <table:data-pilot-member table:name="do_memp_malloc_pool" table:display="true" table:show-details="true"/>
                <table:data-pilot-member table:name="memp_init_pool" table:display="true" table:show-details="true"/>
                <table:data-pilot-member table:name="memp_init" table:display="true" table:show-details="true"/>
                <table:data-pilot-member table:name="memp_malloc" table:display="true" table:show-details="true"/>
                <table:data-pilot-member table:name="memp_free" table:display="true" table:show-details="true"/>
                <table:data-pilot-member table:name="netif_null_output_ip4" table:display="true" table:show-details="true"/>
                <table:data-pilot-member table:name="netif_issue_reports" table:display="true" table:show-details="true"/>
                <table:data-pilot-member table:name="netif_do_set_ipaddr" table:display="true" table:show-details="true"/>
                <table:data-pilot-member table:name="netif_init" table:display="true" table:show-details="true"/>
                <table:data-pilot-member table:name="netif_set_ipaddr" table:display="true" table:show-details="true"/>
                <table:data-pilot-member table:name="netif_set_netmask" table:display="true" table:show-details="true"/>
                <table:data-pilot-member table:name="netif_set_gw" table:display="true" table:show-details="true"/>
                <table:data-pilot-member table:name="netif_set_addr" table:display="true" table:show-details="true"/>
                <table:data-pilot-member table:name="netif_add" table:display="true" table:show-details="true"/>
                <table:data-pilot-member table:name="netif_set_default" table:display="true" table:show-details="true"/>
                <table:data-pilot-member table:name="netif_set_up" table:display="true" table:show-details="true"/>
                <table:data-pilot-member table:name="netif_set_down" table:display="true" table:show-details="true"/>
                <table:data-pilot-member table:name="netif_remove" table:display="true" table:show-details="true"/>
                <table:data-pilot-member table:name="netif_set_status_callback" table:display="true" table:show-details="true"/>
                <table:data-pilot-member table:name="netif_set_link_up" table:display="true" table:show-details="true"/>
                <table:data-pilot-member table:name="netif_set_link_down" table:display="true" table:show-details="true"/>
                <table:data-pilot-member table:name="netif_get_by_index" table:display="true" table:show-details="true"/>
                <table:data-pilot-member table:name="netif_find" table:display="true" table:show-details="true"/>
                <table:data-pilot-member table:name="pbuf_skip_const" table:display="true" table:show-details="true"/>
                <table:data-pilot-member table:name="pbuf_free_ooseq_callback" table:display="true" table:show-details="true"/>
                <table:data-pilot-member table:name="pbuf_add_header_impl" table:display="true" table:show-details="true"/>
                <table:data-pilot-member table:name="pbuf_alloc_reference" table:display="true" table:show-details="true"/>
                <table:data-pilot-member table:name="pbuf_alloced_custom" table:display="true" table:show-details="true"/>
                <table:data-pilot-member table:name="pbuf_add_header" table:display="true" table:show-details="true"/>
                <table:data-pilot-member table:name="pbuf_remove_header" table:display="true" table:show-details="true"/>
                <table:data-pilot-member table:name="pbuf_header" table:display="true" table:show-details="true"/>
                <table:data-pilot-member table:name="pbuf_header_force" table:display="true" table:show-details="true"/>
                <table:data-pilot-member table:name="pbuf_free" table:display="true" table:show-details="true"/>
                <table:data-pilot-member table:name="pbuf_alloc" table:display="true" table:show-details="true"/>
                <table:data-pilot-member table:name="pbuf_realloc" table:display="true" table:show-details="true"/>
                <table:data-pilot-member table:name="pbuf_free_header" table:display="true" table:show-details="true"/>
                <table:data-pilot-member table:name="pbuf_clen" table:display="true" table:show-details="true"/>
                <table:data-pilot-member table:name="pbuf_ref" table:display="true" table:show-details="true"/>
                <table:data-pilot-member table:name="pbuf_cat" table:display="true" table:show-details="true"/>
                <table:data-pilot-member table:name="pbuf_chain" table:display="true" table:show-details="true"/>
                <table:data-pilot-member table:name="pbuf_copy" table:display="true" table:show-details="true"/>
                <table:data-pilot-member table:name="pbuf_copy_partial" table:display="true" table:show-details="true"/>
                <table:data-pilot-member table:name="pbuf_take" table:display="true" table:show-details="true"/>
                <table:data-pilot-member table:name="pbuf_take_at" table:display="true" table:show-details="true"/>
                <table:data-pilot-member table:name="pbuf_clone" table:display="true" table:show-details="true"/>
                <table:data-pilot-member table:name="pbuf_try_get_at" table:display="true" table:show-details="true"/>
                <table:data-pilot-member table:name="pbuf_get_at" table:display="true" table:show-details="true"/>
                <table:data-pilot-member table:name="pbuf_put_at" table:display="true" table:show-details="true"/>
                <table:data-pilot-member table:name="pbuf_memcmp" table:display="true" table:show-details="true"/>
                <table:data-pilot-member table:name="pbuf_memfind" table:display="true" table:show-details="true"/>
                <table:data-pilot-member table:name="raw_input" table:display="true" table:show-details="true"/>
                <table:data-pilot-member table:name="raw_bind" table:display="true" table:show-details="true"/>
                <table:data-pilot-member table:name="raw_bind_netif" table:display="true" table:show-details="true"/>
                <table:data-pilot-member table:name="raw_connect" table:display="true" table:show-details="true"/>
                <table:data-pilot-member table:name="raw_recv" table:display="true" table:show-details="true"/>
                <table:data-pilot-member table:name="raw_sendto_if_src" table:display="true" table:show-details="true"/>
                <table:data-pilot-member table:name="raw_sendto" table:display="true" table:show-details="true"/>
                <table:data-pilot-member table:name="raw_send" table:display="true" table:show-details="true"/>
                <table:data-pilot-member table:name="raw_remove" table:display="true" table:show-details="true"/>
                <table:data-pilot-member table:name="raw_new" table:display="true" table:show-details="true"/>
                <table:data-pilot-member table:name="raw_new_ip_type" table:display="true" table:show-details="true"/>
                <table:data-pilot-member table:name="raw_netif_ip_addr_changed" table:display="true" table:show-details="true"/>
                <table:data-pilot-member table:name="raw_get_pcbs" table:display="true" table:show-details="true"/>
                <table:data-pilot-member table:name="stats_init" table:display="true" table:show-details="true"/>
                <table:data-pilot-member table:name="stats_netstat" table:display="true" table:show-details="true"/>
                <table:data-pilot-member table:name="tcp_new_port" table:display="true" table:show-details="true"/>
                <table:data-pilot-member table:name="tcp_close_shutdown_fin" table:display="true" table:show-details="true"/>
                <table:data-pilot-member table:name="tcp_init" table:display="true" table:show-details="true"/>
                <table:data-pilot-member table:name="tcp_free" table:display="true" table:show-details="true"/>
                <table:data-pilot-member table:name="tcp_bind" table:display="true" table:show-details="true"/>
                <table:data-pilot-member table:name="tcp_bind_netif" table:display="true" table:show-details="true"/>
                <table:data-pilot-member table:name="tcp_listen_with_backlog_and_err" table:display="true" table:show-details="true"/>
                <table:data-pilot-member table:name="tcp_update_rcv_ann_wnd" table:display="true" table:show-details="true"/>
                <table:data-pilot-member table:name="tcp_recved" table:display="true" table:show-details="true"/>
                <table:data-pilot-member table:name="tcp_seg_free" table:display="true" table:show-details="true"/>
                <table:data-pilot-member table:name="tcp_segs_free" table:display="true" table:show-details="true"/>
                <table:data-pilot-member table:name="tcp_setprio" table:display="true" table:show-details="true"/>
                <table:data-pilot-member table:name="tcp_seg_copy" table:display="true" table:show-details="true"/>
                <table:data-pilot-member table:name="tcp_arg" table:display="true" table:show-details="true"/>
                <table:data-pilot-member table:name="tcp_recv" table:display="true" table:show-details="true"/>
                <table:data-pilot-member table:name="tcp_sent" table:display="true" table:show-details="true"/>
                <table:data-pilot-member table:name="tcp_err" table:display="true" table:show-details="true"/>
                <table:data-pilot-member table:name="tcp_accept" table:display="true" table:show-details="true"/>
                <table:data-pilot-member table:name="tcp_poll" table:display="true" table:show-details="true"/>
                <table:data-pilot-member table:name="tcp_next_iss" table:display="true" table:show-details="true"/>
                <table:data-pilot-member table:name="tcp_eff_send_mss_netif" table:display="true" table:show-details="true"/>
                <table:data-pilot-member table:name="tcp_connect" table:display="true" table:show-details="true"/>
                <table:data-pilot-member table:name="tcp_debug_state_str" table:display="true" table:show-details="true"/>
                <table:data-pilot-member table:name="tcp_tcp_get_tcp_addrinfo" table:display="true" table:show-details="true"/>
                <table:data-pilot-member table:name="tcp_free_ooseq" table:display="true" table:show-details="true"/>
                <table:data-pilot-member table:name="tcp_pcb_purge" table:display="true" table:show-details="true"/>
                <table:data-pilot-member table:name="tcp_pcb_remove" table:display="true" table:show-details="true"/>
                <table:data-pilot-member table:name="tcp_abandon" table:display="true" table:show-details="true"/>
                <table:data-pilot-member table:name="tcp_abort" table:display="true" table:show-details="true"/>
                <table:data-pilot-member table:name="tcp_accept_null" table:display="true" table:show-details="true"/>
                <table:data-pilot-member table:name="tcp_netif_ip_addr_changed_pcblist" table:display="true" table:show-details="true"/>
                <table:data-pilot-member table:name="tcp_netif_ip_addr_changed" table:display="true" table:show-details="true"/>
                <table:data-pilot-member table:name="tcp_kill_state" table:display="true" table:show-details="true"/>
                <table:data-pilot-member table:name="tcp_alloc" table:display="true" table:show-details="true"/>
                <table:data-pilot-member table:name="tcp_new_ip_type" table:display="true" table:show-details="true"/>
                <table:data-pilot-member table:name="tcp_close_shutdown" table:display="true" table:show-details="true"/>
                <table:data-pilot-member table:name="tcp_close" table:display="true" table:show-details="true"/>
                <table:data-pilot-member table:name="tcp_recv_null" table:display="true" table:show-details="true"/>
                <table:data-pilot-member table:name="tcp_process_refused_data" table:display="true" table:show-details="true"/>
                <table:data-pilot-member table:name="tcp_fasttmr" table:display="true" table:show-details="true"/>
                <table:data-pilot-member table:name="tcp_shutdown" table:display="true" table:show-details="true"/>
                <table:data-pilot-member table:name="tcp_slowtmr" table:display="true" table:show-details="true"/>
                <table:data-pilot-member table:name="tcp_tmr" table:display="true" table:show-details="true"/>
                <table:data-pilot-member table:name="tcp_get_pcbs" table:display="true" table:show-details="true"/>
                <table:data-pilot-member table:name="tcp_get_next_optbyte" table:display="true" table:show-details="true"/>
                <table:data-pilot-member table:name="tcp_oos_insert_segment" table:display="true" table:show-details="true"/>
                <table:data-pilot-member table:name="tcp_parseopt" table:display="true" table:show-details="true"/>
                <table:data-pilot-member table:name="tcp_input_delayed_close" table:display="true" table:show-details="true"/>
                <table:data-pilot-member table:name="tcp_free_acked_segments" table:display="true" table:show-details="true"/>
                <table:data-pilot-member table:name="tcp_receive" table:display="true" table:show-details="true"/>
                <table:data-pilot-member table:name="tcp_input" table:display="true" table:show-details="true"/>
                <table:data-pilot-member table:name="tcp_trigger_input_pcb_close" table:display="true" table:show-details="true"/>
                <table:data-pilot-member table:name="tcp_seg_add_chksum" table:display="true" table:show-details="true"/>
                <table:data-pilot-member table:name="tcp_create_segment" table:display="true" table:show-details="true"/>
                <table:data-pilot-member table:name="tcp_output_alloc_header_common" table:display="true" table:show-details="true"/>
                <table:data-pilot-member table:name="tcp_output_alloc_header" table:display="true" table:show-details="true"/>
                <table:data-pilot-member table:name="tcp_output_control_segment" table:display="true" table:show-details="true"/>
                <table:data-pilot-member table:name="tcp_write" table:display="true" table:show-details="true"/>
                <table:data-pilot-member table:name="tcp_split_unsent_seg" table:display="true" table:show-details="true"/>
                <table:data-pilot-member table:name="tcp_enqueue_flags" table:display="true" table:show-details="true"/>
                <table:data-pilot-member table:name="tcp_send_fin" table:display="true" table:show-details="true"/>
                <table:data-pilot-member table:name="tcp_rexmit_rto_prepare" table:display="true" table:show-details="true"/>
                <table:data-pilot-member table:name="tcp_rexmit" table:display="true" table:show-details="true"/>
                <table:data-pilot-member table:name="tcp_rexmit_fast" table:display="true" table:show-details="true"/>
                <table:data-pilot-member table:name="tcp_rst" table:display="true" table:show-details="true"/>
                <table:data-pilot-member table:name="tcp_send_empty_ack" table:display="true" table:show-details="true"/>
                <table:data-pilot-member table:name="tcp_output" table:display="true" table:show-details="true"/>
                <table:data-pilot-member table:name="tcp_rexmit_rto_commit" table:display="true" table:show-details="true"/>
                <table:data-pilot-member table:name="tcp_rexmit_rto" table:display="true" table:show-details="true"/>
                <table:data-pilot-member table:name="tcp_keepalive" table:display="true" table:show-details="true"/>
                <table:data-pilot-member table:name="tcp_zero_window_probe" table:display="true" table:show-details="true"/>
                <table:data-pilot-member table:name="sys_timeout_abs" table:display="true" table:show-details="true"/>
                <table:data-pilot-member table:name="lwip_cyclic_timer" table:display="true" table:show-details="true"/>
                <table:data-pilot-member table:name="sys_timeout" table:display="true" table:show-details="true"/>
                <table:data-pilot-member table:name="tcp_timer_needed" table:display="true" table:show-details="true"/>
                <table:data-pilot-member table:name="tcpip_tcp_timer" table:display="true" table:show-details="true"/>
                <table:data-pilot-member table:name="sys_timeouts_init" table:display="true" table:show-details="true"/>
                <table:data-pilot-member table:name="sys_untimeout" table:display="true" table:show-details="true"/>
                <table:data-pilot-member table:name="sys_check_timeouts" table:display="true" table:show-details="true"/>
                <table:data-pilot-member table:name="sys_timeouts_sleeptime" table:display="true" table:show-details="true"/>
                <table:data-pilot-member table:name="udp_init" table:display="true" table:show-details="true"/>
                <table:data-pilot-member table:name="udp_input" table:display="true" table:show-details="true"/>
                <table:data-pilot-member table:name="udp_bind" table:display="true" table:show-details="true"/>
                <table:data-pilot-member table:name="udp_sendto_if_src_chksum" table:display="true" table:show-details="true"/>
                <table:data-pilot-member table:name="udp_sendto_if_chksum" table:display="true" table:show-details="true"/>
                <table:data-pilot-member table:name="udp_sendto_chksum" table:display="true" table:show-details="true"/>
                <table:data-pilot-member table:name="udp_send_chksum" table:display="true" table:show-details="true"/>
                <table:data-pilot-member table:name="udp_sendto" table:display="true" table:show-details="true"/>
                <table:data-pilot-member table:name="udp_sendto_if" table:display="true" table:show-details="true"/>
                <table:data-pilot-member table:name="udp_sendto_if_src" table:display="true" table:show-details="true"/>
                <table:data-pilot-member table:name="udp_bind_netif" table:display="true" table:show-details="true"/>
                <table:data-pilot-member table:name="udp_connect" table:display="true" table:show-details="true"/>
                <table:data-pilot-member table:name="udp_disconnect" table:display="true" table:show-details="true"/>
                <table:data-pilot-member table:name="udp_recv" table:display="true" table:show-details="true"/>
                <table:data-pilot-member table:name="udp_remove" table:display="true" table:show-details="true"/>
                <table:data-pilot-member table:name="udp_new" table:display="true" table:show-details="true"/>
                <table:data-pilot-member table:name="udp_new_ip_type" table:display="true" table:show-details="true"/>
                <table:data-pilot-member table:name="udp_netif_ip_addr_changed" table:display="true" table:show-details="true"/>
                <table:data-pilot-member table:name="udp_get_pcbs" table:display="true" table:show-details="true"/>
                <table:data-pilot-member table:name="ethernet_input" table:display="true" table:show-details="true"/>
                <table:data-pilot-member table:name="ethernet_output" table:display="true" table:show-details="true"/>
                <table:data-pilot-member table:name="netconn_apimsg" table:display="true" table:show-details="true"/>
                <table:data-pilot-member table:name="netconn_close_shutdown" table:display="true" table:show-details="true"/>
                <table:data-pilot-member table:name="netconn_new_with_proto_and_callback" table:display="true" table:show-details="true"/>
                <table:data-pilot-member table:name="netconn_prepare_delete" table:display="true" table:show-details="true"/>
                <table:data-pilot-member table:name="netconn_delete" table:display="true" table:show-details="true"/>
                <table:data-pilot-member table:name="netconn_getaddr" table:display="true" table:show-details="true"/>
                <table:data-pilot-member table:name="netconn_bind" table:display="true" table:show-details="true"/>
                <table:data-pilot-member table:name="netconn_connect" table:display="true" table:show-details="true"/>
                <table:data-pilot-member table:name="netconn_disconnect" table:display="true" table:show-details="true"/>
                <table:data-pilot-member table:name="netconn_listen_with_backlog" table:display="true" table:show-details="true"/>
                <table:data-pilot-member table:name="netconn_tcp_recvd" table:display="true" table:show-details="true"/>
                <table:data-pilot-member table:name="netconn_send" table:display="true" table:show-details="true"/>
                <table:data-pilot-member table:name="netconn_write_vectors_partly" table:display="true" table:show-details="true"/>
                <table:data-pilot-member table:name="netconn_write_partly" table:display="true" table:show-details="true"/>
                <table:data-pilot-member table:name="netconn_err" table:display="true" table:show-details="true"/>
                <table:data-pilot-member table:name="netconn_accept" table:display="true" table:show-details="true"/>
                <table:data-pilot-member table:name="netconn_recv_data" table:display="true" table:show-details="true"/>
                <table:data-pilot-member table:name="netconn_recv_udp_raw_netbuf_flags" table:display="true" table:show-details="true"/>
                <table:data-pilot-member table:name="netconn_recv_data_tcp" table:display="true" table:show-details="true"/>
                <table:data-pilot-member table:name="netconn_recv_tcp_pbuf_flags" table:display="true" table:show-details="true"/>
                <table:data-pilot-member table:name="netconn_shutdown" table:display="true" table:show-details="true"/>
                <table:data-pilot-member table:name="netconn_join_leave_group" table:display="true" table:show-details="true"/>
                <table:data-pilot-member table:name="netconn_gethostbyname" table:display="true" table:show-details="true"/>
                <table:data-pilot-member table:name="lwip_netconn_do_dns_found" table:display="true" table:show-details="true"/>
                <table:data-pilot-member table:name="recv_udp" table:display="true" table:show-details="true"/>
                <table:data-pilot-member table:name="setup_tcp" table:display="true" table:show-details="true"/>
                <table:data-pilot-member table:name="lwip_netconn_do_connected" table:display="true" table:show-details="true"/>
                <table:data-pilot-member table:name="err_tcp" table:display="true" table:show-details="true"/>
                <table:data-pilot-member table:name="lwip_netconn_do_writemore" table:display="true" table:show-details="true"/>
                <table:data-pilot-member table:name="lwip_netconn_do_close_internal" table:display="true" table:show-details="true"/>
                <table:data-pilot-member table:name="poll_tcp" table:display="true" table:show-details="true"/>
                <table:data-pilot-member table:name="recv_raw" table:display="true" table:show-details="true"/>
                <table:data-pilot-member table:name="sent_tcp" table:display="true" table:show-details="true"/>
                <table:data-pilot-member table:name="recv_tcp" table:display="true" table:show-details="true"/>
                <table:data-pilot-member table:name="lwip_netconn_is_err_msg" table:display="true" table:show-details="true"/>
                <table:data-pilot-member table:name="lwip_netconn_do_newconn" table:display="true" table:show-details="true"/>
                <table:data-pilot-member table:name="netconn_alloc" table:display="true" table:show-details="true"/>
                <table:data-pilot-member table:name="netconn_free" table:display="true" table:show-details="true"/>
                <table:data-pilot-member table:name="netconn_drain" table:display="true" table:show-details="true"/>
                <table:data-pilot-member table:name="accept_function" table:display="true" table:show-details="true"/>
                <table:data-pilot-member table:name="lwip_netconn_do_delconn" table:display="true" table:show-details="true"/>
                <table:data-pilot-member table:name="lwip_netconn_do_bind" table:display="true" table:show-details="true"/>
                <table:data-pilot-member table:name="lwip_netconn_do_connect" table:display="true" table:show-details="true"/>
                <table:data-pilot-member table:name="lwip_netconn_do_disconnect" table:display="true" table:show-details="true"/>
                <table:data-pilot-member table:name="lwip_netconn_do_listen" table:display="true" table:show-details="true"/>
                <table:data-pilot-member table:name="lwip_netconn_do_send" table:display="true" table:show-details="true"/>
                <table:data-pilot-member table:name="lwip_netconn_do_recv" table:display="true" table:show-details="true"/>
                <table:data-pilot-member table:name="lwip_netconn_do_write" table:display="true" table:show-details="true"/>
                <table:data-pilot-member table:name="lwip_netconn_do_getaddr" table:display="true" table:show-details="true"/>
                <table:data-pilot-member table:name="lwip_netconn_do_close" table:display="true" table:show-details="true"/>
                <table:data-pilot-member table:name="lwip_netconn_do_join_leave_group" table:display="true" table:show-details="true"/>
                <table:data-pilot-member table:name="lwip_netconn_do_gethostbyname" table:display="true" table:show-details="true"/>
                <table:data-pilot-member table:name="err_to_errno" table:display="true" table:show-details="true"/>
                <table:data-pilot-member table:name="netbuf_delete" table:display="true" table:show-details="true"/>
                <table:data-pilot-member table:name="netbuf_alloc" table:display="true" table:show-details="true"/>
                <table:data-pilot-member table:name="netbuf_free" table:display="true" table:show-details="true"/>
                <table:data-pilot-member table:name="icmp_input" table:display="true" table:show-details="true"/>
                <table:data-pilot-member table:name="icmp_dest_unreach" table:display="true" table:show-details="true"/>
                <table:data-pilot-member table:name="dhcp_server_option_find" table:display="true" table:show-details="true"/>
                <table:data-pilot-member table:name="dhcp_client_find_by_ip" table:display="true" table:show-details="true"/>
                <table:data-pilot-member table:name="dhcp_server_recv" table:display="true" table:show-details="true"/>
                <table:data-pilot-member table:name="dhcp_server_start" table:display="true" table:show-details="true"/>
                <table:data-pilot-member table:name="dhcp_server_stop" table:display="true" table:show-details="true"/>
                <table:data-pilot-member table:name="dhcpd_start" table:display="true" table:show-details="true"/>
                <table:data-pilot-member table:name="tcpc_entry" table:display="true" table:show-details="true"/>
                <table:data-pilot-member table:name="tcpclient_cmd" table:display="true" table:show-details="true"/>
                <table:data-pilot-member table:name="network_netutils_tcpclinet_cli_register" table:display="true" table:show-details="true"/>
                <table:data-pilot-member table:name="TCP_Server" table:display="true" table:show-details="true"/>
                <table:data-pilot-member table:name="cmd_tcp_server" table:display="true" table:show-details="true"/>
                <table:data-pilot-member table:name="network_netutils_tcpserver_cli_register" table:display="true" table:show-details="true"/>
                <table:data-pilot-member table:name="iperf_server_udp_entry" table:display="true" table:show-details="true"/>
                <table:data-pilot-member table:name="iperf_client_udp_entry" table:display="true" table:show-details="true"/>
                <table:data-pilot-member table:name="iperf_server_entry" table:display="true" table:show-details="true"/>
                <table:data-pilot-member table:name="iperf_client_tcp_entry" table:display="true" table:show-details="true"/>
                <table:data-pilot-member table:name="iperf_server_udp" table:display="true" table:show-details="true"/>
                <table:data-pilot-member table:name="iperf_server_udp_recv_fn" table:display="true" table:show-details="true"/>
                <table:data-pilot-member table:name="iperf_client_udp" table:display="true" table:show-details="true"/>
                <table:data-pilot-member table:name="iperf_server" table:display="true" table:show-details="true"/>
                <table:data-pilot-member table:name="iperf_client_tcp" table:display="true" table:show-details="true"/>
                <table:data-pilot-member table:name="ipus_test_cmd" table:display="true" table:show-details="true"/>
                <table:data-pilot-member table:name="ipu_test_cmd" table:display="true" table:show-details="true"/>
                <table:data-pilot-member table:name="ipc_test_cmd" table:display="true" table:show-details="true"/>
                <table:data-pilot-member table:name="ips_test_cmd" table:display="true" table:show-details="true"/>
                <table:data-pilot-member table:name="network_netutils_iperf_cli_register" table:display="true" table:show-details="true"/>
                <table:data-pilot-member table:name="cmd_netstat" table:display="true" table:show-details="true"/>
                <table:data-pilot-member table:name="network_netutils_netstat_cli_register" table:display="true" table:show-details="true"/>
                <table:data-pilot-member table:name="ping_usage" table:display="true" table:show-details="true"/>
                <table:data-pilot-member table:name="ping_free" table:display="true" table:show-details="true"/>
                <table:data-pilot-member table:name="ping_timeout" table:display="true" table:show-details="true"/>
                <table:data-pilot-member table:name="ping_recv" table:display="true" table:show-details="true"/>
                <table:data-pilot-member table:name="ping_api_init" table:display="true" table:show-details="true"/>
                <table:data-pilot-member table:name="ping_cmd" table:display="true" table:show-details="true"/>
                <table:data-pilot-member table:name="network_netutils_ping_cli_register" table:display="true" table:show-details="true"/>
                <table:data-pilot-member table:name="dirent_type" table:display="true" table:show-details="true"/>
                <table:data-pilot-member table:name="dirent_hardfh" table:display="true" table:show-details="true"/>
                <table:data-pilot-member table:name="dirent_childaddr" table:display="true" table:show-details="true"/>
                <table:data-pilot-member table:name="dirent_size" table:display="true" table:show-details="true"/>
                <table:data-pilot-member table:name="romfs_close" table:display="true" table:show-details="true"/>
                <table:data-pilot-member table:name="romfs_ioctl" table:display="true" table:show-details="true"/>
                <table:data-pilot-member table:name="romfs_read" table:display="true" table:show-details="true"/>
                <table:data-pilot-member table:name="file_info" table:display="true" table:show-details="true"/>
                <table:data-pilot-member table:name="romfs_closedir" table:display="true" table:show-details="true"/>
                <table:data-pilot-member table:name="romfs_lseek" table:display="true" table:show-details="true"/>
                <table:data-pilot-member table:name="romfs_readdir" table:display="true" table:show-details="true"/>
                <table:data-pilot-member table:name="dirent_file" table:display="true" table:show-details="true"/>
                <table:data-pilot-member table:name="romfs_opendir" table:display="true" table:show-details="true"/>
                <table:data-pilot-member table:name="romfs_stat" table:display="true" table:show-details="true"/>
                <table:data-pilot-member table:name="romfs_open" table:display="true" table:show-details="true"/>
                <table:data-pilot-member table:name="romfs_register" table:display="true" table:show-details="true"/>
                <table:data-pilot-member table:name="_startup_sntp" table:display="true" table:show-details="true"/>
                <table:data-pilot-member table:name="cmd_sntp_date" table:display="true" table:show-details="true"/>
                <table:data-pilot-member table:name="cmd_sntp_time" table:display="true" table:show-details="true"/>
                <table:data-pilot-member table:name="cmd_sntp_start" table:display="true" table:show-details="true"/>
                <table:data-pilot-member table:name="sntp_cli_init" table:display="true" table:show-details="true"/>
                <table:data-pilot-member table:name="sntp_retry" table:display="true" table:show-details="true"/>
                <table:data-pilot-member table:name="sntp_recv" table:display="true" table:show-details="true"/>
                <table:data-pilot-member table:name="sntp_send_request" table:display="true" table:show-details="true"/>
                <table:data-pilot-member table:name="sntp_request" table:display="true" table:show-details="true"/>
                <table:data-pilot-member table:name="sntp_dns_found" table:display="true" table:show-details="true"/>
                <table:data-pilot-member table:name="sntp_init" table:display="true" table:show-details="true"/>
                <table:data-pilot-member table:name="sntp_setoperatingmode" table:display="true" table:show-details="true"/>
                <table:data-pilot-member table:name="sntp_get_time" table:display="true" table:show-details="true"/>
                <table:data-pilot-member table:name="sntp_setservername" table:display="true" table:show-details="true"/>
                <table:data-pilot-member table:name="utils_bin2hex" table:display="true" table:show-details="true"/>
                <table:data-pilot-member table:name="utils_sha256_init" table:display="true" table:show-details="true"/>
                <table:data-pilot-member table:name="utils_sha256_free" table:display="true" table:show-details="true"/>
                <table:data-pilot-member table:name="utils_sha256_starts" table:display="true" table:show-details="true"/>
                <table:data-pilot-member table:name="utils_sha256_process" table:display="true" table:show-details="true"/>
                <table:data-pilot-member table:name="utils_sha256_update" table:display="true" table:show-details="true"/>
                <table:data-pilot-member table:name="utils_sha256_finish" table:display="true" table:show-details="true"/>
                <table:data-pilot-member table:name="bl_printk" table:display="true" table:show-details="true"/>
                <table:data-pilot-member table:name="log_buf_out" table:display="true" table:show-details="true"/>
                <table:data-pilot-member table:name="utils_dns_domain_get" table:display="true" table:show-details="true"/>
                <table:data-pilot-member table:name="utils_list_init" table:display="true" table:show-details="true"/>
                <table:data-pilot-member table:name="utils_list_push_back" table:display="true" table:show-details="true"/>
                <table:data-pilot-member table:name="utils_list_pop_front" table:display="true" table:show-details="true"/>
                <table:data-pilot-member table:name="utils_hexdump" table:display="true" table:show-details="true"/>
                <table:data-pilot-member table:name="utils_time_date_from_epoch" table:display="true" table:show-details="true"/>
                <table:data-pilot-member table:name="utils_getopt_init" table:display="true" table:show-details="true"/>
                <table:data-pilot-member table:name="utils_getopt" table:display="true" table:show-details="true"/>
                <table:data-pilot-member table:name="Bl_F_fast" table:display="true" table:show-details="true"/>
                <table:data-pilot-member table:name="utils_wifi_psk_cal_fast_bin" table:display="true" table:show-details="true"/>
                <table:data-pilot-member table:name="utils_memp_init" table:display="true" table:show-details="true"/>
                <table:data-pilot-member table:name="utils_memp_deinit" table:display="true" table:show-details="true"/>
                <table:data-pilot-member table:name="utils_memp_malloc" table:display="true" table:show-details="true"/>
                <table:data-pilot-member table:name="utils_memp_free" table:display="true" table:show-details="true"/>
                <table:data-pilot-member table:name="utils_tlv_bl_pack_auto" table:display="true" table:show-details="true"/>
                <table:data-pilot-member table:name="utils_tlv_bl_unpack_auto" table:display="true" table:show-details="true"/>
                <table:data-pilot-member table:name="utils_hmac_sha1_fast" table:display="true" table:show-details="true"/>
                <table:data-pilot-member table:name="vfs_init" table:display="true" table:show-details="true"/>
                <table:data-pilot-member table:name="aos_open" table:display="true" table:show-details="true"/>
                <table:data-pilot-member table:name="aos_close" table:display="true" table:show-details="true"/>
                <table:data-pilot-member table:name="aos_read" table:display="true" table:show-details="true"/>
                <table:data-pilot-member table:name="aos_write" table:display="true" table:show-details="true"/>
                <table:data-pilot-member table:name="aos_ioctl" table:display="true" table:show-details="true"/>
                <table:data-pilot-member table:name="aos_lseek" table:display="true" table:show-details="true"/>
                <table:data-pilot-member table:name="aos_stat" table:display="true" table:show-details="true"/>
                <table:data-pilot-member table:name="aos_opendir" table:display="true" table:show-details="true"/>
                <table:data-pilot-member table:name="aos_closedir" table:display="true" table:show-details="true"/>
                <table:data-pilot-member table:name="aos_readdir" table:display="true" table:show-details="true"/>
                <table:data-pilot-member table:name="new_file" table:display="true" table:show-details="true"/>
                <table:data-pilot-member table:name="del_file" table:display="true" table:show-details="true"/>
                <table:data-pilot-member table:name="get_fd" table:display="true" table:show-details="true"/>
                <table:data-pilot-member table:name="get_file" table:display="true" table:show-details="true"/>
                <table:data-pilot-member table:name="inode_init" table:display="true" table:show-details="true"/>
                <table:data-pilot-member table:name="inode_alloc" table:display="true" table:show-details="true"/>
                <table:data-pilot-member table:name="inode_open" table:display="true" table:show-details="true"/>
                <table:data-pilot-member table:name="inode_forearch_name" table:display="true" table:show-details="true"/>
                <table:data-pilot-member table:name="inode_ref" table:display="true" table:show-details="true"/>
                <table:data-pilot-member table:name="inode_unref" table:display="true" table:show-details="true"/>
                <table:data-pilot-member table:name="inode_reserve" table:display="true" table:show-details="true"/>
                <table:data-pilot-member table:name="aos_register_driver" table:display="true" table:show-details="true"/>
                <table:data-pilot-member table:name="aos_register_fs" table:display="true" table:show-details="true"/>
                <table:data-pilot-member table:name="vfs_uart_open" table:display="true" table:show-details="true"/>
                <table:data-pilot-member table:name="__uart_rx_irq" table:display="true" table:show-details="true"/>
                <table:data-pilot-member table:name="__uart_tx_irq" table:display="true" table:show-details="true"/>
                <table:data-pilot-member table:name="vfs_uart_close" table:display="true" table:show-details="true"/>
                <table:data-pilot-member table:name="vfs_uart_read" table:display="true" table:show-details="true"/>
                <table:data-pilot-member table:name="vfs_uart_write" table:display="true" table:show-details="true"/>
                <table:data-pilot-member table:name="vfs_uart_poll" table:display="true" table:show-details="true"/>
                <table:data-pilot-member table:name="vfs_uart_sync" table:display="true" table:show-details="true"/>
                <table:data-pilot-member table:name="uart_ioctl_cmd_waimode" table:display="true" table:show-details="true"/>
                <table:data-pilot-member table:name="uart_ioctl_cmd_setconfig" table:display="true" table:show-details="true"/>
                <table:data-pilot-member table:name="vfs_uart_ioctl" table:display="true" table:show-details="true"/>
                <table:data-pilot-member table:name="get_context" table:display="true" table:show-details="true"/>
                <table:data-pilot-member table:name="aos_loop_set_eventfd" table:display="true" table:show-details="true"/>
                <table:data-pilot-member table:name="aos_loop_init" table:display="true" table:show-details="true"/>
                <table:data-pilot-member table:name="aos_poll_read_fd" table:display="true" table:show-details="true"/>
                <table:data-pilot-member table:name="aos_post_delayed_action" table:display="true" table:show-details="true"/>
                <table:data-pilot-member table:name="aos_loop_run" table:display="true" table:show-details="true"/>
                <table:data-pilot-member table:name="vfs_poll_notify" table:display="true" table:show-details="true"/>
                <table:data-pilot-member table:name="aos_poll" table:display="true" table:show-details="true"/>
                <table:data-pilot-member table:name="aos_fcntl" table:display="true" table:show-details="true"/>
                <table:data-pilot-member table:name="dfl_entry" table:display="true" table:show-details="true"/>
                <table:data-pilot-member table:name="aos_task_new" table:display="true" table:show-details="true"/>
                <table:data-pilot-member table:name="aos_task_exit" table:display="true" table:show-details="true"/>
                <table:data-pilot-member table:name="aos_task_key_create" table:display="true" table:show-details="true"/>
                <table:data-pilot-member table:name="aos_task_setspecific" table:display="true" table:show-details="true"/>
                <table:data-pilot-member table:name="aos_task_getspecific" table:display="true" table:show-details="true"/>
                <table:data-pilot-member table:name="aos_mutex_new" table:display="true" table:show-details="true"/>
                <table:data-pilot-member table:name="aos_mutex_free" table:display="true" table:show-details="true"/>
                <table:data-pilot-member table:name="aos_mutex_lock" table:display="true" table:show-details="true"/>
                <table:data-pilot-member table:name="aos_mutex_unlock" table:display="true" table:show-details="true"/>
                <table:data-pilot-member table:name="aos_sem_new" table:display="true" table:show-details="true"/>
                <table:data-pilot-member table:name="aos_sem_free" table:display="true" table:show-details="true"/>
                <table:data-pilot-member table:name="aos_sem_wait" table:display="true" table:show-details="true"/>
                <table:data-pilot-member table:name="aos_sem_signal" table:display="true" table:show-details="true"/>
                <table:data-pilot-member table:name="aos_malloc" table:display="true" table:show-details="true"/>
                <table:data-pilot-member table:name="aos_free" table:display="true" table:show-details="true"/>
                <table:data-pilot-member table:name="aos_now_ms" table:display="true" table:show-details="true"/>
                <table:data-pilot-member table:name="event_poll" table:display="true" table:show-details="true"/>
                <table:data-pilot-member table:name="event_open" table:display="true" table:show-details="true"/>
                <table:data-pilot-member table:name="_event_write" table:display="true" table:show-details="true"/>
                <table:data-pilot-member table:name="event_ioctl" table:display="true" table:show-details="true"/>
                <table:data-pilot-member table:name="event_write" table:display="true" table:show-details="true"/>
                <table:data-pilot-member table:name="event_close" table:display="true" table:show-details="true"/>
                <table:data-pilot-member table:name="event_read" table:display="true" table:show-details="true"/>
                <table:data-pilot-member table:name="vfs_device_init" table:display="true" table:show-details="true"/>
                <table:data-pilot-member table:name="event_read_cb" table:display="true" table:show-details="true"/>
                <table:data-pilot-member table:name="aos_event_service_init" table:display="true" table:show-details="true"/>
                <table:data-pilot-member table:name="aos_post_event" table:display="true" table:show-details="true"/>
                <table:data-pilot-member table:name="aos_register_event_filter" table:display="true" table:show-details="true"/>
                <table:data-pilot-member table:name="aws_iot_shadow_init" table:display="true" table:show-details="true"/>
                <table:data-pilot-member table:name="aws_iot_shadow_connect" table:display="true" table:show-details="true"/>
                <table:data-pilot-member table:name="aws_iot_shadow_register_delta" table:display="true" table:show-details="true"/>
                <table:data-pilot-member table:name="aws_iot_shadow_yield" table:display="true" table:show-details="true"/>
                <table:data-pilot-member table:name="aws_iot_shadow_disconnect" table:display="true" table:show-details="true"/>
                <table:data-pilot-member table:name="aws_iot_shadow_set_autoreconnect_status" table:display="true" table:show-details="true"/>
                <table:data-pilot-member table:name="aws_iot_shadow_init_json_document" table:display="true" table:show-details="true"/>
                <table:data-pilot-member table:name="aws_iot_finalize_json_document" table:display="true" table:show-details="true"/>
                <table:data-pilot-member table:name="isJsonValidAndParse" table:display="true" table:show-details="true"/>
                <table:data-pilot-member table:name="isJsonKeyMatchingAndUpdateValue" table:display="true" table:show-details="true"/>
                <table:data-pilot-member table:name="extractClientToken" table:display="true" table:show-details="true"/>
                <table:data-pilot-member table:name="extractVersionNumber" table:display="true" table:show-details="true"/>
                <table:data-pilot-member table:name="shadow_delta_callback" table:display="true" table:show-details="true"/>
                <table:data-pilot-member table:name="findIndexOfSubscriptionList" table:display="true" table:show-details="true"/>
                <table:data-pilot-member table:name="topicNameFromThingAndAction" table:display="true" table:show-details="true"/>
                <table:data-pilot-member table:name="unsubscribeFromAcceptedAndRejected" table:display="true" table:show-details="true"/>
                <table:data-pilot-member table:name="AckStatusCallback" table:display="true" table:show-details="true"/>
                <table:data-pilot-member table:name="initDeltaTokens" table:display="true" table:show-details="true"/>
                <table:data-pilot-member table:name="registerJsonTokenOnDelta" table:display="true" table:show-details="true"/>
                <table:data-pilot-member table:name="initializeRecords" table:display="true" table:show-details="true"/>
                <table:data-pilot-member table:name="isSubscriptionPresent" table:display="true" table:show-details="true"/>
                <table:data-pilot-member table:name="subscribeToShadowActionAcks" table:display="true" table:show-details="true"/>
                <table:data-pilot-member table:name="incrementSubscriptionCnt" table:display="true" table:show-details="true"/>
                <table:data-pilot-member table:name="getNextFreeIndexOfAckWaitList" table:display="true" table:show-details="true"/>
                <table:data-pilot-member table:name="addToAckWaitList" table:display="true" table:show-details="true"/>
                <table:data-pilot-member table:name="HandleExpiredResponseCallbacks" table:display="true" table:show-details="true"/>
                <table:data-pilot-member table:name="has_timer_expired" table:display="true" table:show-details="true"/>
                <table:data-pilot-member table:name="countdown_ms" table:display="true" table:show-details="true"/>
                <table:data-pilot-member table:name="left_ms" table:display="true" table:show-details="true"/>
                <table:data-pilot-member table:name="countdown_sec" table:display="true" table:show-details="true"/>
                <table:data-pilot-member table:name="init_timer" table:display="true" table:show-details="true"/>
                <table:data-pilot-member table:name="jsmn_parse" table:display="true" table:show-details="true"/>
                <table:data-pilot-member table:name="jsmn_init" table:display="true" table:show-details="true"/>
                <table:data-pilot-member table:name="jsoneq" table:display="true" table:show-details="true"/>
                <table:data-pilot-member table:name="parseUnsignedInteger32Value" table:display="true" table:show-details="true"/>
                <table:data-pilot-member table:name="parseUnsignedInteger16Value" table:display="true" table:show-details="true"/>
                <table:data-pilot-member table:name="parseUnsignedInteger8Value" table:display="true" table:show-details="true"/>
                <table:data-pilot-member table:name="parseInteger32Value" table:display="true" table:show-details="true"/>
                <table:data-pilot-member table:name="parseInteger16Value" table:display="true" table:show-details="true"/>
                <table:data-pilot-member table:name="parseInteger8Value" table:display="true" table:show-details="true"/>
                <table:data-pilot-member table:name="parseFloatValue" table:display="true" table:show-details="true"/>
                <table:data-pilot-member table:name="parseDoubleValue" table:display="true" table:show-details="true"/>
                <table:data-pilot-member table:name="parseBooleanValue" table:display="true" table:show-details="true"/>
                <table:data-pilot-member table:name="parseStringValue" table:display="true" table:show-details="true"/>
                <table:data-pilot-member table:name="aws_iot_mqtt_get_client_state" table:display="true" table:show-details="true"/>
                <table:data-pilot-member table:name="aws_iot_mqtt_client_lock_mutex" table:display="true" table:show-details="true"/>
                <table:data-pilot-member table:name="aws_iot_mqtt_client_unlock_mutex" table:display="true" table:show-details="true"/>
                <table:data-pilot-member table:name="aws_iot_mqtt_init" table:display="true" table:show-details="true"/>
                <table:data-pilot-member table:name="aws_iot_mqtt_get_next_packet_id" table:display="true" table:show-details="true"/>
                <table:data-pilot-member table:name="aws_iot_mqtt_is_client_connected" table:display="true" table:show-details="true"/>
                <table:data-pilot-member table:name="aws_iot_mqtt_autoreconnect_set_status" table:display="true" table:show-details="true"/>
                <table:data-pilot-member table:name="aws_iot_mqtt_connect" table:display="true" table:show-details="true"/>
                <table:data-pilot-member table:name="_aws_iot_mqtt_internal_disconnect" table:display="true" table:show-details="true"/>
                <table:data-pilot-member table:name="aws_iot_mqtt_disconnect" table:display="true" table:show-details="true"/>
                <table:data-pilot-member table:name="aws_iot_mqtt_attempt_reconnect" table:display="true" table:show-details="true"/>
                <table:data-pilot-member table:name="aws_iot_mqtt_resubscribe" table:display="true" table:show-details="true"/>
                <table:data-pilot-member table:name="_aws_iot_mqtt_handle_disconnect" table:display="true" table:show-details="true"/>
                <table:data-pilot-member table:name="aws_iot_mqtt_yield" table:display="true" table:show-details="true"/>
                <table:data-pilot-member table:name="iot_tls_is_connected" table:display="true" table:show-details="true"/>
                <table:data-pilot-member table:name="iot_tls_connect" table:display="true" table:show-details="true"/>
                <table:data-pilot-member table:name="_iot_tls_verify_cert" table:display="true" table:show-details="true"/>
                <table:data-pilot-member table:name="iot_tls_write" table:display="true" table:show-details="true"/>
                <table:data-pilot-member table:name="iot_tls_read" table:display="true" table:show-details="true"/>
                <table:data-pilot-member table:name="iot_tls_disconnect" table:display="true" table:show-details="true"/>
                <table:data-pilot-member table:name="iot_tls_destroy" table:display="true" table:show-details="true"/>
                <table:data-pilot-member table:name="aws_iot_thread_mutex_init" table:display="true" table:show-details="true"/>
                <table:data-pilot-member table:name="aws_iot_thread_mutex_lock" table:display="true" table:show-details="true"/>
                <table:data-pilot-member table:name="aws_iot_thread_mutex_trylock" table:display="true" table:show-details="true"/>
                <table:data-pilot-member table:name="aws_iot_thread_mutex_unlock" table:display="true" table:show-details="true"/>
                <table:data-pilot-member table:name="aws_iot_thread_mutex_destroy" table:display="true" table:show-details="true"/>
                <table:data-pilot-member table:name="aws_iot_mqtt_internal_write_len_to_buffer" table:display="true" table:show-details="true"/>
                <table:data-pilot-member table:name="aws_iot_mqtt_internal_get_final_packet_length_from_remaining_length" table:display="true" table:show-details="true"/>
                <table:data-pilot-member table:name="aws_iot_mqtt_internal_read_uint16_t" table:display="true" table:show-details="true"/>
                <table:data-pilot-member table:name="aws_iot_mqtt_internal_write_uint_16" table:display="true" table:show-details="true"/>
                <table:data-pilot-member table:name="aws_iot_mqtt_internal_read_char" table:display="true" table:show-details="true"/>
                <table:data-pilot-member table:name="aws_iot_mqtt_internal_write_char" table:display="true" table:show-details="true"/>
                <table:data-pilot-member table:name="aws_iot_mqtt_internal_write_utf8_string" table:display="true" table:show-details="true"/>
                <table:data-pilot-member table:name="aws_iot_mqtt_internal_send_packet" table:display="true" table:show-details="true"/>
                <table:data-pilot-member table:name="aws_iot_mqtt_internal_flushBuffers" table:display="true" table:show-details="true"/>
                <table:data-pilot-member table:name="format_int" table:display="true" table:show-details="true"/>
                <table:data-pilot-member table:name="cvt" table:display="true" table:show-details="true"/>
                <table:data-pilot-member table:name="ecvtbuf" table:display="true" table:show-details="true"/>
                <table:data-pilot-member table:name="fcvtbuf" table:display="true" table:show-details="true"/>
                <table:data-pilot-member table:name="flt" table:display="true" table:show-details="true"/>
                <table:data-pilot-member table:name="vsnprintf" table:display="true" table:show-details="true"/>
                <table:data-pilot-member table:name="vsprintf" table:display="true" table:show-details="true"/>
                <table:data-pilot-member table:name="vprint" table:display="true" table:show-details="true"/>
                <table:data-pilot-member table:name="bl_putchar" table:display="true" table:show-details="true"/>
                <table:data-pilot-member table:name="puts" table:display="true" table:show-details="true"/>
                <table:data-pilot-member table:name="printf" table:display="true" table:show-details="true"/>
                <table:data-pilot-member table:name="sprintf" table:display="true" table:show-details="true"/>
                <table:data-pilot-member table:name="snprintf" table:display="true" table:show-details="true"/>
                <table:data-pilot-member table:name="sscanf" table:display="true" table:show-details="true"/>
                <table:data-pilot-member table:name="set_bit" table:display="true" table:show-details="true"/>
                <table:data-pilot-member table:name="vsscanf" table:display="true" table:show-details="true"/>
                <table:data-pilot-member table:name="strntoumax" table:display="true" table:show-details="true"/>
                <table:data-pilot-member table:name="UART_Init" table:display="true" table:show-details="true"/>
                <table:data-pilot-member table:name="UART_FifoConfig" table:display="true" table:show-details="true"/>
                <table:data-pilot-member table:name="UART_Enable" table:display="true" table:show-details="true"/>
                <table:data-pilot-member table:name="UART_Disable" table:display="true" table:show-details="true"/>
                <table:data-pilot-member table:name="UART_SetRxTimeoutValue" table:display="true" table:show-details="true"/>
                <table:data-pilot-member table:name="UART_TxFreeRun" table:display="true" table:show-details="true"/>
                <table:data-pilot-member table:name="UART_IntMask" table:display="true" table:show-details="true"/>
                <table:data-pilot-member table:name="UART_GetTxFifoCount" table:display="true" table:show-details="true"/>
                <table:data-pilot-member table:name="UART_SendData" table:display="true" table:show-details="true"/>
                <table:data-pilot-member table:name="UART_GetRxFifoCount" table:display="true" table:show-details="true"/>
                <table:data-pilot-member table:name="ADC_Reset" table:display="true" table:show-details="true"/>
                <table:data-pilot-member table:name="ADC_Enable" table:display="true" table:show-details="true"/>
                <table:data-pilot-member table:name="ADC_Disable" table:display="true" table:show-details="true"/>
                <table:data-pilot-member table:name="ADC_Channel_Config" table:display="true" table:show-details="true"/>
                <table:data-pilot-member table:name="ADC_Start" table:display="true" table:show-details="true"/>
                <table:data-pilot-member table:name="ADC_FIFO_Cfg" table:display="true" table:show-details="true"/>
                <table:data-pilot-member table:name="ADC_Get_FIFO_Count" table:display="true" table:show-details="true"/>
                <table:data-pilot-member table:name="ADC_Parse_Result" table:display="true" table:show-details="true"/>
                <table:data-pilot-member table:name="ADC_Tsen_Init" table:display="true" table:show-details="true"/>
                <table:data-pilot-member table:name="ADC_SET_TSVBE_LOW" table:display="true" table:show-details="true"/>
                <table:data-pilot-member table:name="ADC_SET_TSVBE_HIGH" table:display="true" table:show-details="true"/>
                <table:data-pilot-member table:name="TSEN_Get_V_Error" table:display="true" table:show-details="true"/>
                <table:data-pilot-member table:name="TSEN_Get_Temp" table:display="true" table:show-details="true"/>
                <table:data-pilot-member table:name="ADC_Init" table:display="true" table:show-details="true"/>
                <table:data-pilot-member table:name="Sec_Eng_PKA_Write_Common_OP_First_Cfg" table:display="true" table:show-details="true"/>
                <table:data-pilot-member table:name="Sec_Eng_PKA_Wait_ISR" table:display="true" table:show-details="true"/>
                <table:data-pilot-member table:name="Sec_Eng_SHA256_Update" table:display="true" table:show-details="true"/>
                <table:data-pilot-member table:name="Sec_Eng_SHA256_Init" table:display="true" table:show-details="true"/>
                <table:data-pilot-member table:name="Sec_Eng_SHA_Start" table:display="true" table:show-details="true"/>
                <table:data-pilot-member table:name="Sec_Eng_SHA256_Finish" table:display="true" table:show-details="true"/>
                <table:data-pilot-member table:name="Sec_Eng_SHA_Enable_Link" table:display="true" table:show-details="true"/>
                <table:data-pilot-member table:name="Sec_Eng_SHA_Disable_Link" table:display="true" table:show-details="true"/>
                <table:data-pilot-member table:name="Sec_Eng_SHA256_Link_Init" table:display="true" table:show-details="true"/>
                <table:data-pilot-member table:name="Sec_Eng_SHA256_Link_Update" table:display="true" table:show-details="true"/>
                <table:data-pilot-member table:name="Sec_Eng_SHA256_Link_Finish" table:display="true" table:show-details="true"/>
                <table:data-pilot-member table:name="Sec_Eng_AES_Enable_Link" table:display="true" table:show-details="true"/>
                <table:data-pilot-member table:name="Sec_Eng_AES_Disable_Link" table:display="true" table:show-details="true"/>
                <table:data-pilot-member table:name="Sec_Eng_AES_Link_Work" table:display="true" table:show-details="true"/>
                <table:data-pilot-member table:name="Sec_Eng_PKA_Reset" table:display="true" table:show-details="true"/>
                <table:data-pilot-member table:name="Sec_Eng_PKA_BigEndian_Enable" table:display="true" table:show-details="true"/>
                <table:data-pilot-member table:name="Sec_Eng_PKA_Clear_Int" table:display="true" table:show-details="true"/>
                <table:data-pilot-member table:name="Sec_Eng_PKA_Read_Block" table:display="true" table:show-details="true"/>
                <table:data-pilot-member table:name="Sec_Eng_PKA_Write_Block" table:display="true" table:show-details="true"/>
                <table:data-pilot-member table:name="Sec_Eng_PKA_Write_Data" table:display="true" table:show-details="true"/>
                <table:data-pilot-member table:name="Sec_Eng_PKA_Read_Data" table:display="true" table:show-details="true"/>
                <table:data-pilot-member table:name="Sec_Eng_PKA_CREG" table:display="true" table:show-details="true"/>
                <table:data-pilot-member table:name="Sec_Eng_PKA_Move_Data" table:display="true" table:show-details="true"/>
                <table:data-pilot-member table:name="Sec_Eng_PKA_MREM" table:display="true" table:show-details="true"/>
                <table:data-pilot-member table:name="Sec_Eng_PKA_MEXP" table:display="true" table:show-details="true"/>
                <table:data-pilot-member table:name="Sec_Eng_PKA_LCMP" table:display="true" table:show-details="true"/>
                <table:data-pilot-member table:name="Sec_Eng_PKA_LSUB" table:display="true" table:show-details="true"/>
                <table:data-pilot-member table:name="Sec_Eng_PKA_LMUL" table:display="true" table:show-details="true"/>
                <table:data-pilot-member table:name="Sec_Eng_PKA_LDIV" table:display="true" table:show-details="true"/>
                <table:data-pilot-member table:name="Sec_Eng_PKA_LMUL2N" table:display="true" table:show-details="true"/>
                <table:data-pilot-member table:name="SEC_Eng_IntMask" table:display="true" table:show-details="true"/>
                <table:data-pilot-member table:name="DMA_Enable" table:display="true" table:show-details="true"/>
                <table:data-pilot-member table:name="DMA_Channel_Enable" table:display="true" table:show-details="true"/>
                <table:data-pilot-member table:name="DMA_LLI_Init" table:display="true" table:show-details="true"/>
                <table:data-pilot-member table:name="DMA_LLI_Update" table:display="true" table:show-details="true"/>
                <table:data-pilot-member table:name="DMA_IntMask" table:display="true" table:show-details="true"/>
                <table:data-pilot-member table:name="Default_Handler" table:display="true" table:show-details="true"/>
                <table:data-pilot-member table:name="GLB_Set_UART_CLK" table:display="true" table:show-details="true"/>
                <table:data-pilot-member table:name="GLB_Set_ADC_CLK" table:display="true" table:show-details="true"/>
                <table:data-pilot-member table:name="GLB_UART_Fun_Sel" table:display="true" table:show-details="true"/>
                <table:data-pilot-member table:name="GLB_GPIO_Write" table:display="true" table:show-details="true"/>
                <table:data-pilot-member table:name="GLB_GPIO_Read" table:display="true" table:show-details="true"/>
                <table:data-pilot-member table:name="HBN_Set_UART_CLK_Sel" table:display="true" table:show-details="true"/>
                <table:data-pilot-member table:name="HBN_Get_RTC_Timer_Val" table:display="true" table:show-details="true"/>
                <table:data-pilot-member table:name="TIMER_SetCompValue" table:display="true" table:show-details="true"/>
                <table:data-pilot-member table:name="TIMER_SetCountMode" table:display="true" table:show-details="true"/>
                <table:data-pilot-member table:name="TIMER_ClearIntStatus" table:display="true" table:show-details="true"/>
                <table:data-pilot-member table:name="TIMER_Init" table:display="true" table:show-details="true"/>
                <table:data-pilot-member table:name="TIMER_Enable" table:display="true" table:show-details="true"/>
                <table:data-pilot-member table:name="TIMER_Disable" table:display="true" table:show-details="true"/>
                <table:data-pilot-member table:name="TIMER_IntMask" table:display="true" table:show-details="true"/>
                <table:data-pilot-member table:name="WDT_Set_Clock" table:display="true" table:show-details="true"/>
                <table:data-pilot-member table:name="WDT_SetCompValue" table:display="true" table:show-details="true"/>
                <table:data-pilot-member table:name="WDT_ResetCounterValue" table:display="true" table:show-details="true"/>
                <table:data-pilot-member table:name="WDT_Enable" table:display="true" table:show-details="true"/>
                <table:data-pilot-member table:name="WDT_Disable" table:display="true" table:show-details="true"/>
                <table:data-pilot-member table:name="WDT_IntMask" table:display="true" table:show-details="true"/>
                <table:data-pilot-member table:name="EF_Ctrl_Get_Byte_Zero_Cnt" table:display="true" table:show-details="true"/>
                <table:data-pilot-member table:name="EF_Ctrl_Read_MAC_Address" table:display="true" table:show-details="true"/>
                <table:data-pilot-member table:name="EF_Ctrl_Is_MAC_Address_Slot_Empty" table:display="true" table:show-details="true"/>
                <table:data-pilot-member table:name="EF_Ctrl_Read_MAC_Address_Opt" table:display="true" table:show-details="true"/>
                <table:data-pilot-member table:name="EF_Ctrl_Is_CapCode_Slot_Empty" table:display="true" table:show-details="true"/>
                <table:data-pilot-member table:name="EF_Ctrl_Read_CapCode_Opt" table:display="true" table:show-details="true"/>
                <table:data-pilot-member table:name="EF_Ctrl_Is_PowerOffset_Slot_Empty" table:display="true" table:show-details="true"/>
                <table:data-pilot-member table:name="EF_Ctrl_Read_PowerOffset_Opt" table:display="true" table:show-details="true"/>
                <table:data-pilot-member table:name="mfg_media_read_xtal_capcode" table:display="true" table:show-details="true"/>
                <table:data-pilot-member table:name="mfg_media_read_poweroffset" table:display="true" table:show-details="true"/>
                <table:data-pilot-member table:name="mfg_media_read_macaddr" table:display="true" table:show-details="true"/>
                <table:data-pilot-member table:name="bflb_platform_usart_dbg_send" table:display="true" table:show-details="true"/>
                <table:data-pilot-member table:name="bflb_platform_printf" table:display="true" table:show-details="true"/>
                <table:data-pilot-member table:name="Default_Handler_Stub" table:display="true" table:show-details="true"/>
                <table:data-pilot-member table:name="mfg_efuse_read_xtal_capcode" table:display="true" table:show-details="true"/>
                <table:data-pilot-member table:name="mfg_efuse_read_poweroffset" table:display="true" table:show-details="true"/>
                <table:data-pilot-member table:name="mfg_efuse_read_macaddr" table:display="true" table:show-details="true"/>
                <table:data-pilot-member table:name="mfg_flash_read" table:display="true" table:show-details="true"/>
                <table:data-pilot-member table:name="mfg_flash_read_xtal_capcode" table:display="true" table:show-details="true"/>
                <table:data-pilot-member table:name="mfg_flash_read_poweroffset" table:display="true" table:show-details="true"/>
                <table:data-pilot-member table:name="mfg_flash_read_macaddr" table:display="true" table:show-details="true"/>
                <table:data-pilot-member table:name="Bl_F" table:display="true" table:show-details="true"/>
                <table:data-pilot-member table:name="Bl_PasswordHash" table:display="true" table:show-details="true"/>
                <table:data-pilot-member table:name="bl60x_fw_password_hash" table:display="true" table:show-details="true"/>
                <table:data-pilot-member table:name="bl_mtd_open" table:display="true" table:show-details="true"/>
                <table:data-pilot-member table:name="bl_mtd_close" table:display="true" table:show-details="true"/>
                <table:data-pilot-member table:name="bl_mtd_info" table:display="true" table:show-details="true"/>
                <table:data-pilot-member table:name="bl_mtd_erase" table:display="true" table:show-details="true"/>
                <table:data-pilot-member table:name="bl_mtd_erase_all" table:display="true" table:show-details="true"/>
                <table:data-pilot-member table:name="bl_mtd_write" table:display="true" table:show-details="true"/>
                <table:data-pilot-member table:name="bl_mtd_read" table:display="true" table:show-details="true"/>
                <table:data-pilot-member table:name="bloop_init" table:display="true" table:show-details="true"/>
                <table:data-pilot-member table:name="bloop_handler_register" table:display="true" table:show-details="true"/>
                <table:data-pilot-member table:name="bloop_timer_init" table:display="true" table:show-details="true"/>
                <table:data-pilot-member table:name="bloop_timer_configure" table:display="true" table:show-details="true"/>
                <table:data-pilot-member table:name="bloop_timer_repeat_enable" table:display="true" table:show-details="true"/>
                <table:data-pilot-member table:name="bloop_timer_repeat_reconfigure" table:display="true" table:show-details="true"/>
                <table:data-pilot-member table:name="bloop_timer_register" table:display="true" table:show-details="true"/>
                <table:data-pilot-member table:name="bloop_wait_startup" table:display="true" table:show-details="true"/>
                <table:data-pilot-member table:name="bloop_evt_set_async" table:display="true" table:show-details="true"/>
                <table:data-pilot-member table:name="bloop_evt_set_sync" table:display="true" table:show-details="true"/>
                <table:data-pilot-member table:name="bloop_evt_unset_sync" table:display="true" table:show-details="true"/>
                <table:data-pilot-member table:name="bloop_run" table:display="true" table:show-details="true"/>
                <table:data-pilot-member table:name="bloop_status_dump" table:display="true" table:show-details="true"/>
                <table:data-pilot-member table:name="loop_evt_entity_sys_handler" table:display="true" table:show-details="true"/>
                <table:data-pilot-member table:name="loop_evt_entity_sys_evt" table:display="true" table:show-details="true"/>
                <table:data-pilot-member table:name="misaligned_load_trap" table:display="true" table:show-details="true"/>
                <table:data-pilot-member table:name="misaligned_store_trap" table:display="true" table:show-details="true"/>
                <table:data-pilot-member table:name="get_f32_reg" table:display="true" table:show-details="true"/>
                <table:data-pilot-member table:name="put_f32_reg" table:display="true" table:show-details="true"/>
                <table:data-pilot-member table:name="backtrace_riscv" table:display="true" table:show-details="true"/>
                <table:data-pilot-member table:name="set_if" table:display="true" table:show-details="true"/>
                <table:data-pilot-member table:name="block_cipher_df" table:display="true" table:show-details="true"/>
                <table:data-pilot-member table:name="ctr_drbg_update_internal" table:display="true" table:show-details="true"/>
                <table:data-pilot-member table:name="mbedtls_ctr_drbg_init" table:display="true" table:show-details="true"/>
                <table:data-pilot-member table:name="mbedtls_ctr_drbg_free" table:display="true" table:show-details="true"/>
                <table:data-pilot-member table:name="mbedtls_ctr_drbg_reseed" table:display="true" table:show-details="true"/>
                <table:data-pilot-member table:name="mbedtls_ctr_drbg_seed_entropy_len" table:display="true" table:show-details="true"/>
                <table:data-pilot-member table:name="mbedtls_ctr_drbg_seed" table:display="true" table:show-details="true"/>
                <table:data-pilot-member table:name="mbedtls_ctr_drbg_random_with_add" table:display="true" table:show-details="true"/>
                <table:data-pilot-member table:name="mbedtls_ctr_drbg_random" table:display="true" table:show-details="true"/>
                <table:data-pilot-member table:name="entropy_update" table:display="true" table:show-details="true"/>
                <table:data-pilot-member table:name="entropy_gather_internal" table:display="true" table:show-details="true"/>
                <table:data-pilot-member table:name="mbedtls_entropy_init" table:display="true" table:show-details="true"/>
                <table:data-pilot-member table:name="mbedtls_entropy_free" table:display="true" table:show-details="true"/>
                <table:data-pilot-member table:name="mbedtls_entropy_func" table:display="true" table:show-details="true"/>
                <table:data-pilot-member table:name="mbedtls_platform_entropy_poll" table:display="true" table:show-details="true"/>
                <table:data-pilot-member table:name="mbedtls_pk_init" table:display="true" table:show-details="true"/>
                <table:data-pilot-member table:name="mbedtls_pk_free" table:display="true" table:show-details="true"/>
                <table:data-pilot-member table:name="mbedtls_pk_info_from_type" table:display="true" table:show-details="true"/>
                <table:data-pilot-member table:name="mbedtls_pk_setup" table:display="true" table:show-details="true"/>
                <table:data-pilot-member table:name="mbedtls_pk_can_do" table:display="true" table:show-details="true"/>
                <table:data-pilot-member table:name="mbedtls_pk_verify" table:display="true" table:show-details="true"/>
                <table:data-pilot-member table:name="mbedtls_pk_sign" table:display="true" table:show-details="true"/>
                <table:data-pilot-member table:name="mbedtls_pk_decrypt" table:display="true" table:show-details="true"/>
                <table:data-pilot-member table:name="mbedtls_pk_encrypt" table:display="true" table:show-details="true"/>
                <table:data-pilot-member table:name="mbedtls_pk_get_bitlen" table:display="true" table:show-details="true"/>
                <table:data-pilot-member table:name="mbedtls_pk_verify_ext" table:display="true" table:show-details="true"/>
                <table:data-pilot-member table:name="mbedtls_pk_debug" table:display="true" table:show-details="true"/>
                <table:data-pilot-member table:name="mbedtls_pk_get_name" table:display="true" table:show-details="true"/>
                <table:data-pilot-member table:name="mbedtls_pk_get_type" table:display="true" table:show-details="true"/>
                <table:data-pilot-member table:name="pk_use_ecparams" table:display="true" table:show-details="true"/>
                <table:data-pilot-member table:name="pk_parse_key_pkcs1_der" table:display="true" table:show-details="true"/>
                <table:data-pilot-member table:name="pk_parse_key_sec1_der" table:display="true" table:show-details="true"/>
                <table:data-pilot-member table:name="pk_get_pk_alg" table:display="true" table:show-details="true"/>
                <table:data-pilot-member table:name="pk_parse_key_pkcs8_unencrypted_der" table:display="true" table:show-details="true"/>
                <table:data-pilot-member table:name="mbedtls_pk_load_file" table:display="true" table:show-details="true"/>
                <table:data-pilot-member table:name="mbedtls_pk_parse_subpubkey" table:display="true" table:show-details="true"/>
                <table:data-pilot-member table:name="mbedtls_pk_parse_key" table:display="true" table:show-details="true"/>
                <table:data-pilot-member table:name="mbedtls_pk_parse_keyfile" table:display="true" table:show-details="true"/>
                <table:data-pilot-member table:name="rsa_can_do" table:display="true" table:show-details="true"/>
                <table:data-pilot-member table:name="rsa_get_bitlen" table:display="true" table:show-details="true"/>
                <table:data-pilot-member table:name="rsa_debug" table:display="true" table:show-details="true"/>
                <table:data-pilot-member table:name="eckey_can_do" table:display="true" table:show-details="true"/>
                <table:data-pilot-member table:name="eckey_get_bitlen" table:display="true" table:show-details="true"/>
                <table:data-pilot-member table:name="eckey_debug" table:display="true" table:show-details="true"/>
                <table:data-pilot-member table:name="eckeydh_can_do" table:display="true" table:show-details="true"/>
                <table:data-pilot-member table:name="rsa_free_wrap" table:display="true" table:show-details="true"/>
                <table:data-pilot-member table:name="rsa_alloc_wrap" table:display="true" table:show-details="true"/>
                <table:data-pilot-member table:name="rsa_check_pair_wrap" table:display="true" table:show-details="true"/>
                <table:data-pilot-member table:name="rsa_encrypt_wrap" table:display="true" table:show-details="true"/>
                <table:data-pilot-member table:name="rsa_decrypt_wrap" table:display="true" table:show-details="true"/>
                <table:data-pilot-member table:name="rsa_sign_wrap" table:display="true" table:show-details="true"/>
                <table:data-pilot-member table:name="rsa_verify_wrap" table:display="true" table:show-details="true"/>
                <table:data-pilot-member table:name="eckey_free_wrap" table:display="true" table:show-details="true"/>
                <table:data-pilot-member table:name="eckey_alloc_wrap" table:display="true" table:show-details="true"/>
                <table:data-pilot-member table:name="eckey_check_pair" table:display="true" table:show-details="true"/>
                <table:data-pilot-member table:name="mgf_mask" table:display="true" table:show-details="true"/>
                <table:data-pilot-member table:name="mbedtls_rsa_init" table:display="true" table:show-details="true"/>
                <table:data-pilot-member table:name="mbedtls_rsa_check_pubkey" table:display="true" table:show-details="true"/>
                <table:data-pilot-member table:name="mbedtls_rsa_check_privkey" table:display="true" table:show-details="true"/>
                <table:data-pilot-member table:name="mbedtls_rsa_check_pub_priv" table:display="true" table:show-details="true"/>
                <table:data-pilot-member table:name="mbedtls_rsa_public" table:display="true" table:show-details="true"/>
                <table:data-pilot-member table:name="mbedtls_rsa_private" table:display="true" table:show-details="true"/>
                <table:data-pilot-member table:name="mbedtls_rsa_rsaes_oaep_encrypt" table:display="true" table:show-details="true"/>
                <table:data-pilot-member table:name="mbedtls_rsa_rsaes_pkcs1_v15_encrypt" table:display="true" table:show-details="true"/>
                <table:data-pilot-member table:name="mbedtls_rsa_pkcs1_encrypt" table:display="true" table:show-details="true"/>
                <table:data-pilot-member table:name="mbedtls_rsa_rsaes_oaep_decrypt" table:display="true" table:show-details="true"/>
                <table:data-pilot-member table:name="mbedtls_rsa_rsaes_pkcs1_v15_decrypt" table:display="true" table:show-details="true"/>
                <table:data-pilot-member table:name="mbedtls_rsa_pkcs1_decrypt" table:display="true" table:show-details="true"/>
                <table:data-pilot-member table:name="mbedtls_rsa_rsassa_pss_sign" table:display="true" table:show-details="true"/>
                <table:data-pilot-member table:name="mbedtls_rsa_rsassa_pkcs1_v15_sign" table:display="true" table:show-details="true"/>
                <table:data-pilot-member table:name="mbedtls_rsa_pkcs1_sign" table:display="true" table:show-details="true"/>
                <table:data-pilot-member table:name="mbedtls_rsa_rsassa_pss_verify_ext" table:display="true" table:show-details="true"/>
                <table:data-pilot-member table:name="mbedtls_rsa_rsassa_pss_verify" table:display="true" table:show-details="true"/>
                <table:data-pilot-member table:name="mbedtls_rsa_rsassa_pkcs1_v15_verify" table:display="true" table:show-details="true"/>
                <table:data-pilot-member table:name="mbedtls_rsa_pkcs1_verify" table:display="true" table:show-details="true"/>
                <table:data-pilot-member table:name="mbedtls_rsa_free" table:display="true" table:show-details="true"/>
                <table:data-pilot-member table:name="mbedtls_sha256_init" table:display="true" table:show-details="true"/>
                <table:data-pilot-member table:name="mbedtls_sha256_free" table:display="true" table:show-details="true"/>
                <table:data-pilot-member table:name="mbedtls_sha256_clone" table:display="true" table:show-details="true"/>
                <table:data-pilot-member table:name="mbedtls_sha256_starts" table:display="true" table:show-details="true"/>
                <table:data-pilot-member table:name="mbedtls_sha256_process" table:display="true" table:show-details="true"/>
                <table:data-pilot-member table:name="mbedtls_sha256_update" table:display="true" table:show-details="true"/>
                <table:data-pilot-member table:name="mbedtls_sha256_finish" table:display="true" table:show-details="true"/>
                <table:data-pilot-member table:name="mbedtls_sha256" table:display="true" table:show-details="true"/>
                <table:data-pilot-member table:name="mbedtls_ssl_own_cert" table:display="true" table:show-details="true"/>
                <table:data-pilot-member table:name="mbedtls_zeroize" table:display="true" table:show-details="true"/>
                <table:data-pilot-member table:name="ssl_swap_epochs" table:display="true" table:show-details="true"/>
                <table:data-pilot-member table:name="ssl_calc_finished_tls_sha256" table:display="true" table:show-details="true"/>
                <table:data-pilot-member table:name="ssl_calc_verify_tls_sha256" table:display="true" table:show-details="true"/>
                <table:data-pilot-member table:name="ssl_flight_free" table:display="true" table:show-details="true"/>
                <table:data-pilot-member table:name="ssl_append_key_cert" table:display="true" table:show-details="true"/>
                <table:data-pilot-member table:name="ssl_update_checksum_start" table:display="true" table:show-details="true"/>
                <table:data-pilot-member table:name="ssl_update_checksum_sha256" table:display="true" table:show-details="true"/>
                <table:data-pilot-member table:name="mbedtls_ssl_hdr_len" table:display="true" table:show-details="true"/>
                <table:data-pilot-member table:name="ssl_set_timer" table:display="true" table:show-details="true"/>
                <table:data-pilot-member table:name="ssl_check_timer" table:display="true" table:show-details="true"/>
                <table:data-pilot-member table:name="tls_prf_sha256" table:display="true" table:show-details="true"/>
                <table:data-pilot-member table:name="mbedtls_ssl_derive_keys" table:display="true" table:show-details="true"/>
                <table:data-pilot-member table:name="mbedtls_ssl_flush_output" table:display="true" table:show-details="true"/>
                <table:data-pilot-member table:name="mbedtls_ssl_recv_flight_completed" table:display="true" table:show-details="true"/>
                <table:data-pilot-member table:name="mbedtls_ssl_send_flight_completed" table:display="true" table:show-details="true"/>
                <table:data-pilot-member table:name="mbedtls_ssl_update_handshake_status" table:display="true" table:show-details="true"/>
                <table:data-pilot-member table:name="mbedtls_ssl_optimize_checksum" table:display="true" table:show-details="true"/>
                <table:data-pilot-member table:name="mbedtls_ssl_reset_checksum" table:display="true" table:show-details="true"/>
                <table:data-pilot-member table:name="mbedtls_ssl_session_init" table:display="true" table:show-details="true"/>
                <table:data-pilot-member table:name="mbedtls_ssl_init" table:display="true" table:show-details="true"/>
                <table:data-pilot-member table:name="mbedtls_ssl_conf_authmode" table:display="true" table:show-details="true"/>
                <table:data-pilot-member table:name="mbedtls_ssl_conf_verify" table:display="true" table:show-details="true"/>
                <table:data-pilot-member table:name="mbedtls_ssl_conf_rng" table:display="true" table:show-details="true"/>
                <table:data-pilot-member table:name="mbedtls_ssl_set_bio" table:display="true" table:show-details="true"/>
                <table:data-pilot-member table:name="mbedtls_ssl_conf_read_timeout" table:display="true" table:show-details="true"/>
                <table:data-pilot-member table:name="mbedtls_ssl_conf_own_cert" table:display="true" table:show-details="true"/>
                <table:data-pilot-member table:name="mbedtls_ssl_conf_ca_chain" table:display="true" table:show-details="true"/>
                <table:data-pilot-member table:name="mbedtls_ssl_set_hostname" table:display="true" table:show-details="true"/>
                <table:data-pilot-member table:name="mbedtls_ssl_conf_alpn_protocols" table:display="true" table:show-details="true"/>
                <table:data-pilot-member table:name="mbedtls_ssl_get_verify_result" table:display="true" table:show-details="true"/>
                <table:data-pilot-member table:name="mbedtls_ssl_get_ciphersuite" table:display="true" table:show-details="true"/>
                <table:data-pilot-member table:name="mbedtls_ssl_get_version" table:display="true" table:show-details="true"/>
                <table:data-pilot-member table:name="mbedtls_ssl_get_record_expansion" table:display="true" table:show-details="true"/>
                <table:data-pilot-member table:name="mbedtls_ssl_get_max_frag_len" table:display="true" table:show-details="true"/>
                <table:data-pilot-member table:name="mbedtls_ssl_get_peer_cert" table:display="true" table:show-details="true"/>
                <table:data-pilot-member table:name="mbedtls_ssl_handshake_step" table:display="true" table:show-details="true"/>
                <table:data-pilot-member table:name="mbedtls_ssl_handshake" table:display="true" table:show-details="true"/>
                <table:data-pilot-member table:name="mbedtls_ssl_transform_free" table:display="true" table:show-details="true"/>
                <table:data-pilot-member table:name="mbedtls_ssl_handshake_free" table:display="true" table:show-details="true"/>
                <table:data-pilot-member table:name="ssl_handshake_wrapup_free_hs_transform" table:display="true" table:show-details="true"/>
                <table:data-pilot-member table:name="mbedtls_ssl_session_free" table:display="true" table:show-details="true"/>
                <table:data-pilot-member table:name="mbedtls_ssl_handshake_wrapup" table:display="true" table:show-details="true"/>
                <table:data-pilot-member table:name="ssl_handshake_init" table:display="true" table:show-details="true"/>
                <table:data-pilot-member table:name="mbedtls_ssl_setup" table:display="true" table:show-details="true"/>
                <table:data-pilot-member table:name="mbedtls_ssl_free" table:display="true" table:show-details="true"/>
                <table:data-pilot-member table:name="mbedtls_ssl_config_init" table:display="true" table:show-details="true"/>
                <table:data-pilot-member table:name="mbedtls_ssl_config_defaults" table:display="true" table:show-details="true"/>
                <table:data-pilot-member table:name="mbedtls_ssl_config_free" table:display="true" table:show-details="true"/>
                <table:data-pilot-member table:name="mbedtls_ssl_sig_from_pk" table:display="true" table:show-details="true"/>
                <table:data-pilot-member table:name="mbedtls_ssl_pk_alg_from_sig" table:display="true" table:show-details="true"/>
                <table:data-pilot-member table:name="mbedtls_ssl_md_alg_from_hash" table:display="true" table:show-details="true"/>
                <table:data-pilot-member table:name="mbedtls_ssl_hash_from_md_alg" table:display="true" table:show-details="true"/>
                <table:data-pilot-member table:name="mbedtls_ssl_check_curve" table:display="true" table:show-details="true"/>
                <table:data-pilot-member table:name="mbedtls_ssl_check_cert_usage" table:display="true" table:show-details="true"/>
                <table:data-pilot-member table:name="mbedtls_ssl_write_version" table:display="true" table:show-details="true"/>
                <table:data-pilot-member table:name="mbedtls_ssl_write_record" table:display="true" table:show-details="true"/>
                <table:data-pilot-member table:name="mbedtls_ssl_resend" table:display="true" table:show-details="true"/>
                <table:data-pilot-member table:name="mbedtls_ssl_fetch_input" table:display="true" table:show-details="true"/>
                <table:data-pilot-member table:name="mbedtls_ssl_prepare_handshake_record" table:display="true" table:show-details="true"/>
                <table:data-pilot-member table:name="mbedtls_ssl_handle_message_type" table:display="true" table:show-details="true"/>
                <table:data-pilot-member table:name="mbedtls_ssl_send_alert_message" table:display="true" table:show-details="true"/>
                <table:data-pilot-member table:name="mbedtls_ssl_send_fatal_handshake_failure" table:display="true" table:show-details="true"/>
                <table:data-pilot-member table:name="mbedtls_ssl_close_notify" table:display="true" table:show-details="true"/>
                <table:data-pilot-member table:name="mbedtls_ssl_write_certificate" table:display="true" table:show-details="true"/>
                <table:data-pilot-member table:name="mbedtls_ssl_write_change_cipher_spec" table:display="true" table:show-details="true"/>
                <table:data-pilot-member table:name="mbedtls_ssl_write_finished" table:display="true" table:show-details="true"/>
                <table:data-pilot-member table:name="mbedtls_ssl_write" table:display="true" table:show-details="true"/>
                <table:data-pilot-member table:name="mbedtls_ssl_read_version" table:display="true" table:show-details="true"/>
                <table:data-pilot-member table:name="mbedtls_ssl_read_record_layer" table:display="true" table:show-details="true"/>
                <table:data-pilot-member table:name="mbedtls_ssl_read_record" table:display="true" table:show-details="true"/>
                <table:data-pilot-member table:name="mbedtls_ssl_parse_certificate" table:display="true" table:show-details="true"/>
                <table:data-pilot-member table:name="mbedtls_ssl_parse_change_cipher_spec" table:display="true" table:show-details="true"/>
                <table:data-pilot-member table:name="mbedtls_ssl_parse_finished" table:display="true" table:show-details="true"/>
                <table:data-pilot-member table:name="mbedtls_ssl_read" table:display="true" table:show-details="true"/>
                <table:data-pilot-member table:name="mbedtls_ssl_set_calc_verify_md" table:display="true" table:show-details="true"/>
                <table:data-pilot-member table:name="x509_memcasecmp" table:display="true" table:show-details="true"/>
                <table:data-pilot-member table:name="x509_name_cmp" table:display="true" table:show-details="true"/>
                <table:data-pilot-member table:name="x509_check_wildcard" table:display="true" table:show-details="true"/>
                <table:data-pilot-member table:name="x509_profile_check_key" table:display="true" table:show-details="true"/>
                <table:data-pilot-member table:name="mbedtls_x509_crt_info" table:display="true" table:show-details="true"/>
                <table:data-pilot-member table:name="mbedtls_x509_crt_verify_info" table:display="true" table:show-details="true"/>
                <table:data-pilot-member table:name="mbedtls_x509_crt_check_key_usage" table:display="true" table:show-details="true"/>
                <table:data-pilot-member table:name="x509_crt_check_parent" table:display="true" table:show-details="true"/>
                <table:data-pilot-member table:name="x509_crt_verify_top" table:display="true" table:show-details="true"/>
                <table:data-pilot-member table:name="x509_crt_verify_child" table:display="true" table:show-details="true"/>
                <table:data-pilot-member table:name="mbedtls_x509_crt_check_extended_key_usage" table:display="true" table:show-details="true"/>
                <table:data-pilot-member table:name="mbedtls_x509_crt_verify_with_profile" table:display="true" table:show-details="true"/>
                <table:data-pilot-member table:name="mbedtls_x509_crt_init" table:display="true" table:show-details="true"/>
                <table:data-pilot-member table:name="mbedtls_x509_crt_free" table:display="true" table:show-details="true"/>
                <table:data-pilot-member table:name="mbedtls_x509_crt_parse_der" table:display="true" table:show-details="true"/>
                <table:data-pilot-member table:name="mbedtls_x509_crt_parse" table:display="true" table:show-details="true"/>
                <table:data-pilot-member table:name="mbedtls_x509_crt_parse_file" table:display="true" table:show-details="true"/>
                <table:data-pilot-member table:name="net_would_block" table:display="true" table:show-details="true"/>
                <table:data-pilot-member table:name="mbedtls_net_init" table:display="true" table:show-details="true"/>
                <table:data-pilot-member table:name="mbedtls_net_connect" table:display="true" table:show-details="true"/>
                <table:data-pilot-member table:name="mbedtls_net_set_block" table:display="true" table:show-details="true"/>
                <table:data-pilot-member table:name="mbedtls_net_recv" table:display="true" table:show-details="true"/>
                <table:data-pilot-member table:name="mbedtls_net_send" table:display="true" table:show-details="true"/>
                <table:data-pilot-member table:name="mbedtls_net_recv_timeout" table:display="true" table:show-details="true"/>
                <table:data-pilot-member table:name="mbedtls_net_free" table:display="true" table:show-details="true"/>
                <table:data-pilot-member table:name="mycalloc" table:display="true" table:show-details="true"/>
                <table:data-pilot-member table:name="aes_gen_tables" table:display="true" table:show-details="true"/>
                <table:data-pilot-member table:name="mbedtls_aes_init" table:display="true" table:show-details="true"/>
                <table:data-pilot-member table:name="mbedtls_aes_free" table:display="true" table:show-details="true"/>
                <table:data-pilot-member table:name="mbedtls_aes_setkey_enc" table:display="true" table:show-details="true"/>
                <table:data-pilot-member table:name="mbedtls_aes_setkey_dec" table:display="true" table:show-details="true"/>
                <table:data-pilot-member table:name="mbedtls_aes_encrypt" table:display="true" table:show-details="true"/>
                <table:data-pilot-member table:name="mbedtls_aes_decrypt" table:display="true" table:show-details="true"/>
                <table:data-pilot-member table:name="mbedtls_aes_crypt_ecb" table:display="true" table:show-details="true"/>
                <table:data-pilot-member table:name="mbedtls_aes_crypt_cbc" table:display="true" table:show-details="true"/>
                <table:data-pilot-member table:name="mbedtls_aes_crypt_cfb128" table:display="true" table:show-details="true"/>
                <table:data-pilot-member table:name="mbedtls_aes_crypt_ctr" table:display="true" table:show-details="true"/>
                <table:data-pilot-member table:name="mbedtls_asn1_get_len" table:display="true" table:show-details="true"/>
                <table:data-pilot-member table:name="mbedtls_asn1_get_tag" table:display="true" table:show-details="true"/>
                <table:data-pilot-member table:name="mbedtls_asn1_get_bool" table:display="true" table:show-details="true"/>
                <table:data-pilot-member table:name="mbedtls_asn1_get_int" table:display="true" table:show-details="true"/>
                <table:data-pilot-member table:name="mbedtls_asn1_get_mpi" table:display="true" table:show-details="true"/>
                <table:data-pilot-member table:name="mbedtls_asn1_get_bitstring" table:display="true" table:show-details="true"/>
                <table:data-pilot-member table:name="mbedtls_asn1_get_bitstring_null" table:display="true" table:show-details="true"/>
                <table:data-pilot-member table:name="mbedtls_asn1_get_sequence_of" table:display="true" table:show-details="true"/>
                <table:data-pilot-member table:name="mbedtls_asn1_get_alg" table:display="true" table:show-details="true"/>
                <table:data-pilot-member table:name="mpi_sub_hlp" table:display="true" table:show-details="true"/>
                <table:data-pilot-member table:name="mpi_mul_hlp" table:display="true" table:show-details="true"/>
                <table:data-pilot-member table:name="mbedtls_mpi_init" table:display="true" table:show-details="true"/>
                <table:data-pilot-member table:name="mbedtls_mpi_free" table:display="true" table:show-details="true"/>
                <table:data-pilot-member table:name="mbedtls_mpi_grow" table:display="true" table:show-details="true"/>
                <table:data-pilot-member table:name="mbedtls_mpi_shrink" table:display="true" table:show-details="true"/>
                <table:data-pilot-member table:name="mbedtls_mpi_copy" table:display="true" table:show-details="true"/>
                <table:data-pilot-member table:name="mbedtls_mpi_safe_cond_assign" table:display="true" table:show-details="true"/>
                <table:data-pilot-member table:name="mbedtls_mpi_lset" table:display="true" table:show-details="true"/>
                <table:data-pilot-member table:name="mbedtls_mpi_get_bit" table:display="true" table:show-details="true"/>
                <table:data-pilot-member table:name="mbedtls_mpi_lsb" table:display="true" table:show-details="true"/>
                <table:data-pilot-member table:name="mbedtls_mpi_bitlen" table:display="true" table:show-details="true"/>
                <table:data-pilot-member table:name="mbedtls_mpi_size" table:display="true" table:show-details="true"/>
                <table:data-pilot-member table:name="mbedtls_mpi_read_binary" table:display="true" table:show-details="true"/>
                <table:data-pilot-member table:name="mbedtls_mpi_write_binary" table:display="true" table:show-details="true"/>
                <table:data-pilot-member table:name="mbedtls_mpi_shift_l" table:display="true" table:show-details="true"/>
                <table:data-pilot-member table:name="mbedtls_mpi_shift_r" table:display="true" table:show-details="true"/>
                <table:data-pilot-member table:name="mbedtls_mpi_cmp_abs" table:display="true" table:show-details="true"/>
                <table:data-pilot-member table:name="mpi_montmul" table:display="true" table:show-details="true"/>
                <table:data-pilot-member table:name="mbedtls_mpi_cmp_mpi" table:display="true" table:show-details="true"/>
                <table:data-pilot-member table:name="mbedtls_mpi_cmp_int" table:display="true" table:show-details="true"/>
                <table:data-pilot-member table:name="mbedtls_mpi_add_abs" table:display="true" table:show-details="true"/>
                <table:data-pilot-member table:name="mbedtls_mpi_sub_abs" table:display="true" table:show-details="true"/>
                <table:data-pilot-member table:name="mbedtls_mpi_add_mpi" table:display="true" table:show-details="true"/>
                <table:data-pilot-member table:name="mbedtls_mpi_sub_mpi" table:display="true" table:show-details="true"/>
                <table:data-pilot-member table:name="mbedtls_mpi_sub_int" table:display="true" table:show-details="true"/>
                <table:data-pilot-member table:name="mbedtls_mpi_mul_mpi" table:display="true" table:show-details="true"/>
                <table:data-pilot-member table:name="mbedtls_mpi_mul_int" table:display="true" table:show-details="true"/>
                <table:data-pilot-member table:name="mbedtls_mpi_div_mpi" table:display="true" table:show-details="true"/>
                <table:data-pilot-member table:name="mbedtls_mpi_mod_mpi" table:display="true" table:show-details="true"/>
                <table:data-pilot-member table:name="mbedtls_mpi_exp_mod" table:display="true" table:show-details="true"/>
                <table:data-pilot-member table:name="mbedtls_mpi_gcd" table:display="true" table:show-details="true"/>
                <table:data-pilot-member table:name="mbedtls_mpi_fill_random" table:display="true" table:show-details="true"/>
                <table:data-pilot-member table:name="mbedtls_mpi_inv_mod" table:display="true" table:show-details="true"/>
                <table:data-pilot-member table:name="mbedtls_cipher_get_block_size" table:display="true" table:show-details="true"/>
                <table:data-pilot-member table:name="add_pkcs_padding" table:display="true" table:show-details="true"/>
                <table:data-pilot-member table:name="get_pkcs_padding" table:display="true" table:show-details="true"/>
                <table:data-pilot-member table:name="add_zeros_padding" table:display="true" table:show-details="true"/>
                <table:data-pilot-member table:name="get_no_padding" table:display="true" table:show-details="true"/>
                <table:data-pilot-member table:name="get_zeros_padding" table:display="true" table:show-details="true"/>
                <table:data-pilot-member table:name="mbedtls_cipher_info_from_type" table:display="true" table:show-details="true"/>
                <table:data-pilot-member table:name="mbedtls_cipher_init" table:display="true" table:show-details="true"/>
                <table:data-pilot-member table:name="mbedtls_cipher_free" table:display="true" table:show-details="true"/>
                <table:data-pilot-member table:name="mbedtls_cipher_setkey" table:display="true" table:show-details="true"/>
                <table:data-pilot-member table:name="mbedtls_cipher_set_iv" table:display="true" table:show-details="true"/>
                <table:data-pilot-member table:name="mbedtls_cipher_reset" table:display="true" table:show-details="true"/>
                <table:data-pilot-member table:name="mbedtls_cipher_update" table:display="true" table:show-details="true"/>
                <table:data-pilot-member table:name="mbedtls_cipher_finish" table:display="true" table:show-details="true"/>
                <table:data-pilot-member table:name="mbedtls_cipher_set_padding_mode" table:display="true" table:show-details="true"/>
                <table:data-pilot-member table:name="mbedtls_cipher_setup" table:display="true" table:show-details="true"/>
                <table:data-pilot-member table:name="mbedtls_cipher_crypt" table:display="true" table:show-details="true"/>
                <table:data-pilot-member table:name="mbedtls_cipher_auth_encrypt" table:display="true" table:show-details="true"/>
                <table:data-pilot-member table:name="mbedtls_cipher_auth_decrypt" table:display="true" table:show-details="true"/>
                <table:data-pilot-member table:name="gcm_ctx_free" table:display="true" table:show-details="true"/>
                <table:data-pilot-member table:name="gcm_ctx_alloc" table:display="true" table:show-details="true"/>
                <table:data-pilot-member table:name="gcm_aes_setkey_wrap" table:display="true" table:show-details="true"/>
                <table:data-pilot-member table:name="aes_ctx_free" table:display="true" table:show-details="true"/>
                <table:data-pilot-member table:name="aes_ctx_alloc" table:display="true" table:show-details="true"/>
                <table:data-pilot-member table:name="aes_setkey_dec_wrap" table:display="true" table:show-details="true"/>
                <table:data-pilot-member table:name="aes_setkey_enc_wrap" table:display="true" table:show-details="true"/>
                <table:data-pilot-member table:name="aes_crypt_ctr_wrap" table:display="true" table:show-details="true"/>
                <table:data-pilot-member table:name="aes_crypt_cfb128_wrap" table:display="true" table:show-details="true"/>
                <table:data-pilot-member table:name="aes_crypt_cbc_wrap" table:display="true" table:show-details="true"/>
                <table:data-pilot-member table:name="aes_crypt_ecb_wrap" table:display="true" table:show-details="true"/>
                <table:data-pilot-member table:name="debug_send_line" table:display="true" table:show-details="true"/>
                <table:data-pilot-member table:name="mbedtls_debug_print_mpi" table:display="true" table:show-details="true"/>
                <table:data-pilot-member table:name="mbedtls_debug_print_msg" table:display="true" table:show-details="true"/>
                <table:data-pilot-member table:name="mbedtls_debug_print_ret" table:display="true" table:show-details="true"/>
                <table:data-pilot-member table:name="mbedtls_debug_print_buf" table:display="true" table:show-details="true"/>
                <table:data-pilot-member table:name="mbedtls_debug_print_ecp" table:display="true" table:show-details="true"/>
                <table:data-pilot-member table:name="mbedtls_debug_print_crt" table:display="true" table:show-details="true"/>
                <table:data-pilot-member table:name="ecp_get_type" table:display="true" table:show-details="true"/>
                <table:data-pilot-member table:name="ecp_safe_invert_jac" table:display="true" table:show-details="true"/>
                <table:data-pilot-member table:name="ecp_select_comb" table:display="true" table:show-details="true"/>
                <table:data-pilot-member table:name="ecp_modp" table:display="true" table:show-details="true"/>
                <table:data-pilot-member table:name="ecp_double_jac" table:display="true" table:show-details="true"/>
                <table:data-pilot-member table:name="ecp_normalize_jac" table:display="true" table:show-details="true"/>
                <table:data-pilot-member table:name="ecp_normalize_jac_many" table:display="true" table:show-details="true"/>
                <table:data-pilot-member table:name="mbedtls_ecp_point_init" table:display="true" table:show-details="true"/>
                <table:data-pilot-member table:name="mbedtls_ecp_point_free" table:display="true" table:show-details="true"/>
                <table:data-pilot-member table:name="mbedtls_ecp_grp_id_list" table:display="true" table:show-details="true"/>
                <table:data-pilot-member table:name="mbedtls_ecp_group_init" table:display="true" table:show-details="true"/>
                <table:data-pilot-member table:name="mbedtls_ecp_keypair_init" table:display="true" table:show-details="true"/>
                <table:data-pilot-member table:name="mbedtls_ecp_group_free" table:display="true" table:show-details="true"/>
                <table:data-pilot-member table:name="mbedtls_ecp_keypair_free" table:display="true" table:show-details="true"/>
                <table:data-pilot-member table:name="mbedtls_ecp_copy" table:display="true" table:show-details="true"/>
                <table:data-pilot-member table:name="mbedtls_ecp_group_copy" table:display="true" table:show-details="true"/>
                <table:data-pilot-member table:name="mbedtls_ecp_set_zero" table:display="true" table:show-details="true"/>
                <table:data-pilot-member table:name="ecp_add_mixed" table:display="true" table:show-details="true"/>
                <table:data-pilot-member table:name="ecp_mul_comb" table:display="true" table:show-details="true"/>
                <table:data-pilot-member table:name="mbedtls_ecp_point_read_binary" table:display="true" table:show-details="true"/>
                <table:data-pilot-member table:name="mbedtls_ecp_check_pubkey" table:display="true" table:show-details="true"/>
                <table:data-pilot-member table:name="mbedtls_ecp_check_privkey" table:display="true" table:show-details="true"/>
                <table:data-pilot-member table:name="mbedtls_ecp_mul" table:display="true" table:show-details="true"/>
                <table:data-pilot-member table:name="mbedtls_ecp_check_pub_priv" table:display="true" table:show-details="true"/>
                <table:data-pilot-member table:name="ecp_mod_koblitz" table:display="true" table:show-details="true"/>
                <table:data-pilot-member table:name="ecp_mod_p224k1" table:display="true" table:show-details="true"/>
                <table:data-pilot-member table:name="ecp_mod_p256k1" table:display="true" table:show-details="true"/>
                <table:data-pilot-member table:name="mbedtls_ecp_group_load" table:display="true" table:show-details="true"/>
                <table:data-pilot-member table:name="gcm_mult" table:display="true" table:show-details="true"/>
                <table:data-pilot-member table:name="mbedtls_gcm_init" table:display="true" table:show-details="true"/>
                <table:data-pilot-member table:name="mbedtls_gcm_setkey" table:display="true" table:show-details="true"/>
                <table:data-pilot-member table:name="mbedtls_gcm_starts" table:display="true" table:show-details="true"/>
                <table:data-pilot-member table:name="mbedtls_gcm_update" table:display="true" table:show-details="true"/>
                <table:data-pilot-member table:name="mbedtls_gcm_finish" table:display="true" table:show-details="true"/>
                <table:data-pilot-member table:name="mbedtls_gcm_crypt_and_tag" table:display="true" table:show-details="true"/>
                <table:data-pilot-member table:name="mbedtls_gcm_auth_decrypt" table:display="true" table:show-details="true"/>
                <table:data-pilot-member table:name="mbedtls_gcm_free" table:display="true" table:show-details="true"/>
                <table:data-pilot-member table:name="mbedtls_md_info_from_type" table:display="true" table:show-details="true"/>
                <table:data-pilot-member table:name="mbedtls_md_init" table:display="true" table:show-details="true"/>
                <table:data-pilot-member table:name="mbedtls_md_free" table:display="true" table:show-details="true"/>
                <table:data-pilot-member table:name="mbedtls_md_setup" table:display="true" table:show-details="true"/>
                <table:data-pilot-member table:name="mbedtls_md_starts" table:display="true" table:show-details="true"/>
                <table:data-pilot-member table:name="mbedtls_md_update" table:display="true" table:show-details="true"/>
                <table:data-pilot-member table:name="mbedtls_md_finish" table:display="true" table:show-details="true"/>
                <table:data-pilot-member table:name="mbedtls_md" table:display="true" table:show-details="true"/>
                <table:data-pilot-member table:name="mbedtls_md_hmac_starts" table:display="true" table:show-details="true"/>
                <table:data-pilot-member table:name="mbedtls_md_hmac_update" table:display="true" table:show-details="true"/>
                <table:data-pilot-member table:name="mbedtls_md_hmac_finish" table:display="true" table:show-details="true"/>
                <table:data-pilot-member table:name="mbedtls_md_hmac_reset" table:display="true" table:show-details="true"/>
                <table:data-pilot-member table:name="mbedtls_md_process" table:display="true" table:show-details="true"/>
                <table:data-pilot-member table:name="mbedtls_md_get_size" table:display="true" table:show-details="true"/>
                <table:data-pilot-member table:name="md5_process_wrap" table:display="true" table:show-details="true"/>
                <table:data-pilot-member table:name="md5_clone_wrap" table:display="true" table:show-details="true"/>
                <table:data-pilot-member table:name="md5_ctx_free" table:display="true" table:show-details="true"/>
                <table:data-pilot-member table:name="md5_ctx_alloc" table:display="true" table:show-details="true"/>
                <table:data-pilot-member table:name="md5_finish_wrap" table:display="true" table:show-details="true"/>
                <table:data-pilot-member table:name="md5_update_wrap" table:display="true" table:show-details="true"/>
                <table:data-pilot-member table:name="md5_starts_wrap" table:display="true" table:show-details="true"/>
                <table:data-pilot-member table:name="sha1_process_wrap" table:display="true" table:show-details="true"/>
                <table:data-pilot-member table:name="sha1_clone_wrap" table:display="true" table:show-details="true"/>
                <table:data-pilot-member table:name="sha1_ctx_free" table:display="true" table:show-details="true"/>
                <table:data-pilot-member table:name="sha1_ctx_alloc" table:display="true" table:show-details="true"/>
                <table:data-pilot-member table:name="sha1_finish_wrap" table:display="true" table:show-details="true"/>
                <table:data-pilot-member table:name="sha1_update_wrap" table:display="true" table:show-details="true"/>
                <table:data-pilot-member table:name="sha1_starts_wrap" table:display="true" table:show-details="true"/>
                <table:data-pilot-member table:name="sha224_process_wrap" table:display="true" table:show-details="true"/>
                <table:data-pilot-member table:name="sha224_clone_wrap" table:display="true" table:show-details="true"/>
                <table:data-pilot-member table:name="sha224_ctx_free" table:display="true" table:show-details="true"/>
                <table:data-pilot-member table:name="sha224_ctx_alloc" table:display="true" table:show-details="true"/>
                <table:data-pilot-member table:name="sha224_wrap" table:display="true" table:show-details="true"/>
                <table:data-pilot-member table:name="sha256_wrap" table:display="true" table:show-details="true"/>
                <table:data-pilot-member table:name="sha224_finish_wrap" table:display="true" table:show-details="true"/>
                <table:data-pilot-member table:name="sha224_update_wrap" table:display="true" table:show-details="true"/>
                <table:data-pilot-member table:name="sha224_starts_wrap" table:display="true" table:show-details="true"/>
                <table:data-pilot-member table:name="sha256_starts_wrap" table:display="true" table:show-details="true"/>
                <table:data-pilot-member table:name="oid_sig_alg_from_asn1" table:display="true" table:show-details="true"/>
                <table:data-pilot-member table:name="mbedtls_oid_get_attr_short_name" table:display="true" table:show-details="true"/>
                <table:data-pilot-member table:name="mbedtls_oid_get_x509_ext_type" table:display="true" table:show-details="true"/>
                <table:data-pilot-member table:name="mbedtls_oid_get_extended_key_usage" table:display="true" table:show-details="true"/>
                <table:data-pilot-member table:name="mbedtls_oid_get_sig_alg_desc" table:display="true" table:show-details="true"/>
                <table:data-pilot-member table:name="mbedtls_oid_get_sig_alg" table:display="true" table:show-details="true"/>
                <table:data-pilot-member table:name="mbedtls_oid_get_pk_alg" table:display="true" table:show-details="true"/>
                <table:data-pilot-member table:name="mbedtls_oid_get_ec_grp" table:display="true" table:show-details="true"/>
                <table:data-pilot-member table:name="mbedtls_oid_get_md_alg" table:display="true" table:show-details="true"/>
                <table:data-pilot-member table:name="mbedtls_oid_get_oid_by_md" table:display="true" table:show-details="true"/>
                <table:data-pilot-member table:name="pem_aes_decrypt" table:display="true" table:show-details="true"/>
                <table:data-pilot-member table:name="mbedtls_pem_init" table:display="true" table:show-details="true"/>
                <table:data-pilot-member table:name="mbedtls_pem_read_buffer" table:display="true" table:show-details="true"/>
                <table:data-pilot-member table:name="mbedtls_pem_free" table:display="true" table:show-details="true"/>
                <table:data-pilot-member table:name="mbedtls_md5_init" table:display="true" table:show-details="true"/>
                <table:data-pilot-member table:name="mbedtls_md5_free" table:display="true" table:show-details="true"/>
                <table:data-pilot-member table:name="mbedtls_md5_clone" table:display="true" table:show-details="true"/>
                <table:data-pilot-member table:name="mbedtls_md5_starts" table:display="true" table:show-details="true"/>
                <table:data-pilot-member table:name="mbedtls_md5_process" table:display="true" table:show-details="true"/>
                <table:data-pilot-member table:name="mbedtls_md5_update" table:display="true" table:show-details="true"/>
                <table:data-pilot-member table:name="mbedtls_md5_finish" table:display="true" table:show-details="true"/>
                <table:data-pilot-member table:name="mbedtls_md5" table:display="true" table:show-details="true"/>
                <table:data-pilot-member table:name="mbedtls_sha1_init" table:display="true" table:show-details="true"/>
                <table:data-pilot-member table:name="mbedtls_sha1_free" table:display="true" table:show-details="true"/>
                <table:data-pilot-member table:name="mbedtls_sha1_clone" table:display="true" table:show-details="true"/>
                <table:data-pilot-member table:name="mbedtls_sha1_starts" table:display="true" table:show-details="true"/>
                <table:data-pilot-member table:name="mbedtls_sha1_process" table:display="true" table:show-details="true"/>
                <table:data-pilot-member table:name="mbedtls_sha1_update" table:display="true" table:show-details="true"/>
                <table:data-pilot-member table:name="mbedtls_sha1_finish" table:display="true" table:show-details="true"/>
                <table:data-pilot-member table:name="mbedtls_sha1" table:display="true" table:show-details="true"/>
                <table:data-pilot-member table:name="mbedtls_ssl_ciphersuite_from_id" table:display="true" table:show-details="true"/>
                <table:data-pilot-member table:name="mbedtls_ssl_list_ciphersuites" table:display="true" table:show-details="true"/>
                <table:data-pilot-member table:name="mbedtls_ssl_get_ciphersuite_name" table:display="true" table:show-details="true"/>
                <table:data-pilot-member table:name="mbedtls_ssl_get_ciphersuite_sig_pk_alg" table:display="true" table:show-details="true"/>
                <table:data-pilot-member table:name="mbedtls_ssl_own_key" table:display="true" table:show-details="true"/>
                <table:data-pilot-member table:name="mbedtls_ssl_hs_hdr_len" table:display="true" table:show-details="true"/>
                <table:data-pilot-member table:name="mbedtls_ssl_handshake_client_step" table:display="true" table:show-details="true"/>
                <table:data-pilot-member table:name="mbedtls_ssl_handshake_server_step" table:display="true" table:show-details="true"/>
                <table:data-pilot-member table:name="mbedtls_x509_get_serial" table:display="true" table:show-details="true"/>
                <table:data-pilot-member table:name="mbedtls_x509_get_alg" table:display="true" table:show-details="true"/>
                <table:data-pilot-member table:name="mbedtls_x509_get_name" table:display="true" table:show-details="true"/>
                <table:data-pilot-member table:name="mbedtls_x509_get_sig" table:display="true" table:show-details="true"/>
                <table:data-pilot-member table:name="mbedtls_x509_get_sig_alg" table:display="true" table:show-details="true"/>
                <table:data-pilot-member table:name="mbedtls_x509_get_ext" table:display="true" table:show-details="true"/>
                <table:data-pilot-member table:name="mbedtls_x509_dn_gets" table:display="true" table:show-details="true"/>
                <table:data-pilot-member table:name="mbedtls_x509_serial_gets" table:display="true" table:show-details="true"/>
                <table:data-pilot-member table:name="mbedtls_x509_sig_alg_gets" table:display="true" table:show-details="true"/>
                <table:data-pilot-member table:name="mbedtls_x509_key_size_helper" table:display="true" table:show-details="true"/>
                <table:data-pilot-member table:name="mbedtls_x509_time_is_past" table:display="true" table:show-details="true"/>
                <table:data-pilot-member table:name="mbedtls_x509_time_is_future" table:display="true" table:show-details="true"/>
                <table:data-pilot-member table:name="mbedtls_base64_decode" table:display="true" table:show-details="true"/>
                <table:data-pilot-member table:name="modf" table:display="true" table:show-details="true"/>
                <table:data-pilot-member table:name="__lshrdi3" table:display="true" table:show-details="true"/>
                <table:data-pilot-member table:name="__clzsi2" table:display="true" table:show-details="true"/>
                <table:data-pilot-member table:name="__floatundisf" table:display="true" table:show-details="true"/>
                <table:data-pilot-member table:name="__divdi3" table:display="true" table:show-details="true"/>
                <table:data-pilot-member table:name="__moddi3" table:display="true" table:show-details="true"/>
                <table:data-pilot-member table:name="__udivdi3" table:display="true" table:show-details="true"/>
                <table:data-pilot-member table:name="__umoddi3" table:display="true" table:show-details="true"/>
                <table:data-pilot-member table:name="__adddf3" table:display="true" table:show-details="true"/>
                <table:data-pilot-member table:name="__divdf3" table:display="true" table:show-details="true"/>
                <table:data-pilot-member table:name="__eqdf2" table:display="true" table:show-details="true"/>
                <table:data-pilot-member table:name="__gedf2" table:display="true" table:show-details="true"/>
                <table:data-pilot-member table:name="__ledf2" table:display="true" table:show-details="true"/>
                <table:data-pilot-member table:name="__muldf3" table:display="true" table:show-details="true"/>
                <table:data-pilot-member table:name="__subdf3" table:display="true" table:show-details="true"/>
                <table:data-pilot-member table:name="__fixdfsi" table:display="true" table:show-details="true"/>
                <table:data-pilot-member table:name="__fixunsdfsi" table:display="true" table:show-details="true"/>
                <table:data-pilot-member table:name="__floatsidf" table:display="true" table:show-details="true"/>
                <table:data-pilot-member table:name="__floatunsidf" table:display="true" table:show-details="true"/>
                <table:data-pilot-member table:name="__extendsfdf2" table:display="true" table:show-details="true"/>
                <table:data-pilot-member table:name="__truncdfsf2" table:display="true" table:show-details="true"/>
                <table:data-pilot-member table:name="atoi" table:display="true" table:show-details="true"/>
                <table:data-pilot-member table:name="_atoi_r" table:display="true" table:show-details="true"/>
                <table:data-pilot-member table:name="__errno" table:display="true" table:show-details="true"/>
                <table:data-pilot-member table:name="memchr" table:display="true" table:show-details="true"/>
                <table:data-pilot-member table:name="memcmp" table:display="true" table:show-details="true"/>
                <table:data-pilot-member table:name="memcpy" table:display="true" table:show-details="true"/>
                <table:data-pilot-member table:name="memmove" table:display="true" table:show-details="true"/>
                <table:data-pilot-member table:name="memset" table:display="true" table:show-details="true"/>
                <table:data-pilot-member table:name="strchr" table:display="true" table:show-details="true"/>
                <table:data-pilot-member table:name="strcmp" table:display="true" table:show-details="true"/>
                <table:data-pilot-member table:name="strcpy" table:display="true" table:show-details="true"/>
                <table:data-pilot-member table:name="strlen" table:display="true" table:show-details="true"/>
                <table:data-pilot-member table:name="strncmp" table:display="true" table:show-details="true"/>
                <table:data-pilot-member table:name="strncpy" table:display="true" table:show-details="true"/>
                <table:data-pilot-member table:name="strnlen" table:display="true" table:show-details="true"/>
                <table:data-pilot-member table:name="strrchr" table:display="true" table:show-details="true"/>
                <table:data-pilot-member table:name="two_way_long_needle" table:display="true" table:show-details="true"/>
                <table:data-pilot-member table:name="strstr" table:display="true" table:show-details="true"/>
                <table:data-pilot-member table:name="_strtol_l_isra_0" table:display="true" table:show-details="true"/>
                <table:data-pilot-member table:name="_strtol_r" table:display="true" table:show-details="true"/>
                <table:data-pilot-member table:name="strtol_l" table:display="true" table:show-details="true"/>
                <table:data-pilot-member table:name="strtol" table:display="true" table:show-details="true"/>
                <table:data-pilot-member table:name="stat" table:display="true" table:show-details="true"/>
                <table:data-pilot-member table:name="_stat_r" table:display="true" table:show-details="true"/>
                <table:data-pilot-member table:name="_stat" table:display="true" table:show-details="true"/>
                <table:data-pilot-member table:name="_conv_stat" table:display="true" table:show-details="true"/>
                <table:data-pilot-member table:name="AON_Power_On_BG" table:display="true" table:show-details="true"/>
                <table:data-pilot-member table:name="AON_Power_Off_BG" table:display="true" table:show-details="true"/>
                <table:data-pilot-member table:name="AON_Power_On_LDO11_SOC" table:display="true" table:show-details="true"/>
                <table:data-pilot-member table:name="AON_Power_Off_LDO11_SOC" table:display="true" table:show-details="true"/>
                <table:data-pilot-member table:name="AON_Power_On_LDO15_RF" table:display="true" table:show-details="true"/>
                <table:data-pilot-member table:name="AON_Power_Off_LDO15_RF" table:display="true" table:show-details="true"/>
                <table:data-pilot-member table:name="AON_Power_On_SFReg" table:display="true" table:show-details="true"/>
                <table:data-pilot-member table:name="AON_Power_Off_SFReg" table:display="true" table:show-details="true"/>
                <table:data-pilot-member table:name="AON_LowPower_Enter_PDS0" table:display="true" table:show-details="true"/>
                <table:data-pilot-member table:name="AON_LowPower_Exit_PDS0" table:display="true" table:show-details="true"/>
                <table:data-pilot-member table:name="ASM_Delay_Us" table:display="true" table:show-details="true"/>
                <table:data-pilot-member table:name="BL602_Delay_US" table:display="true" table:show-details="true"/>
                <table:data-pilot-member table:name="BL602_Delay_MS" table:display="true" table:show-details="true"/>
                <table:data-pilot-member table:name="BL602_MemCpy" table:display="true" table:show-details="true"/>
                <table:data-pilot-member table:name="BL602_MemCpy4" table:display="true" table:show-details="true"/>
                <table:data-pilot-member table:name="BL602_MemCpy_Fast" table:display="true" table:show-details="true"/>
                <table:data-pilot-member table:name="BL602_MemSet" table:display="true" table:show-details="true"/>
                <table:data-pilot-member table:name="BL602_MemSet4" table:display="true" table:show-details="true"/>
                <table:data-pilot-member table:name="BL602_MemCmp" table:display="true" table:show-details="true"/>
                <table:data-pilot-member table:name="EF_Ctrl_Sw_AHB_Clk_0" table:display="true" table:show-details="true"/>
                <table:data-pilot-member table:name="EF_Ctrl_Program_Efuse_0" table:display="true" table:show-details="true"/>
                <table:data-pilot-member table:name="EF_Ctrl_Load_Efuse_R0" table:display="true" table:show-details="true"/>
                <table:data-pilot-member table:name="EF_Ctrl_Busy" table:display="true" table:show-details="true"/>
                <table:data-pilot-member table:name="EF_Ctrl_AutoLoad_Done" table:display="true" table:show-details="true"/>
                <table:data-pilot-member table:name="EF_Ctrl_Clear" table:display="true" table:show-details="true"/>
                <table:data-pilot-member table:name="GLB_SW_System_Reset" table:display="true" table:show-details="true"/>
                <table:data-pilot-member table:name="GLB_SW_CPU_Reset" table:display="true" table:show-details="true"/>
                <table:data-pilot-member table:name="GLB_SW_POR_Reset" table:display="true" table:show-details="true"/>
                <table:data-pilot-member table:name="GLB_Select_Internal_Flash" table:display="true" table:show-details="true"/>
                <table:data-pilot-member table:name="GLB_Select_External_Flash" table:display="true" table:show-details="true"/>
                <table:data-pilot-member table:name="GLB_Deswap_Flash_Pin" table:display="true" table:show-details="true"/>
                <table:data-pilot-member table:name="GLB_Swap_Flash_Pin" table:display="true" table:show-details="true"/>
                <table:data-pilot-member table:name="GLB_GPIO_Init" table:display="true" table:show-details="true"/>
                <table:data-pilot-member table:name="GLB_GPIO_OUTPUT_Enable" table:display="true" table:show-details="true"/>
                <table:data-pilot-member table:name="GLB_GPIO_OUTPUT_Disable" table:display="true" table:show-details="true"/>
                <table:data-pilot-member table:name="GLB_GPIO_Set_HZ" table:display="true" table:show-details="true"/>
                <table:data-pilot-member table:name="GLB_GPIO_Get_Fun" table:display="true" table:show-details="true"/>
                <table:data-pilot-member table:name="HBN_Mode_Enter" table:display="true" table:show-details="true"/>
                <table:data-pilot-member table:name="HBN_Power_Down_Flash" table:display="true" table:show-details="true"/>
                <table:data-pilot-member table:name="HBN_Enable" table:display="true" table:show-details="true"/>
                <table:data-pilot-member table:name="HBN_Reset" table:display="true" table:show-details="true"/>
                <table:data-pilot-member table:name="HBN_Set_Ldo11_Aon_Vout" table:display="true" table:show-details="true"/>
                <table:data-pilot-member table:name="HBN_Set_Ldo11_Rt_Vout" table:display="true" table:show-details="true"/>
                <table:data-pilot-member table:name="HBN_Set_Ldo11_Soc_Vout" table:display="true" table:show-details="true"/>
                <table:data-pilot-member table:name="HBN_Hw_Pu_Pd_Cfg" table:display="true" table:show-details="true"/>
                <table:data-pilot-member table:name="HBN_Pin_WakeUp_Mask" table:display="true" table:show-details="true"/>
                <table:data-pilot-member table:name="HBN_GPIO7_Dbg_Pull_Cfg" table:display="true" table:show-details="true"/>
                <table:data-pilot-member table:name="HBN_Set_Embedded_Flash_Pullup" table:display="true" table:show-details="true"/>
                <table:data-pilot-member table:name="L1C_Set_Wrap" table:display="true" table:show-details="true"/>
                <table:data-pilot-member table:name="L1C_Set_Way_Disable" table:display="true" table:show-details="true"/>
                <table:data-pilot-member table:name="L1C_IROM_2T_Access_Set" table:display="true" table:show-details="true"/>
                <table:data-pilot-member table:name="PDS_Reset" table:display="true" table:show-details="true"/>
                <table:data-pilot-member table:name="PDS_Force_Config" table:display="true" table:show-details="true"/>
                <table:data-pilot-member table:name="PDS_RAM_Config" table:display="true" table:show-details="true"/>
                <table:data-pilot-member table:name="PDS_Default_Level_Config" table:display="true" table:show-details="true"/>
                <table:data-pilot-member table:name="SEC_Eng_Turn_On_Sec_Ring" table:display="true" table:show-details="true"/>
                <table:data-pilot-member table:name="SEC_Eng_Turn_Off_Sec_Ring" table:display="true" table:show-details="true"/>
                <table:data-pilot-member table:name="SFlash_Init" table:display="true" table:show-details="true"/>
                <table:data-pilot-member table:name="SFlash_SetSPIMode" table:display="true" table:show-details="true"/>
                <table:data-pilot-member table:name="SFlash_Read_Reg" table:display="true" table:show-details="true"/>
                <table:data-pilot-member table:name="SFlash_Write_Reg" table:display="true" table:show-details="true"/>
                <table:data-pilot-member table:name="SFlash_Busy" table:display="true" table:show-details="true"/>
                <table:data-pilot-member table:name="SFlash_Write_Enable" table:display="true" table:show-details="true"/>
                <table:data-pilot-member table:name="SFlash_Qspi_Enable" table:display="true" table:show-details="true"/>
                <table:data-pilot-member table:name="SFlash_Volatile_Reg_Write_Enable" table:display="true" table:show-details="true"/>
                <table:data-pilot-member table:name="SFlash_Chip_Erase" table:display="true" table:show-details="true"/>
                <table:data-pilot-member table:name="SFlash_Sector_Erase" table:display="true" table:show-details="true"/>
                <table:data-pilot-member table:name="SFlash_Blk32_Erase" table:display="true" table:show-details="true"/>
                <table:data-pilot-member table:name="SFlash_Blk64_Erase" table:display="true" table:show-details="true"/>
                <table:data-pilot-member table:name="SFlash_Erase" table:display="true" table:show-details="true"/>
                <table:data-pilot-member table:name="SFlash_Program" table:display="true" table:show-details="true"/>
                <table:data-pilot-member table:name="SFlash_GetUniqueId" table:display="true" table:show-details="true"/>
                <table:data-pilot-member table:name="SFlash_GetJedecId" table:display="true" table:show-details="true"/>
                <table:data-pilot-member table:name="SFlash_GetDeviceId" table:display="true" table:show-details="true"/>
                <table:data-pilot-member table:name="SFlash_Powerdown" table:display="true" table:show-details="true"/>
                <table:data-pilot-member table:name="SFlash_Releae_Powerdown" table:display="true" table:show-details="true"/>
                <table:data-pilot-member table:name="SFlash_SetBurstWrap" table:display="true" table:show-details="true"/>
                <table:data-pilot-member table:name="SFlash_DisableBurstWrap" table:display="true" table:show-details="true"/>
                <table:data-pilot-member table:name="SFlash_Software_Reset" table:display="true" table:show-details="true"/>
                <table:data-pilot-member table:name="SFlash_Reset_Continue_Read" table:display="true" table:show-details="true"/>
                <table:data-pilot-member table:name="SFlash_Set_IDbus_Cfg" table:display="true" table:show-details="true"/>
                <table:data-pilot-member table:name="SFlash_IDbus_Read_Enable" table:display="true" table:show-details="true"/>
                <table:data-pilot-member table:name="SFlash_Cache_Enable_Set" table:display="true" table:show-details="true"/>
                <table:data-pilot-member table:name="SFlash_Cache_Flush" table:display="true" table:show-details="true"/>
                <table:data-pilot-member table:name="SFlash_Cache_Read_Enable" table:display="true" table:show-details="true"/>
                <table:data-pilot-member table:name="SFlash_Cache_Hit_Count_Get" table:display="true" table:show-details="true"/>
                <table:data-pilot-member table:name="SFlash_Cache_Miss_Count_Get" table:display="true" table:show-details="true"/>
                <table:data-pilot-member table:name="SFlash_Cache_Read_Disable" table:display="true" table:show-details="true"/>
                <table:data-pilot-member table:name="SFlash_Read" table:display="true" table:show-details="true"/>
                <table:data-pilot-member table:name="SFlash_Read_Reg_With_Cmd" table:display="true" table:show-details="true"/>
                <table:data-pilot-member table:name="SFlash_Write_Reg_With_Cmd" table:display="true" table:show-details="true"/>
                <table:data-pilot-member table:name="SF_Cfg_Init_Ext_Flash_Gpio" table:display="true" table:show-details="true"/>
                <table:data-pilot-member table:name="SF_Cfg_Init_Internal_Flash_Gpio" table:display="true" table:show-details="true"/>
                <table:data-pilot-member table:name="SF_Cfg_Deinit_Ext_Flash_Gpio" table:display="true" table:show-details="true"/>
                <table:data-pilot-member table:name="SF_Cfg_Restore_GPIO17_Fun" table:display="true" table:show-details="true"/>
                <table:data-pilot-member table:name="SF_Cfg_Get_Flash_Cfg_Need_Lock" table:display="true" table:show-details="true"/>
                <table:data-pilot-member table:name="SF_Cfg_Init_Flash_Gpio" table:display="true" table:show-details="true"/>
                <table:data-pilot-member table:name="SF_Cfg_Flash_Identify" table:display="true" table:show-details="true"/>
                <table:data-pilot-member table:name="SF_Ctrl_Enable" table:display="true" table:show-details="true"/>
                <table:data-pilot-member table:name="SF_Ctrl_Select_Pad" table:display="true" table:show-details="true"/>
                <table:data-pilot-member table:name="SF_Ctrl_Set_Owner" table:display="true" table:show-details="true"/>
                <table:data-pilot-member table:name="SF_Ctrl_Disable" table:display="true" table:show-details="true"/>
                <table:data-pilot-member table:name="SF_Ctrl_AES_Enable_BE" table:display="true" table:show-details="true"/>
                <table:data-pilot-member table:name="SF_Ctrl_AES_Enable_LE" table:display="true" table:show-details="true"/>
                <table:data-pilot-member table:name="SF_Ctrl_AES_Set_Region" table:display="true" table:show-details="true"/>
                <table:data-pilot-member table:name="SF_Ctrl_AES_Set_Key" table:display="true" table:show-details="true"/>
                <table:data-pilot-member table:name="SF_Ctrl_AES_Set_Key_BE" table:display="true" table:show-details="true"/>
                <table:data-pilot-member table:name="SF_Ctrl_AES_Set_IV" table:display="true" table:show-details="true"/>
                <table:data-pilot-member table:name="SF_Ctrl_AES_Set_IV_BE" table:display="true" table:show-details="true"/>
                <table:data-pilot-member table:name="SF_Ctrl_AES_Enable" table:display="true" table:show-details="true"/>
                <table:data-pilot-member table:name="SF_Ctrl_AES_Disable" table:display="true" table:show-details="true"/>
                <table:data-pilot-member table:name="SF_Ctrl_Set_Flash_Image_Offset" table:display="true" table:show-details="true"/>
                <table:data-pilot-member table:name="SF_Ctrl_Get_Flash_Image_Offset" table:display="true" table:show-details="true"/>
                <table:data-pilot-member table:name="SF_Ctrl_Select_Clock" table:display="true" table:show-details="true"/>
                <table:data-pilot-member table:name="SF_Ctrl_SendCmd" table:display="true" table:show-details="true"/>
                <table:data-pilot-member table:name="SF_Ctrl_Icache_Set" table:display="true" table:show-details="true"/>
                <table:data-pilot-member table:name="SF_Ctrl_Icache2_Set" table:display="true" table:show-details="true"/>
                <table:data-pilot-member table:name="SF_Ctrl_GetBusyState" table:display="true" table:show-details="true"/>
                <table:data-pilot-member table:name="SF_Ctrl_Is_AES_Enable" table:display="true" table:show-details="true"/>
                <table:data-pilot-member table:name="SF_Ctrl_Get_Clock_Delay" table:display="true" table:show-details="true"/>
                <table:data-pilot-member table:name="SF_Ctrl_Set_Clock_Delay" table:display="true" table:show-details="true"/>
                <table:data-pilot-member table:name="XIP_SFlash_State_Save" table:display="true" table:show-details="true"/>
                <table:data-pilot-member table:name="XIP_SFlash_State_Restore" table:display="true" table:show-details="true"/>
                <table:data-pilot-member table:name="XIP_SFlash_Erase_Need_Lock" table:display="true" table:show-details="true"/>
                <table:data-pilot-member table:name="XIP_SFlash_Write_Need_Lock" table:display="true" table:show-details="true"/>
                <table:data-pilot-member table:name="XIP_SFlash_Read_Need_Lock" table:display="true" table:show-details="true"/>
                <table:data-pilot-member table:name="XIP_SFlash_GetJedecId_Need_Lock" table:display="true" table:show-details="true"/>
                <table:data-pilot-member table:name="XIP_SFlash_GetDeviceId_Need_Lock" table:display="true" table:show-details="true"/>
                <table:data-pilot-member table:name="XIP_SFlash_GetUniqueId_Need_Lock" table:display="true" table:show-details="true"/>
                <table:data-pilot-member table:name="XIP_SFlash_Read_Via_Cache_Need_Lock" table:display="true" table:show-details="true"/>
                <table:data-pilot-member table:name="XIP_SFlash_Read_With_Lock" table:display="true" table:show-details="true"/>
                <table:data-pilot-member table:name="XIP_SFlash_Write_With_Lock" table:display="true" table:show-details="true"/>
                <table:data-pilot-member table:name="XIP_SFlash_Erase_With_Lock" table:display="true" table:show-details="true"/>
                <table:data-pilot-member table:name="XIP_SFlash_Opt_Enter" table:display="true" table:show-details="true"/>
                <table:data-pilot-member table:name="XIP_SFlash_Opt_Exit" table:display="true" table:show-details="true"/>
                <table:data-pilot-member table:name="BFLB_Soft_CRC32" table:display="true" table:show-details="true"/>
                <table:data-pilot-member table:name="ADC_Trim_TSEN" table:display="true" table:show-details="true"/>
                <table:data-pilot-member table:name="ADC_Gain_Trim" table:display="true" table:show-details="true"/>
                <table:data-pilot-member table:name="EF_Ctrl_Get_Trim_Parity" table:display="true" table:show-details="true"/>
                <table:data-pilot-member table:name="EF_Ctrl_Read_RC32M_Trim" table:display="true" table:show-details="true"/>
                <table:data-pilot-member table:name="EF_Ctrl_Read_RC32K_Trim" table:display="true" table:show-details="true"/>
                <table:data-pilot-member table:name="EF_Ctrl_Read_TSEN_Trim" table:display="true" table:show-details="true"/>
                <table:data-pilot-member table:name="EF_Ctrl_Read_ADC_Gain_Trim" table:display="true" table:show-details="true"/>
                <table:data-pilot-member table:name="AON_Power_On_MBG" table:display="true" table:show-details="true"/>
                <table:data-pilot-member table:name="AON_Power_Off_MBG" table:display="true" table:show-details="true"/>
                <table:data-pilot-member table:name="AON_Power_On_XTAL" table:display="true" table:show-details="true"/>
                <table:data-pilot-member table:name="AON_Set_Xtal_CapCode" table:display="true" table:show-details="true"/>
                <table:data-pilot-member table:name="AON_Get_Xtal_CapCode" table:display="true" table:show-details="true"/>
                <table:data-pilot-member table:name="AON_Power_Off_XTAL" table:display="true" table:show-details="true"/>
                <table:data-pilot-member table:name="GLB_Get_Root_CLK_Sel" table:display="true" table:show-details="true"/>
                <table:data-pilot-member table:name="GLB_Set_System_CLK_Div" table:display="true" table:show-details="true"/>
                <table:data-pilot-member table:name="GLB_Get_BCLK_Div" table:display="true" table:show-details="true"/>
                <table:data-pilot-member table:name="GLB_Get_HCLK_Div" table:display="true" table:show-details="true"/>
                <table:data-pilot-member table:name="Update_SystemCoreClockWith_XTAL" table:display="true" table:show-details="true"/>
                <table:data-pilot-member table:name="GLB_Set_System_CLK" table:display="true" table:show-details="true"/>
                <table:data-pilot-member table:name="System_Core_Clock_Update_From_RC32M" table:display="true" table:show-details="true"/>
                <table:data-pilot-member table:name="GLB_Set_SF_CLK" table:display="true" table:show-details="true"/>
                <table:data-pilot-member table:name="GLB_Set_PKA_CLK_Sel" table:display="true" table:show-details="true"/>
                <table:data-pilot-member table:name="HBN_32K_Sel" table:display="true" table:show-details="true"/>
                <table:data-pilot-member table:name="HBN_Set_ROOT_CLK_Sel" table:display="true" table:show-details="true"/>
                <table:data-pilot-member table:name="HBN_Power_On_Xtal_32K" table:display="true" table:show-details="true"/>
                <table:data-pilot-member table:name="HBN_Power_Off_Xtal_32K" table:display="true" table:show-details="true"/>
                <table:data-pilot-member table:name="HBN_Power_On_RC32K" table:display="true" table:show-details="true"/>
                <table:data-pilot-member table:name="HBN_Power_Off_RC32K" table:display="true" table:show-details="true"/>
                <table:data-pilot-member table:name="HBN_Trim_RC32K" table:display="true" table:show-details="true"/>
                <table:data-pilot-member table:name="PDS_Trim_RC32M" table:display="true" table:show-details="true"/>
                <table:data-pilot-member table:name="PDS_Select_RC32M_As_PLL_Ref" table:display="true" table:show-details="true"/>
                <table:data-pilot-member table:name="PDS_Select_XTAL_As_PLL_Ref" table:display="true" table:show-details="true"/>
                <table:data-pilot-member table:name="PDS_Power_On_PLL" table:display="true" table:show-details="true"/>
                <table:data-pilot-member table:name="PDS_Enable_PLL_All_Clks" table:display="true" table:show-details="true"/>
                <table:data-pilot-member table:name="PDS_Disable_PLL_All_Clks" table:display="true" table:show-details="true"/>
                <table:data-pilot-member table:name="PDS_Enable_PLL_Clk" table:display="true" table:show-details="true"/>
                <table:data-pilot-member table:name="PDS_Disable_PLL_Clk" table:display="true" table:show-details="true"/>
                <table:data-pilot-member table:name="PDS_Power_Off_PL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Lines of Code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10" table:display="true" table:show-details="true"/>
                <table:data-pilot-member table:name="45" table:display="true" table:show-details="true"/>
                <table:data-pilot-member table:name="385" table:display="true" table:show-details="true"/>
                <table:data-pilot-member table:name="26" table:display="true" table:show-details="true"/>
                <table:data-pilot-member table:name="17" table:display="true" table:show-details="true"/>
                <table:data-pilot-member table:name="15" table:display="true" table:show-details="true"/>
                <table:data-pilot-member table:name="57" table:display="true" table:show-details="true"/>
                <table:data-pilot-member table:name="14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72" table:display="true" table:show-details="true"/>
                <table:data-pilot-member table:name="11" table:display="true" table:show-details="true"/>
                <table:data-pilot-member table:name="158" table:display="true" table:show-details="true"/>
                <table:data-pilot-member table:name="163" table:display="true" table:show-details="true"/>
                <table:data-pilot-member table:name="16" table:display="true" table:show-details="true"/>
                <table:data-pilot-member table:name="65" table:display="true" table:show-details="true"/>
                <table:data-pilot-member table:name="34" table:display="true" table:show-details="true"/>
                <table:data-pilot-member table:name="18" table:display="true" table:show-details="true"/>
                <table:data-pilot-member table:name="282" table:display="true" table:show-details="true"/>
                <table:data-pilot-member table:name="32" table:display="true" table:show-details="true"/>
                <table:data-pilot-member table:name="24" table:display="true" table:show-details="true"/>
                <table:data-pilot-member table:name="22" table:display="true" table:show-details="true"/>
                <table:data-pilot-member table:name="39" table:display="true" table:show-details="true"/>
                <table:data-pilot-member table:name="59" table:display="true" table:show-details="true"/>
                <table:data-pilot-member table:name="53" table:display="true" table:show-details="true"/>
                <table:data-pilot-member table:name="13" table:display="true" table:show-details="true"/>
                <table:data-pilot-member table:name="20" table:display="true" table:show-details="true"/>
                <table:data-pilot-member table:name="121" table:display="true" table:show-details="true"/>
                <table:data-pilot-member table:name="52" table:display="true" table:show-details="true"/>
                <table:data-pilot-member table:name="68" table:display="true" table:show-details="true"/>
                <table:data-pilot-member table:name="97" table:display="true" table:show-details="true"/>
                <table:data-pilot-member table:name="50" table:display="true" table:show-details="true"/>
                <table:data-pilot-member table:name="115" table:display="true" table:show-details="true"/>
                <table:data-pilot-member table:name="56" table:display="true" table:show-details="true"/>
                <table:data-pilot-member table:name="29" table:display="true" table:show-details="true"/>
                <table:data-pilot-member table:name="19" table:display="true" table:show-details="true"/>
                <table:data-pilot-member table:name="9" table:display="true" table:show-details="true"/>
                <table:data-pilot-member table:name="31" table:display="true" table:show-details="true"/>
                <table:data-pilot-member table:name="42" table:display="true" table:show-details="true"/>
                <table:data-pilot-member table:name="36" table:display="true" table:show-details="true"/>
                <table:data-pilot-member table:name="51" table:display="true" table:show-details="true"/>
                <table:data-pilot-member table:name="38" table:display="true" table:show-details="true"/>
                <table:data-pilot-member table:name="35" table:display="true" table:show-details="true"/>
                <table:data-pilot-member table:name="73" table:display="true" table:show-details="true"/>
                <table:data-pilot-member table:name="30" table:display="true" table:show-details="true"/>
                <table:data-pilot-member table:name="43" table:display="true" table:show-details="true"/>
                <table:data-pilot-member table:name="33" table:display="true" table:show-details="true"/>
                <table:data-pilot-member table:name="55" table:display="true" table:show-details="true"/>
                <table:data-pilot-member table:name="193" table:display="true" table:show-details="true"/>
                <table:data-pilot-member table:name="128" table:display="true" table:show-details="true"/>
                <table:data-pilot-member table:name="37" table:display="true" table:show-details="true"/>
                <table:data-pilot-member table:name="69" table:display="true" table:show-details="true"/>
                <table:data-pilot-member table:name="78" table:display="true" table:show-details="true"/>
                <table:data-pilot-member table:name="25" table:display="true" table:show-details="true"/>
                <table:data-pilot-member table:name="49" table:display="true" table:show-details="true"/>
                <table:data-pilot-member table:name="180" table:display="true" table:show-details="true"/>
                <table:data-pilot-member table:name="48" table:display="true" table:show-details="true"/>
                <table:data-pilot-member table:name="84" table:display="true" table:show-details="true"/>
                <table:data-pilot-member table:name="58" table:display="true" table:show-details="true"/>
                <table:data-pilot-member table:name="236" table:display="true" table:show-details="true"/>
                <table:data-pilot-member table:name="28" table:display="true" table:show-details="true"/>
                <table:data-pilot-member table:name="67" table:display="true" table:show-details="true"/>
                <table:data-pilot-member table:name="44" table:display="true" table:show-details="true"/>
                <table:data-pilot-member table:name="41" table:display="true" table:show-details="true"/>
                <table:data-pilot-member table:name="71" table:display="true" table:show-details="true"/>
                <table:data-pilot-member table:name="167" table:display="true" table:show-details="true"/>
                <table:data-pilot-member table:name="111" table:display="true" table:show-details="true"/>
                <table:data-pilot-member table:name="91" table:display="true" table:show-details="true"/>
                <table:data-pilot-member table:name="110" table:display="true" table:show-details="true"/>
                <table:data-pilot-member table:name="83" table:display="true" table:show-details="true"/>
                <table:data-pilot-member table:name="228" table:display="true" table:show-details="true"/>
                <table:data-pilot-member table:name="248" table:display="true" table:show-details="true"/>
                <table:data-pilot-member table:name="162" table:display="true" table:show-details="true"/>
                <table:data-pilot-member table:name="261" table:display="true" table:show-details="true"/>
                <table:data-pilot-member table:name="377" table:display="true" table:show-details="true"/>
                <table:data-pilot-member table:name="342" table:display="true" table:show-details="true"/>
                <table:data-pilot-member table:name="165" table:display="true" table:show-details="true"/>
                <table:data-pilot-member table:name="64" table:display="true" table:show-details="true"/>
                <table:data-pilot-member table:name="63" table:display="true" table:show-details="true"/>
                <table:data-pilot-member table:name="75" table:display="true" table:show-details="true"/>
                <table:data-pilot-member table:name="146" table:display="true" table:show-details="true"/>
                <table:data-pilot-member table:name="101" table:display="true" table:show-details="true"/>
                <table:data-pilot-member table:name="87" table:display="true" table:show-details="true"/>
                <table:data-pilot-member table:name="82" table:display="true" table:show-details="true"/>
                <table:data-pilot-member table:name="76" table:display="true" table:show-details="true"/>
                <table:data-pilot-member table:name="61" table:display="true" table:show-details="true"/>
                <table:data-pilot-member table:name="27" table:display="true" table:show-details="true"/>
                <table:data-pilot-member table:name="198" table:display="true" table:show-details="true"/>
                <table:data-pilot-member table:name="95" table:display="true" table:show-details="true"/>
                <table:data-pilot-member table:name="46" table:display="true" table:show-details="true"/>
                <table:data-pilot-member table:name="88" table:display="true" table:show-details="true"/>
                <table:data-pilot-member table:name="40" table:display="true" table:show-details="true"/>
                <table:data-pilot-member table:name="112" table:display="true" table:show-details="true"/>
                <table:data-pilot-member table:name="47" table:display="true" table:show-details="true"/>
                <table:data-pilot-member table:name="81" table:display="true" table:show-details="true"/>
                <table:data-pilot-member table:name="93" table:display="true" table:show-details="true"/>
                <table:data-pilot-member table:name="140" table:display="true" table:show-details="true"/>
                <table:data-pilot-member table:name="155" table:display="true" table:show-details="true"/>
                <table:data-pilot-member table:name="118" table:display="true" table:show-details="true"/>
                <table:data-pilot-member table:name="137" table:display="true" table:show-details="true"/>
                <table:data-pilot-member table:name="36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66" table:display="true" table:show-details="true"/>
                <table:data-pilot-member table:name="60" table:display="true" table:show-details="true"/>
                <table:data-pilot-member table:name="103" table:display="true" table:show-details="true"/>
                <table:data-pilot-member table:name="156" table:display="true" table:show-details="true"/>
                <table:data-pilot-member table:name="250" table:display="true" table:show-details="true"/>
                <table:data-pilot-member table:name="86" table:display="true" table:show-details="true"/>
                <table:data-pilot-member table:name="54" table:display="true" table:show-details="true"/>
                <table:data-pilot-member table:name="127" table:display="true" table:show-details="true"/>
                <table:data-pilot-member table:name="142" table:display="true" table:show-details="true"/>
                <table:data-pilot-member table:name="186" table:display="true" table:show-details="true"/>
                <table:data-pilot-member table:name="122" table:display="true" table:show-details="true"/>
                <table:data-pilot-member table:name="77" table:display="true" table:show-details="true"/>
                <table:data-pilot-member table:name="168" table:display="true" table:show-details="true"/>
                <table:data-pilot-member table:name="94" table:display="true" table:show-details="true"/>
                <table:data-pilot-member table:name="62" table:display="true" table:show-details="true"/>
                <table:data-pilot-member table:name="187" table:display="true" table:show-details="true"/>
                <table:data-pilot-member table:name="341" table:display="true" table:show-details="true"/>
                <table:data-pilot-member table:name="104" table:display="true" table:show-details="true"/>
                <table:data-pilot-member table:name="209" table:display="true" table:show-details="true"/>
                <table:data-pilot-member table:name="106" table:display="true" table:show-details="true"/>
                <table:data-pilot-member table:name="408" table:display="true" table:show-details="true"/>
                <table:data-pilot-member table:name="124" table:display="true" table:show-details="true"/>
                <table:data-pilot-member table:name="108" table:display="true" table:show-details="true"/>
                <table:data-pilot-member table:name="116" table:display="true" table:show-details="true"/>
                <table:data-pilot-member table:name="141" table:display="true" table:show-details="true"/>
                <table:data-pilot-member table:name="8" table:display="true" table:show-details="true"/>
                <table:data-pilot-member table:name="161" table:display="true" table:show-details="true"/>
                <table:data-pilot-member table:name="70" table:display="true" table:show-details="true"/>
                <table:data-pilot-member table:name="208" table:display="true" table:show-details="true"/>
                <table:data-pilot-member table:name="123" table:display="true" table:show-details="true"/>
                <table:data-pilot-member table:name="107" table:display="true" table:show-details="true"/>
                <table:data-pilot-member table:name="374" table:display="true" table:show-details="true"/>
                <table:data-pilot-member table:name="74" table:display="true" table:show-details="true"/>
                <table:data-pilot-member table:name="79" table:display="true" table:show-details="true"/>
                <table:data-pilot-member table:name="160" table:display="true" table:show-details="true"/>
                <table:data-pilot-member table:name="383" table:display="true" table:show-details="true"/>
                <table:data-pilot-member table:name="223" table:display="true" table:show-details="true"/>
                <table:data-pilot-member table:name="1166" table:display="true" table:show-details="true"/>
                <table:data-pilot-member table:name="143" table:display="true" table:show-details="true"/>
                <table:data-pilot-member table:name="80" table:display="true" table:show-details="true"/>
                <table:data-pilot-member table:name="370" table:display="true" table:show-details="true"/>
                <table:data-pilot-member table:name="153" table:display="true" table:show-details="true"/>
                <table:data-pilot-member table:name="92" table:display="true" table:show-details="true"/>
                <table:data-pilot-member table:name="302" table:display="true" table:show-details="true"/>
                <table:data-pilot-member table:name="139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225" table:display="true" table:show-details="true"/>
                <table:data-pilot-member table:name="415" table:display="true" table:show-details="true"/>
                <table:data-pilot-member table:name="610" table:display="true" table:show-details="true"/>
                <table:data-pilot-member table:name="172" table:display="true" table:show-details="true"/>
                <table:data-pilot-member table:name="130" table:display="true" table:show-details="true"/>
                <table:data-pilot-member table:name="220" table:display="true" table:show-details="true"/>
                <table:data-pilot-member table:name="144" table:display="true" table:show-details="true"/>
                <table:data-pilot-member table:name="196" table:display="true" table:show-details="true"/>
                <table:data-pilot-member table:name="134" table:display="true" table:show-details="true"/>
                <table:data-pilot-member table:name="119" table:display="true" table:show-details="true"/>
                <table:data-pilot-member table:name="227" table:display="true" table:show-details="true"/>
                <table:data-pilot-member table:name="85" table:display="true" table:show-details="true"/>
                <table:data-pilot-member table:name="191" table:display="true" table:show-details="true"/>
                <table:data-pilot-member table:name="120" table:display="true" table:show-details="true"/>
                <table:data-pilot-member table:name="113" table:display="true" table:show-details="true"/>
                <table:data-pilot-member table:name="105" table:display="true" table:show-details="true"/>
                <table:data-pilot-member table:name="253" table:display="true" table:show-details="true"/>
                <table:data-pilot-member table:name="538" table:display="true" table:show-details="true"/>
                <table:data-pilot-member table:name="179" table:display="true" table:show-details="true"/>
                <table:data-pilot-member table:name="245" table:display="true" table:show-details="true"/>
                <table:data-pilot-member table:name="279" table:display="true" table:show-details="true"/>
                <table:data-pilot-member table:name="117" table:display="true" table:show-details="true"/>
                <table:data-pilot-member table:name="295" table:display="true" table:show-details="true"/>
                <table:data-pilot-member table:name="356" table:display="true" table:show-details="true"/>
                <table:data-pilot-member table:name="378" table:display="true" table:show-details="true"/>
                <table:data-pilot-member table:name="109" table:display="true" table:show-details="true"/>
                <table:data-pilot-member table:name="226" table:display="true" table:show-details="true"/>
                <table:data-pilot-member table:name="234" table:display="true" table:show-details="true"/>
                <table:data-pilot-member table:name="424" table:display="true" table:show-details="true"/>
                <table:data-pilot-member table:name="201" table:display="true" table:show-details="true"/>
                <table:data-pilot-member table:name="329" table:display="true" table:show-details="true"/>
                <table:data-pilot-member table:name="435" table:display="true" table:show-details="true"/>
                <table:data-pilot-member table:name="230" table:display="true" table:show-details="true"/>
                <table:data-pilot-member table:name="183" table:display="true" table:show-details="true"/>
                <table:data-pilot-member table:name="210" table:display="true" table:show-details="true"/>
                <table:data-pilot-member table:name="192" table:display="true" table:show-details="true"/>
                <table:data-pilot-member table:name="239" table:display="true" table:show-details="true"/>
                <table:data-pilot-member table:name="185" table:display="true" table:show-details="true"/>
                <table:data-pilot-member table:name="439" table:display="true" table:show-details="true"/>
                <table:data-pilot-member table:name="251" table:display="true" table:show-details="true"/>
                <table:data-pilot-member table:name="184" table:display="true" table:show-details="true"/>
                <table:data-pilot-member table:name="438" table:display="true" table:show-details="true"/>
                <table:data-pilot-member table:name="1037" table:display="true" table:show-details="true"/>
                <table:data-pilot-member table:name="1204" table:display="true" table:show-details="true"/>
                <table:data-pilot-member table:name="133" table:display="true" table:show-details="true"/>
                <table:data-pilot-member table:name="136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602_5f_demo_5f_wifi" style:display-name="PageStyle_bl602_demo_wif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_20_by_20_Module" style:display-name="PageStyle_LOC by Mo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928" meta:object-count="0"/>
    <meta:generator>LibreOfficeDev/6.0.5.2$Linux_X86_64 LibreOffice_project/</meta:generator>
  </office:meta>
</office:document-meta>
</file>